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1492in" svg:y="0.0394in">
            <draw:object draw:notify-on-update-of-ranges="Sheet1.D1:Sheet1.E1 Sheet1.D2:Sheet1.E2 Sheet1.D3:Sheet1.E3 Sheet1.D3:Sheet1.E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9149816" calcext:value-type="float">
            <text:p>19149816</text:p>
          </table:table-cell>
          <table:table-cell office:value-type="float" office:value="18610928" calcext:value-type="float">
            <text:p>18610928</text:p>
          </table:table-cell>
          <table:table-cell/>
          <table:table-cell office:value-type="string" calcext:value-type="string">
            <text:p>Con Ciclos</text:p>
          </table:table-cell>
          <table:table-cell office:value-type="string" calcext:value-type="string">
            <text:p>Sin Ciclos</text:p>
          </table:table-cell>
        </table:table-row>
        <table:table-row table:style-name="ro1">
          <table:table-cell office:value-type="float" office:value="22595160" calcext:value-type="float">
            <text:p>22595160</text:p>
          </table:table-cell>
          <table:table-cell office:value-type="float" office:value="16805232" calcext:value-type="float">
            <text:p>16805232</text:p>
          </table:table-cell>
          <table:table-cell/>
          <table:table-cell table:formula="of:=AVERAGE([.A200:.A800])" office:value-type="float" office:value="20765764.8452579" calcext:value-type="float">
            <text:p>20765764.8452579</text:p>
          </table:table-cell>
          <table:table-cell table:formula="of:=AVERAGE([.B200:.B800])" office:value-type="float" office:value="11237865.8236273" calcext:value-type="float">
            <text:p>11237865.8236273</text:p>
          </table:table-cell>
        </table:table-row>
        <table:table-row table:style-name="ro1">
          <table:table-cell office:value-type="float" office:value="29843584" calcext:value-type="float">
            <text:p>29843584</text:p>
          </table:table-cell>
          <table:table-cell office:value-type="float" office:value="9875008" calcext:value-type="float">
            <text:p>9875008</text:p>
          </table:table-cell>
          <table:table-cell/>
          <table:table-cell table:formula="of:=SQRT(VAR([.A200:.A800]))" office:value-type="float" office:value="3051803.56303612" calcext:value-type="float">
            <text:p>3051803.56303612</text:p>
          </table:table-cell>
          <table:table-cell table:formula="of:=SQRT(VAR([.B200:.B800]))" office:value-type="float" office:value="2504091.45827292" calcext:value-type="float">
            <text:p>2504091.45827292</text:p>
          </table:table-cell>
        </table:table-row>
        <table:table-row table:style-name="ro1">
          <table:table-cell office:value-type="float" office:value="19092632" calcext:value-type="float">
            <text:p>19092632</text:p>
          </table:table-cell>
          <table:table-cell office:value-type="float" office:value="11246408" calcext:value-type="float">
            <text:p>11246408</text:p>
          </table:table-cell>
          <table:table-cell table:number-columns-repeated="3"/>
        </table:table-row>
        <table:table-row table:style-name="ro1">
          <table:table-cell office:value-type="float" office:value="19156608" calcext:value-type="float">
            <text:p>19156608</text:p>
          </table:table-cell>
          <table:table-cell office:value-type="float" office:value="9827864" calcext:value-type="float">
            <text:p>9827864</text:p>
          </table:table-cell>
          <table:table-cell table:number-columns-repeated="3"/>
        </table:table-row>
        <table:table-row table:style-name="ro1">
          <table:table-cell office:value-type="float" office:value="19456272" calcext:value-type="float">
            <text:p>19456272</text:p>
          </table:table-cell>
          <table:table-cell office:value-type="float" office:value="9802288" calcext:value-type="float">
            <text:p>9802288</text:p>
          </table:table-cell>
          <table:table-cell table:number-columns-repeated="3"/>
        </table:table-row>
        <table:table-row table:style-name="ro1">
          <table:table-cell office:value-type="float" office:value="20932104" calcext:value-type="float">
            <text:p>20932104</text:p>
          </table:table-cell>
          <table:table-cell office:value-type="float" office:value="9895888" calcext:value-type="float">
            <text:p>9895888</text:p>
          </table:table-cell>
          <table:table-cell table:number-columns-repeated="3"/>
        </table:table-row>
        <table:table-row table:style-name="ro1">
          <table:table-cell office:value-type="float" office:value="18866368" calcext:value-type="float">
            <text:p>18866368</text:p>
          </table:table-cell>
          <table:table-cell office:value-type="float" office:value="10431864" calcext:value-type="float">
            <text:p>10431864</text:p>
          </table:table-cell>
          <table:table-cell table:number-columns-repeated="3"/>
        </table:table-row>
        <table:table-row table:style-name="ro1">
          <table:table-cell office:value-type="float" office:value="21738680" calcext:value-type="float">
            <text:p>21738680</text:p>
          </table:table-cell>
          <table:table-cell office:value-type="float" office:value="10618800" calcext:value-type="float">
            <text:p>10618800</text:p>
          </table:table-cell>
          <table:table-cell table:number-columns-repeated="3"/>
        </table:table-row>
        <table:table-row table:style-name="ro1">
          <table:table-cell office:value-type="float" office:value="21012352" calcext:value-type="float">
            <text:p>21012352</text:p>
          </table:table-cell>
          <table:table-cell office:value-type="float" office:value="9853344" calcext:value-type="float">
            <text:p>9853344</text:p>
          </table:table-cell>
          <table:table-cell table:number-columns-repeated="3"/>
        </table:table-row>
        <table:table-row table:style-name="ro1">
          <table:table-cell office:value-type="float" office:value="20947952" calcext:value-type="float">
            <text:p>20947952</text:p>
          </table:table-cell>
          <table:table-cell office:value-type="float" office:value="11555584" calcext:value-type="float">
            <text:p>11555584</text:p>
          </table:table-cell>
          <table:table-cell table:number-columns-repeated="3"/>
        </table:table-row>
        <table:table-row table:style-name="ro1">
          <table:table-cell office:value-type="float" office:value="18930728" calcext:value-type="float">
            <text:p>18930728</text:p>
          </table:table-cell>
          <table:table-cell office:value-type="float" office:value="9762496" calcext:value-type="float">
            <text:p>9762496</text:p>
          </table:table-cell>
          <table:table-cell table:number-columns-repeated="3"/>
        </table:table-row>
        <table:table-row table:style-name="ro1">
          <table:table-cell office:value-type="float" office:value="18812880" calcext:value-type="float">
            <text:p>18812880</text:p>
          </table:table-cell>
          <table:table-cell office:value-type="float" office:value="9735344" calcext:value-type="float">
            <text:p>9735344</text:p>
          </table:table-cell>
          <table:table-cell table:number-columns-repeated="3"/>
        </table:table-row>
        <table:table-row table:style-name="ro1">
          <table:table-cell office:value-type="float" office:value="19263760" calcext:value-type="float">
            <text:p>19263760</text:p>
          </table:table-cell>
          <table:table-cell office:value-type="float" office:value="9982808" calcext:value-type="float">
            <text:p>9982808</text:p>
          </table:table-cell>
          <table:table-cell table:number-columns-repeated="3"/>
        </table:table-row>
        <table:table-row table:style-name="ro1">
          <table:table-cell office:value-type="float" office:value="22998192" calcext:value-type="float">
            <text:p>22998192</text:p>
          </table:table-cell>
          <table:table-cell office:value-type="float" office:value="9908280" calcext:value-type="float">
            <text:p>9908280</text:p>
          </table:table-cell>
          <table:table-cell table:number-columns-repeated="3"/>
        </table:table-row>
        <table:table-row table:style-name="ro1">
          <table:table-cell office:value-type="float" office:value="19182000" calcext:value-type="float">
            <text:p>19182000</text:p>
          </table:table-cell>
          <table:table-cell office:value-type="float" office:value="12195512" calcext:value-type="float">
            <text:p>12195512</text:p>
          </table:table-cell>
          <table:table-cell table:number-columns-repeated="3"/>
        </table:table-row>
        <table:table-row table:style-name="ro1">
          <table:table-cell office:value-type="float" office:value="18921016" calcext:value-type="float">
            <text:p>18921016</text:p>
          </table:table-cell>
          <table:table-cell office:value-type="float" office:value="10073792" calcext:value-type="float">
            <text:p>10073792</text:p>
          </table:table-cell>
          <table:table-cell table:number-columns-repeated="3"/>
        </table:table-row>
        <table:table-row table:style-name="ro1">
          <table:table-cell office:value-type="float" office:value="19351600" calcext:value-type="float">
            <text:p>19351600</text:p>
          </table:table-cell>
          <table:table-cell office:value-type="float" office:value="9820120" calcext:value-type="float">
            <text:p>9820120</text:p>
          </table:table-cell>
          <table:table-cell table:number-columns-repeated="3"/>
        </table:table-row>
        <table:table-row table:style-name="ro1">
          <table:table-cell office:value-type="float" office:value="21404824" calcext:value-type="float">
            <text:p>21404824</text:p>
          </table:table-cell>
          <table:table-cell office:value-type="float" office:value="10987184" calcext:value-type="float">
            <text:p>10987184</text:p>
          </table:table-cell>
          <table:table-cell table:number-columns-repeated="3"/>
        </table:table-row>
        <table:table-row table:style-name="ro1">
          <table:table-cell office:value-type="float" office:value="22200688" calcext:value-type="float">
            <text:p>22200688</text:p>
          </table:table-cell>
          <table:table-cell office:value-type="float" office:value="10207752" calcext:value-type="float">
            <text:p>10207752</text:p>
          </table:table-cell>
          <table:table-cell table:number-columns-repeated="3"/>
        </table:table-row>
        <table:table-row table:style-name="ro1">
          <table:table-cell office:value-type="float" office:value="29216472" calcext:value-type="float">
            <text:p>29216472</text:p>
          </table:table-cell>
          <table:table-cell office:value-type="float" office:value="11432472" calcext:value-type="float">
            <text:p>11432472</text:p>
          </table:table-cell>
          <table:table-cell table:number-columns-repeated="3"/>
        </table:table-row>
        <table:table-row table:style-name="ro1">
          <table:table-cell office:value-type="float" office:value="19452136" calcext:value-type="float">
            <text:p>19452136</text:p>
          </table:table-cell>
          <table:table-cell office:value-type="float" office:value="11159952" calcext:value-type="float">
            <text:p>11159952</text:p>
          </table:table-cell>
          <table:table-cell table:number-columns-repeated="3"/>
        </table:table-row>
        <table:table-row table:style-name="ro1">
          <table:table-cell office:value-type="float" office:value="18994968" calcext:value-type="float">
            <text:p>18994968</text:p>
          </table:table-cell>
          <table:table-cell office:value-type="float" office:value="18362808" calcext:value-type="float">
            <text:p>18362808</text:p>
          </table:table-cell>
          <table:table-cell table:number-columns-repeated="3"/>
        </table:table-row>
        <table:table-row table:style-name="ro1">
          <table:table-cell office:value-type="float" office:value="19039072" calcext:value-type="float">
            <text:p>19039072</text:p>
          </table:table-cell>
          <table:table-cell office:value-type="float" office:value="10234920" calcext:value-type="float">
            <text:p>10234920</text:p>
          </table:table-cell>
          <table:table-cell table:number-columns-repeated="3"/>
        </table:table-row>
        <table:table-row table:style-name="ro1">
          <table:table-cell office:value-type="float" office:value="19358920" calcext:value-type="float">
            <text:p>19358920</text:p>
          </table:table-cell>
          <table:table-cell office:value-type="float" office:value="14609784" calcext:value-type="float">
            <text:p>14609784</text:p>
          </table:table-cell>
          <table:table-cell table:number-columns-repeated="3"/>
        </table:table-row>
        <table:table-row table:style-name="ro1">
          <table:table-cell office:value-type="float" office:value="19029736" calcext:value-type="float">
            <text:p>19029736</text:p>
          </table:table-cell>
          <table:table-cell office:value-type="float" office:value="9562480" calcext:value-type="float">
            <text:p>9562480</text:p>
          </table:table-cell>
          <table:table-cell table:number-columns-repeated="3"/>
        </table:table-row>
        <table:table-row table:style-name="ro1">
          <table:table-cell office:value-type="float" office:value="20332296" calcext:value-type="float">
            <text:p>20332296</text:p>
          </table:table-cell>
          <table:table-cell office:value-type="float" office:value="9605488" calcext:value-type="float">
            <text:p>9605488</text:p>
          </table:table-cell>
          <table:table-cell table:number-columns-repeated="3"/>
        </table:table-row>
        <table:table-row table:style-name="ro1">
          <table:table-cell office:value-type="float" office:value="18963928" calcext:value-type="float">
            <text:p>18963928</text:p>
          </table:table-cell>
          <table:table-cell office:value-type="float" office:value="10316720" calcext:value-type="float">
            <text:p>10316720</text:p>
          </table:table-cell>
          <table:table-cell table:number-columns-repeated="3"/>
        </table:table-row>
        <table:table-row table:style-name="ro1">
          <table:table-cell office:value-type="float" office:value="19020272" calcext:value-type="float">
            <text:p>19020272</text:p>
          </table:table-cell>
          <table:table-cell office:value-type="float" office:value="9902720" calcext:value-type="float">
            <text:p>9902720</text:p>
          </table:table-cell>
          <table:table-cell table:number-columns-repeated="3"/>
        </table:table-row>
        <table:table-row table:style-name="ro1">
          <table:table-cell office:value-type="float" office:value="18870632" calcext:value-type="float">
            <text:p>18870632</text:p>
          </table:table-cell>
          <table:table-cell office:value-type="float" office:value="10157832" calcext:value-type="float">
            <text:p>10157832</text:p>
          </table:table-cell>
          <table:table-cell table:number-columns-repeated="3"/>
        </table:table-row>
        <table:table-row table:style-name="ro1">
          <table:table-cell office:value-type="float" office:value="19346216" calcext:value-type="float">
            <text:p>19346216</text:p>
          </table:table-cell>
          <table:table-cell office:value-type="float" office:value="10781704" calcext:value-type="float">
            <text:p>10781704</text:p>
          </table:table-cell>
          <table:table-cell table:number-columns-repeated="3"/>
        </table:table-row>
        <table:table-row table:style-name="ro1">
          <table:table-cell office:value-type="float" office:value="19028752" calcext:value-type="float">
            <text:p>19028752</text:p>
          </table:table-cell>
          <table:table-cell office:value-type="float" office:value="11525360" calcext:value-type="float">
            <text:p>11525360</text:p>
          </table:table-cell>
          <table:table-cell table:number-columns-repeated="3"/>
        </table:table-row>
        <table:table-row table:style-name="ro1">
          <table:table-cell office:value-type="float" office:value="19422832" calcext:value-type="float">
            <text:p>19422832</text:p>
          </table:table-cell>
          <table:table-cell office:value-type="float" office:value="10868752" calcext:value-type="float">
            <text:p>10868752</text:p>
          </table:table-cell>
          <table:table-cell table:number-columns-repeated="3"/>
        </table:table-row>
        <table:table-row table:style-name="ro1">
          <table:table-cell office:value-type="float" office:value="19373064" calcext:value-type="float">
            <text:p>19373064</text:p>
          </table:table-cell>
          <table:table-cell office:value-type="float" office:value="9892624" calcext:value-type="float">
            <text:p>9892624</text:p>
          </table:table-cell>
          <table:table-cell table:number-columns-repeated="3"/>
        </table:table-row>
        <table:table-row table:style-name="ro1">
          <table:table-cell office:value-type="float" office:value="18959080" calcext:value-type="float">
            <text:p>18959080</text:p>
          </table:table-cell>
          <table:table-cell office:value-type="float" office:value="10178272" calcext:value-type="float">
            <text:p>10178272</text:p>
          </table:table-cell>
          <table:table-cell table:number-columns-repeated="3"/>
        </table:table-row>
        <table:table-row table:style-name="ro1">
          <table:table-cell office:value-type="float" office:value="19866800" calcext:value-type="float">
            <text:p>19866800</text:p>
          </table:table-cell>
          <table:table-cell office:value-type="float" office:value="11883504" calcext:value-type="float">
            <text:p>11883504</text:p>
          </table:table-cell>
          <table:table-cell table:number-columns-repeated="3"/>
        </table:table-row>
        <table:table-row table:style-name="ro1">
          <table:table-cell office:value-type="float" office:value="19025368" calcext:value-type="float">
            <text:p>19025368</text:p>
          </table:table-cell>
          <table:table-cell office:value-type="float" office:value="9848264" calcext:value-type="float">
            <text:p>9848264</text:p>
          </table:table-cell>
          <table:table-cell table:number-columns-repeated="3"/>
        </table:table-row>
        <table:table-row table:style-name="ro1">
          <table:table-cell office:value-type="float" office:value="19124984" calcext:value-type="float">
            <text:p>19124984</text:p>
          </table:table-cell>
          <table:table-cell office:value-type="float" office:value="11781632" calcext:value-type="float">
            <text:p>11781632</text:p>
          </table:table-cell>
          <table:table-cell table:number-columns-repeated="3"/>
        </table:table-row>
        <table:table-row table:style-name="ro1">
          <table:table-cell office:value-type="float" office:value="18882976" calcext:value-type="float">
            <text:p>18882976</text:p>
          </table:table-cell>
          <table:table-cell office:value-type="float" office:value="9844728" calcext:value-type="float">
            <text:p>9844728</text:p>
          </table:table-cell>
          <table:table-cell table:number-columns-repeated="3"/>
        </table:table-row>
        <table:table-row table:style-name="ro1">
          <table:table-cell office:value-type="float" office:value="19618824" calcext:value-type="float">
            <text:p>19618824</text:p>
          </table:table-cell>
          <table:table-cell office:value-type="float" office:value="16551168" calcext:value-type="float">
            <text:p>16551168</text:p>
          </table:table-cell>
          <table:table-cell table:number-columns-repeated="3"/>
        </table:table-row>
        <table:table-row table:style-name="ro1">
          <table:table-cell office:value-type="float" office:value="18978952" calcext:value-type="float">
            <text:p>18978952</text:p>
          </table:table-cell>
          <table:table-cell office:value-type="float" office:value="10645224" calcext:value-type="float">
            <text:p>10645224</text:p>
          </table:table-cell>
          <table:table-cell table:number-columns-repeated="3"/>
        </table:table-row>
        <table:table-row table:style-name="ro1">
          <table:table-cell office:value-type="float" office:value="18845576" calcext:value-type="float">
            <text:p>18845576</text:p>
          </table:table-cell>
          <table:table-cell office:value-type="float" office:value="11191616" calcext:value-type="float">
            <text:p>11191616</text:p>
          </table:table-cell>
          <table:table-cell table:number-columns-repeated="3"/>
        </table:table-row>
        <table:table-row table:style-name="ro1">
          <table:table-cell office:value-type="float" office:value="18893456" calcext:value-type="float">
            <text:p>18893456</text:p>
          </table:table-cell>
          <table:table-cell office:value-type="float" office:value="10292656" calcext:value-type="float">
            <text:p>10292656</text:p>
          </table:table-cell>
          <table:table-cell table:number-columns-repeated="3"/>
        </table:table-row>
        <table:table-row table:style-name="ro1">
          <table:table-cell office:value-type="float" office:value="19129472" calcext:value-type="float">
            <text:p>19129472</text:p>
          </table:table-cell>
          <table:table-cell office:value-type="float" office:value="10038944" calcext:value-type="float">
            <text:p>10038944</text:p>
          </table:table-cell>
          <table:table-cell table:number-columns-repeated="3"/>
        </table:table-row>
        <table:table-row table:style-name="ro1">
          <table:table-cell office:value-type="float" office:value="18984072" calcext:value-type="float">
            <text:p>18984072</text:p>
          </table:table-cell>
          <table:table-cell office:value-type="float" office:value="11844456" calcext:value-type="float">
            <text:p>11844456</text:p>
          </table:table-cell>
          <table:table-cell table:number-columns-repeated="3"/>
        </table:table-row>
        <table:table-row table:style-name="ro1">
          <table:table-cell office:value-type="float" office:value="19149792" calcext:value-type="float">
            <text:p>19149792</text:p>
          </table:table-cell>
          <table:table-cell office:value-type="float" office:value="15246424" calcext:value-type="float">
            <text:p>15246424</text:p>
          </table:table-cell>
          <table:table-cell table:number-columns-repeated="3"/>
        </table:table-row>
        <table:table-row table:style-name="ro1">
          <table:table-cell office:value-type="float" office:value="21237376" calcext:value-type="float">
            <text:p>21237376</text:p>
          </table:table-cell>
          <table:table-cell office:value-type="float" office:value="9798376" calcext:value-type="float">
            <text:p>9798376</text:p>
          </table:table-cell>
          <table:table-cell table:number-columns-repeated="3"/>
        </table:table-row>
        <table:table-row table:style-name="ro1">
          <table:table-cell office:value-type="float" office:value="21092488" calcext:value-type="float">
            <text:p>21092488</text:p>
          </table:table-cell>
          <table:table-cell office:value-type="float" office:value="10198664" calcext:value-type="float">
            <text:p>10198664</text:p>
          </table:table-cell>
          <table:table-cell table:number-columns-repeated="3"/>
        </table:table-row>
        <table:table-row table:style-name="ro1">
          <table:table-cell office:value-type="float" office:value="24844688" calcext:value-type="float">
            <text:p>24844688</text:p>
          </table:table-cell>
          <table:table-cell office:value-type="float" office:value="10092920" calcext:value-type="float">
            <text:p>10092920</text:p>
          </table:table-cell>
          <table:table-cell table:number-columns-repeated="3"/>
        </table:table-row>
        <table:table-row table:style-name="ro1">
          <table:table-cell office:value-type="float" office:value="27000824" calcext:value-type="float">
            <text:p>27000824</text:p>
          </table:table-cell>
          <table:table-cell office:value-type="float" office:value="26166264" calcext:value-type="float">
            <text:p>26166264</text:p>
          </table:table-cell>
          <table:table-cell table:number-columns-repeated="3"/>
        </table:table-row>
        <table:table-row table:style-name="ro1">
          <table:table-cell office:value-type="float" office:value="20610248" calcext:value-type="float">
            <text:p>20610248</text:p>
          </table:table-cell>
          <table:table-cell office:value-type="float" office:value="10640856" calcext:value-type="float">
            <text:p>10640856</text:p>
          </table:table-cell>
          <table:table-cell table:number-columns-repeated="3"/>
        </table:table-row>
        <table:table-row table:style-name="ro1">
          <table:table-cell office:value-type="float" office:value="20897896" calcext:value-type="float">
            <text:p>20897896</text:p>
          </table:table-cell>
          <table:table-cell office:value-type="float" office:value="12310392" calcext:value-type="float">
            <text:p>12310392</text:p>
          </table:table-cell>
          <table:table-cell table:number-columns-repeated="3"/>
        </table:table-row>
        <table:table-row table:style-name="ro1">
          <table:table-cell office:value-type="float" office:value="19203640" calcext:value-type="float">
            <text:p>19203640</text:p>
          </table:table-cell>
          <table:table-cell office:value-type="float" office:value="9967712" calcext:value-type="float">
            <text:p>9967712</text:p>
          </table:table-cell>
          <table:table-cell table:number-columns-repeated="3"/>
        </table:table-row>
        <table:table-row table:style-name="ro1">
          <table:table-cell office:value-type="float" office:value="28838056" calcext:value-type="float">
            <text:p>28838056</text:p>
          </table:table-cell>
          <table:table-cell office:value-type="float" office:value="15864304" calcext:value-type="float">
            <text:p>15864304</text:p>
          </table:table-cell>
          <table:table-cell table:number-columns-repeated="3"/>
        </table:table-row>
        <table:table-row table:style-name="ro1">
          <table:table-cell office:value-type="float" office:value="19005536" calcext:value-type="float">
            <text:p>19005536</text:p>
          </table:table-cell>
          <table:table-cell office:value-type="float" office:value="10560392" calcext:value-type="float">
            <text:p>10560392</text:p>
          </table:table-cell>
          <table:table-cell table:number-columns-repeated="3"/>
        </table:table-row>
        <table:table-row table:style-name="ro1">
          <table:table-cell office:value-type="float" office:value="19029568" calcext:value-type="float">
            <text:p>19029568</text:p>
          </table:table-cell>
          <table:table-cell office:value-type="float" office:value="10674192" calcext:value-type="float">
            <text:p>10674192</text:p>
          </table:table-cell>
          <table:table-cell table:number-columns-repeated="3"/>
        </table:table-row>
        <table:table-row table:style-name="ro1">
          <table:table-cell office:value-type="float" office:value="24153904" calcext:value-type="float">
            <text:p>24153904</text:p>
          </table:table-cell>
          <table:table-cell office:value-type="float" office:value="9893720" calcext:value-type="float">
            <text:p>9893720</text:p>
          </table:table-cell>
          <table:table-cell table:number-columns-repeated="3"/>
        </table:table-row>
        <table:table-row table:style-name="ro1">
          <table:table-cell office:value-type="float" office:value="18960272" calcext:value-type="float">
            <text:p>18960272</text:p>
          </table:table-cell>
          <table:table-cell office:value-type="float" office:value="10148144" calcext:value-type="float">
            <text:p>10148144</text:p>
          </table:table-cell>
          <table:table-cell table:number-columns-repeated="3"/>
        </table:table-row>
        <table:table-row table:style-name="ro1">
          <table:table-cell office:value-type="float" office:value="18888096" calcext:value-type="float">
            <text:p>18888096</text:p>
          </table:table-cell>
          <table:table-cell office:value-type="float" office:value="10861816" calcext:value-type="float">
            <text:p>10861816</text:p>
          </table:table-cell>
          <table:table-cell table:number-columns-repeated="3"/>
        </table:table-row>
        <table:table-row table:style-name="ro1">
          <table:table-cell office:value-type="float" office:value="19578528" calcext:value-type="float">
            <text:p>19578528</text:p>
          </table:table-cell>
          <table:table-cell office:value-type="float" office:value="9756640" calcext:value-type="float">
            <text:p>9756640</text:p>
          </table:table-cell>
          <table:table-cell table:number-columns-repeated="3"/>
        </table:table-row>
        <table:table-row table:style-name="ro1">
          <table:table-cell office:value-type="float" office:value="19143240" calcext:value-type="float">
            <text:p>19143240</text:p>
          </table:table-cell>
          <table:table-cell office:value-type="float" office:value="12932912" calcext:value-type="float">
            <text:p>12932912</text:p>
          </table:table-cell>
          <table:table-cell table:number-columns-repeated="3"/>
        </table:table-row>
        <table:table-row table:style-name="ro1">
          <table:table-cell office:value-type="float" office:value="19217160" calcext:value-type="float">
            <text:p>19217160</text:p>
          </table:table-cell>
          <table:table-cell office:value-type="float" office:value="9663424" calcext:value-type="float">
            <text:p>9663424</text:p>
          </table:table-cell>
          <table:table-cell table:number-columns-repeated="3"/>
        </table:table-row>
        <table:table-row table:style-name="ro1">
          <table:table-cell office:value-type="float" office:value="19004824" calcext:value-type="float">
            <text:p>19004824</text:p>
          </table:table-cell>
          <table:table-cell office:value-type="float" office:value="9539896" calcext:value-type="float">
            <text:p>9539896</text:p>
          </table:table-cell>
          <table:table-cell table:number-columns-repeated="3"/>
        </table:table-row>
        <table:table-row table:style-name="ro1">
          <table:table-cell office:value-type="float" office:value="19020560" calcext:value-type="float">
            <text:p>19020560</text:p>
          </table:table-cell>
          <table:table-cell office:value-type="float" office:value="9851448" calcext:value-type="float">
            <text:p>9851448</text:p>
          </table:table-cell>
          <table:table-cell table:number-columns-repeated="3"/>
        </table:table-row>
        <table:table-row table:style-name="ro1">
          <table:table-cell office:value-type="float" office:value="22976600" calcext:value-type="float">
            <text:p>22976600</text:p>
          </table:table-cell>
          <table:table-cell office:value-type="float" office:value="12827936" calcext:value-type="float">
            <text:p>12827936</text:p>
          </table:table-cell>
          <table:table-cell table:number-columns-repeated="3"/>
        </table:table-row>
        <table:table-row table:style-name="ro1">
          <table:table-cell office:value-type="float" office:value="20134096" calcext:value-type="float">
            <text:p>20134096</text:p>
          </table:table-cell>
          <table:table-cell office:value-type="float" office:value="18828432" calcext:value-type="float">
            <text:p>18828432</text:p>
          </table:table-cell>
          <table:table-cell table:number-columns-repeated="3"/>
        </table:table-row>
        <table:table-row table:style-name="ro1">
          <table:table-cell office:value-type="float" office:value="19131696" calcext:value-type="float">
            <text:p>19131696</text:p>
          </table:table-cell>
          <table:table-cell office:value-type="float" office:value="9590680" calcext:value-type="float">
            <text:p>9590680</text:p>
          </table:table-cell>
          <table:table-cell table:number-columns-repeated="3"/>
        </table:table-row>
        <table:table-row table:style-name="ro1">
          <table:table-cell office:value-type="float" office:value="19208760" calcext:value-type="float">
            <text:p>19208760</text:p>
          </table:table-cell>
          <table:table-cell office:value-type="float" office:value="12997896" calcext:value-type="float">
            <text:p>12997896</text:p>
          </table:table-cell>
          <table:table-cell table:number-columns-repeated="3"/>
        </table:table-row>
        <table:table-row table:style-name="ro1">
          <table:table-cell office:value-type="float" office:value="19172496" calcext:value-type="float">
            <text:p>19172496</text:p>
          </table:table-cell>
          <table:table-cell office:value-type="float" office:value="9586240" calcext:value-type="float">
            <text:p>9586240</text:p>
          </table:table-cell>
          <table:table-cell table:number-columns-repeated="3"/>
        </table:table-row>
        <table:table-row table:style-name="ro1">
          <table:table-cell office:value-type="float" office:value="20389064" calcext:value-type="float">
            <text:p>20389064</text:p>
          </table:table-cell>
          <table:table-cell office:value-type="float" office:value="11153992" calcext:value-type="float">
            <text:p>11153992</text:p>
          </table:table-cell>
          <table:table-cell table:number-columns-repeated="3"/>
        </table:table-row>
        <table:table-row table:style-name="ro1">
          <table:table-cell office:value-type="float" office:value="27436584" calcext:value-type="float">
            <text:p>27436584</text:p>
          </table:table-cell>
          <table:table-cell office:value-type="float" office:value="10447336" calcext:value-type="float">
            <text:p>10447336</text:p>
          </table:table-cell>
          <table:table-cell table:number-columns-repeated="3"/>
        </table:table-row>
        <table:table-row table:style-name="ro1">
          <table:table-cell office:value-type="float" office:value="19210528" calcext:value-type="float">
            <text:p>19210528</text:p>
          </table:table-cell>
          <table:table-cell office:value-type="float" office:value="9583184" calcext:value-type="float">
            <text:p>9583184</text:p>
          </table:table-cell>
          <table:table-cell table:number-columns-repeated="3"/>
        </table:table-row>
        <table:table-row table:style-name="ro1">
          <table:table-cell office:value-type="float" office:value="19558552" calcext:value-type="float">
            <text:p>19558552</text:p>
          </table:table-cell>
          <table:table-cell office:value-type="float" office:value="9642928" calcext:value-type="float">
            <text:p>9642928</text:p>
          </table:table-cell>
          <table:table-cell table:number-columns-repeated="3"/>
        </table:table-row>
        <table:table-row table:style-name="ro1">
          <table:table-cell office:value-type="float" office:value="19013696" calcext:value-type="float">
            <text:p>19013696</text:p>
          </table:table-cell>
          <table:table-cell office:value-type="float" office:value="9568624" calcext:value-type="float">
            <text:p>9568624</text:p>
          </table:table-cell>
          <table:table-cell table:number-columns-repeated="3"/>
        </table:table-row>
        <table:table-row table:style-name="ro1">
          <table:table-cell office:value-type="float" office:value="19604016" calcext:value-type="float">
            <text:p>19604016</text:p>
          </table:table-cell>
          <table:table-cell office:value-type="float" office:value="10691488" calcext:value-type="float">
            <text:p>10691488</text:p>
          </table:table-cell>
          <table:table-cell table:number-columns-repeated="3"/>
        </table:table-row>
        <table:table-row table:style-name="ro1">
          <table:table-cell office:value-type="float" office:value="19081728" calcext:value-type="float">
            <text:p>19081728</text:p>
          </table:table-cell>
          <table:table-cell office:value-type="float" office:value="9658016" calcext:value-type="float">
            <text:p>9658016</text:p>
          </table:table-cell>
          <table:table-cell table:number-columns-repeated="3"/>
        </table:table-row>
        <table:table-row table:style-name="ro1">
          <table:table-cell office:value-type="float" office:value="21078800" calcext:value-type="float">
            <text:p>21078800</text:p>
          </table:table-cell>
          <table:table-cell office:value-type="float" office:value="15816504" calcext:value-type="float">
            <text:p>15816504</text:p>
          </table:table-cell>
          <table:table-cell table:number-columns-repeated="3"/>
        </table:table-row>
        <table:table-row table:style-name="ro1">
          <table:table-cell office:value-type="float" office:value="21906208" calcext:value-type="float">
            <text:p>21906208</text:p>
          </table:table-cell>
          <table:table-cell office:value-type="float" office:value="9811064" calcext:value-type="float">
            <text:p>9811064</text:p>
          </table:table-cell>
          <table:table-cell table:number-columns-repeated="3"/>
        </table:table-row>
        <table:table-row table:style-name="ro1">
          <table:table-cell office:value-type="float" office:value="18914616" calcext:value-type="float">
            <text:p>18914616</text:p>
          </table:table-cell>
          <table:table-cell office:value-type="float" office:value="11779832" calcext:value-type="float">
            <text:p>11779832</text:p>
          </table:table-cell>
          <table:table-cell table:number-columns-repeated="3"/>
        </table:table-row>
        <table:table-row table:style-name="ro1">
          <table:table-cell office:value-type="float" office:value="19310320" calcext:value-type="float">
            <text:p>19310320</text:p>
          </table:table-cell>
          <table:table-cell office:value-type="float" office:value="9718800" calcext:value-type="float">
            <text:p>9718800</text:p>
          </table:table-cell>
          <table:table-cell table:number-columns-repeated="3"/>
        </table:table-row>
        <table:table-row table:style-name="ro1">
          <table:table-cell office:value-type="float" office:value="19185768" calcext:value-type="float">
            <text:p>19185768</text:p>
          </table:table-cell>
          <table:table-cell office:value-type="float" office:value="14730536" calcext:value-type="float">
            <text:p>14730536</text:p>
          </table:table-cell>
          <table:table-cell table:number-columns-repeated="3"/>
        </table:table-row>
        <table:table-row table:style-name="ro1">
          <table:table-cell office:value-type="float" office:value="18943208" calcext:value-type="float">
            <text:p>18943208</text:p>
          </table:table-cell>
          <table:table-cell office:value-type="float" office:value="10089320" calcext:value-type="float">
            <text:p>10089320</text:p>
          </table:table-cell>
          <table:table-cell table:number-columns-repeated="3"/>
        </table:table-row>
        <table:table-row table:style-name="ro1">
          <table:table-cell office:value-type="float" office:value="21255968" calcext:value-type="float">
            <text:p>21255968</text:p>
          </table:table-cell>
          <table:table-cell office:value-type="float" office:value="17462288" calcext:value-type="float">
            <text:p>17462288</text:p>
          </table:table-cell>
          <table:table-cell table:number-columns-repeated="3"/>
        </table:table-row>
        <table:table-row table:style-name="ro1">
          <table:table-cell office:value-type="float" office:value="22026792" calcext:value-type="float">
            <text:p>22026792</text:p>
          </table:table-cell>
          <table:table-cell office:value-type="float" office:value="9594456" calcext:value-type="float">
            <text:p>9594456</text:p>
          </table:table-cell>
          <table:table-cell table:number-columns-repeated="3"/>
        </table:table-row>
        <table:table-row table:style-name="ro1">
          <table:table-cell office:value-type="float" office:value="19171072" calcext:value-type="float">
            <text:p>19171072</text:p>
          </table:table-cell>
          <table:table-cell office:value-type="float" office:value="10460912" calcext:value-type="float">
            <text:p>10460912</text:p>
          </table:table-cell>
          <table:table-cell table:number-columns-repeated="3"/>
        </table:table-row>
        <table:table-row table:style-name="ro1">
          <table:table-cell office:value-type="float" office:value="18900408" calcext:value-type="float">
            <text:p>18900408</text:p>
          </table:table-cell>
          <table:table-cell office:value-type="float" office:value="9883776" calcext:value-type="float">
            <text:p>9883776</text:p>
          </table:table-cell>
          <table:table-cell table:number-columns-repeated="3"/>
        </table:table-row>
        <table:table-row table:style-name="ro1">
          <table:table-cell office:value-type="float" office:value="18976720" calcext:value-type="float">
            <text:p>18976720</text:p>
          </table:table-cell>
          <table:table-cell office:value-type="float" office:value="11548368" calcext:value-type="float">
            <text:p>11548368</text:p>
          </table:table-cell>
          <table:table-cell table:number-columns-repeated="3"/>
        </table:table-row>
        <table:table-row table:style-name="ro1">
          <table:table-cell office:value-type="float" office:value="20531656" calcext:value-type="float">
            <text:p>20531656</text:p>
          </table:table-cell>
          <table:table-cell office:value-type="float" office:value="21744240" calcext:value-type="float">
            <text:p>21744240</text:p>
          </table:table-cell>
          <table:table-cell table:number-columns-repeated="3"/>
        </table:table-row>
        <table:table-row table:style-name="ro1">
          <table:table-cell office:value-type="float" office:value="20028304" calcext:value-type="float">
            <text:p>20028304</text:p>
          </table:table-cell>
          <table:table-cell office:value-type="float" office:value="10583688" calcext:value-type="float">
            <text:p>10583688</text:p>
          </table:table-cell>
          <table:table-cell table:number-columns-repeated="3"/>
        </table:table-row>
        <table:table-row table:style-name="ro1">
          <table:table-cell office:value-type="float" office:value="19137840" calcext:value-type="float">
            <text:p>19137840</text:p>
          </table:table-cell>
          <table:table-cell office:value-type="float" office:value="10041240" calcext:value-type="float">
            <text:p>10041240</text:p>
          </table:table-cell>
          <table:table-cell table:number-columns-repeated="3"/>
        </table:table-row>
        <table:table-row table:style-name="ro1">
          <table:table-cell office:value-type="float" office:value="18920856" calcext:value-type="float">
            <text:p>18920856</text:p>
          </table:table-cell>
          <table:table-cell office:value-type="float" office:value="10370680" calcext:value-type="float">
            <text:p>10370680</text:p>
          </table:table-cell>
          <table:table-cell table:number-columns-repeated="3"/>
        </table:table-row>
        <table:table-row table:style-name="ro1">
          <table:table-cell office:value-type="float" office:value="18990760" calcext:value-type="float">
            <text:p>18990760</text:p>
          </table:table-cell>
          <table:table-cell office:value-type="float" office:value="9577568" calcext:value-type="float">
            <text:p>9577568</text:p>
          </table:table-cell>
          <table:table-cell table:number-columns-repeated="3"/>
        </table:table-row>
        <table:table-row table:style-name="ro1">
          <table:table-cell office:value-type="float" office:value="19048016" calcext:value-type="float">
            <text:p>19048016</text:p>
          </table:table-cell>
          <table:table-cell office:value-type="float" office:value="10114960" calcext:value-type="float">
            <text:p>10114960</text:p>
          </table:table-cell>
          <table:table-cell table:number-columns-repeated="3"/>
        </table:table-row>
        <table:table-row table:style-name="ro1">
          <table:table-cell office:value-type="float" office:value="20937152" calcext:value-type="float">
            <text:p>20937152</text:p>
          </table:table-cell>
          <table:table-cell office:value-type="float" office:value="10307304" calcext:value-type="float">
            <text:p>10307304</text:p>
          </table:table-cell>
          <table:table-cell table:number-columns-repeated="3"/>
        </table:table-row>
        <table:table-row table:style-name="ro1">
          <table:table-cell office:value-type="float" office:value="18970784" calcext:value-type="float">
            <text:p>18970784</text:p>
          </table:table-cell>
          <table:table-cell office:value-type="float" office:value="10244096" calcext:value-type="float">
            <text:p>10244096</text:p>
          </table:table-cell>
          <table:table-cell table:number-columns-repeated="3"/>
        </table:table-row>
        <table:table-row table:style-name="ro1">
          <table:table-cell office:value-type="float" office:value="18989976" calcext:value-type="float">
            <text:p>18989976</text:p>
          </table:table-cell>
          <table:table-cell office:value-type="float" office:value="9971136" calcext:value-type="float">
            <text:p>9971136</text:p>
          </table:table-cell>
          <table:table-cell table:number-columns-repeated="3"/>
        </table:table-row>
        <table:table-row table:style-name="ro1">
          <table:table-cell office:value-type="float" office:value="20473544" calcext:value-type="float">
            <text:p>20473544</text:p>
          </table:table-cell>
          <table:table-cell office:value-type="float" office:value="9957048" calcext:value-type="float">
            <text:p>9957048</text:p>
          </table:table-cell>
          <table:table-cell table:number-columns-repeated="3"/>
        </table:table-row>
        <table:table-row table:style-name="ro1">
          <table:table-cell office:value-type="float" office:value="21434944" calcext:value-type="float">
            <text:p>21434944</text:p>
          </table:table-cell>
          <table:table-cell office:value-type="float" office:value="10970480" calcext:value-type="float">
            <text:p>10970480</text:p>
          </table:table-cell>
          <table:table-cell table:number-columns-repeated="3"/>
        </table:table-row>
        <table:table-row table:style-name="ro1">
          <table:table-cell office:value-type="float" office:value="27701896" calcext:value-type="float">
            <text:p>27701896</text:p>
          </table:table-cell>
          <table:table-cell office:value-type="float" office:value="12715592" calcext:value-type="float">
            <text:p>12715592</text:p>
          </table:table-cell>
          <table:table-cell table:number-columns-repeated="3"/>
        </table:table-row>
        <table:table-row table:style-name="ro1">
          <table:table-cell office:value-type="float" office:value="19352104" calcext:value-type="float">
            <text:p>19352104</text:p>
          </table:table-cell>
          <table:table-cell office:value-type="float" office:value="9877808" calcext:value-type="float">
            <text:p>9877808</text:p>
          </table:table-cell>
          <table:table-cell table:number-columns-repeated="3"/>
        </table:table-row>
        <table:table-row table:style-name="ro1">
          <table:table-cell office:value-type="float" office:value="19370640" calcext:value-type="float">
            <text:p>19370640</text:p>
          </table:table-cell>
          <table:table-cell office:value-type="float" office:value="9796360" calcext:value-type="float">
            <text:p>9796360</text:p>
          </table:table-cell>
          <table:table-cell table:number-columns-repeated="3"/>
        </table:table-row>
        <table:table-row table:style-name="ro1">
          <table:table-cell office:value-type="float" office:value="21092264" calcext:value-type="float">
            <text:p>21092264</text:p>
          </table:table-cell>
          <table:table-cell office:value-type="float" office:value="10096824" calcext:value-type="float">
            <text:p>10096824</text:p>
          </table:table-cell>
          <table:table-cell table:number-columns-repeated="3"/>
        </table:table-row>
        <table:table-row table:style-name="ro1">
          <table:table-cell office:value-type="float" office:value="20219816" calcext:value-type="float">
            <text:p>20219816</text:p>
          </table:table-cell>
          <table:table-cell office:value-type="float" office:value="10839096" calcext:value-type="float">
            <text:p>10839096</text:p>
          </table:table-cell>
          <table:table-cell table:number-columns-repeated="3"/>
        </table:table-row>
        <table:table-row table:style-name="ro1">
          <table:table-cell office:value-type="float" office:value="21825696" calcext:value-type="float">
            <text:p>21825696</text:p>
          </table:table-cell>
          <table:table-cell office:value-type="float" office:value="9938600" calcext:value-type="float">
            <text:p>9938600</text:p>
          </table:table-cell>
          <table:table-cell table:number-columns-repeated="3"/>
        </table:table-row>
        <table:table-row table:style-name="ro1">
          <table:table-cell office:value-type="float" office:value="19347544" calcext:value-type="float">
            <text:p>19347544</text:p>
          </table:table-cell>
          <table:table-cell office:value-type="float" office:value="12162200" calcext:value-type="float">
            <text:p>12162200</text:p>
          </table:table-cell>
          <table:table-cell table:number-columns-repeated="3"/>
        </table:table-row>
        <table:table-row table:style-name="ro1">
          <table:table-cell office:value-type="float" office:value="25154632" calcext:value-type="float">
            <text:p>25154632</text:p>
          </table:table-cell>
          <table:table-cell office:value-type="float" office:value="9844496" calcext:value-type="float">
            <text:p>9844496</text:p>
          </table:table-cell>
          <table:table-cell table:number-columns-repeated="3"/>
        </table:table-row>
        <table:table-row table:style-name="ro1">
          <table:table-cell office:value-type="float" office:value="19528104" calcext:value-type="float">
            <text:p>19528104</text:p>
          </table:table-cell>
          <table:table-cell office:value-type="float" office:value="9861048" calcext:value-type="float">
            <text:p>9861048</text:p>
          </table:table-cell>
          <table:table-cell table:number-columns-repeated="3"/>
        </table:table-row>
        <table:table-row table:style-name="ro1">
          <table:table-cell office:value-type="float" office:value="18978432" calcext:value-type="float">
            <text:p>18978432</text:p>
          </table:table-cell>
          <table:table-cell office:value-type="float" office:value="9795976" calcext:value-type="float">
            <text:p>9795976</text:p>
          </table:table-cell>
          <table:table-cell table:number-columns-repeated="3"/>
        </table:table-row>
        <table:table-row table:style-name="ro1">
          <table:table-cell office:value-type="float" office:value="18905480" calcext:value-type="float">
            <text:p>18905480</text:p>
          </table:table-cell>
          <table:table-cell office:value-type="float" office:value="19628312" calcext:value-type="float">
            <text:p>19628312</text:p>
          </table:table-cell>
          <table:table-cell table:number-columns-repeated="3"/>
        </table:table-row>
        <table:table-row table:style-name="ro1">
          <table:table-cell office:value-type="float" office:value="22182408" calcext:value-type="float">
            <text:p>22182408</text:p>
          </table:table-cell>
          <table:table-cell office:value-type="float" office:value="16797944" calcext:value-type="float">
            <text:p>16797944</text:p>
          </table:table-cell>
          <table:table-cell table:number-columns-repeated="3"/>
        </table:table-row>
        <table:table-row table:style-name="ro1">
          <table:table-cell office:value-type="float" office:value="19210936" calcext:value-type="float">
            <text:p>19210936</text:p>
          </table:table-cell>
          <table:table-cell office:value-type="float" office:value="9708728" calcext:value-type="float">
            <text:p>9708728</text:p>
          </table:table-cell>
          <table:table-cell table:number-columns-repeated="3"/>
        </table:table-row>
        <table:table-row table:style-name="ro1">
          <table:table-cell office:value-type="float" office:value="21047136" calcext:value-type="float">
            <text:p>21047136</text:p>
          </table:table-cell>
          <table:table-cell office:value-type="float" office:value="10004592" calcext:value-type="float">
            <text:p>10004592</text:p>
          </table:table-cell>
          <table:table-cell table:number-columns-repeated="3"/>
        </table:table-row>
        <table:table-row table:style-name="ro1">
          <table:table-cell office:value-type="float" office:value="21997280" calcext:value-type="float">
            <text:p>21997280</text:p>
          </table:table-cell>
          <table:table-cell office:value-type="float" office:value="10373288" calcext:value-type="float">
            <text:p>10373288</text:p>
          </table:table-cell>
          <table:table-cell table:number-columns-repeated="3"/>
        </table:table-row>
        <table:table-row table:style-name="ro1">
          <table:table-cell office:value-type="float" office:value="22207984" calcext:value-type="float">
            <text:p>22207984</text:p>
          </table:table-cell>
          <table:table-cell office:value-type="float" office:value="10070360" calcext:value-type="float">
            <text:p>10070360</text:p>
          </table:table-cell>
          <table:table-cell table:number-columns-repeated="3"/>
        </table:table-row>
        <table:table-row table:style-name="ro1">
          <table:table-cell office:value-type="float" office:value="19020024" calcext:value-type="float">
            <text:p>19020024</text:p>
          </table:table-cell>
          <table:table-cell office:value-type="float" office:value="10212368" calcext:value-type="float">
            <text:p>10212368</text:p>
          </table:table-cell>
          <table:table-cell table:number-columns-repeated="3"/>
        </table:table-row>
        <table:table-row table:style-name="ro1">
          <table:table-cell office:value-type="float" office:value="20487736" calcext:value-type="float">
            <text:p>20487736</text:p>
          </table:table-cell>
          <table:table-cell office:value-type="float" office:value="13279800" calcext:value-type="float">
            <text:p>13279800</text:p>
          </table:table-cell>
          <table:table-cell table:number-columns-repeated="3"/>
        </table:table-row>
        <table:table-row table:style-name="ro1">
          <table:table-cell office:value-type="float" office:value="19374160" calcext:value-type="float">
            <text:p>19374160</text:p>
          </table:table-cell>
          <table:table-cell office:value-type="float" office:value="9882280" calcext:value-type="float">
            <text:p>9882280</text:p>
          </table:table-cell>
          <table:table-cell table:number-columns-repeated="3"/>
        </table:table-row>
        <table:table-row table:style-name="ro1">
          <table:table-cell office:value-type="float" office:value="22124592" calcext:value-type="float">
            <text:p>22124592</text:p>
          </table:table-cell>
          <table:table-cell office:value-type="float" office:value="19483536" calcext:value-type="float">
            <text:p>19483536</text:p>
          </table:table-cell>
          <table:table-cell table:number-columns-repeated="3"/>
        </table:table-row>
        <table:table-row table:style-name="ro1">
          <table:table-cell office:value-type="float" office:value="18847808" calcext:value-type="float">
            <text:p>18847808</text:p>
          </table:table-cell>
          <table:table-cell office:value-type="float" office:value="12609880" calcext:value-type="float">
            <text:p>12609880</text:p>
          </table:table-cell>
          <table:table-cell table:number-columns-repeated="3"/>
        </table:table-row>
        <table:table-row table:style-name="ro1">
          <table:table-cell office:value-type="float" office:value="20959400" calcext:value-type="float">
            <text:p>20959400</text:p>
          </table:table-cell>
          <table:table-cell office:value-type="float" office:value="9863016" calcext:value-type="float">
            <text:p>9863016</text:p>
          </table:table-cell>
          <table:table-cell table:number-columns-repeated="3"/>
        </table:table-row>
        <table:table-row table:style-name="ro1">
          <table:table-cell office:value-type="float" office:value="19407496" calcext:value-type="float">
            <text:p>19407496</text:p>
          </table:table-cell>
          <table:table-cell office:value-type="float" office:value="12184128" calcext:value-type="float">
            <text:p>12184128</text:p>
          </table:table-cell>
          <table:table-cell table:number-columns-repeated="3"/>
        </table:table-row>
        <table:table-row table:style-name="ro1">
          <table:table-cell office:value-type="float" office:value="19604544" calcext:value-type="float">
            <text:p>19604544</text:p>
          </table:table-cell>
          <table:table-cell office:value-type="float" office:value="9983272" calcext:value-type="float">
            <text:p>9983272</text:p>
          </table:table-cell>
          <table:table-cell table:number-columns-repeated="3"/>
        </table:table-row>
        <table:table-row table:style-name="ro1">
          <table:table-cell office:value-type="float" office:value="22754016" calcext:value-type="float">
            <text:p>22754016</text:p>
          </table:table-cell>
          <table:table-cell office:value-type="float" office:value="11821368" calcext:value-type="float">
            <text:p>11821368</text:p>
          </table:table-cell>
          <table:table-cell table:number-columns-repeated="3"/>
        </table:table-row>
        <table:table-row table:style-name="ro1">
          <table:table-cell office:value-type="float" office:value="20437224" calcext:value-type="float">
            <text:p>20437224</text:p>
          </table:table-cell>
          <table:table-cell office:value-type="float" office:value="10581976" calcext:value-type="float">
            <text:p>10581976</text:p>
          </table:table-cell>
          <table:table-cell table:number-columns-repeated="3"/>
        </table:table-row>
        <table:table-row table:style-name="ro1">
          <table:table-cell office:value-type="float" office:value="19636032" calcext:value-type="float">
            <text:p>19636032</text:p>
          </table:table-cell>
          <table:table-cell office:value-type="float" office:value="13451744" calcext:value-type="float">
            <text:p>13451744</text:p>
          </table:table-cell>
          <table:table-cell table:number-columns-repeated="3"/>
        </table:table-row>
        <table:table-row table:style-name="ro1">
          <table:table-cell office:value-type="float" office:value="19834376" calcext:value-type="float">
            <text:p>19834376</text:p>
          </table:table-cell>
          <table:table-cell office:value-type="float" office:value="11436112" calcext:value-type="float">
            <text:p>11436112</text:p>
          </table:table-cell>
          <table:table-cell table:number-columns-repeated="3"/>
        </table:table-row>
        <table:table-row table:style-name="ro1">
          <table:table-cell office:value-type="float" office:value="28578256" calcext:value-type="float">
            <text:p>28578256</text:p>
          </table:table-cell>
          <table:table-cell office:value-type="float" office:value="9659040" calcext:value-type="float">
            <text:p>9659040</text:p>
          </table:table-cell>
          <table:table-cell table:number-columns-repeated="3"/>
        </table:table-row>
        <table:table-row table:style-name="ro1">
          <table:table-cell office:value-type="float" office:value="19225392" calcext:value-type="float">
            <text:p>19225392</text:p>
          </table:table-cell>
          <table:table-cell office:value-type="float" office:value="10305160" calcext:value-type="float">
            <text:p>10305160</text:p>
          </table:table-cell>
          <table:table-cell table:number-columns-repeated="3"/>
        </table:table-row>
        <table:table-row table:style-name="ro1">
          <table:table-cell office:value-type="float" office:value="19329992" calcext:value-type="float">
            <text:p>19329992</text:p>
          </table:table-cell>
          <table:table-cell office:value-type="float" office:value="13640832" calcext:value-type="float">
            <text:p>13640832</text:p>
          </table:table-cell>
          <table:table-cell table:number-columns-repeated="3"/>
        </table:table-row>
        <table:table-row table:style-name="ro1">
          <table:table-cell office:value-type="float" office:value="19802344" calcext:value-type="float">
            <text:p>19802344</text:p>
          </table:table-cell>
          <table:table-cell office:value-type="float" office:value="12334752" calcext:value-type="float">
            <text:p>12334752</text:p>
          </table:table-cell>
          <table:table-cell table:number-columns-repeated="3"/>
        </table:table-row>
        <table:table-row table:style-name="ro1">
          <table:table-cell office:value-type="float" office:value="19237120" calcext:value-type="float">
            <text:p>19237120</text:p>
          </table:table-cell>
          <table:table-cell office:value-type="float" office:value="9994800" calcext:value-type="float">
            <text:p>9994800</text:p>
          </table:table-cell>
          <table:table-cell table:number-columns-repeated="3"/>
        </table:table-row>
        <table:table-row table:style-name="ro1">
          <table:table-cell office:value-type="float" office:value="19831112" calcext:value-type="float">
            <text:p>19831112</text:p>
          </table:table-cell>
          <table:table-cell office:value-type="float" office:value="9790680" calcext:value-type="float">
            <text:p>9790680</text:p>
          </table:table-cell>
          <table:table-cell table:number-columns-repeated="3"/>
        </table:table-row>
        <table:table-row table:style-name="ro1">
          <table:table-cell office:value-type="float" office:value="22173328" calcext:value-type="float">
            <text:p>22173328</text:p>
          </table:table-cell>
          <table:table-cell office:value-type="float" office:value="9551928" calcext:value-type="float">
            <text:p>9551928</text:p>
          </table:table-cell>
          <table:table-cell table:number-columns-repeated="3"/>
        </table:table-row>
        <table:table-row table:style-name="ro1">
          <table:table-cell office:value-type="float" office:value="29685064" calcext:value-type="float">
            <text:p>29685064</text:p>
          </table:table-cell>
          <table:table-cell office:value-type="float" office:value="15123872" calcext:value-type="float">
            <text:p>15123872</text:p>
          </table:table-cell>
          <table:table-cell table:number-columns-repeated="3"/>
        </table:table-row>
        <table:table-row table:style-name="ro1">
          <table:table-cell office:value-type="float" office:value="19335536" calcext:value-type="float">
            <text:p>19335536</text:p>
          </table:table-cell>
          <table:table-cell office:value-type="float" office:value="10284240" calcext:value-type="float">
            <text:p>10284240</text:p>
          </table:table-cell>
          <table:table-cell table:number-columns-repeated="3"/>
        </table:table-row>
        <table:table-row table:style-name="ro1">
          <table:table-cell office:value-type="float" office:value="29575768" calcext:value-type="float">
            <text:p>29575768</text:p>
          </table:table-cell>
          <table:table-cell office:value-type="float" office:value="9924896" calcext:value-type="float">
            <text:p>9924896</text:p>
          </table:table-cell>
          <table:table-cell table:number-columns-repeated="3"/>
        </table:table-row>
        <table:table-row table:style-name="ro1">
          <table:table-cell office:value-type="float" office:value="28483144" calcext:value-type="float">
            <text:p>28483144</text:p>
          </table:table-cell>
          <table:table-cell office:value-type="float" office:value="9769088" calcext:value-type="float">
            <text:p>9769088</text:p>
          </table:table-cell>
          <table:table-cell table:number-columns-repeated="3"/>
        </table:table-row>
        <table:table-row table:style-name="ro1">
          <table:table-cell office:value-type="float" office:value="19308624" calcext:value-type="float">
            <text:p>19308624</text:p>
          </table:table-cell>
          <table:table-cell office:value-type="float" office:value="9864488" calcext:value-type="float">
            <text:p>9864488</text:p>
          </table:table-cell>
          <table:table-cell table:number-columns-repeated="3"/>
        </table:table-row>
        <table:table-row table:style-name="ro1">
          <table:table-cell office:value-type="float" office:value="19297936" calcext:value-type="float">
            <text:p>19297936</text:p>
          </table:table-cell>
          <table:table-cell office:value-type="float" office:value="9717536" calcext:value-type="float">
            <text:p>9717536</text:p>
          </table:table-cell>
          <table:table-cell table:number-columns-repeated="3"/>
        </table:table-row>
        <table:table-row table:style-name="ro1">
          <table:table-cell office:value-type="float" office:value="28167904" calcext:value-type="float">
            <text:p>28167904</text:p>
          </table:table-cell>
          <table:table-cell office:value-type="float" office:value="10009672" calcext:value-type="float">
            <text:p>10009672</text:p>
          </table:table-cell>
          <table:table-cell table:number-columns-repeated="3"/>
        </table:table-row>
        <table:table-row table:style-name="ro1">
          <table:table-cell office:value-type="float" office:value="19637712" calcext:value-type="float">
            <text:p>19637712</text:p>
          </table:table-cell>
          <table:table-cell office:value-type="float" office:value="9827536" calcext:value-type="float">
            <text:p>9827536</text:p>
          </table:table-cell>
          <table:table-cell table:number-columns-repeated="3"/>
        </table:table-row>
        <table:table-row table:style-name="ro1">
          <table:table-cell office:value-type="float" office:value="26045072" calcext:value-type="float">
            <text:p>26045072</text:p>
          </table:table-cell>
          <table:table-cell office:value-type="float" office:value="9947912" calcext:value-type="float">
            <text:p>9947912</text:p>
          </table:table-cell>
          <table:table-cell table:number-columns-repeated="3"/>
        </table:table-row>
        <table:table-row table:style-name="ro1">
          <table:table-cell office:value-type="float" office:value="20114312" calcext:value-type="float">
            <text:p>20114312</text:p>
          </table:table-cell>
          <table:table-cell office:value-type="float" office:value="9891464" calcext:value-type="float">
            <text:p>9891464</text:p>
          </table:table-cell>
          <table:table-cell table:number-columns-repeated="3"/>
        </table:table-row>
        <table:table-row table:style-name="ro1">
          <table:table-cell office:value-type="float" office:value="26123864" calcext:value-type="float">
            <text:p>26123864</text:p>
          </table:table-cell>
          <table:table-cell office:value-type="float" office:value="10065040" calcext:value-type="float">
            <text:p>10065040</text:p>
          </table:table-cell>
          <table:table-cell table:number-columns-repeated="3"/>
        </table:table-row>
        <table:table-row table:style-name="ro1">
          <table:table-cell office:value-type="float" office:value="19091184" calcext:value-type="float">
            <text:p>19091184</text:p>
          </table:table-cell>
          <table:table-cell office:value-type="float" office:value="9795216" calcext:value-type="float">
            <text:p>9795216</text:p>
          </table:table-cell>
          <table:table-cell table:number-columns-repeated="3"/>
        </table:table-row>
        <table:table-row table:style-name="ro1">
          <table:table-cell office:value-type="float" office:value="25940896" calcext:value-type="float">
            <text:p>25940896</text:p>
          </table:table-cell>
          <table:table-cell office:value-type="float" office:value="14389280" calcext:value-type="float">
            <text:p>14389280</text:p>
          </table:table-cell>
          <table:table-cell table:number-columns-repeated="3"/>
        </table:table-row>
        <table:table-row table:style-name="ro1">
          <table:table-cell office:value-type="float" office:value="19748776" calcext:value-type="float">
            <text:p>19748776</text:p>
          </table:table-cell>
          <table:table-cell office:value-type="float" office:value="10157536" calcext:value-type="float">
            <text:p>10157536</text:p>
          </table:table-cell>
          <table:table-cell table:number-columns-repeated="3"/>
        </table:table-row>
        <table:table-row table:style-name="ro1">
          <table:table-cell office:value-type="float" office:value="19123192" calcext:value-type="float">
            <text:p>19123192</text:p>
          </table:table-cell>
          <table:table-cell office:value-type="float" office:value="10004232" calcext:value-type="float">
            <text:p>10004232</text:p>
          </table:table-cell>
          <table:table-cell table:number-columns-repeated="3"/>
        </table:table-row>
        <table:table-row table:style-name="ro1">
          <table:table-cell office:value-type="float" office:value="32882400" calcext:value-type="float">
            <text:p>32882400</text:p>
          </table:table-cell>
          <table:table-cell office:value-type="float" office:value="9782400" calcext:value-type="float">
            <text:p>9782400</text:p>
          </table:table-cell>
          <table:table-cell table:number-columns-repeated="3"/>
        </table:table-row>
        <table:table-row table:style-name="ro1">
          <table:table-cell office:value-type="float" office:value="29651800" calcext:value-type="float">
            <text:p>29651800</text:p>
          </table:table-cell>
          <table:table-cell office:value-type="float" office:value="9718936" calcext:value-type="float">
            <text:p>9718936</text:p>
          </table:table-cell>
          <table:table-cell table:number-columns-repeated="3"/>
        </table:table-row>
        <table:table-row table:style-name="ro1">
          <table:table-cell office:value-type="float" office:value="33704640" calcext:value-type="float">
            <text:p>33704640</text:p>
          </table:table-cell>
          <table:table-cell office:value-type="float" office:value="12086408" calcext:value-type="float">
            <text:p>12086408</text:p>
          </table:table-cell>
          <table:table-cell table:number-columns-repeated="3"/>
        </table:table-row>
        <table:table-row table:style-name="ro1">
          <table:table-cell office:value-type="float" office:value="24030144" calcext:value-type="float">
            <text:p>24030144</text:p>
          </table:table-cell>
          <table:table-cell office:value-type="float" office:value="9897024" calcext:value-type="float">
            <text:p>9897024</text:p>
          </table:table-cell>
          <table:table-cell table:number-columns-repeated="3"/>
        </table:table-row>
        <table:table-row table:style-name="ro1">
          <table:table-cell office:value-type="float" office:value="28148376" calcext:value-type="float">
            <text:p>28148376</text:p>
          </table:table-cell>
          <table:table-cell office:value-type="float" office:value="19087048" calcext:value-type="float">
            <text:p>19087048</text:p>
          </table:table-cell>
          <table:table-cell table:number-columns-repeated="3"/>
        </table:table-row>
        <table:table-row table:style-name="ro1">
          <table:table-cell office:value-type="float" office:value="19280528" calcext:value-type="float">
            <text:p>19280528</text:p>
          </table:table-cell>
          <table:table-cell office:value-type="float" office:value="13539160" calcext:value-type="float">
            <text:p>13539160</text:p>
          </table:table-cell>
          <table:table-cell table:number-columns-repeated="3"/>
        </table:table-row>
        <table:table-row table:style-name="ro1">
          <table:table-cell office:value-type="float" office:value="22141680" calcext:value-type="float">
            <text:p>22141680</text:p>
          </table:table-cell>
          <table:table-cell office:value-type="float" office:value="9731560" calcext:value-type="float">
            <text:p>9731560</text:p>
          </table:table-cell>
          <table:table-cell table:number-columns-repeated="3"/>
        </table:table-row>
        <table:table-row table:style-name="ro1">
          <table:table-cell office:value-type="float" office:value="20772440" calcext:value-type="float">
            <text:p>20772440</text:p>
          </table:table-cell>
          <table:table-cell office:value-type="float" office:value="10009776" calcext:value-type="float">
            <text:p>10009776</text:p>
          </table:table-cell>
          <table:table-cell table:number-columns-repeated="3"/>
        </table:table-row>
        <table:table-row table:style-name="ro1">
          <table:table-cell office:value-type="float" office:value="19204008" calcext:value-type="float">
            <text:p>19204008</text:p>
          </table:table-cell>
          <table:table-cell office:value-type="float" office:value="9652608" calcext:value-type="float">
            <text:p>9652608</text:p>
          </table:table-cell>
          <table:table-cell table:number-columns-repeated="3"/>
        </table:table-row>
        <table:table-row table:style-name="ro1">
          <table:table-cell office:value-type="float" office:value="19640976" calcext:value-type="float">
            <text:p>19640976</text:p>
          </table:table-cell>
          <table:table-cell office:value-type="float" office:value="10074568" calcext:value-type="float">
            <text:p>10074568</text:p>
          </table:table-cell>
          <table:table-cell table:number-columns-repeated="3"/>
        </table:table-row>
        <table:table-row table:style-name="ro1">
          <table:table-cell office:value-type="float" office:value="32255784" calcext:value-type="float">
            <text:p>32255784</text:p>
          </table:table-cell>
          <table:table-cell office:value-type="float" office:value="17529864" calcext:value-type="float">
            <text:p>17529864</text:p>
          </table:table-cell>
          <table:table-cell table:number-columns-repeated="3"/>
        </table:table-row>
        <table:table-row table:style-name="ro1">
          <table:table-cell office:value-type="float" office:value="21586976" calcext:value-type="float">
            <text:p>21586976</text:p>
          </table:table-cell>
          <table:table-cell office:value-type="float" office:value="9891064" calcext:value-type="float">
            <text:p>9891064</text:p>
          </table:table-cell>
          <table:table-cell table:number-columns-repeated="3"/>
        </table:table-row>
        <table:table-row table:style-name="ro1">
          <table:table-cell office:value-type="float" office:value="21129808" calcext:value-type="float">
            <text:p>21129808</text:p>
          </table:table-cell>
          <table:table-cell office:value-type="float" office:value="10162264" calcext:value-type="float">
            <text:p>10162264</text:p>
          </table:table-cell>
          <table:table-cell table:number-columns-repeated="3"/>
        </table:table-row>
        <table:table-row table:style-name="ro1">
          <table:table-cell office:value-type="float" office:value="22551816" calcext:value-type="float">
            <text:p>22551816</text:p>
          </table:table-cell>
          <table:table-cell office:value-type="float" office:value="15136352" calcext:value-type="float">
            <text:p>15136352</text:p>
          </table:table-cell>
          <table:table-cell table:number-columns-repeated="3"/>
        </table:table-row>
        <table:table-row table:style-name="ro1">
          <table:table-cell office:value-type="float" office:value="27493056" calcext:value-type="float">
            <text:p>27493056</text:p>
          </table:table-cell>
          <table:table-cell office:value-type="float" office:value="9859384" calcext:value-type="float">
            <text:p>9859384</text:p>
          </table:table-cell>
          <table:table-cell table:number-columns-repeated="3"/>
        </table:table-row>
        <table:table-row table:style-name="ro1">
          <table:table-cell office:value-type="float" office:value="22713600" calcext:value-type="float">
            <text:p>22713600</text:p>
          </table:table-cell>
          <table:table-cell office:value-type="float" office:value="9604336" calcext:value-type="float">
            <text:p>9604336</text:p>
          </table:table-cell>
          <table:table-cell table:number-columns-repeated="3"/>
        </table:table-row>
        <table:table-row table:style-name="ro1">
          <table:table-cell office:value-type="float" office:value="19065840" calcext:value-type="float">
            <text:p>19065840</text:p>
          </table:table-cell>
          <table:table-cell office:value-type="float" office:value="20165208" calcext:value-type="float">
            <text:p>20165208</text:p>
          </table:table-cell>
          <table:table-cell table:number-columns-repeated="3"/>
        </table:table-row>
        <table:table-row table:style-name="ro1">
          <table:table-cell office:value-type="float" office:value="18971432" calcext:value-type="float">
            <text:p>18971432</text:p>
          </table:table-cell>
          <table:table-cell office:value-type="float" office:value="16424664" calcext:value-type="float">
            <text:p>16424664</text:p>
          </table:table-cell>
          <table:table-cell table:number-columns-repeated="3"/>
        </table:table-row>
        <table:table-row table:style-name="ro1">
          <table:table-cell office:value-type="float" office:value="18914688" calcext:value-type="float">
            <text:p>18914688</text:p>
          </table:table-cell>
          <table:table-cell office:value-type="float" office:value="12043736" calcext:value-type="float">
            <text:p>12043736</text:p>
          </table:table-cell>
          <table:table-cell table:number-columns-repeated="3"/>
        </table:table-row>
        <table:table-row table:style-name="ro1">
          <table:table-cell office:value-type="float" office:value="19328728" calcext:value-type="float">
            <text:p>19328728</text:p>
          </table:table-cell>
          <table:table-cell office:value-type="float" office:value="15641904" calcext:value-type="float">
            <text:p>15641904</text:p>
          </table:table-cell>
          <table:table-cell table:number-columns-repeated="3"/>
        </table:table-row>
        <table:table-row table:style-name="ro1">
          <table:table-cell office:value-type="float" office:value="19181808" calcext:value-type="float">
            <text:p>19181808</text:p>
          </table:table-cell>
          <table:table-cell office:value-type="float" office:value="9770344" calcext:value-type="float">
            <text:p>9770344</text:p>
          </table:table-cell>
          <table:table-cell table:number-columns-repeated="3"/>
        </table:table-row>
        <table:table-row table:style-name="ro1">
          <table:table-cell office:value-type="float" office:value="19496776" calcext:value-type="float">
            <text:p>19496776</text:p>
          </table:table-cell>
          <table:table-cell office:value-type="float" office:value="9745248" calcext:value-type="float">
            <text:p>9745248</text:p>
          </table:table-cell>
          <table:table-cell table:number-columns-repeated="3"/>
        </table:table-row>
        <table:table-row table:style-name="ro1">
          <table:table-cell office:value-type="float" office:value="19595328" calcext:value-type="float">
            <text:p>19595328</text:p>
          </table:table-cell>
          <table:table-cell office:value-type="float" office:value="9846176" calcext:value-type="float">
            <text:p>9846176</text:p>
          </table:table-cell>
          <table:table-cell table:number-columns-repeated="3"/>
        </table:table-row>
        <table:table-row table:style-name="ro1">
          <table:table-cell office:value-type="float" office:value="19768920" calcext:value-type="float">
            <text:p>19768920</text:p>
          </table:table-cell>
          <table:table-cell office:value-type="float" office:value="9669064" calcext:value-type="float">
            <text:p>9669064</text:p>
          </table:table-cell>
          <table:table-cell table:number-columns-repeated="3"/>
        </table:table-row>
        <table:table-row table:style-name="ro1">
          <table:table-cell office:value-type="float" office:value="19268344" calcext:value-type="float">
            <text:p>19268344</text:p>
          </table:table-cell>
          <table:table-cell office:value-type="float" office:value="11065640" calcext:value-type="float">
            <text:p>11065640</text:p>
          </table:table-cell>
          <table:table-cell table:number-columns-repeated="3"/>
        </table:table-row>
        <table:table-row table:style-name="ro1">
          <table:table-cell office:value-type="float" office:value="19987680" calcext:value-type="float">
            <text:p>19987680</text:p>
          </table:table-cell>
          <table:table-cell office:value-type="float" office:value="10535152" calcext:value-type="float">
            <text:p>10535152</text:p>
          </table:table-cell>
          <table:table-cell table:number-columns-repeated="3"/>
        </table:table-row>
        <table:table-row table:style-name="ro1">
          <table:table-cell office:value-type="float" office:value="24797304" calcext:value-type="float">
            <text:p>24797304</text:p>
          </table:table-cell>
          <table:table-cell office:value-type="float" office:value="9998072" calcext:value-type="float">
            <text:p>9998072</text:p>
          </table:table-cell>
          <table:table-cell table:number-columns-repeated="3"/>
        </table:table-row>
        <table:table-row table:style-name="ro1">
          <table:table-cell office:value-type="float" office:value="19356416" calcext:value-type="float">
            <text:p>19356416</text:p>
          </table:table-cell>
          <table:table-cell office:value-type="float" office:value="9995160" calcext:value-type="float">
            <text:p>9995160</text:p>
          </table:table-cell>
          <table:table-cell table:number-columns-repeated="3"/>
        </table:table-row>
        <table:table-row table:style-name="ro1">
          <table:table-cell office:value-type="float" office:value="19646792" calcext:value-type="float">
            <text:p>19646792</text:p>
          </table:table-cell>
          <table:table-cell office:value-type="float" office:value="9759912" calcext:value-type="float">
            <text:p>9759912</text:p>
          </table:table-cell>
          <table:table-cell table:number-columns-repeated="3"/>
        </table:table-row>
        <table:table-row table:style-name="ro1">
          <table:table-cell office:value-type="float" office:value="18922176" calcext:value-type="float">
            <text:p>18922176</text:p>
          </table:table-cell>
          <table:table-cell office:value-type="float" office:value="10014152" calcext:value-type="float">
            <text:p>10014152</text:p>
          </table:table-cell>
          <table:table-cell table:number-columns-repeated="3"/>
        </table:table-row>
        <table:table-row table:style-name="ro1">
          <table:table-cell office:value-type="float" office:value="19683272" calcext:value-type="float">
            <text:p>19683272</text:p>
          </table:table-cell>
          <table:table-cell office:value-type="float" office:value="9991216" calcext:value-type="float">
            <text:p>9991216</text:p>
          </table:table-cell>
          <table:table-cell table:number-columns-repeated="3"/>
        </table:table-row>
        <table:table-row table:style-name="ro1">
          <table:table-cell office:value-type="float" office:value="19581664" calcext:value-type="float">
            <text:p>19581664</text:p>
          </table:table-cell>
          <table:table-cell office:value-type="float" office:value="9894976" calcext:value-type="float">
            <text:p>9894976</text:p>
          </table:table-cell>
          <table:table-cell table:number-columns-repeated="3"/>
        </table:table-row>
        <table:table-row table:style-name="ro1">
          <table:table-cell office:value-type="float" office:value="19373080" calcext:value-type="float">
            <text:p>19373080</text:p>
          </table:table-cell>
          <table:table-cell office:value-type="float" office:value="10105464" calcext:value-type="float">
            <text:p>10105464</text:p>
          </table:table-cell>
          <table:table-cell table:number-columns-repeated="3"/>
        </table:table-row>
        <table:table-row table:style-name="ro1">
          <table:table-cell office:value-type="float" office:value="19703344" calcext:value-type="float">
            <text:p>19703344</text:p>
          </table:table-cell>
          <table:table-cell office:value-type="float" office:value="11872280" calcext:value-type="float">
            <text:p>11872280</text:p>
          </table:table-cell>
          <table:table-cell table:number-columns-repeated="3"/>
        </table:table-row>
        <table:table-row table:style-name="ro1">
          <table:table-cell office:value-type="float" office:value="19459872" calcext:value-type="float">
            <text:p>19459872</text:p>
          </table:table-cell>
          <table:table-cell office:value-type="float" office:value="10338088" calcext:value-type="float">
            <text:p>10338088</text:p>
          </table:table-cell>
          <table:table-cell table:number-columns-repeated="3"/>
        </table:table-row>
        <table:table-row table:style-name="ro1">
          <table:table-cell office:value-type="float" office:value="19227712" calcext:value-type="float">
            <text:p>19227712</text:p>
          </table:table-cell>
          <table:table-cell office:value-type="float" office:value="10167056" calcext:value-type="float">
            <text:p>10167056</text:p>
          </table:table-cell>
          <table:table-cell table:number-columns-repeated="3"/>
        </table:table-row>
        <table:table-row table:style-name="ro1">
          <table:table-cell office:value-type="float" office:value="19182736" calcext:value-type="float">
            <text:p>19182736</text:p>
          </table:table-cell>
          <table:table-cell office:value-type="float" office:value="9855016" calcext:value-type="float">
            <text:p>9855016</text:p>
          </table:table-cell>
          <table:table-cell table:number-columns-repeated="3"/>
        </table:table-row>
        <table:table-row table:style-name="ro1">
          <table:table-cell office:value-type="float" office:value="19216224" calcext:value-type="float">
            <text:p>19216224</text:p>
          </table:table-cell>
          <table:table-cell office:value-type="float" office:value="10654152" calcext:value-type="float">
            <text:p>10654152</text:p>
          </table:table-cell>
          <table:table-cell table:number-columns-repeated="3"/>
        </table:table-row>
        <table:table-row table:style-name="ro1">
          <table:table-cell office:value-type="float" office:value="19414656" calcext:value-type="float">
            <text:p>19414656</text:p>
          </table:table-cell>
          <table:table-cell office:value-type="float" office:value="9715496" calcext:value-type="float">
            <text:p>9715496</text:p>
          </table:table-cell>
          <table:table-cell table:number-columns-repeated="3"/>
        </table:table-row>
        <table:table-row table:style-name="ro1">
          <table:table-cell office:value-type="float" office:value="30727144" calcext:value-type="float">
            <text:p>30727144</text:p>
          </table:table-cell>
          <table:table-cell office:value-type="float" office:value="19434720" calcext:value-type="float">
            <text:p>19434720</text:p>
          </table:table-cell>
          <table:table-cell table:number-columns-repeated="3"/>
        </table:table-row>
        <table:table-row table:style-name="ro1">
          <table:table-cell office:value-type="float" office:value="19494856" calcext:value-type="float">
            <text:p>19494856</text:p>
          </table:table-cell>
          <table:table-cell office:value-type="float" office:value="12563520" calcext:value-type="float">
            <text:p>12563520</text:p>
          </table:table-cell>
          <table:table-cell table:number-columns-repeated="3"/>
        </table:table-row>
        <table:table-row table:style-name="ro1">
          <table:table-cell office:value-type="float" office:value="19523656" calcext:value-type="float">
            <text:p>19523656</text:p>
          </table:table-cell>
          <table:table-cell office:value-type="float" office:value="9715736" calcext:value-type="float">
            <text:p>9715736</text:p>
          </table:table-cell>
          <table:table-cell table:number-columns-repeated="3"/>
        </table:table-row>
        <table:table-row table:style-name="ro1">
          <table:table-cell office:value-type="float" office:value="18912096" calcext:value-type="float">
            <text:p>18912096</text:p>
          </table:table-cell>
          <table:table-cell office:value-type="float" office:value="11938208" calcext:value-type="float">
            <text:p>11938208</text:p>
          </table:table-cell>
          <table:table-cell table:number-columns-repeated="3"/>
        </table:table-row>
        <table:table-row table:style-name="ro1">
          <table:table-cell office:value-type="float" office:value="19118560" calcext:value-type="float">
            <text:p>19118560</text:p>
          </table:table-cell>
          <table:table-cell office:value-type="float" office:value="18782680" calcext:value-type="float">
            <text:p>18782680</text:p>
          </table:table-cell>
          <table:table-cell table:number-columns-repeated="3"/>
        </table:table-row>
        <table:table-row table:style-name="ro1">
          <table:table-cell office:value-type="float" office:value="18848184" calcext:value-type="float">
            <text:p>18848184</text:p>
          </table:table-cell>
          <table:table-cell office:value-type="float" office:value="9795072" calcext:value-type="float">
            <text:p>9795072</text:p>
          </table:table-cell>
          <table:table-cell table:number-columns-repeated="3"/>
        </table:table-row>
        <table:table-row table:style-name="ro1">
          <table:table-cell office:value-type="float" office:value="31681960" calcext:value-type="float">
            <text:p>31681960</text:p>
          </table:table-cell>
          <table:table-cell office:value-type="float" office:value="9761504" calcext:value-type="float">
            <text:p>9761504</text:p>
          </table:table-cell>
          <table:table-cell table:number-columns-repeated="3"/>
        </table:table-row>
        <table:table-row table:style-name="ro1">
          <table:table-cell office:value-type="float" office:value="19117456" calcext:value-type="float">
            <text:p>19117456</text:p>
          </table:table-cell>
          <table:table-cell office:value-type="float" office:value="9715976" calcext:value-type="float">
            <text:p>9715976</text:p>
          </table:table-cell>
          <table:table-cell table:number-columns-repeated="3"/>
        </table:table-row>
        <table:table-row table:style-name="ro1">
          <table:table-cell office:value-type="float" office:value="19117920" calcext:value-type="float">
            <text:p>19117920</text:p>
          </table:table-cell>
          <table:table-cell office:value-type="float" office:value="9655112" calcext:value-type="float">
            <text:p>9655112</text:p>
          </table:table-cell>
          <table:table-cell table:number-columns-repeated="3"/>
        </table:table-row>
        <table:table-row table:style-name="ro1">
          <table:table-cell office:value-type="float" office:value="19398696" calcext:value-type="float">
            <text:p>19398696</text:p>
          </table:table-cell>
          <table:table-cell office:value-type="float" office:value="11331120" calcext:value-type="float">
            <text:p>11331120</text:p>
          </table:table-cell>
          <table:table-cell table:number-columns-repeated="3"/>
        </table:table-row>
        <table:table-row table:style-name="ro1">
          <table:table-cell office:value-type="float" office:value="19235128" calcext:value-type="float">
            <text:p>19235128</text:p>
          </table:table-cell>
          <table:table-cell office:value-type="float" office:value="10817672" calcext:value-type="float">
            <text:p>10817672</text:p>
          </table:table-cell>
          <table:table-cell table:number-columns-repeated="3"/>
        </table:table-row>
        <table:table-row table:style-name="ro1">
          <table:table-cell office:value-type="float" office:value="19209304" calcext:value-type="float">
            <text:p>19209304</text:p>
          </table:table-cell>
          <table:table-cell office:value-type="float" office:value="11900864" calcext:value-type="float">
            <text:p>11900864</text:p>
          </table:table-cell>
          <table:table-cell table:number-columns-repeated="3"/>
        </table:table-row>
        <table:table-row table:style-name="ro1">
          <table:table-cell office:value-type="float" office:value="18876416" calcext:value-type="float">
            <text:p>18876416</text:p>
          </table:table-cell>
          <table:table-cell office:value-type="float" office:value="9666936" calcext:value-type="float">
            <text:p>9666936</text:p>
          </table:table-cell>
          <table:table-cell table:number-columns-repeated="3"/>
        </table:table-row>
        <table:table-row table:style-name="ro1">
          <table:table-cell office:value-type="float" office:value="19031056" calcext:value-type="float">
            <text:p>19031056</text:p>
          </table:table-cell>
          <table:table-cell office:value-type="float" office:value="9943416" calcext:value-type="float">
            <text:p>9943416</text:p>
          </table:table-cell>
          <table:table-cell table:number-columns-repeated="3"/>
        </table:table-row>
        <table:table-row table:style-name="ro1">
          <table:table-cell office:value-type="float" office:value="19294152" calcext:value-type="float">
            <text:p>19294152</text:p>
          </table:table-cell>
          <table:table-cell office:value-type="float" office:value="9906744" calcext:value-type="float">
            <text:p>9906744</text:p>
          </table:table-cell>
          <table:table-cell table:number-columns-repeated="3"/>
        </table:table-row>
        <table:table-row table:style-name="ro1">
          <table:table-cell office:value-type="float" office:value="19456672" calcext:value-type="float">
            <text:p>19456672</text:p>
          </table:table-cell>
          <table:table-cell office:value-type="float" office:value="10078608" calcext:value-type="float">
            <text:p>10078608</text:p>
          </table:table-cell>
          <table:table-cell table:number-columns-repeated="3"/>
        </table:table-row>
        <table:table-row table:style-name="ro1">
          <table:table-cell office:value-type="float" office:value="18895776" calcext:value-type="float">
            <text:p>18895776</text:p>
          </table:table-cell>
          <table:table-cell office:value-type="float" office:value="9972928" calcext:value-type="float">
            <text:p>9972928</text:p>
          </table:table-cell>
          <table:table-cell table:number-columns-repeated="3"/>
        </table:table-row>
        <table:table-row table:style-name="ro1">
          <table:table-cell office:value-type="float" office:value="19379192" calcext:value-type="float">
            <text:p>19379192</text:p>
          </table:table-cell>
          <table:table-cell office:value-type="float" office:value="9891016" calcext:value-type="float">
            <text:p>9891016</text:p>
          </table:table-cell>
          <table:table-cell table:number-columns-repeated="3"/>
        </table:table-row>
        <table:table-row table:style-name="ro1">
          <table:table-cell office:value-type="float" office:value="23778208" calcext:value-type="float">
            <text:p>23778208</text:p>
          </table:table-cell>
          <table:table-cell office:value-type="float" office:value="9891584" calcext:value-type="float">
            <text:p>9891584</text:p>
          </table:table-cell>
          <table:table-cell table:number-columns-repeated="3"/>
        </table:table-row>
        <table:table-row table:style-name="ro1">
          <table:table-cell office:value-type="float" office:value="19710496" calcext:value-type="float">
            <text:p>19710496</text:p>
          </table:table-cell>
          <table:table-cell office:value-type="float" office:value="10243592" calcext:value-type="float">
            <text:p>10243592</text:p>
          </table:table-cell>
          <table:table-cell table:number-columns-repeated="3"/>
        </table:table-row>
        <table:table-row table:style-name="ro1">
          <table:table-cell office:value-type="float" office:value="18950224" calcext:value-type="float">
            <text:p>18950224</text:p>
          </table:table-cell>
          <table:table-cell office:value-type="float" office:value="10118936" calcext:value-type="float">
            <text:p>10118936</text:p>
          </table:table-cell>
          <table:table-cell table:number-columns-repeated="3"/>
        </table:table-row>
        <table:table-row table:style-name="ro1">
          <table:table-cell office:value-type="float" office:value="26308016" calcext:value-type="float">
            <text:p>26308016</text:p>
          </table:table-cell>
          <table:table-cell office:value-type="float" office:value="9694264" calcext:value-type="float">
            <text:p>9694264</text:p>
          </table:table-cell>
          <table:table-cell table:number-columns-repeated="3"/>
        </table:table-row>
        <table:table-row table:style-name="ro1">
          <table:table-cell office:value-type="float" office:value="19428216" calcext:value-type="float">
            <text:p>19428216</text:p>
          </table:table-cell>
          <table:table-cell office:value-type="float" office:value="9985728" calcext:value-type="float">
            <text:p>9985728</text:p>
          </table:table-cell>
          <table:table-cell table:number-columns-repeated="3"/>
        </table:table-row>
        <table:table-row table:style-name="ro1">
          <table:table-cell office:value-type="float" office:value="23111040" calcext:value-type="float">
            <text:p>23111040</text:p>
          </table:table-cell>
          <table:table-cell office:value-type="float" office:value="9770584" calcext:value-type="float">
            <text:p>9770584</text:p>
          </table:table-cell>
          <table:table-cell table:number-columns-repeated="3"/>
        </table:table-row>
        <table:table-row table:style-name="ro1">
          <table:table-cell office:value-type="float" office:value="19697368" calcext:value-type="float">
            <text:p>19697368</text:p>
          </table:table-cell>
          <table:table-cell office:value-type="float" office:value="9709592" calcext:value-type="float">
            <text:p>9709592</text:p>
          </table:table-cell>
          <table:table-cell table:number-columns-repeated="3"/>
        </table:table-row>
        <table:table-row table:style-name="ro1">
          <table:table-cell office:value-type="float" office:value="23397216" calcext:value-type="float">
            <text:p>23397216</text:p>
          </table:table-cell>
          <table:table-cell office:value-type="float" office:value="10032624" calcext:value-type="float">
            <text:p>10032624</text:p>
          </table:table-cell>
          <table:table-cell table:number-columns-repeated="3"/>
        </table:table-row>
        <table:table-row table:style-name="ro1">
          <table:table-cell office:value-type="float" office:value="18971216" calcext:value-type="float">
            <text:p>18971216</text:p>
          </table:table-cell>
          <table:table-cell office:value-type="float" office:value="9823440" calcext:value-type="float">
            <text:p>9823440</text:p>
          </table:table-cell>
          <table:table-cell table:number-columns-repeated="3"/>
        </table:table-row>
        <table:table-row table:style-name="ro1">
          <table:table-cell office:value-type="float" office:value="19051032" calcext:value-type="float">
            <text:p>19051032</text:p>
          </table:table-cell>
          <table:table-cell office:value-type="float" office:value="13661304" calcext:value-type="float">
            <text:p>13661304</text:p>
          </table:table-cell>
          <table:table-cell table:number-columns-repeated="3"/>
        </table:table-row>
        <table:table-row table:style-name="ro1">
          <table:table-cell office:value-type="float" office:value="18927136" calcext:value-type="float">
            <text:p>18927136</text:p>
          </table:table-cell>
          <table:table-cell office:value-type="float" office:value="9748336" calcext:value-type="float">
            <text:p>9748336</text:p>
          </table:table-cell>
          <table:table-cell table:number-columns-repeated="3"/>
        </table:table-row>
        <table:table-row table:style-name="ro1">
          <table:table-cell office:value-type="float" office:value="19007032" calcext:value-type="float">
            <text:p>19007032</text:p>
          </table:table-cell>
          <table:table-cell office:value-type="float" office:value="10033024" calcext:value-type="float">
            <text:p>10033024</text:p>
          </table:table-cell>
          <table:table-cell table:number-columns-repeated="3"/>
        </table:table-row>
        <table:table-row table:style-name="ro1">
          <table:table-cell office:value-type="float" office:value="18832808" calcext:value-type="float">
            <text:p>18832808</text:p>
          </table:table-cell>
          <table:table-cell office:value-type="float" office:value="9923856" calcext:value-type="float">
            <text:p>9923856</text:p>
          </table:table-cell>
          <table:table-cell table:number-columns-repeated="3"/>
        </table:table-row>
        <table:table-row table:style-name="ro1">
          <table:table-cell office:value-type="float" office:value="18996216" calcext:value-type="float">
            <text:p>18996216</text:p>
          </table:table-cell>
          <table:table-cell office:value-type="float" office:value="12618448" calcext:value-type="float">
            <text:p>12618448</text:p>
          </table:table-cell>
          <table:table-cell table:number-columns-repeated="3"/>
        </table:table-row>
        <table:table-row table:style-name="ro1">
          <table:table-cell office:value-type="float" office:value="18886960" calcext:value-type="float">
            <text:p>18886960</text:p>
          </table:table-cell>
          <table:table-cell office:value-type="float" office:value="10210296" calcext:value-type="float">
            <text:p>10210296</text:p>
          </table:table-cell>
          <table:table-cell table:number-columns-repeated="3"/>
        </table:table-row>
        <table:table-row table:style-name="ro1">
          <table:table-cell office:value-type="float" office:value="18992176" calcext:value-type="float">
            <text:p>18992176</text:p>
          </table:table-cell>
          <table:table-cell office:value-type="float" office:value="10739896" calcext:value-type="float">
            <text:p>10739896</text:p>
          </table:table-cell>
          <table:table-cell table:number-columns-repeated="3"/>
        </table:table-row>
        <table:table-row table:style-name="ro1">
          <table:table-cell office:value-type="float" office:value="32811400" calcext:value-type="float">
            <text:p>32811400</text:p>
          </table:table-cell>
          <table:table-cell office:value-type="float" office:value="10026064" calcext:value-type="float">
            <text:p>10026064</text:p>
          </table:table-cell>
          <table:table-cell table:number-columns-repeated="3"/>
        </table:table-row>
        <table:table-row table:style-name="ro1">
          <table:table-cell office:value-type="float" office:value="19522336" calcext:value-type="float">
            <text:p>19522336</text:p>
          </table:table-cell>
          <table:table-cell office:value-type="float" office:value="11576824" calcext:value-type="float">
            <text:p>11576824</text:p>
          </table:table-cell>
          <table:table-cell table:number-columns-repeated="3"/>
        </table:table-row>
        <table:table-row table:style-name="ro1">
          <table:table-cell office:value-type="float" office:value="23294400" calcext:value-type="float">
            <text:p>23294400</text:p>
          </table:table-cell>
          <table:table-cell office:value-type="float" office:value="9991856" calcext:value-type="float">
            <text:p>9991856</text:p>
          </table:table-cell>
          <table:table-cell table:number-columns-repeated="3"/>
        </table:table-row>
        <table:table-row table:style-name="ro1">
          <table:table-cell office:value-type="float" office:value="18865000" calcext:value-type="float">
            <text:p>18865000</text:p>
          </table:table-cell>
          <table:table-cell office:value-type="float" office:value="12259904" calcext:value-type="float">
            <text:p>12259904</text:p>
          </table:table-cell>
          <table:table-cell table:number-columns-repeated="3"/>
        </table:table-row>
        <table:table-row table:style-name="ro1">
          <table:table-cell office:value-type="float" office:value="18949024" calcext:value-type="float">
            <text:p>18949024</text:p>
          </table:table-cell>
          <table:table-cell office:value-type="float" office:value="11817336" calcext:value-type="float">
            <text:p>11817336</text:p>
          </table:table-cell>
          <table:table-cell table:number-columns-repeated="3"/>
        </table:table-row>
        <table:table-row table:style-name="ro1">
          <table:table-cell office:value-type="float" office:value="18918232" calcext:value-type="float">
            <text:p>18918232</text:p>
          </table:table-cell>
          <table:table-cell office:value-type="float" office:value="10140384" calcext:value-type="float">
            <text:p>10140384</text:p>
          </table:table-cell>
          <table:table-cell table:number-columns-repeated="3"/>
        </table:table-row>
        <table:table-row table:style-name="ro1">
          <table:table-cell office:value-type="float" office:value="18944592" calcext:value-type="float">
            <text:p>18944592</text:p>
          </table:table-cell>
          <table:table-cell office:value-type="float" office:value="11231496" calcext:value-type="float">
            <text:p>11231496</text:p>
          </table:table-cell>
          <table:table-cell table:number-columns-repeated="3"/>
        </table:table-row>
        <table:table-row table:style-name="ro1">
          <table:table-cell office:value-type="float" office:value="18961208" calcext:value-type="float">
            <text:p>18961208</text:p>
          </table:table-cell>
          <table:table-cell office:value-type="float" office:value="15865504" calcext:value-type="float">
            <text:p>15865504</text:p>
          </table:table-cell>
          <table:table-cell table:number-columns-repeated="3"/>
        </table:table-row>
        <table:table-row table:style-name="ro1">
          <table:table-cell office:value-type="float" office:value="18939896" calcext:value-type="float">
            <text:p>18939896</text:p>
          </table:table-cell>
          <table:table-cell office:value-type="float" office:value="12521512" calcext:value-type="float">
            <text:p>12521512</text:p>
          </table:table-cell>
          <table:table-cell table:number-columns-repeated="3"/>
        </table:table-row>
        <table:table-row table:style-name="ro1">
          <table:table-cell office:value-type="float" office:value="19461088" calcext:value-type="float">
            <text:p>19461088</text:p>
          </table:table-cell>
          <table:table-cell office:value-type="float" office:value="9838848" calcext:value-type="float">
            <text:p>9838848</text:p>
          </table:table-cell>
          <table:table-cell table:number-columns-repeated="3"/>
        </table:table-row>
        <table:table-row table:style-name="ro1">
          <table:table-cell office:value-type="float" office:value="25779464" calcext:value-type="float">
            <text:p>25779464</text:p>
          </table:table-cell>
          <table:table-cell office:value-type="float" office:value="10806128" calcext:value-type="float">
            <text:p>10806128</text:p>
          </table:table-cell>
          <table:table-cell table:number-columns-repeated="3"/>
        </table:table-row>
        <table:table-row table:style-name="ro1">
          <table:table-cell office:value-type="float" office:value="18807328" calcext:value-type="float">
            <text:p>18807328</text:p>
          </table:table-cell>
          <table:table-cell office:value-type="float" office:value="11358352" calcext:value-type="float">
            <text:p>11358352</text:p>
          </table:table-cell>
          <table:table-cell table:number-columns-repeated="3"/>
        </table:table-row>
        <table:table-row table:style-name="ro1">
          <table:table-cell office:value-type="float" office:value="18994384" calcext:value-type="float">
            <text:p>18994384</text:p>
          </table:table-cell>
          <table:table-cell office:value-type="float" office:value="12799096" calcext:value-type="float">
            <text:p>12799096</text:p>
          </table:table-cell>
          <table:table-cell table:number-columns-repeated="3"/>
        </table:table-row>
        <table:table-row table:style-name="ro1">
          <table:table-cell office:value-type="float" office:value="19039704" calcext:value-type="float">
            <text:p>19039704</text:p>
          </table:table-cell>
          <table:table-cell office:value-type="float" office:value="10205184" calcext:value-type="float">
            <text:p>10205184</text:p>
          </table:table-cell>
          <table:table-cell table:number-columns-repeated="3"/>
        </table:table-row>
        <table:table-row table:style-name="ro1">
          <table:table-cell office:value-type="float" office:value="18904136" calcext:value-type="float">
            <text:p>18904136</text:p>
          </table:table-cell>
          <table:table-cell office:value-type="float" office:value="9895960" calcext:value-type="float">
            <text:p>9895960</text:p>
          </table:table-cell>
          <table:table-cell table:number-columns-repeated="3"/>
        </table:table-row>
        <table:table-row table:style-name="ro1">
          <table:table-cell office:value-type="float" office:value="20743024" calcext:value-type="float">
            <text:p>20743024</text:p>
          </table:table-cell>
          <table:table-cell office:value-type="float" office:value="13123208" calcext:value-type="float">
            <text:p>13123208</text:p>
          </table:table-cell>
          <table:table-cell table:number-columns-repeated="3"/>
        </table:table-row>
        <table:table-row table:style-name="ro1">
          <table:table-cell office:value-type="float" office:value="20423944" calcext:value-type="float">
            <text:p>20423944</text:p>
          </table:table-cell>
          <table:table-cell office:value-type="float" office:value="10193192" calcext:value-type="float">
            <text:p>10193192</text:p>
          </table:table-cell>
          <table:table-cell table:number-columns-repeated="3"/>
        </table:table-row>
        <table:table-row table:style-name="ro1">
          <table:table-cell office:value-type="float" office:value="19406752" calcext:value-type="float">
            <text:p>19406752</text:p>
          </table:table-cell>
          <table:table-cell office:value-type="float" office:value="12234424" calcext:value-type="float">
            <text:p>12234424</text:p>
          </table:table-cell>
          <table:table-cell table:number-columns-repeated="3"/>
        </table:table-row>
        <table:table-row table:style-name="ro1">
          <table:table-cell office:value-type="float" office:value="18978936" calcext:value-type="float">
            <text:p>18978936</text:p>
          </table:table-cell>
          <table:table-cell office:value-type="float" office:value="10141760" calcext:value-type="float">
            <text:p>10141760</text:p>
          </table:table-cell>
          <table:table-cell table:number-columns-repeated="3"/>
        </table:table-row>
        <table:table-row table:style-name="ro1">
          <table:table-cell office:value-type="float" office:value="18845416" calcext:value-type="float">
            <text:p>18845416</text:p>
          </table:table-cell>
          <table:table-cell office:value-type="float" office:value="10456880" calcext:value-type="float">
            <text:p>10456880</text:p>
          </table:table-cell>
          <table:table-cell table:number-columns-repeated="3"/>
        </table:table-row>
        <table:table-row table:style-name="ro1">
          <table:table-cell office:value-type="float" office:value="18906568" calcext:value-type="float">
            <text:p>18906568</text:p>
          </table:table-cell>
          <table:table-cell office:value-type="float" office:value="9680016" calcext:value-type="float">
            <text:p>9680016</text:p>
          </table:table-cell>
          <table:table-cell table:number-columns-repeated="3"/>
        </table:table-row>
        <table:table-row table:style-name="ro1">
          <table:table-cell office:value-type="float" office:value="19076168" calcext:value-type="float">
            <text:p>19076168</text:p>
          </table:table-cell>
          <table:table-cell office:value-type="float" office:value="11785256" calcext:value-type="float">
            <text:p>11785256</text:p>
          </table:table-cell>
          <table:table-cell table:number-columns-repeated="3"/>
        </table:table-row>
        <table:table-row table:style-name="ro1">
          <table:table-cell office:value-type="float" office:value="23198232" calcext:value-type="float">
            <text:p>23198232</text:p>
          </table:table-cell>
          <table:table-cell office:value-type="float" office:value="10440760" calcext:value-type="float">
            <text:p>10440760</text:p>
          </table:table-cell>
          <table:table-cell table:number-columns-repeated="3"/>
        </table:table-row>
        <table:table-row table:style-name="ro1">
          <table:table-cell office:value-type="float" office:value="18883984" calcext:value-type="float">
            <text:p>18883984</text:p>
          </table:table-cell>
          <table:table-cell office:value-type="float" office:value="10092512" calcext:value-type="float">
            <text:p>10092512</text:p>
          </table:table-cell>
          <table:table-cell table:number-columns-repeated="3"/>
        </table:table-row>
        <table:table-row table:style-name="ro1">
          <table:table-cell office:value-type="float" office:value="19063776" calcext:value-type="float">
            <text:p>19063776</text:p>
          </table:table-cell>
          <table:table-cell office:value-type="float" office:value="19887592" calcext:value-type="float">
            <text:p>19887592</text:p>
          </table:table-cell>
          <table:table-cell table:number-columns-repeated="3"/>
        </table:table-row>
        <table:table-row table:style-name="ro1">
          <table:table-cell office:value-type="float" office:value="18954040" calcext:value-type="float">
            <text:p>18954040</text:p>
          </table:table-cell>
          <table:table-cell office:value-type="float" office:value="13268832" calcext:value-type="float">
            <text:p>13268832</text:p>
          </table:table-cell>
          <table:table-cell table:number-columns-repeated="3"/>
        </table:table-row>
        <table:table-row table:style-name="ro1">
          <table:table-cell office:value-type="float" office:value="19014296" calcext:value-type="float">
            <text:p>19014296</text:p>
          </table:table-cell>
          <table:table-cell office:value-type="float" office:value="10180440" calcext:value-type="float">
            <text:p>10180440</text:p>
          </table:table-cell>
          <table:table-cell table:number-columns-repeated="3"/>
        </table:table-row>
        <table:table-row table:style-name="ro1">
          <table:table-cell office:value-type="float" office:value="19446472" calcext:value-type="float">
            <text:p>19446472</text:p>
          </table:table-cell>
          <table:table-cell office:value-type="float" office:value="9630360" calcext:value-type="float">
            <text:p>9630360</text:p>
          </table:table-cell>
          <table:table-cell table:number-columns-repeated="3"/>
        </table:table-row>
        <table:table-row table:style-name="ro1">
          <table:table-cell office:value-type="float" office:value="19022392" calcext:value-type="float">
            <text:p>19022392</text:p>
          </table:table-cell>
          <table:table-cell office:value-type="float" office:value="17352616" calcext:value-type="float">
            <text:p>17352616</text:p>
          </table:table-cell>
          <table:table-cell table:number-columns-repeated="3"/>
        </table:table-row>
        <table:table-row table:style-name="ro1">
          <table:table-cell office:value-type="float" office:value="18940936" calcext:value-type="float">
            <text:p>18940936</text:p>
          </table:table-cell>
          <table:table-cell office:value-type="float" office:value="12623680" calcext:value-type="float">
            <text:p>12623680</text:p>
          </table:table-cell>
          <table:table-cell table:number-columns-repeated="3"/>
        </table:table-row>
        <table:table-row table:style-name="ro1">
          <table:table-cell office:value-type="float" office:value="18963256" calcext:value-type="float">
            <text:p>18963256</text:p>
          </table:table-cell>
          <table:table-cell office:value-type="float" office:value="12851496" calcext:value-type="float">
            <text:p>12851496</text:p>
          </table:table-cell>
          <table:table-cell table:number-columns-repeated="3"/>
        </table:table-row>
        <table:table-row table:style-name="ro1">
          <table:table-cell office:value-type="float" office:value="19460216" calcext:value-type="float">
            <text:p>19460216</text:p>
          </table:table-cell>
          <table:table-cell office:value-type="float" office:value="9962912" calcext:value-type="float">
            <text:p>9962912</text:p>
          </table:table-cell>
          <table:table-cell table:number-columns-repeated="3"/>
        </table:table-row>
        <table:table-row table:style-name="ro1">
          <table:table-cell office:value-type="float" office:value="19260952" calcext:value-type="float">
            <text:p>19260952</text:p>
          </table:table-cell>
          <table:table-cell office:value-type="float" office:value="10038624" calcext:value-type="float">
            <text:p>10038624</text:p>
          </table:table-cell>
          <table:table-cell table:number-columns-repeated="3"/>
        </table:table-row>
        <table:table-row table:style-name="ro1">
          <table:table-cell office:value-type="float" office:value="20358648" calcext:value-type="float">
            <text:p>20358648</text:p>
          </table:table-cell>
          <table:table-cell office:value-type="float" office:value="12997896" calcext:value-type="float">
            <text:p>12997896</text:p>
          </table:table-cell>
          <table:table-cell table:number-columns-repeated="3"/>
        </table:table-row>
        <table:table-row table:style-name="ro1">
          <table:table-cell office:value-type="float" office:value="19057632" calcext:value-type="float">
            <text:p>19057632</text:p>
          </table:table-cell>
          <table:table-cell office:value-type="float" office:value="16317440" calcext:value-type="float">
            <text:p>16317440</text:p>
          </table:table-cell>
          <table:table-cell table:number-columns-repeated="3"/>
        </table:table-row>
        <table:table-row table:style-name="ro1">
          <table:table-cell office:value-type="float" office:value="18970488" calcext:value-type="float">
            <text:p>18970488</text:p>
          </table:table-cell>
          <table:table-cell office:value-type="float" office:value="10815424" calcext:value-type="float">
            <text:p>10815424</text:p>
          </table:table-cell>
          <table:table-cell table:number-columns-repeated="3"/>
        </table:table-row>
        <table:table-row table:style-name="ro1">
          <table:table-cell office:value-type="float" office:value="19609800" calcext:value-type="float">
            <text:p>19609800</text:p>
          </table:table-cell>
          <table:table-cell office:value-type="float" office:value="9983280" calcext:value-type="float">
            <text:p>9983280</text:p>
          </table:table-cell>
          <table:table-cell table:number-columns-repeated="3"/>
        </table:table-row>
        <table:table-row table:style-name="ro1">
          <table:table-cell office:value-type="float" office:value="19072280" calcext:value-type="float">
            <text:p>19072280</text:p>
          </table:table-cell>
          <table:table-cell office:value-type="float" office:value="23091816" calcext:value-type="float">
            <text:p>23091816</text:p>
          </table:table-cell>
          <table:table-cell table:number-columns-repeated="3"/>
        </table:table-row>
        <table:table-row table:style-name="ro1">
          <table:table-cell office:value-type="float" office:value="19391008" calcext:value-type="float">
            <text:p>19391008</text:p>
          </table:table-cell>
          <table:table-cell office:value-type="float" office:value="10056480" calcext:value-type="float">
            <text:p>10056480</text:p>
          </table:table-cell>
          <table:table-cell table:number-columns-repeated="3"/>
        </table:table-row>
        <table:table-row table:style-name="ro1">
          <table:table-cell office:value-type="float" office:value="28089208" calcext:value-type="float">
            <text:p>28089208</text:p>
          </table:table-cell>
          <table:table-cell office:value-type="float" office:value="11447136" calcext:value-type="float">
            <text:p>11447136</text:p>
          </table:table-cell>
          <table:table-cell table:number-columns-repeated="3"/>
        </table:table-row>
        <table:table-row table:style-name="ro1">
          <table:table-cell office:value-type="float" office:value="18862168" calcext:value-type="float">
            <text:p>18862168</text:p>
          </table:table-cell>
          <table:table-cell office:value-type="float" office:value="15578120" calcext:value-type="float">
            <text:p>15578120</text:p>
          </table:table-cell>
          <table:table-cell table:number-columns-repeated="3"/>
        </table:table-row>
        <table:table-row table:style-name="ro1">
          <table:table-cell office:value-type="float" office:value="23582872" calcext:value-type="float">
            <text:p>23582872</text:p>
          </table:table-cell>
          <table:table-cell office:value-type="float" office:value="10162136" calcext:value-type="float">
            <text:p>10162136</text:p>
          </table:table-cell>
          <table:table-cell table:number-columns-repeated="3"/>
        </table:table-row>
        <table:table-row table:style-name="ro1">
          <table:table-cell office:value-type="float" office:value="22230792" calcext:value-type="float">
            <text:p>22230792</text:p>
          </table:table-cell>
          <table:table-cell office:value-type="float" office:value="10107008" calcext:value-type="float">
            <text:p>10107008</text:p>
          </table:table-cell>
          <table:table-cell table:number-columns-repeated="3"/>
        </table:table-row>
        <table:table-row table:style-name="ro1">
          <table:table-cell office:value-type="float" office:value="18948096" calcext:value-type="float">
            <text:p>18948096</text:p>
          </table:table-cell>
          <table:table-cell office:value-type="float" office:value="10271440" calcext:value-type="float">
            <text:p>10271440</text:p>
          </table:table-cell>
          <table:table-cell table:number-columns-repeated="3"/>
        </table:table-row>
        <table:table-row table:style-name="ro1">
          <table:table-cell office:value-type="float" office:value="19034880" calcext:value-type="float">
            <text:p>19034880</text:p>
          </table:table-cell>
          <table:table-cell office:value-type="float" office:value="9790024" calcext:value-type="float">
            <text:p>9790024</text:p>
          </table:table-cell>
          <table:table-cell table:number-columns-repeated="3"/>
        </table:table-row>
        <table:table-row table:style-name="ro1">
          <table:table-cell office:value-type="float" office:value="18971824" calcext:value-type="float">
            <text:p>18971824</text:p>
          </table:table-cell>
          <table:table-cell office:value-type="float" office:value="12186152" calcext:value-type="float">
            <text:p>12186152</text:p>
          </table:table-cell>
          <table:table-cell table:number-columns-repeated="3"/>
        </table:table-row>
        <table:table-row table:style-name="ro1">
          <table:table-cell office:value-type="float" office:value="20054960" calcext:value-type="float">
            <text:p>20054960</text:p>
          </table:table-cell>
          <table:table-cell office:value-type="float" office:value="9873400" calcext:value-type="float">
            <text:p>9873400</text:p>
          </table:table-cell>
          <table:table-cell table:number-columns-repeated="3"/>
        </table:table-row>
        <table:table-row table:style-name="ro1">
          <table:table-cell office:value-type="float" office:value="18835784" calcext:value-type="float">
            <text:p>18835784</text:p>
          </table:table-cell>
          <table:table-cell office:value-type="float" office:value="10633128" calcext:value-type="float">
            <text:p>10633128</text:p>
          </table:table-cell>
          <table:table-cell table:number-columns-repeated="3"/>
        </table:table-row>
        <table:table-row table:style-name="ro1">
          <table:table-cell office:value-type="float" office:value="18943368" calcext:value-type="float">
            <text:p>18943368</text:p>
          </table:table-cell>
          <table:table-cell office:value-type="float" office:value="20667816" calcext:value-type="float">
            <text:p>20667816</text:p>
          </table:table-cell>
          <table:table-cell table:number-columns-repeated="3"/>
        </table:table-row>
        <table:table-row table:style-name="ro1">
          <table:table-cell office:value-type="float" office:value="23019200" calcext:value-type="float">
            <text:p>23019200</text:p>
          </table:table-cell>
          <table:table-cell office:value-type="float" office:value="11005720" calcext:value-type="float">
            <text:p>11005720</text:p>
          </table:table-cell>
          <table:table-cell table:number-columns-repeated="3"/>
        </table:table-row>
        <table:table-row table:style-name="ro1">
          <table:table-cell office:value-type="float" office:value="19706160" calcext:value-type="float">
            <text:p>19706160</text:p>
          </table:table-cell>
          <table:table-cell office:value-type="float" office:value="9703520" calcext:value-type="float">
            <text:p>9703520</text:p>
          </table:table-cell>
          <table:table-cell table:number-columns-repeated="3"/>
        </table:table-row>
        <table:table-row table:style-name="ro1">
          <table:table-cell office:value-type="float" office:value="20354592" calcext:value-type="float">
            <text:p>20354592</text:p>
          </table:table-cell>
          <table:table-cell office:value-type="float" office:value="9902352" calcext:value-type="float">
            <text:p>9902352</text:p>
          </table:table-cell>
          <table:table-cell table:number-columns-repeated="3"/>
        </table:table-row>
        <table:table-row table:style-name="ro1">
          <table:table-cell office:value-type="float" office:value="19265744" calcext:value-type="float">
            <text:p>19265744</text:p>
          </table:table-cell>
          <table:table-cell office:value-type="float" office:value="10032120" calcext:value-type="float">
            <text:p>10032120</text:p>
          </table:table-cell>
          <table:table-cell table:number-columns-repeated="3"/>
        </table:table-row>
        <table:table-row table:style-name="ro1">
          <table:table-cell office:value-type="float" office:value="19668400" calcext:value-type="float">
            <text:p>19668400</text:p>
          </table:table-cell>
          <table:table-cell office:value-type="float" office:value="9860600" calcext:value-type="float">
            <text:p>9860600</text:p>
          </table:table-cell>
          <table:table-cell table:number-columns-repeated="3"/>
        </table:table-row>
        <table:table-row table:style-name="ro1">
          <table:table-cell office:value-type="float" office:value="19375488" calcext:value-type="float">
            <text:p>19375488</text:p>
          </table:table-cell>
          <table:table-cell office:value-type="float" office:value="9916800" calcext:value-type="float">
            <text:p>9916800</text:p>
          </table:table-cell>
          <table:table-cell table:number-columns-repeated="3"/>
        </table:table-row>
        <table:table-row table:style-name="ro1">
          <table:table-cell office:value-type="float" office:value="27703416" calcext:value-type="float">
            <text:p>27703416</text:p>
          </table:table-cell>
          <table:table-cell office:value-type="float" office:value="9999496" calcext:value-type="float">
            <text:p>9999496</text:p>
          </table:table-cell>
          <table:table-cell table:number-columns-repeated="3"/>
        </table:table-row>
        <table:table-row table:style-name="ro1">
          <table:table-cell office:value-type="float" office:value="19347840" calcext:value-type="float">
            <text:p>19347840</text:p>
          </table:table-cell>
          <table:table-cell office:value-type="float" office:value="9815784" calcext:value-type="float">
            <text:p>9815784</text:p>
          </table:table-cell>
          <table:table-cell table:number-columns-repeated="3"/>
        </table:table-row>
        <table:table-row table:style-name="ro1">
          <table:table-cell office:value-type="float" office:value="19802056" calcext:value-type="float">
            <text:p>19802056</text:p>
          </table:table-cell>
          <table:table-cell office:value-type="float" office:value="15907568" calcext:value-type="float">
            <text:p>15907568</text:p>
          </table:table-cell>
          <table:table-cell table:number-columns-repeated="3"/>
        </table:table-row>
        <table:table-row table:style-name="ro1">
          <table:table-cell office:value-type="float" office:value="19021088" calcext:value-type="float">
            <text:p>19021088</text:p>
          </table:table-cell>
          <table:table-cell office:value-type="float" office:value="9925672" calcext:value-type="float">
            <text:p>9925672</text:p>
          </table:table-cell>
          <table:table-cell table:number-columns-repeated="3"/>
        </table:table-row>
        <table:table-row table:style-name="ro1">
          <table:table-cell office:value-type="float" office:value="23125488" calcext:value-type="float">
            <text:p>23125488</text:p>
          </table:table-cell>
          <table:table-cell office:value-type="float" office:value="9675112" calcext:value-type="float">
            <text:p>9675112</text:p>
          </table:table-cell>
          <table:table-cell table:number-columns-repeated="3"/>
        </table:table-row>
        <table:table-row table:style-name="ro1">
          <table:table-cell office:value-type="float" office:value="21985992" calcext:value-type="float">
            <text:p>21985992</text:p>
          </table:table-cell>
          <table:table-cell office:value-type="float" office:value="9911744" calcext:value-type="float">
            <text:p>9911744</text:p>
          </table:table-cell>
          <table:table-cell table:number-columns-repeated="3"/>
        </table:table-row>
        <table:table-row table:style-name="ro1">
          <table:table-cell office:value-type="float" office:value="19186976" calcext:value-type="float">
            <text:p>19186976</text:p>
          </table:table-cell>
          <table:table-cell office:value-type="float" office:value="9892944" calcext:value-type="float">
            <text:p>9892944</text:p>
          </table:table-cell>
          <table:table-cell table:number-columns-repeated="3"/>
        </table:table-row>
        <table:table-row table:style-name="ro1">
          <table:table-cell office:value-type="float" office:value="19635544" calcext:value-type="float">
            <text:p>19635544</text:p>
          </table:table-cell>
          <table:table-cell office:value-type="float" office:value="10799096" calcext:value-type="float">
            <text:p>10799096</text:p>
          </table:table-cell>
          <table:table-cell table:number-columns-repeated="3"/>
        </table:table-row>
        <table:table-row table:style-name="ro1">
          <table:table-cell office:value-type="float" office:value="21815608" calcext:value-type="float">
            <text:p>21815608</text:p>
          </table:table-cell>
          <table:table-cell office:value-type="float" office:value="10136600" calcext:value-type="float">
            <text:p>10136600</text:p>
          </table:table-cell>
          <table:table-cell table:number-columns-repeated="3"/>
        </table:table-row>
        <table:table-row table:style-name="ro1">
          <table:table-cell office:value-type="float" office:value="18923904" calcext:value-type="float">
            <text:p>18923904</text:p>
          </table:table-cell>
          <table:table-cell office:value-type="float" office:value="10174584" calcext:value-type="float">
            <text:p>10174584</text:p>
          </table:table-cell>
          <table:table-cell table:number-columns-repeated="3"/>
        </table:table-row>
        <table:table-row table:style-name="ro1">
          <table:table-cell office:value-type="float" office:value="23516368" calcext:value-type="float">
            <text:p>23516368</text:p>
          </table:table-cell>
          <table:table-cell office:value-type="float" office:value="12351080" calcext:value-type="float">
            <text:p>12351080</text:p>
          </table:table-cell>
          <table:table-cell table:number-columns-repeated="3"/>
        </table:table-row>
        <table:table-row table:style-name="ro1">
          <table:table-cell office:value-type="float" office:value="18962128" calcext:value-type="float">
            <text:p>18962128</text:p>
          </table:table-cell>
          <table:table-cell office:value-type="float" office:value="9976912" calcext:value-type="float">
            <text:p>9976912</text:p>
          </table:table-cell>
          <table:table-cell table:number-columns-repeated="3"/>
        </table:table-row>
        <table:table-row table:style-name="ro1">
          <table:table-cell office:value-type="float" office:value="18980568" calcext:value-type="float">
            <text:p>18980568</text:p>
          </table:table-cell>
          <table:table-cell office:value-type="float" office:value="11200904" calcext:value-type="float">
            <text:p>11200904</text:p>
          </table:table-cell>
          <table:table-cell table:number-columns-repeated="3"/>
        </table:table-row>
        <table:table-row table:style-name="ro1">
          <table:table-cell office:value-type="float" office:value="19838312" calcext:value-type="float">
            <text:p>19838312</text:p>
          </table:table-cell>
          <table:table-cell office:value-type="float" office:value="13682976" calcext:value-type="float">
            <text:p>13682976</text:p>
          </table:table-cell>
          <table:table-cell table:number-columns-repeated="3"/>
        </table:table-row>
        <table:table-row table:style-name="ro1">
          <table:table-cell office:value-type="float" office:value="19125440" calcext:value-type="float">
            <text:p>19125440</text:p>
          </table:table-cell>
          <table:table-cell office:value-type="float" office:value="10041856" calcext:value-type="float">
            <text:p>10041856</text:p>
          </table:table-cell>
          <table:table-cell table:number-columns-repeated="3"/>
        </table:table-row>
        <table:table-row table:style-name="ro1">
          <table:table-cell office:value-type="float" office:value="18923104" calcext:value-type="float">
            <text:p>18923104</text:p>
          </table:table-cell>
          <table:table-cell office:value-type="float" office:value="11655048" calcext:value-type="float">
            <text:p>11655048</text:p>
          </table:table-cell>
          <table:table-cell table:number-columns-repeated="3"/>
        </table:table-row>
        <table:table-row table:style-name="ro1">
          <table:table-cell office:value-type="float" office:value="19007976" calcext:value-type="float">
            <text:p>19007976</text:p>
          </table:table-cell>
          <table:table-cell office:value-type="float" office:value="10880560" calcext:value-type="float">
            <text:p>10880560</text:p>
          </table:table-cell>
          <table:table-cell table:number-columns-repeated="3"/>
        </table:table-row>
        <table:table-row table:style-name="ro1">
          <table:table-cell office:value-type="float" office:value="24639248" calcext:value-type="float">
            <text:p>24639248</text:p>
          </table:table-cell>
          <table:table-cell office:value-type="float" office:value="10249064" calcext:value-type="float">
            <text:p>10249064</text:p>
          </table:table-cell>
          <table:table-cell table:number-columns-repeated="3"/>
        </table:table-row>
        <table:table-row table:style-name="ro1">
          <table:table-cell office:value-type="float" office:value="19001448" calcext:value-type="float">
            <text:p>19001448</text:p>
          </table:table-cell>
          <table:table-cell office:value-type="float" office:value="10331224" calcext:value-type="float">
            <text:p>10331224</text:p>
          </table:table-cell>
          <table:table-cell table:number-columns-repeated="3"/>
        </table:table-row>
        <table:table-row table:style-name="ro1">
          <table:table-cell office:value-type="float" office:value="18909024" calcext:value-type="float">
            <text:p>18909024</text:p>
          </table:table-cell>
          <table:table-cell office:value-type="float" office:value="9602456" calcext:value-type="float">
            <text:p>9602456</text:p>
          </table:table-cell>
          <table:table-cell table:number-columns-repeated="3"/>
        </table:table-row>
        <table:table-row table:style-name="ro1">
          <table:table-cell office:value-type="float" office:value="19039680" calcext:value-type="float">
            <text:p>19039680</text:p>
          </table:table-cell>
          <table:table-cell office:value-type="float" office:value="10650744" calcext:value-type="float">
            <text:p>10650744</text:p>
          </table:table-cell>
          <table:table-cell table:number-columns-repeated="3"/>
        </table:table-row>
        <table:table-row table:style-name="ro1">
          <table:table-cell office:value-type="float" office:value="18982560" calcext:value-type="float">
            <text:p>18982560</text:p>
          </table:table-cell>
          <table:table-cell office:value-type="float" office:value="10679072" calcext:value-type="float">
            <text:p>10679072</text:p>
          </table:table-cell>
          <table:table-cell table:number-columns-repeated="3"/>
        </table:table-row>
        <table:table-row table:style-name="ro1">
          <table:table-cell office:value-type="float" office:value="18921816" calcext:value-type="float">
            <text:p>18921816</text:p>
          </table:table-cell>
          <table:table-cell office:value-type="float" office:value="11109672" calcext:value-type="float">
            <text:p>11109672</text:p>
          </table:table-cell>
          <table:table-cell table:number-columns-repeated="3"/>
        </table:table-row>
        <table:table-row table:style-name="ro1">
          <table:table-cell office:value-type="float" office:value="19072432" calcext:value-type="float">
            <text:p>19072432</text:p>
          </table:table-cell>
          <table:table-cell office:value-type="float" office:value="9760784" calcext:value-type="float">
            <text:p>9760784</text:p>
          </table:table-cell>
          <table:table-cell table:number-columns-repeated="3"/>
        </table:table-row>
        <table:table-row table:style-name="ro1">
          <table:table-cell office:value-type="float" office:value="19101208" calcext:value-type="float">
            <text:p>19101208</text:p>
          </table:table-cell>
          <table:table-cell office:value-type="float" office:value="10053896" calcext:value-type="float">
            <text:p>10053896</text:p>
          </table:table-cell>
          <table:table-cell table:number-columns-repeated="3"/>
        </table:table-row>
        <table:table-row table:style-name="ro1">
          <table:table-cell office:value-type="float" office:value="22047208" calcext:value-type="float">
            <text:p>22047208</text:p>
          </table:table-cell>
          <table:table-cell office:value-type="float" office:value="9966088" calcext:value-type="float">
            <text:p>9966088</text:p>
          </table:table-cell>
          <table:table-cell table:number-columns-repeated="3"/>
        </table:table-row>
        <table:table-row table:style-name="ro1">
          <table:table-cell office:value-type="float" office:value="19182456" calcext:value-type="float">
            <text:p>19182456</text:p>
          </table:table-cell>
          <table:table-cell office:value-type="float" office:value="9840376" calcext:value-type="float">
            <text:p>9840376</text:p>
          </table:table-cell>
          <table:table-cell table:number-columns-repeated="3"/>
        </table:table-row>
        <table:table-row table:style-name="ro1">
          <table:table-cell office:value-type="float" office:value="19140984" calcext:value-type="float">
            <text:p>19140984</text:p>
          </table:table-cell>
          <table:table-cell office:value-type="float" office:value="12083824" calcext:value-type="float">
            <text:p>12083824</text:p>
          </table:table-cell>
          <table:table-cell table:number-columns-repeated="3"/>
        </table:table-row>
        <table:table-row table:style-name="ro1">
          <table:table-cell office:value-type="float" office:value="19217160" calcext:value-type="float">
            <text:p>19217160</text:p>
          </table:table-cell>
          <table:table-cell office:value-type="float" office:value="21233792" calcext:value-type="float">
            <text:p>21233792</text:p>
          </table:table-cell>
          <table:table-cell table:number-columns-repeated="3"/>
        </table:table-row>
        <table:table-row table:style-name="ro1">
          <table:table-cell office:value-type="float" office:value="18743848" calcext:value-type="float">
            <text:p>18743848</text:p>
          </table:table-cell>
          <table:table-cell office:value-type="float" office:value="9689496" calcext:value-type="float">
            <text:p>9689496</text:p>
          </table:table-cell>
          <table:table-cell table:number-columns-repeated="3"/>
        </table:table-row>
        <table:table-row table:style-name="ro1">
          <table:table-cell office:value-type="float" office:value="20886640" calcext:value-type="float">
            <text:p>20886640</text:p>
          </table:table-cell>
          <table:table-cell office:value-type="float" office:value="10417632" calcext:value-type="float">
            <text:p>10417632</text:p>
          </table:table-cell>
          <table:table-cell table:number-columns-repeated="3"/>
        </table:table-row>
        <table:table-row table:style-name="ro1">
          <table:table-cell office:value-type="float" office:value="24941712" calcext:value-type="float">
            <text:p>24941712</text:p>
          </table:table-cell>
          <table:table-cell office:value-type="float" office:value="9871344" calcext:value-type="float">
            <text:p>9871344</text:p>
          </table:table-cell>
          <table:table-cell table:number-columns-repeated="3"/>
        </table:table-row>
        <table:table-row table:style-name="ro1">
          <table:table-cell office:value-type="float" office:value="23822984" calcext:value-type="float">
            <text:p>23822984</text:p>
          </table:table-cell>
          <table:table-cell office:value-type="float" office:value="11330840" calcext:value-type="float">
            <text:p>11330840</text:p>
          </table:table-cell>
          <table:table-cell table:number-columns-repeated="3"/>
        </table:table-row>
        <table:table-row table:style-name="ro1">
          <table:table-cell office:value-type="float" office:value="20808216" calcext:value-type="float">
            <text:p>20808216</text:p>
          </table:table-cell>
          <table:table-cell office:value-type="float" office:value="10836152" calcext:value-type="float">
            <text:p>10836152</text:p>
          </table:table-cell>
          <table:table-cell table:number-columns-repeated="3"/>
        </table:table-row>
        <table:table-row table:style-name="ro1">
          <table:table-cell office:value-type="float" office:value="19084136" calcext:value-type="float">
            <text:p>19084136</text:p>
          </table:table-cell>
          <table:table-cell office:value-type="float" office:value="10110376" calcext:value-type="float">
            <text:p>10110376</text:p>
          </table:table-cell>
          <table:table-cell table:number-columns-repeated="3"/>
        </table:table-row>
        <table:table-row table:style-name="ro1">
          <table:table-cell office:value-type="float" office:value="21135944" calcext:value-type="float">
            <text:p>21135944</text:p>
          </table:table-cell>
          <table:table-cell office:value-type="float" office:value="10322736" calcext:value-type="float">
            <text:p>10322736</text:p>
          </table:table-cell>
          <table:table-cell table:number-columns-repeated="3"/>
        </table:table-row>
        <table:table-row table:style-name="ro1">
          <table:table-cell office:value-type="float" office:value="18988400" calcext:value-type="float">
            <text:p>18988400</text:p>
          </table:table-cell>
          <table:table-cell office:value-type="float" office:value="10303792" calcext:value-type="float">
            <text:p>10303792</text:p>
          </table:table-cell>
          <table:table-cell table:number-columns-repeated="3"/>
        </table:table-row>
        <table:table-row table:style-name="ro1">
          <table:table-cell office:value-type="float" office:value="23707760" calcext:value-type="float">
            <text:p>23707760</text:p>
          </table:table-cell>
          <table:table-cell office:value-type="float" office:value="21156200" calcext:value-type="float">
            <text:p>21156200</text:p>
          </table:table-cell>
          <table:table-cell table:number-columns-repeated="3"/>
        </table:table-row>
        <table:table-row table:style-name="ro1">
          <table:table-cell office:value-type="float" office:value="20422272" calcext:value-type="float">
            <text:p>20422272</text:p>
          </table:table-cell>
          <table:table-cell office:value-type="float" office:value="11527224" calcext:value-type="float">
            <text:p>11527224</text:p>
          </table:table-cell>
          <table:table-cell table:number-columns-repeated="3"/>
        </table:table-row>
        <table:table-row table:style-name="ro1">
          <table:table-cell office:value-type="float" office:value="19146112" calcext:value-type="float">
            <text:p>19146112</text:p>
          </table:table-cell>
          <table:table-cell office:value-type="float" office:value="9661248" calcext:value-type="float">
            <text:p>9661248</text:p>
          </table:table-cell>
          <table:table-cell table:number-columns-repeated="3"/>
        </table:table-row>
        <table:table-row table:style-name="ro1">
          <table:table-cell office:value-type="float" office:value="19373048" calcext:value-type="float">
            <text:p>19373048</text:p>
          </table:table-cell>
          <table:table-cell office:value-type="float" office:value="14349120" calcext:value-type="float">
            <text:p>14349120</text:p>
          </table:table-cell>
          <table:table-cell table:number-columns-repeated="3"/>
        </table:table-row>
        <table:table-row table:style-name="ro1">
          <table:table-cell office:value-type="float" office:value="19004992" calcext:value-type="float">
            <text:p>19004992</text:p>
          </table:table-cell>
          <table:table-cell office:value-type="float" office:value="10537968" calcext:value-type="float">
            <text:p>10537968</text:p>
          </table:table-cell>
          <table:table-cell table:number-columns-repeated="3"/>
        </table:table-row>
        <table:table-row table:style-name="ro1">
          <table:table-cell office:value-type="float" office:value="21625088" calcext:value-type="float">
            <text:p>21625088</text:p>
          </table:table-cell>
          <table:table-cell office:value-type="float" office:value="9720000" calcext:value-type="float">
            <text:p>9720000</text:p>
          </table:table-cell>
          <table:table-cell table:number-columns-repeated="3"/>
        </table:table-row>
        <table:table-row table:style-name="ro1">
          <table:table-cell office:value-type="float" office:value="19348376" calcext:value-type="float">
            <text:p>19348376</text:p>
          </table:table-cell>
          <table:table-cell office:value-type="float" office:value="9976576" calcext:value-type="float">
            <text:p>9976576</text:p>
          </table:table-cell>
          <table:table-cell table:number-columns-repeated="3"/>
        </table:table-row>
        <table:table-row table:style-name="ro1">
          <table:table-cell office:value-type="float" office:value="19531512" calcext:value-type="float">
            <text:p>19531512</text:p>
          </table:table-cell>
          <table:table-cell office:value-type="float" office:value="10109000" calcext:value-type="float">
            <text:p>10109000</text:p>
          </table:table-cell>
          <table:table-cell table:number-columns-repeated="3"/>
        </table:table-row>
        <table:table-row table:style-name="ro1">
          <table:table-cell office:value-type="float" office:value="19537288" calcext:value-type="float">
            <text:p>19537288</text:p>
          </table:table-cell>
          <table:table-cell office:value-type="float" office:value="11789072" calcext:value-type="float">
            <text:p>11789072</text:p>
          </table:table-cell>
          <table:table-cell table:number-columns-repeated="3"/>
        </table:table-row>
        <table:table-row table:style-name="ro1">
          <table:table-cell office:value-type="float" office:value="19940232" calcext:value-type="float">
            <text:p>19940232</text:p>
          </table:table-cell>
          <table:table-cell office:value-type="float" office:value="10060104" calcext:value-type="float">
            <text:p>10060104</text:p>
          </table:table-cell>
          <table:table-cell table:number-columns-repeated="3"/>
        </table:table-row>
        <table:table-row table:style-name="ro1">
          <table:table-cell office:value-type="float" office:value="19447768" calcext:value-type="float">
            <text:p>19447768</text:p>
          </table:table-cell>
          <table:table-cell office:value-type="float" office:value="10715912" calcext:value-type="float">
            <text:p>10715912</text:p>
          </table:table-cell>
          <table:table-cell table:number-columns-repeated="3"/>
        </table:table-row>
        <table:table-row table:style-name="ro1">
          <table:table-cell office:value-type="float" office:value="18979112" calcext:value-type="float">
            <text:p>18979112</text:p>
          </table:table-cell>
          <table:table-cell office:value-type="float" office:value="10327984" calcext:value-type="float">
            <text:p>10327984</text:p>
          </table:table-cell>
          <table:table-cell table:number-columns-repeated="3"/>
        </table:table-row>
        <table:table-row table:style-name="ro1">
          <table:table-cell office:value-type="float" office:value="23792096" calcext:value-type="float">
            <text:p>23792096</text:p>
          </table:table-cell>
          <table:table-cell office:value-type="float" office:value="10356320" calcext:value-type="float">
            <text:p>10356320</text:p>
          </table:table-cell>
          <table:table-cell table:number-columns-repeated="3"/>
        </table:table-row>
        <table:table-row table:style-name="ro1">
          <table:table-cell office:value-type="float" office:value="19686616" calcext:value-type="float">
            <text:p>19686616</text:p>
          </table:table-cell>
          <table:table-cell office:value-type="float" office:value="10217480" calcext:value-type="float">
            <text:p>10217480</text:p>
          </table:table-cell>
          <table:table-cell table:number-columns-repeated="3"/>
        </table:table-row>
        <table:table-row table:style-name="ro1">
          <table:table-cell office:value-type="float" office:value="19559120" calcext:value-type="float">
            <text:p>19559120</text:p>
          </table:table-cell>
          <table:table-cell office:value-type="float" office:value="9913744" calcext:value-type="float">
            <text:p>9913744</text:p>
          </table:table-cell>
          <table:table-cell table:number-columns-repeated="3"/>
        </table:table-row>
        <table:table-row table:style-name="ro1">
          <table:table-cell office:value-type="float" office:value="24663864" calcext:value-type="float">
            <text:p>24663864</text:p>
          </table:table-cell>
          <table:table-cell office:value-type="float" office:value="11350432" calcext:value-type="float">
            <text:p>11350432</text:p>
          </table:table-cell>
          <table:table-cell table:number-columns-repeated="3"/>
        </table:table-row>
        <table:table-row table:style-name="ro1">
          <table:table-cell office:value-type="float" office:value="25009528" calcext:value-type="float">
            <text:p>25009528</text:p>
          </table:table-cell>
          <table:table-cell office:value-type="float" office:value="12015480" calcext:value-type="float">
            <text:p>12015480</text:p>
          </table:table-cell>
          <table:table-cell table:number-columns-repeated="3"/>
        </table:table-row>
        <table:table-row table:style-name="ro1">
          <table:table-cell office:value-type="float" office:value="19493976" calcext:value-type="float">
            <text:p>19493976</text:p>
          </table:table-cell>
          <table:table-cell office:value-type="float" office:value="14915080" calcext:value-type="float">
            <text:p>14915080</text:p>
          </table:table-cell>
          <table:table-cell table:number-columns-repeated="3"/>
        </table:table-row>
        <table:table-row table:style-name="ro1">
          <table:table-cell office:value-type="float" office:value="19124816" calcext:value-type="float">
            <text:p>19124816</text:p>
          </table:table-cell>
          <table:table-cell office:value-type="float" office:value="12423312" calcext:value-type="float">
            <text:p>12423312</text:p>
          </table:table-cell>
          <table:table-cell table:number-columns-repeated="3"/>
        </table:table-row>
        <table:table-row table:style-name="ro1">
          <table:table-cell office:value-type="float" office:value="20009560" calcext:value-type="float">
            <text:p>20009560</text:p>
          </table:table-cell>
          <table:table-cell office:value-type="float" office:value="11220816" calcext:value-type="float">
            <text:p>11220816</text:p>
          </table:table-cell>
          <table:table-cell table:number-columns-repeated="3"/>
        </table:table-row>
        <table:table-row table:style-name="ro1">
          <table:table-cell office:value-type="float" office:value="30113232" calcext:value-type="float">
            <text:p>30113232</text:p>
          </table:table-cell>
          <table:table-cell office:value-type="float" office:value="9888712" calcext:value-type="float">
            <text:p>9888712</text:p>
          </table:table-cell>
          <table:table-cell table:number-columns-repeated="3"/>
        </table:table-row>
        <table:table-row table:style-name="ro1">
          <table:table-cell office:value-type="float" office:value="19510072" calcext:value-type="float">
            <text:p>19510072</text:p>
          </table:table-cell>
          <table:table-cell office:value-type="float" office:value="10046224" calcext:value-type="float">
            <text:p>10046224</text:p>
          </table:table-cell>
          <table:table-cell table:number-columns-repeated="3"/>
        </table:table-row>
        <table:table-row table:style-name="ro1">
          <table:table-cell office:value-type="float" office:value="19490552" calcext:value-type="float">
            <text:p>19490552</text:p>
          </table:table-cell>
          <table:table-cell office:value-type="float" office:value="10950848" calcext:value-type="float">
            <text:p>10950848</text:p>
          </table:table-cell>
          <table:table-cell table:number-columns-repeated="3"/>
        </table:table-row>
        <table:table-row table:style-name="ro1">
          <table:table-cell office:value-type="float" office:value="19063584" calcext:value-type="float">
            <text:p>19063584</text:p>
          </table:table-cell>
          <table:table-cell office:value-type="float" office:value="9930568" calcext:value-type="float">
            <text:p>9930568</text:p>
          </table:table-cell>
          <table:table-cell table:number-columns-repeated="3"/>
        </table:table-row>
        <table:table-row table:style-name="ro1">
          <table:table-cell office:value-type="float" office:value="23255792" calcext:value-type="float">
            <text:p>23255792</text:p>
          </table:table-cell>
          <table:table-cell office:value-type="float" office:value="10245056" calcext:value-type="float">
            <text:p>10245056</text:p>
          </table:table-cell>
          <table:table-cell table:number-columns-repeated="3"/>
        </table:table-row>
        <table:table-row table:style-name="ro1">
          <table:table-cell office:value-type="float" office:value="26198008" calcext:value-type="float">
            <text:p>26198008</text:p>
          </table:table-cell>
          <table:table-cell office:value-type="float" office:value="14919880" calcext:value-type="float">
            <text:p>14919880</text:p>
          </table:table-cell>
          <table:table-cell table:number-columns-repeated="3"/>
        </table:table-row>
        <table:table-row table:style-name="ro1">
          <table:table-cell office:value-type="float" office:value="19498928" calcext:value-type="float">
            <text:p>19498928</text:p>
          </table:table-cell>
          <table:table-cell office:value-type="float" office:value="9987376" calcext:value-type="float">
            <text:p>9987376</text:p>
          </table:table-cell>
          <table:table-cell table:number-columns-repeated="3"/>
        </table:table-row>
        <table:table-row table:style-name="ro1">
          <table:table-cell office:value-type="float" office:value="19072816" calcext:value-type="float">
            <text:p>19072816</text:p>
          </table:table-cell>
          <table:table-cell office:value-type="float" office:value="9990560" calcext:value-type="float">
            <text:p>9990560</text:p>
          </table:table-cell>
          <table:table-cell table:number-columns-repeated="3"/>
        </table:table-row>
        <table:table-row table:style-name="ro1">
          <table:table-cell office:value-type="float" office:value="30960400" calcext:value-type="float">
            <text:p>30960400</text:p>
          </table:table-cell>
          <table:table-cell office:value-type="float" office:value="10430776" calcext:value-type="float">
            <text:p>10430776</text:p>
          </table:table-cell>
          <table:table-cell table:number-columns-repeated="3"/>
        </table:table-row>
        <table:table-row table:style-name="ro1">
          <table:table-cell office:value-type="float" office:value="18970280" calcext:value-type="float">
            <text:p>18970280</text:p>
          </table:table-cell>
          <table:table-cell office:value-type="float" office:value="9681152" calcext:value-type="float">
            <text:p>9681152</text:p>
          </table:table-cell>
          <table:table-cell table:number-columns-repeated="3"/>
        </table:table-row>
        <table:table-row table:style-name="ro1">
          <table:table-cell office:value-type="float" office:value="19037104" calcext:value-type="float">
            <text:p>19037104</text:p>
          </table:table-cell>
          <table:table-cell office:value-type="float" office:value="11266280" calcext:value-type="float">
            <text:p>11266280</text:p>
          </table:table-cell>
          <table:table-cell table:number-columns-repeated="3"/>
        </table:table-row>
        <table:table-row table:style-name="ro1">
          <table:table-cell office:value-type="float" office:value="30756424" calcext:value-type="float">
            <text:p>30756424</text:p>
          </table:table-cell>
          <table:table-cell office:value-type="float" office:value="9966824" calcext:value-type="float">
            <text:p>9966824</text:p>
          </table:table-cell>
          <table:table-cell table:number-columns-repeated="3"/>
        </table:table-row>
        <table:table-row table:style-name="ro1">
          <table:table-cell office:value-type="float" office:value="19053416" calcext:value-type="float">
            <text:p>19053416</text:p>
          </table:table-cell>
          <table:table-cell office:value-type="float" office:value="9822328" calcext:value-type="float">
            <text:p>9822328</text:p>
          </table:table-cell>
          <table:table-cell table:number-columns-repeated="3"/>
        </table:table-row>
        <table:table-row table:style-name="ro1">
          <table:table-cell office:value-type="float" office:value="19011120" calcext:value-type="float">
            <text:p>19011120</text:p>
          </table:table-cell>
          <table:table-cell office:value-type="float" office:value="10155056" calcext:value-type="float">
            <text:p>10155056</text:p>
          </table:table-cell>
          <table:table-cell table:number-columns-repeated="3"/>
        </table:table-row>
        <table:table-row table:style-name="ro1">
          <table:table-cell office:value-type="float" office:value="19390504" calcext:value-type="float">
            <text:p>19390504</text:p>
          </table:table-cell>
          <table:table-cell office:value-type="float" office:value="10381032" calcext:value-type="float">
            <text:p>10381032</text:p>
          </table:table-cell>
          <table:table-cell table:number-columns-repeated="3"/>
        </table:table-row>
        <table:table-row table:style-name="ro1">
          <table:table-cell office:value-type="float" office:value="29194792" calcext:value-type="float">
            <text:p>29194792</text:p>
          </table:table-cell>
          <table:table-cell office:value-type="float" office:value="11548120" calcext:value-type="float">
            <text:p>11548120</text:p>
          </table:table-cell>
          <table:table-cell table:number-columns-repeated="3"/>
        </table:table-row>
        <table:table-row table:style-name="ro1">
          <table:table-cell office:value-type="float" office:value="30478160" calcext:value-type="float">
            <text:p>30478160</text:p>
          </table:table-cell>
          <table:table-cell office:value-type="float" office:value="10071544" calcext:value-type="float">
            <text:p>10071544</text:p>
          </table:table-cell>
          <table:table-cell table:number-columns-repeated="3"/>
        </table:table-row>
        <table:table-row table:style-name="ro1">
          <table:table-cell office:value-type="float" office:value="19019976" calcext:value-type="float">
            <text:p>19019976</text:p>
          </table:table-cell>
          <table:table-cell office:value-type="float" office:value="9862608" calcext:value-type="float">
            <text:p>9862608</text:p>
          </table:table-cell>
          <table:table-cell table:number-columns-repeated="3"/>
        </table:table-row>
        <table:table-row table:style-name="ro1">
          <table:table-cell office:value-type="float" office:value="22195976" calcext:value-type="float">
            <text:p>22195976</text:p>
          </table:table-cell>
          <table:table-cell office:value-type="float" office:value="9990064" calcext:value-type="float">
            <text:p>9990064</text:p>
          </table:table-cell>
          <table:table-cell table:number-columns-repeated="3"/>
        </table:table-row>
        <table:table-row table:style-name="ro1">
          <table:table-cell office:value-type="float" office:value="19076528" calcext:value-type="float">
            <text:p>19076528</text:p>
          </table:table-cell>
          <table:table-cell office:value-type="float" office:value="21910352" calcext:value-type="float">
            <text:p>21910352</text:p>
          </table:table-cell>
          <table:table-cell table:number-columns-repeated="3"/>
        </table:table-row>
        <table:table-row table:style-name="ro1">
          <table:table-cell office:value-type="float" office:value="19415976" calcext:value-type="float">
            <text:p>19415976</text:p>
          </table:table-cell>
          <table:table-cell office:value-type="float" office:value="9751808" calcext:value-type="float">
            <text:p>9751808</text:p>
          </table:table-cell>
          <table:table-cell table:number-columns-repeated="3"/>
        </table:table-row>
        <table:table-row table:style-name="ro1">
          <table:table-cell office:value-type="float" office:value="19988176" calcext:value-type="float">
            <text:p>19988176</text:p>
          </table:table-cell>
          <table:table-cell office:value-type="float" office:value="16631232" calcext:value-type="float">
            <text:p>16631232</text:p>
          </table:table-cell>
          <table:table-cell table:number-columns-repeated="3"/>
        </table:table-row>
        <table:table-row table:style-name="ro1">
          <table:table-cell office:value-type="float" office:value="19524344" calcext:value-type="float">
            <text:p>19524344</text:p>
          </table:table-cell>
          <table:table-cell office:value-type="float" office:value="19572136" calcext:value-type="float">
            <text:p>19572136</text:p>
          </table:table-cell>
          <table:table-cell table:number-columns-repeated="3"/>
        </table:table-row>
        <table:table-row table:style-name="ro1">
          <table:table-cell office:value-type="float" office:value="19350144" calcext:value-type="float">
            <text:p>19350144</text:p>
          </table:table-cell>
          <table:table-cell office:value-type="float" office:value="10507880" calcext:value-type="float">
            <text:p>10507880</text:p>
          </table:table-cell>
          <table:table-cell table:number-columns-repeated="3"/>
        </table:table-row>
        <table:table-row table:style-name="ro1">
          <table:table-cell office:value-type="float" office:value="19061512" calcext:value-type="float">
            <text:p>19061512</text:p>
          </table:table-cell>
          <table:table-cell office:value-type="float" office:value="10112384" calcext:value-type="float">
            <text:p>10112384</text:p>
          </table:table-cell>
          <table:table-cell table:number-columns-repeated="3"/>
        </table:table-row>
        <table:table-row table:style-name="ro1">
          <table:table-cell office:value-type="float" office:value="22258616" calcext:value-type="float">
            <text:p>22258616</text:p>
          </table:table-cell>
          <table:table-cell office:value-type="float" office:value="16442624" calcext:value-type="float">
            <text:p>16442624</text:p>
          </table:table-cell>
          <table:table-cell table:number-columns-repeated="3"/>
        </table:table-row>
        <table:table-row table:style-name="ro1">
          <table:table-cell office:value-type="float" office:value="19418400" calcext:value-type="float">
            <text:p>19418400</text:p>
          </table:table-cell>
          <table:table-cell office:value-type="float" office:value="11374680" calcext:value-type="float">
            <text:p>11374680</text:p>
          </table:table-cell>
          <table:table-cell table:number-columns-repeated="3"/>
        </table:table-row>
        <table:table-row table:style-name="ro1">
          <table:table-cell office:value-type="float" office:value="21833784" calcext:value-type="float">
            <text:p>21833784</text:p>
          </table:table-cell>
          <table:table-cell office:value-type="float" office:value="17161896" calcext:value-type="float">
            <text:p>17161896</text:p>
          </table:table-cell>
          <table:table-cell table:number-columns-repeated="3"/>
        </table:table-row>
        <table:table-row table:style-name="ro1">
          <table:table-cell office:value-type="float" office:value="18840568" calcext:value-type="float">
            <text:p>18840568</text:p>
          </table:table-cell>
          <table:table-cell office:value-type="float" office:value="10206536" calcext:value-type="float">
            <text:p>10206536</text:p>
          </table:table-cell>
          <table:table-cell table:number-columns-repeated="3"/>
        </table:table-row>
        <table:table-row table:style-name="ro1">
          <table:table-cell office:value-type="float" office:value="18967872" calcext:value-type="float">
            <text:p>18967872</text:p>
          </table:table-cell>
          <table:table-cell office:value-type="float" office:value="11058768" calcext:value-type="float">
            <text:p>11058768</text:p>
          </table:table-cell>
          <table:table-cell table:number-columns-repeated="3"/>
        </table:table-row>
        <table:table-row table:style-name="ro1">
          <table:table-cell office:value-type="float" office:value="21598968" calcext:value-type="float">
            <text:p>21598968</text:p>
          </table:table-cell>
          <table:table-cell office:value-type="float" office:value="11408024" calcext:value-type="float">
            <text:p>11408024</text:p>
          </table:table-cell>
          <table:table-cell table:number-columns-repeated="3"/>
        </table:table-row>
        <table:table-row table:style-name="ro1">
          <table:table-cell office:value-type="float" office:value="22167344" calcext:value-type="float">
            <text:p>22167344</text:p>
          </table:table-cell>
          <table:table-cell office:value-type="float" office:value="10729216" calcext:value-type="float">
            <text:p>10729216</text:p>
          </table:table-cell>
          <table:table-cell table:number-columns-repeated="3"/>
        </table:table-row>
        <table:table-row table:style-name="ro1">
          <table:table-cell office:value-type="float" office:value="19107512" calcext:value-type="float">
            <text:p>19107512</text:p>
          </table:table-cell>
          <table:table-cell office:value-type="float" office:value="13376352" calcext:value-type="float">
            <text:p>13376352</text:p>
          </table:table-cell>
          <table:table-cell table:number-columns-repeated="3"/>
        </table:table-row>
        <table:table-row table:style-name="ro1">
          <table:table-cell office:value-type="float" office:value="30582720" calcext:value-type="float">
            <text:p>30582720</text:p>
          </table:table-cell>
          <table:table-cell office:value-type="float" office:value="10132112" calcext:value-type="float">
            <text:p>10132112</text:p>
          </table:table-cell>
          <table:table-cell table:number-columns-repeated="3"/>
        </table:table-row>
        <table:table-row table:style-name="ro1">
          <table:table-cell office:value-type="float" office:value="31876696" calcext:value-type="float">
            <text:p>31876696</text:p>
          </table:table-cell>
          <table:table-cell office:value-type="float" office:value="10018976" calcext:value-type="float">
            <text:p>10018976</text:p>
          </table:table-cell>
          <table:table-cell table:number-columns-repeated="3"/>
        </table:table-row>
        <table:table-row table:style-name="ro1">
          <table:table-cell office:value-type="float" office:value="19298880" calcext:value-type="float">
            <text:p>19298880</text:p>
          </table:table-cell>
          <table:table-cell office:value-type="float" office:value="9784400" calcext:value-type="float">
            <text:p>9784400</text:p>
          </table:table-cell>
          <table:table-cell table:number-columns-repeated="3"/>
        </table:table-row>
        <table:table-row table:style-name="ro1">
          <table:table-cell office:value-type="float" office:value="19165584" calcext:value-type="float">
            <text:p>19165584</text:p>
          </table:table-cell>
          <table:table-cell office:value-type="float" office:value="9854832" calcext:value-type="float">
            <text:p>9854832</text:p>
          </table:table-cell>
          <table:table-cell table:number-columns-repeated="3"/>
        </table:table-row>
        <table:table-row table:style-name="ro1">
          <table:table-cell office:value-type="float" office:value="19044672" calcext:value-type="float">
            <text:p>19044672</text:p>
          </table:table-cell>
          <table:table-cell office:value-type="float" office:value="9904896" calcext:value-type="float">
            <text:p>9904896</text:p>
          </table:table-cell>
          <table:table-cell table:number-columns-repeated="3"/>
        </table:table-row>
        <table:table-row table:style-name="ro1">
          <table:table-cell office:value-type="float" office:value="21086056" calcext:value-type="float">
            <text:p>21086056</text:p>
          </table:table-cell>
          <table:table-cell office:value-type="float" office:value="12105696" calcext:value-type="float">
            <text:p>12105696</text:p>
          </table:table-cell>
          <table:table-cell table:number-columns-repeated="3"/>
        </table:table-row>
        <table:table-row table:style-name="ro1">
          <table:table-cell office:value-type="float" office:value="20607752" calcext:value-type="float">
            <text:p>20607752</text:p>
          </table:table-cell>
          <table:table-cell office:value-type="float" office:value="9767344" calcext:value-type="float">
            <text:p>9767344</text:p>
          </table:table-cell>
          <table:table-cell table:number-columns-repeated="3"/>
        </table:table-row>
        <table:table-row table:style-name="ro1">
          <table:table-cell office:value-type="float" office:value="23165336" calcext:value-type="float">
            <text:p>23165336</text:p>
          </table:table-cell>
          <table:table-cell office:value-type="float" office:value="10566824" calcext:value-type="float">
            <text:p>10566824</text:p>
          </table:table-cell>
          <table:table-cell table:number-columns-repeated="3"/>
        </table:table-row>
        <table:table-row table:style-name="ro1">
          <table:table-cell office:value-type="float" office:value="20701488" calcext:value-type="float">
            <text:p>20701488</text:p>
          </table:table-cell>
          <table:table-cell office:value-type="float" office:value="9651432" calcext:value-type="float">
            <text:p>9651432</text:p>
          </table:table-cell>
          <table:table-cell table:number-columns-repeated="3"/>
        </table:table-row>
        <table:table-row table:style-name="ro1">
          <table:table-cell office:value-type="float" office:value="21201584" calcext:value-type="float">
            <text:p>21201584</text:p>
          </table:table-cell>
          <table:table-cell office:value-type="float" office:value="9984232" calcext:value-type="float">
            <text:p>9984232</text:p>
          </table:table-cell>
          <table:table-cell table:number-columns-repeated="3"/>
        </table:table-row>
        <table:table-row table:style-name="ro1">
          <table:table-cell office:value-type="float" office:value="18976200" calcext:value-type="float">
            <text:p>18976200</text:p>
          </table:table-cell>
          <table:table-cell office:value-type="float" office:value="9855264" calcext:value-type="float">
            <text:p>9855264</text:p>
          </table:table-cell>
          <table:table-cell table:number-columns-repeated="3"/>
        </table:table-row>
        <table:table-row table:style-name="ro1">
          <table:table-cell office:value-type="float" office:value="19329104" calcext:value-type="float">
            <text:p>19329104</text:p>
          </table:table-cell>
          <table:table-cell office:value-type="float" office:value="13739112" calcext:value-type="float">
            <text:p>13739112</text:p>
          </table:table-cell>
          <table:table-cell table:number-columns-repeated="3"/>
        </table:table-row>
        <table:table-row table:style-name="ro1">
          <table:table-cell office:value-type="float" office:value="22171368" calcext:value-type="float">
            <text:p>22171368</text:p>
          </table:table-cell>
          <table:table-cell office:value-type="float" office:value="11239120" calcext:value-type="float">
            <text:p>11239120</text:p>
          </table:table-cell>
          <table:table-cell table:number-columns-repeated="3"/>
        </table:table-row>
        <table:table-row table:style-name="ro1">
          <table:table-cell office:value-type="float" office:value="19748856" calcext:value-type="float">
            <text:p>19748856</text:p>
          </table:table-cell>
          <table:table-cell office:value-type="float" office:value="10735224" calcext:value-type="float">
            <text:p>10735224</text:p>
          </table:table-cell>
          <table:table-cell table:number-columns-repeated="3"/>
        </table:table-row>
        <table:table-row table:style-name="ro1">
          <table:table-cell office:value-type="float" office:value="19408616" calcext:value-type="float">
            <text:p>19408616</text:p>
          </table:table-cell>
          <table:table-cell office:value-type="float" office:value="11940240" calcext:value-type="float">
            <text:p>11940240</text:p>
          </table:table-cell>
          <table:table-cell table:number-columns-repeated="3"/>
        </table:table-row>
        <table:table-row table:style-name="ro1">
          <table:table-cell office:value-type="float" office:value="25631616" calcext:value-type="float">
            <text:p>25631616</text:p>
          </table:table-cell>
          <table:table-cell office:value-type="float" office:value="10373336" calcext:value-type="float">
            <text:p>10373336</text:p>
          </table:table-cell>
          <table:table-cell table:number-columns-repeated="3"/>
        </table:table-row>
        <table:table-row table:style-name="ro1">
          <table:table-cell office:value-type="float" office:value="26603032" calcext:value-type="float">
            <text:p>26603032</text:p>
          </table:table-cell>
          <table:table-cell office:value-type="float" office:value="11260048" calcext:value-type="float">
            <text:p>11260048</text:p>
          </table:table-cell>
          <table:table-cell table:number-columns-repeated="3"/>
        </table:table-row>
        <table:table-row table:style-name="ro1">
          <table:table-cell office:value-type="float" office:value="18915000" calcext:value-type="float">
            <text:p>18915000</text:p>
          </table:table-cell>
          <table:table-cell office:value-type="float" office:value="10079344" calcext:value-type="float">
            <text:p>10079344</text:p>
          </table:table-cell>
          <table:table-cell table:number-columns-repeated="3"/>
        </table:table-row>
        <table:table-row table:style-name="ro1">
          <table:table-cell office:value-type="float" office:value="24423296" calcext:value-type="float">
            <text:p>24423296</text:p>
          </table:table-cell>
          <table:table-cell office:value-type="float" office:value="9947968" calcext:value-type="float">
            <text:p>9947968</text:p>
          </table:table-cell>
          <table:table-cell table:number-columns-repeated="3"/>
        </table:table-row>
        <table:table-row table:style-name="ro1">
          <table:table-cell office:value-type="float" office:value="20454280" calcext:value-type="float">
            <text:p>20454280</text:p>
          </table:table-cell>
          <table:table-cell office:value-type="float" office:value="9776016" calcext:value-type="float">
            <text:p>9776016</text:p>
          </table:table-cell>
          <table:table-cell table:number-columns-repeated="3"/>
        </table:table-row>
        <table:table-row table:style-name="ro1">
          <table:table-cell office:value-type="float" office:value="20110848" calcext:value-type="float">
            <text:p>20110848</text:p>
          </table:table-cell>
          <table:table-cell office:value-type="float" office:value="9807376" calcext:value-type="float">
            <text:p>9807376</text:p>
          </table:table-cell>
          <table:table-cell table:number-columns-repeated="3"/>
        </table:table-row>
        <table:table-row table:style-name="ro1">
          <table:table-cell office:value-type="float" office:value="29643312" calcext:value-type="float">
            <text:p>29643312</text:p>
          </table:table-cell>
          <table:table-cell office:value-type="float" office:value="10741888" calcext:value-type="float">
            <text:p>10741888</text:p>
          </table:table-cell>
          <table:table-cell table:number-columns-repeated="3"/>
        </table:table-row>
        <table:table-row table:style-name="ro1">
          <table:table-cell office:value-type="float" office:value="19387280" calcext:value-type="float">
            <text:p>19387280</text:p>
          </table:table-cell>
          <table:table-cell office:value-type="float" office:value="10063624" calcext:value-type="float">
            <text:p>10063624</text:p>
          </table:table-cell>
          <table:table-cell table:number-columns-repeated="3"/>
        </table:table-row>
        <table:table-row table:style-name="ro1">
          <table:table-cell office:value-type="float" office:value="19817128" calcext:value-type="float">
            <text:p>19817128</text:p>
          </table:table-cell>
          <table:table-cell office:value-type="float" office:value="10317680" calcext:value-type="float">
            <text:p>10317680</text:p>
          </table:table-cell>
          <table:table-cell table:number-columns-repeated="3"/>
        </table:table-row>
        <table:table-row table:style-name="ro1">
          <table:table-cell office:value-type="float" office:value="19434904" calcext:value-type="float">
            <text:p>19434904</text:p>
          </table:table-cell>
          <table:table-cell office:value-type="float" office:value="10703024" calcext:value-type="float">
            <text:p>10703024</text:p>
          </table:table-cell>
          <table:table-cell table:number-columns-repeated="3"/>
        </table:table-row>
        <table:table-row table:style-name="ro1">
          <table:table-cell office:value-type="float" office:value="22738920" calcext:value-type="float">
            <text:p>22738920</text:p>
          </table:table-cell>
          <table:table-cell office:value-type="float" office:value="10070960" calcext:value-type="float">
            <text:p>10070960</text:p>
          </table:table-cell>
          <table:table-cell table:number-columns-repeated="3"/>
        </table:table-row>
        <table:table-row table:style-name="ro1">
          <table:table-cell office:value-type="float" office:value="19653232" calcext:value-type="float">
            <text:p>19653232</text:p>
          </table:table-cell>
          <table:table-cell office:value-type="float" office:value="9799648" calcext:value-type="float">
            <text:p>9799648</text:p>
          </table:table-cell>
          <table:table-cell table:number-columns-repeated="3"/>
        </table:table-row>
        <table:table-row table:style-name="ro1">
          <table:table-cell office:value-type="float" office:value="32788880" calcext:value-type="float">
            <text:p>32788880</text:p>
          </table:table-cell>
          <table:table-cell office:value-type="float" office:value="10156432" calcext:value-type="float">
            <text:p>10156432</text:p>
          </table:table-cell>
          <table:table-cell table:number-columns-repeated="3"/>
        </table:table-row>
        <table:table-row table:style-name="ro1">
          <table:table-cell office:value-type="float" office:value="19723936" calcext:value-type="float">
            <text:p>19723936</text:p>
          </table:table-cell>
          <table:table-cell office:value-type="float" office:value="9846432" calcext:value-type="float">
            <text:p>9846432</text:p>
          </table:table-cell>
          <table:table-cell table:number-columns-repeated="3"/>
        </table:table-row>
        <table:table-row table:style-name="ro1">
          <table:table-cell office:value-type="float" office:value="19797848" calcext:value-type="float">
            <text:p>19797848</text:p>
          </table:table-cell>
          <table:table-cell office:value-type="float" office:value="10037152" calcext:value-type="float">
            <text:p>10037152</text:p>
          </table:table-cell>
          <table:table-cell table:number-columns-repeated="3"/>
        </table:table-row>
        <table:table-row table:style-name="ro1">
          <table:table-cell office:value-type="float" office:value="27603536" calcext:value-type="float">
            <text:p>27603536</text:p>
          </table:table-cell>
          <table:table-cell office:value-type="float" office:value="12278432" calcext:value-type="float">
            <text:p>12278432</text:p>
          </table:table-cell>
          <table:table-cell table:number-columns-repeated="3"/>
        </table:table-row>
        <table:table-row table:style-name="ro1">
          <table:table-cell office:value-type="float" office:value="19098568" calcext:value-type="float">
            <text:p>19098568</text:p>
          </table:table-cell>
          <table:table-cell office:value-type="float" office:value="11983416" calcext:value-type="float">
            <text:p>11983416</text:p>
          </table:table-cell>
          <table:table-cell table:number-columns-repeated="3"/>
        </table:table-row>
        <table:table-row table:style-name="ro1">
          <table:table-cell office:value-type="float" office:value="20104736" calcext:value-type="float">
            <text:p>20104736</text:p>
          </table:table-cell>
          <table:table-cell office:value-type="float" office:value="10573912" calcext:value-type="float">
            <text:p>10573912</text:p>
          </table:table-cell>
          <table:table-cell table:number-columns-repeated="3"/>
        </table:table-row>
        <table:table-row table:style-name="ro1">
          <table:table-cell office:value-type="float" office:value="21538008" calcext:value-type="float">
            <text:p>21538008</text:p>
          </table:table-cell>
          <table:table-cell office:value-type="float" office:value="10129360" calcext:value-type="float">
            <text:p>10129360</text:p>
          </table:table-cell>
          <table:table-cell table:number-columns-repeated="3"/>
        </table:table-row>
        <table:table-row table:style-name="ro1">
          <table:table-cell office:value-type="float" office:value="19233736" calcext:value-type="float">
            <text:p>19233736</text:p>
          </table:table-cell>
          <table:table-cell office:value-type="float" office:value="9933680" calcext:value-type="float">
            <text:p>9933680</text:p>
          </table:table-cell>
          <table:table-cell table:number-columns-repeated="3"/>
        </table:table-row>
        <table:table-row table:style-name="ro1">
          <table:table-cell office:value-type="float" office:value="18956832" calcext:value-type="float">
            <text:p>18956832</text:p>
          </table:table-cell>
          <table:table-cell office:value-type="float" office:value="10614200" calcext:value-type="float">
            <text:p>10614200</text:p>
          </table:table-cell>
          <table:table-cell table:number-columns-repeated="3"/>
        </table:table-row>
        <table:table-row table:style-name="ro1">
          <table:table-cell office:value-type="float" office:value="32656704" calcext:value-type="float">
            <text:p>32656704</text:p>
          </table:table-cell>
          <table:table-cell office:value-type="float" office:value="10324808" calcext:value-type="float">
            <text:p>10324808</text:p>
          </table:table-cell>
          <table:table-cell table:number-columns-repeated="3"/>
        </table:table-row>
        <table:table-row table:style-name="ro1">
          <table:table-cell office:value-type="float" office:value="19209704" calcext:value-type="float">
            <text:p>19209704</text:p>
          </table:table-cell>
          <table:table-cell office:value-type="float" office:value="10389640" calcext:value-type="float">
            <text:p>10389640</text:p>
          </table:table-cell>
          <table:table-cell table:number-columns-repeated="3"/>
        </table:table-row>
        <table:table-row table:style-name="ro1">
          <table:table-cell office:value-type="float" office:value="22266936" calcext:value-type="float">
            <text:p>22266936</text:p>
          </table:table-cell>
          <table:table-cell office:value-type="float" office:value="10188560" calcext:value-type="float">
            <text:p>10188560</text:p>
          </table:table-cell>
          <table:table-cell table:number-columns-repeated="3"/>
        </table:table-row>
        <table:table-row table:style-name="ro1">
          <table:table-cell office:value-type="float" office:value="19232552" calcext:value-type="float">
            <text:p>19232552</text:p>
          </table:table-cell>
          <table:table-cell office:value-type="float" office:value="16083376" calcext:value-type="float">
            <text:p>16083376</text:p>
          </table:table-cell>
          <table:table-cell table:number-columns-repeated="3"/>
        </table:table-row>
        <table:table-row table:style-name="ro1">
          <table:table-cell office:value-type="float" office:value="19942632" calcext:value-type="float">
            <text:p>19942632</text:p>
          </table:table-cell>
          <table:table-cell office:value-type="float" office:value="10043216" calcext:value-type="float">
            <text:p>10043216</text:p>
          </table:table-cell>
          <table:table-cell table:number-columns-repeated="3"/>
        </table:table-row>
        <table:table-row table:style-name="ro1">
          <table:table-cell office:value-type="float" office:value="22437832" calcext:value-type="float">
            <text:p>22437832</text:p>
          </table:table-cell>
          <table:table-cell office:value-type="float" office:value="18288920" calcext:value-type="float">
            <text:p>18288920</text:p>
          </table:table-cell>
          <table:table-cell table:number-columns-repeated="3"/>
        </table:table-row>
        <table:table-row table:style-name="ro1">
          <table:table-cell office:value-type="float" office:value="19283736" calcext:value-type="float">
            <text:p>19283736</text:p>
          </table:table-cell>
          <table:table-cell office:value-type="float" office:value="9994928" calcext:value-type="float">
            <text:p>9994928</text:p>
          </table:table-cell>
          <table:table-cell table:number-columns-repeated="3"/>
        </table:table-row>
        <table:table-row table:style-name="ro1">
          <table:table-cell office:value-type="float" office:value="21335760" calcext:value-type="float">
            <text:p>21335760</text:p>
          </table:table-cell>
          <table:table-cell office:value-type="float" office:value="10418520" calcext:value-type="float">
            <text:p>10418520</text:p>
          </table:table-cell>
          <table:table-cell table:number-columns-repeated="3"/>
        </table:table-row>
        <table:table-row table:style-name="ro1">
          <table:table-cell office:value-type="float" office:value="20211008" calcext:value-type="float">
            <text:p>20211008</text:p>
          </table:table-cell>
          <table:table-cell office:value-type="float" office:value="10583256" calcext:value-type="float">
            <text:p>10583256</text:p>
          </table:table-cell>
          <table:table-cell table:number-columns-repeated="3"/>
        </table:table-row>
        <table:table-row table:style-name="ro1">
          <table:table-cell office:value-type="float" office:value="19090472" calcext:value-type="float">
            <text:p>19090472</text:p>
          </table:table-cell>
          <table:table-cell office:value-type="float" office:value="11706840" calcext:value-type="float">
            <text:p>11706840</text:p>
          </table:table-cell>
          <table:table-cell table:number-columns-repeated="3"/>
        </table:table-row>
        <table:table-row table:style-name="ro1">
          <table:table-cell office:value-type="float" office:value="19418512" calcext:value-type="float">
            <text:p>19418512</text:p>
          </table:table-cell>
          <table:table-cell office:value-type="float" office:value="15345888" calcext:value-type="float">
            <text:p>15345888</text:p>
          </table:table-cell>
          <table:table-cell table:number-columns-repeated="3"/>
        </table:table-row>
        <table:table-row table:style-name="ro1">
          <table:table-cell office:value-type="float" office:value="19000192" calcext:value-type="float">
            <text:p>19000192</text:p>
          </table:table-cell>
          <table:table-cell office:value-type="float" office:value="9658432" calcext:value-type="float">
            <text:p>9658432</text:p>
          </table:table-cell>
          <table:table-cell table:number-columns-repeated="3"/>
        </table:table-row>
        <table:table-row table:style-name="ro1">
          <table:table-cell office:value-type="float" office:value="24153408" calcext:value-type="float">
            <text:p>24153408</text:p>
          </table:table-cell>
          <table:table-cell office:value-type="float" office:value="11952984" calcext:value-type="float">
            <text:p>11952984</text:p>
          </table:table-cell>
          <table:table-cell table:number-columns-repeated="3"/>
        </table:table-row>
        <table:table-row table:style-name="ro1">
          <table:table-cell office:value-type="float" office:value="19118408" calcext:value-type="float">
            <text:p>19118408</text:p>
          </table:table-cell>
          <table:table-cell office:value-type="float" office:value="10061576" calcext:value-type="float">
            <text:p>10061576</text:p>
          </table:table-cell>
          <table:table-cell table:number-columns-repeated="3"/>
        </table:table-row>
        <table:table-row table:style-name="ro1">
          <table:table-cell office:value-type="float" office:value="19535376" calcext:value-type="float">
            <text:p>19535376</text:p>
          </table:table-cell>
          <table:table-cell office:value-type="float" office:value="10152808" calcext:value-type="float">
            <text:p>10152808</text:p>
          </table:table-cell>
          <table:table-cell table:number-columns-repeated="3"/>
        </table:table-row>
        <table:table-row table:style-name="ro1">
          <table:table-cell office:value-type="float" office:value="19693088" calcext:value-type="float">
            <text:p>19693088</text:p>
          </table:table-cell>
          <table:table-cell office:value-type="float" office:value="10148016" calcext:value-type="float">
            <text:p>10148016</text:p>
          </table:table-cell>
          <table:table-cell table:number-columns-repeated="3"/>
        </table:table-row>
        <table:table-row table:style-name="ro1">
          <table:table-cell office:value-type="float" office:value="20370360" calcext:value-type="float">
            <text:p>20370360</text:p>
          </table:table-cell>
          <table:table-cell office:value-type="float" office:value="10260072" calcext:value-type="float">
            <text:p>10260072</text:p>
          </table:table-cell>
          <table:table-cell table:number-columns-repeated="3"/>
        </table:table-row>
        <table:table-row table:style-name="ro1">
          <table:table-cell office:value-type="float" office:value="18924008" calcext:value-type="float">
            <text:p>18924008</text:p>
          </table:table-cell>
          <table:table-cell office:value-type="float" office:value="11823248" calcext:value-type="float">
            <text:p>11823248</text:p>
          </table:table-cell>
          <table:table-cell table:number-columns-repeated="3"/>
        </table:table-row>
        <table:table-row table:style-name="ro1">
          <table:table-cell office:value-type="float" office:value="21744896" calcext:value-type="float">
            <text:p>21744896</text:p>
          </table:table-cell>
          <table:table-cell office:value-type="float" office:value="12084072" calcext:value-type="float">
            <text:p>12084072</text:p>
          </table:table-cell>
          <table:table-cell table:number-columns-repeated="3"/>
        </table:table-row>
        <table:table-row table:style-name="ro1">
          <table:table-cell office:value-type="float" office:value="19697032" calcext:value-type="float">
            <text:p>19697032</text:p>
          </table:table-cell>
          <table:table-cell office:value-type="float" office:value="10174440" calcext:value-type="float">
            <text:p>10174440</text:p>
          </table:table-cell>
          <table:table-cell table:number-columns-repeated="3"/>
        </table:table-row>
        <table:table-row table:style-name="ro1">
          <table:table-cell office:value-type="float" office:value="19067480" calcext:value-type="float">
            <text:p>19067480</text:p>
          </table:table-cell>
          <table:table-cell office:value-type="float" office:value="10043048" calcext:value-type="float">
            <text:p>10043048</text:p>
          </table:table-cell>
          <table:table-cell table:number-columns-repeated="3"/>
        </table:table-row>
        <table:table-row table:style-name="ro1">
          <table:table-cell office:value-type="float" office:value="18879904" calcext:value-type="float">
            <text:p>18879904</text:p>
          </table:table-cell>
          <table:table-cell office:value-type="float" office:value="11833872" calcext:value-type="float">
            <text:p>11833872</text:p>
          </table:table-cell>
          <table:table-cell table:number-columns-repeated="3"/>
        </table:table-row>
        <table:table-row table:style-name="ro1">
          <table:table-cell office:value-type="float" office:value="18974920" calcext:value-type="float">
            <text:p>18974920</text:p>
          </table:table-cell>
          <table:table-cell office:value-type="float" office:value="10395976" calcext:value-type="float">
            <text:p>10395976</text:p>
          </table:table-cell>
          <table:table-cell table:number-columns-repeated="3"/>
        </table:table-row>
        <table:table-row table:style-name="ro1">
          <table:table-cell office:value-type="float" office:value="22306192" calcext:value-type="float">
            <text:p>22306192</text:p>
          </table:table-cell>
          <table:table-cell office:value-type="float" office:value="9867816" calcext:value-type="float">
            <text:p>9867816</text:p>
          </table:table-cell>
          <table:table-cell table:number-columns-repeated="3"/>
        </table:table-row>
        <table:table-row table:style-name="ro1">
          <table:table-cell office:value-type="float" office:value="18965840" calcext:value-type="float">
            <text:p>18965840</text:p>
          </table:table-cell>
          <table:table-cell office:value-type="float" office:value="10819488" calcext:value-type="float">
            <text:p>10819488</text:p>
          </table:table-cell>
          <table:table-cell table:number-columns-repeated="3"/>
        </table:table-row>
        <table:table-row table:style-name="ro1">
          <table:table-cell office:value-type="float" office:value="18874664" calcext:value-type="float">
            <text:p>18874664</text:p>
          </table:table-cell>
          <table:table-cell office:value-type="float" office:value="10064416" calcext:value-type="float">
            <text:p>10064416</text:p>
          </table:table-cell>
          <table:table-cell table:number-columns-repeated="3"/>
        </table:table-row>
        <table:table-row table:style-name="ro1">
          <table:table-cell office:value-type="float" office:value="19015680" calcext:value-type="float">
            <text:p>19015680</text:p>
          </table:table-cell>
          <table:table-cell office:value-type="float" office:value="9920376" calcext:value-type="float">
            <text:p>9920376</text:p>
          </table:table-cell>
          <table:table-cell table:number-columns-repeated="3"/>
        </table:table-row>
        <table:table-row table:style-name="ro1">
          <table:table-cell office:value-type="float" office:value="23350216" calcext:value-type="float">
            <text:p>23350216</text:p>
          </table:table-cell>
          <table:table-cell office:value-type="float" office:value="17106064" calcext:value-type="float">
            <text:p>17106064</text:p>
          </table:table-cell>
          <table:table-cell table:number-columns-repeated="3"/>
        </table:table-row>
        <table:table-row table:style-name="ro1">
          <table:table-cell office:value-type="float" office:value="19004656" calcext:value-type="float">
            <text:p>19004656</text:p>
          </table:table-cell>
          <table:table-cell office:value-type="float" office:value="10458432" calcext:value-type="float">
            <text:p>10458432</text:p>
          </table:table-cell>
          <table:table-cell table:number-columns-repeated="3"/>
        </table:table-row>
        <table:table-row table:style-name="ro1">
          <table:table-cell office:value-type="float" office:value="18953536" calcext:value-type="float">
            <text:p>18953536</text:p>
          </table:table-cell>
          <table:table-cell office:value-type="float" office:value="10209840" calcext:value-type="float">
            <text:p>10209840</text:p>
          </table:table-cell>
          <table:table-cell table:number-columns-repeated="3"/>
        </table:table-row>
        <table:table-row table:style-name="ro1">
          <table:table-cell office:value-type="float" office:value="23385984" calcext:value-type="float">
            <text:p>23385984</text:p>
          </table:table-cell>
          <table:table-cell office:value-type="float" office:value="9874080" calcext:value-type="float">
            <text:p>9874080</text:p>
          </table:table-cell>
          <table:table-cell table:number-columns-repeated="3"/>
        </table:table-row>
        <table:table-row table:style-name="ro1">
          <table:table-cell office:value-type="float" office:value="24023352" calcext:value-type="float">
            <text:p>24023352</text:p>
          </table:table-cell>
          <table:table-cell office:value-type="float" office:value="10065744" calcext:value-type="float">
            <text:p>10065744</text:p>
          </table:table-cell>
          <table:table-cell table:number-columns-repeated="3"/>
        </table:table-row>
        <table:table-row table:style-name="ro1">
          <table:table-cell office:value-type="float" office:value="22385800" calcext:value-type="float">
            <text:p>22385800</text:p>
          </table:table-cell>
          <table:table-cell office:value-type="float" office:value="9858048" calcext:value-type="float">
            <text:p>9858048</text:p>
          </table:table-cell>
          <table:table-cell table:number-columns-repeated="3"/>
        </table:table-row>
        <table:table-row table:style-name="ro1">
          <table:table-cell office:value-type="float" office:value="21108904" calcext:value-type="float">
            <text:p>21108904</text:p>
          </table:table-cell>
          <table:table-cell office:value-type="float" office:value="12603088" calcext:value-type="float">
            <text:p>12603088</text:p>
          </table:table-cell>
          <table:table-cell table:number-columns-repeated="3"/>
        </table:table-row>
        <table:table-row table:style-name="ro1">
          <table:table-cell office:value-type="float" office:value="18945728" calcext:value-type="float">
            <text:p>18945728</text:p>
          </table:table-cell>
          <table:table-cell office:value-type="float" office:value="10738832" calcext:value-type="float">
            <text:p>10738832</text:p>
          </table:table-cell>
          <table:table-cell table:number-columns-repeated="3"/>
        </table:table-row>
        <table:table-row table:style-name="ro1">
          <table:table-cell office:value-type="float" office:value="25269928" calcext:value-type="float">
            <text:p>25269928</text:p>
          </table:table-cell>
          <table:table-cell office:value-type="float" office:value="9898752" calcext:value-type="float">
            <text:p>9898752</text:p>
          </table:table-cell>
          <table:table-cell table:number-columns-repeated="3"/>
        </table:table-row>
        <table:table-row table:style-name="ro1">
          <table:table-cell office:value-type="float" office:value="19907256" calcext:value-type="float">
            <text:p>19907256</text:p>
          </table:table-cell>
          <table:table-cell office:value-type="float" office:value="10054120" calcext:value-type="float">
            <text:p>10054120</text:p>
          </table:table-cell>
          <table:table-cell table:number-columns-repeated="3"/>
        </table:table-row>
        <table:table-row table:style-name="ro1">
          <table:table-cell office:value-type="float" office:value="19093776" calcext:value-type="float">
            <text:p>19093776</text:p>
          </table:table-cell>
          <table:table-cell office:value-type="float" office:value="10504200" calcext:value-type="float">
            <text:p>10504200</text:p>
          </table:table-cell>
          <table:table-cell table:number-columns-repeated="3"/>
        </table:table-row>
        <table:table-row table:style-name="ro1">
          <table:table-cell office:value-type="float" office:value="18945352" calcext:value-type="float">
            <text:p>18945352</text:p>
          </table:table-cell>
          <table:table-cell office:value-type="float" office:value="12019040" calcext:value-type="float">
            <text:p>12019040</text:p>
          </table:table-cell>
          <table:table-cell table:number-columns-repeated="3"/>
        </table:table-row>
        <table:table-row table:style-name="ro1">
          <table:table-cell office:value-type="float" office:value="19232664" calcext:value-type="float">
            <text:p>19232664</text:p>
          </table:table-cell>
          <table:table-cell office:value-type="float" office:value="9855320" calcext:value-type="float">
            <text:p>9855320</text:p>
          </table:table-cell>
          <table:table-cell table:number-columns-repeated="3"/>
        </table:table-row>
        <table:table-row table:style-name="ro1">
          <table:table-cell office:value-type="float" office:value="21910472" calcext:value-type="float">
            <text:p>21910472</text:p>
          </table:table-cell>
          <table:table-cell office:value-type="float" office:value="9861704" calcext:value-type="float">
            <text:p>9861704</text:p>
          </table:table-cell>
          <table:table-cell table:number-columns-repeated="3"/>
        </table:table-row>
        <table:table-row table:style-name="ro1">
          <table:table-cell office:value-type="float" office:value="18924752" calcext:value-type="float">
            <text:p>18924752</text:p>
          </table:table-cell>
          <table:table-cell office:value-type="float" office:value="10344000" calcext:value-type="float">
            <text:p>10344000</text:p>
          </table:table-cell>
          <table:table-cell table:number-columns-repeated="3"/>
        </table:table-row>
        <table:table-row table:style-name="ro1">
          <table:table-cell office:value-type="float" office:value="19299176" calcext:value-type="float">
            <text:p>19299176</text:p>
          </table:table-cell>
          <table:table-cell office:value-type="float" office:value="10095888" calcext:value-type="float">
            <text:p>10095888</text:p>
          </table:table-cell>
          <table:table-cell table:number-columns-repeated="3"/>
        </table:table-row>
        <table:table-row table:style-name="ro1">
          <table:table-cell office:value-type="float" office:value="19353896" calcext:value-type="float">
            <text:p>19353896</text:p>
          </table:table-cell>
          <table:table-cell office:value-type="float" office:value="10056312" calcext:value-type="float">
            <text:p>10056312</text:p>
          </table:table-cell>
          <table:table-cell table:number-columns-repeated="3"/>
        </table:table-row>
        <table:table-row table:style-name="ro1">
          <table:table-cell office:value-type="float" office:value="18862000" calcext:value-type="float">
            <text:p>18862000</text:p>
          </table:table-cell>
          <table:table-cell office:value-type="float" office:value="10218248" calcext:value-type="float">
            <text:p>10218248</text:p>
          </table:table-cell>
          <table:table-cell table:number-columns-repeated="3"/>
        </table:table-row>
        <table:table-row table:style-name="ro1">
          <table:table-cell office:value-type="float" office:value="19040048" calcext:value-type="float">
            <text:p>19040048</text:p>
          </table:table-cell>
          <table:table-cell office:value-type="float" office:value="10145000" calcext:value-type="float">
            <text:p>10145000</text:p>
          </table:table-cell>
          <table:table-cell table:number-columns-repeated="3"/>
        </table:table-row>
        <table:table-row table:style-name="ro1">
          <table:table-cell office:value-type="float" office:value="29652976" calcext:value-type="float">
            <text:p>29652976</text:p>
          </table:table-cell>
          <table:table-cell office:value-type="float" office:value="9773168" calcext:value-type="float">
            <text:p>9773168</text:p>
          </table:table-cell>
          <table:table-cell table:number-columns-repeated="3"/>
        </table:table-row>
        <table:table-row table:style-name="ro1">
          <table:table-cell office:value-type="float" office:value="27851504" calcext:value-type="float">
            <text:p>27851504</text:p>
          </table:table-cell>
          <table:table-cell office:value-type="float" office:value="11160120" calcext:value-type="float">
            <text:p>11160120</text:p>
          </table:table-cell>
          <table:table-cell table:number-columns-repeated="3"/>
        </table:table-row>
        <table:table-row table:style-name="ro1">
          <table:table-cell office:value-type="float" office:value="18802456" calcext:value-type="float">
            <text:p>18802456</text:p>
          </table:table-cell>
          <table:table-cell office:value-type="float" office:value="10043824" calcext:value-type="float">
            <text:p>10043824</text:p>
          </table:table-cell>
          <table:table-cell table:number-columns-repeated="3"/>
        </table:table-row>
        <table:table-row table:style-name="ro1">
          <table:table-cell office:value-type="float" office:value="19116032" calcext:value-type="float">
            <text:p>19116032</text:p>
          </table:table-cell>
          <table:table-cell office:value-type="float" office:value="16334656" calcext:value-type="float">
            <text:p>16334656</text:p>
          </table:table-cell>
          <table:table-cell table:number-columns-repeated="3"/>
        </table:table-row>
        <table:table-row table:style-name="ro1">
          <table:table-cell office:value-type="float" office:value="18909688" calcext:value-type="float">
            <text:p>18909688</text:p>
          </table:table-cell>
          <table:table-cell office:value-type="float" office:value="9819056" calcext:value-type="float">
            <text:p>9819056</text:p>
          </table:table-cell>
          <table:table-cell table:number-columns-repeated="3"/>
        </table:table-row>
        <table:table-row table:style-name="ro1">
          <table:table-cell office:value-type="float" office:value="18937248" calcext:value-type="float">
            <text:p>18937248</text:p>
          </table:table-cell>
          <table:table-cell office:value-type="float" office:value="9876288" calcext:value-type="float">
            <text:p>9876288</text:p>
          </table:table-cell>
          <table:table-cell table:number-columns-repeated="3"/>
        </table:table-row>
        <table:table-row table:style-name="ro1">
          <table:table-cell office:value-type="float" office:value="19177000" calcext:value-type="float">
            <text:p>19177000</text:p>
          </table:table-cell>
          <table:table-cell office:value-type="float" office:value="9740256" calcext:value-type="float">
            <text:p>9740256</text:p>
          </table:table-cell>
          <table:table-cell table:number-columns-repeated="3"/>
        </table:table-row>
        <table:table-row table:style-name="ro1">
          <table:table-cell office:value-type="float" office:value="18930456" calcext:value-type="float">
            <text:p>18930456</text:p>
          </table:table-cell>
          <table:table-cell office:value-type="float" office:value="9726016" calcext:value-type="float">
            <text:p>9726016</text:p>
          </table:table-cell>
          <table:table-cell table:number-columns-repeated="3"/>
        </table:table-row>
        <table:table-row table:style-name="ro1">
          <table:table-cell office:value-type="float" office:value="26416296" calcext:value-type="float">
            <text:p>26416296</text:p>
          </table:table-cell>
          <table:table-cell office:value-type="float" office:value="10290168" calcext:value-type="float">
            <text:p>10290168</text:p>
          </table:table-cell>
          <table:table-cell table:number-columns-repeated="3"/>
        </table:table-row>
        <table:table-row table:style-name="ro1">
          <table:table-cell office:value-type="float" office:value="19077552" calcext:value-type="float">
            <text:p>19077552</text:p>
          </table:table-cell>
          <table:table-cell office:value-type="float" office:value="9806008" calcext:value-type="float">
            <text:p>9806008</text:p>
          </table:table-cell>
          <table:table-cell table:number-columns-repeated="3"/>
        </table:table-row>
        <table:table-row table:style-name="ro1">
          <table:table-cell office:value-type="float" office:value="19524592" calcext:value-type="float">
            <text:p>19524592</text:p>
          </table:table-cell>
          <table:table-cell office:value-type="float" office:value="9928568" calcext:value-type="float">
            <text:p>9928568</text:p>
          </table:table-cell>
          <table:table-cell table:number-columns-repeated="3"/>
        </table:table-row>
        <table:table-row table:style-name="ro1">
          <table:table-cell office:value-type="float" office:value="19110504" calcext:value-type="float">
            <text:p>19110504</text:p>
          </table:table-cell>
          <table:table-cell office:value-type="float" office:value="10333952" calcext:value-type="float">
            <text:p>10333952</text:p>
          </table:table-cell>
          <table:table-cell table:number-columns-repeated="3"/>
        </table:table-row>
        <table:table-row table:style-name="ro1">
          <table:table-cell office:value-type="float" office:value="19890000" calcext:value-type="float">
            <text:p>19890000</text:p>
          </table:table-cell>
          <table:table-cell office:value-type="float" office:value="10363352" calcext:value-type="float">
            <text:p>10363352</text:p>
          </table:table-cell>
          <table:table-cell table:number-columns-repeated="3"/>
        </table:table-row>
        <table:table-row table:style-name="ro1">
          <table:table-cell office:value-type="float" office:value="19605464" calcext:value-type="float">
            <text:p>19605464</text:p>
          </table:table-cell>
          <table:table-cell office:value-type="float" office:value="9727816" calcext:value-type="float">
            <text:p>9727816</text:p>
          </table:table-cell>
          <table:table-cell table:number-columns-repeated="3"/>
        </table:table-row>
        <table:table-row table:style-name="ro1">
          <table:table-cell office:value-type="float" office:value="18989560" calcext:value-type="float">
            <text:p>18989560</text:p>
          </table:table-cell>
          <table:table-cell office:value-type="float" office:value="9713656" calcext:value-type="float">
            <text:p>9713656</text:p>
          </table:table-cell>
          <table:table-cell table:number-columns-repeated="3"/>
        </table:table-row>
        <table:table-row table:style-name="ro1">
          <table:table-cell office:value-type="float" office:value="18953520" calcext:value-type="float">
            <text:p>18953520</text:p>
          </table:table-cell>
          <table:table-cell office:value-type="float" office:value="9845408" calcext:value-type="float">
            <text:p>9845408</text:p>
          </table:table-cell>
          <table:table-cell table:number-columns-repeated="3"/>
        </table:table-row>
        <table:table-row table:style-name="ro1">
          <table:table-cell office:value-type="float" office:value="19070088" calcext:value-type="float">
            <text:p>19070088</text:p>
          </table:table-cell>
          <table:table-cell office:value-type="float" office:value="12533248" calcext:value-type="float">
            <text:p>12533248</text:p>
          </table:table-cell>
          <table:table-cell table:number-columns-repeated="3"/>
        </table:table-row>
        <table:table-row table:style-name="ro1">
          <table:table-cell office:value-type="float" office:value="18971584" calcext:value-type="float">
            <text:p>18971584</text:p>
          </table:table-cell>
          <table:table-cell office:value-type="float" office:value="11869872" calcext:value-type="float">
            <text:p>11869872</text:p>
          </table:table-cell>
          <table:table-cell table:number-columns-repeated="3"/>
        </table:table-row>
        <table:table-row table:style-name="ro1">
          <table:table-cell office:value-type="float" office:value="19047432" calcext:value-type="float">
            <text:p>19047432</text:p>
          </table:table-cell>
          <table:table-cell office:value-type="float" office:value="9741224" calcext:value-type="float">
            <text:p>9741224</text:p>
          </table:table-cell>
          <table:table-cell table:number-columns-repeated="3"/>
        </table:table-row>
        <table:table-row table:style-name="ro1">
          <table:table-cell office:value-type="float" office:value="18924528" calcext:value-type="float">
            <text:p>18924528</text:p>
          </table:table-cell>
          <table:table-cell office:value-type="float" office:value="12946832" calcext:value-type="float">
            <text:p>12946832</text:p>
          </table:table-cell>
          <table:table-cell table:number-columns-repeated="3"/>
        </table:table-row>
        <table:table-row table:style-name="ro1">
          <table:table-cell office:value-type="float" office:value="18974952" calcext:value-type="float">
            <text:p>18974952</text:p>
          </table:table-cell>
          <table:table-cell office:value-type="float" office:value="20289360" calcext:value-type="float">
            <text:p>20289360</text:p>
          </table:table-cell>
          <table:table-cell table:number-columns-repeated="3"/>
        </table:table-row>
        <table:table-row table:style-name="ro1">
          <table:table-cell office:value-type="float" office:value="20922264" calcext:value-type="float">
            <text:p>20922264</text:p>
          </table:table-cell>
          <table:table-cell office:value-type="float" office:value="12597368" calcext:value-type="float">
            <text:p>12597368</text:p>
          </table:table-cell>
          <table:table-cell table:number-columns-repeated="3"/>
        </table:table-row>
        <table:table-row table:style-name="ro1">
          <table:table-cell office:value-type="float" office:value="26767392" calcext:value-type="float">
            <text:p>26767392</text:p>
          </table:table-cell>
          <table:table-cell office:value-type="float" office:value="9676712" calcext:value-type="float">
            <text:p>9676712</text:p>
          </table:table-cell>
          <table:table-cell table:number-columns-repeated="3"/>
        </table:table-row>
        <table:table-row table:style-name="ro1">
          <table:table-cell office:value-type="float" office:value="19290552" calcext:value-type="float">
            <text:p>19290552</text:p>
          </table:table-cell>
          <table:table-cell office:value-type="float" office:value="9816128" calcext:value-type="float">
            <text:p>9816128</text:p>
          </table:table-cell>
          <table:table-cell table:number-columns-repeated="3"/>
        </table:table-row>
        <table:table-row table:style-name="ro1">
          <table:table-cell office:value-type="float" office:value="20019960" calcext:value-type="float">
            <text:p>20019960</text:p>
          </table:table-cell>
          <table:table-cell office:value-type="float" office:value="9810360" calcext:value-type="float">
            <text:p>9810360</text:p>
          </table:table-cell>
          <table:table-cell table:number-columns-repeated="3"/>
        </table:table-row>
        <table:table-row table:style-name="ro1">
          <table:table-cell office:value-type="float" office:value="19454424" calcext:value-type="float">
            <text:p>19454424</text:p>
          </table:table-cell>
          <table:table-cell office:value-type="float" office:value="11917120" calcext:value-type="float">
            <text:p>11917120</text:p>
          </table:table-cell>
          <table:table-cell table:number-columns-repeated="3"/>
        </table:table-row>
        <table:table-row table:style-name="ro1">
          <table:table-cell office:value-type="float" office:value="30966144" calcext:value-type="float">
            <text:p>30966144</text:p>
          </table:table-cell>
          <table:table-cell office:value-type="float" office:value="18913352" calcext:value-type="float">
            <text:p>18913352</text:p>
          </table:table-cell>
          <table:table-cell table:number-columns-repeated="3"/>
        </table:table-row>
        <table:table-row table:style-name="ro1">
          <table:table-cell office:value-type="float" office:value="30348624" calcext:value-type="float">
            <text:p>30348624</text:p>
          </table:table-cell>
          <table:table-cell office:value-type="float" office:value="12979880" calcext:value-type="float">
            <text:p>12979880</text:p>
          </table:table-cell>
          <table:table-cell table:number-columns-repeated="3"/>
        </table:table-row>
        <table:table-row table:style-name="ro1">
          <table:table-cell office:value-type="float" office:value="19407072" calcext:value-type="float">
            <text:p>19407072</text:p>
          </table:table-cell>
          <table:table-cell office:value-type="float" office:value="12648160" calcext:value-type="float">
            <text:p>12648160</text:p>
          </table:table-cell>
          <table:table-cell table:number-columns-repeated="3"/>
        </table:table-row>
        <table:table-row table:style-name="ro1">
          <table:table-cell office:value-type="float" office:value="19104832" calcext:value-type="float">
            <text:p>19104832</text:p>
          </table:table-cell>
          <table:table-cell office:value-type="float" office:value="9835480" calcext:value-type="float">
            <text:p>9835480</text:p>
          </table:table-cell>
          <table:table-cell table:number-columns-repeated="3"/>
        </table:table-row>
        <table:table-row table:style-name="ro1">
          <table:table-cell office:value-type="float" office:value="19010560" calcext:value-type="float">
            <text:p>19010560</text:p>
          </table:table-cell>
          <table:table-cell office:value-type="float" office:value="9875400" calcext:value-type="float">
            <text:p>9875400</text:p>
          </table:table-cell>
          <table:table-cell table:number-columns-repeated="3"/>
        </table:table-row>
        <table:table-row table:style-name="ro1">
          <table:table-cell office:value-type="float" office:value="18960632" calcext:value-type="float">
            <text:p>18960632</text:p>
          </table:table-cell>
          <table:table-cell office:value-type="float" office:value="9946128" calcext:value-type="float">
            <text:p>9946128</text:p>
          </table:table-cell>
          <table:table-cell table:number-columns-repeated="3"/>
        </table:table-row>
        <table:table-row table:style-name="ro1">
          <table:table-cell office:value-type="float" office:value="18898512" calcext:value-type="float">
            <text:p>18898512</text:p>
          </table:table-cell>
          <table:table-cell office:value-type="float" office:value="10267816" calcext:value-type="float">
            <text:p>10267816</text:p>
          </table:table-cell>
          <table:table-cell table:number-columns-repeated="3"/>
        </table:table-row>
        <table:table-row table:style-name="ro1">
          <table:table-cell office:value-type="float" office:value="19033872" calcext:value-type="float">
            <text:p>19033872</text:p>
          </table:table-cell>
          <table:table-cell office:value-type="float" office:value="9856208" calcext:value-type="float">
            <text:p>9856208</text:p>
          </table:table-cell>
          <table:table-cell table:number-columns-repeated="3"/>
        </table:table-row>
        <table:table-row table:style-name="ro1">
          <table:table-cell office:value-type="float" office:value="19595592" calcext:value-type="float">
            <text:p>19595592</text:p>
          </table:table-cell>
          <table:table-cell office:value-type="float" office:value="10008536" calcext:value-type="float">
            <text:p>10008536</text:p>
          </table:table-cell>
          <table:table-cell table:number-columns-repeated="3"/>
        </table:table-row>
        <table:table-row table:style-name="ro1">
          <table:table-cell office:value-type="float" office:value="18891704" calcext:value-type="float">
            <text:p>18891704</text:p>
          </table:table-cell>
          <table:table-cell office:value-type="float" office:value="9779728" calcext:value-type="float">
            <text:p>9779728</text:p>
          </table:table-cell>
          <table:table-cell table:number-columns-repeated="3"/>
        </table:table-row>
        <table:table-row table:style-name="ro1">
          <table:table-cell office:value-type="float" office:value="18948064" calcext:value-type="float">
            <text:p>18948064</text:p>
          </table:table-cell>
          <table:table-cell office:value-type="float" office:value="12629832" calcext:value-type="float">
            <text:p>12629832</text:p>
          </table:table-cell>
          <table:table-cell table:number-columns-repeated="3"/>
        </table:table-row>
        <table:table-row table:style-name="ro1">
          <table:table-cell office:value-type="float" office:value="19197264" calcext:value-type="float">
            <text:p>19197264</text:p>
          </table:table-cell>
          <table:table-cell office:value-type="float" office:value="10026120" calcext:value-type="float">
            <text:p>10026120</text:p>
          </table:table-cell>
          <table:table-cell table:number-columns-repeated="3"/>
        </table:table-row>
        <table:table-row table:style-name="ro1">
          <table:table-cell office:value-type="float" office:value="21354024" calcext:value-type="float">
            <text:p>21354024</text:p>
          </table:table-cell>
          <table:table-cell office:value-type="float" office:value="9904848" calcext:value-type="float">
            <text:p>9904848</text:p>
          </table:table-cell>
          <table:table-cell table:number-columns-repeated="3"/>
        </table:table-row>
        <table:table-row table:style-name="ro1">
          <table:table-cell office:value-type="float" office:value="18979912" calcext:value-type="float">
            <text:p>18979912</text:p>
          </table:table-cell>
          <table:table-cell office:value-type="float" office:value="10535560" calcext:value-type="float">
            <text:p>10535560</text:p>
          </table:table-cell>
          <table:table-cell table:number-columns-repeated="3"/>
        </table:table-row>
        <table:table-row table:style-name="ro1">
          <table:table-cell office:value-type="float" office:value="20774776" calcext:value-type="float">
            <text:p>20774776</text:p>
          </table:table-cell>
          <table:table-cell office:value-type="float" office:value="10284792" calcext:value-type="float">
            <text:p>10284792</text:p>
          </table:table-cell>
          <table:table-cell table:number-columns-repeated="3"/>
        </table:table-row>
        <table:table-row table:style-name="ro1">
          <table:table-cell office:value-type="float" office:value="18749400" calcext:value-type="float">
            <text:p>18749400</text:p>
          </table:table-cell>
          <table:table-cell office:value-type="float" office:value="11118520" calcext:value-type="float">
            <text:p>11118520</text:p>
          </table:table-cell>
          <table:table-cell table:number-columns-repeated="3"/>
        </table:table-row>
        <table:table-row table:style-name="ro1">
          <table:table-cell office:value-type="float" office:value="19529192" calcext:value-type="float">
            <text:p>19529192</text:p>
          </table:table-cell>
          <table:table-cell office:value-type="float" office:value="10503152" calcext:value-type="float">
            <text:p>10503152</text:p>
          </table:table-cell>
          <table:table-cell table:number-columns-repeated="3"/>
        </table:table-row>
        <table:table-row table:style-name="ro1">
          <table:table-cell office:value-type="float" office:value="19397496" calcext:value-type="float">
            <text:p>19397496</text:p>
          </table:table-cell>
          <table:table-cell office:value-type="float" office:value="9969368" calcext:value-type="float">
            <text:p>9969368</text:p>
          </table:table-cell>
          <table:table-cell table:number-columns-repeated="3"/>
        </table:table-row>
        <table:table-row table:style-name="ro1">
          <table:table-cell office:value-type="float" office:value="24960360" calcext:value-type="float">
            <text:p>24960360</text:p>
          </table:table-cell>
          <table:table-cell office:value-type="float" office:value="10242048" calcext:value-type="float">
            <text:p>10242048</text:p>
          </table:table-cell>
          <table:table-cell table:number-columns-repeated="3"/>
        </table:table-row>
        <table:table-row table:style-name="ro1">
          <table:table-cell office:value-type="float" office:value="19216200" calcext:value-type="float">
            <text:p>19216200</text:p>
          </table:table-cell>
          <table:table-cell office:value-type="float" office:value="11293352" calcext:value-type="float">
            <text:p>11293352</text:p>
          </table:table-cell>
          <table:table-cell table:number-columns-repeated="3"/>
        </table:table-row>
        <table:table-row table:style-name="ro1">
          <table:table-cell office:value-type="float" office:value="20986720" calcext:value-type="float">
            <text:p>20986720</text:p>
          </table:table-cell>
          <table:table-cell office:value-type="float" office:value="9889320" calcext:value-type="float">
            <text:p>9889320</text:p>
          </table:table-cell>
          <table:table-cell table:number-columns-repeated="3"/>
        </table:table-row>
        <table:table-row table:style-name="ro1">
          <table:table-cell office:value-type="float" office:value="19195176" calcext:value-type="float">
            <text:p>19195176</text:p>
          </table:table-cell>
          <table:table-cell office:value-type="float" office:value="9701144" calcext:value-type="float">
            <text:p>9701144</text:p>
          </table:table-cell>
          <table:table-cell table:number-columns-repeated="3"/>
        </table:table-row>
        <table:table-row table:style-name="ro1">
          <table:table-cell office:value-type="float" office:value="18921168" calcext:value-type="float">
            <text:p>18921168</text:p>
          </table:table-cell>
          <table:table-cell office:value-type="float" office:value="9763792" calcext:value-type="float">
            <text:p>9763792</text:p>
          </table:table-cell>
          <table:table-cell table:number-columns-repeated="3"/>
        </table:table-row>
        <table:table-row table:style-name="ro1">
          <table:table-cell office:value-type="float" office:value="22372928" calcext:value-type="float">
            <text:p>22372928</text:p>
          </table:table-cell>
          <table:table-cell office:value-type="float" office:value="9778704" calcext:value-type="float">
            <text:p>9778704</text:p>
          </table:table-cell>
          <table:table-cell table:number-columns-repeated="3"/>
        </table:table-row>
        <table:table-row table:style-name="ro1">
          <table:table-cell office:value-type="float" office:value="19038064" calcext:value-type="float">
            <text:p>19038064</text:p>
          </table:table-cell>
          <table:table-cell office:value-type="float" office:value="9774824" calcext:value-type="float">
            <text:p>9774824</text:p>
          </table:table-cell>
          <table:table-cell table:number-columns-repeated="3"/>
        </table:table-row>
        <table:table-row table:style-name="ro1">
          <table:table-cell office:value-type="float" office:value="21376664" calcext:value-type="float">
            <text:p>21376664</text:p>
          </table:table-cell>
          <table:table-cell office:value-type="float" office:value="10140040" calcext:value-type="float">
            <text:p>10140040</text:p>
          </table:table-cell>
          <table:table-cell table:number-columns-repeated="3"/>
        </table:table-row>
        <table:table-row table:style-name="ro1">
          <table:table-cell office:value-type="float" office:value="23340168" calcext:value-type="float">
            <text:p>23340168</text:p>
          </table:table-cell>
          <table:table-cell office:value-type="float" office:value="9591016" calcext:value-type="float">
            <text:p>9591016</text:p>
          </table:table-cell>
          <table:table-cell table:number-columns-repeated="3"/>
        </table:table-row>
        <table:table-row table:style-name="ro1">
          <table:table-cell office:value-type="float" office:value="18907960" calcext:value-type="float">
            <text:p>18907960</text:p>
          </table:table-cell>
          <table:table-cell office:value-type="float" office:value="10113344" calcext:value-type="float">
            <text:p>10113344</text:p>
          </table:table-cell>
          <table:table-cell table:number-columns-repeated="3"/>
        </table:table-row>
        <table:table-row table:style-name="ro1">
          <table:table-cell office:value-type="float" office:value="18900800" calcext:value-type="float">
            <text:p>18900800</text:p>
          </table:table-cell>
          <table:table-cell office:value-type="float" office:value="11725368" calcext:value-type="float">
            <text:p>11725368</text:p>
          </table:table-cell>
          <table:table-cell table:number-columns-repeated="3"/>
        </table:table-row>
        <table:table-row table:style-name="ro1">
          <table:table-cell office:value-type="float" office:value="19082016" calcext:value-type="float">
            <text:p>19082016</text:p>
          </table:table-cell>
          <table:table-cell office:value-type="float" office:value="9989120" calcext:value-type="float">
            <text:p>9989120</text:p>
          </table:table-cell>
          <table:table-cell table:number-columns-repeated="3"/>
        </table:table-row>
        <table:table-row table:style-name="ro1">
          <table:table-cell office:value-type="float" office:value="32727200" calcext:value-type="float">
            <text:p>32727200</text:p>
          </table:table-cell>
          <table:table-cell office:value-type="float" office:value="9790320" calcext:value-type="float">
            <text:p>9790320</text:p>
          </table:table-cell>
          <table:table-cell table:number-columns-repeated="3"/>
        </table:table-row>
        <table:table-row table:style-name="ro1">
          <table:table-cell office:value-type="float" office:value="19078384" calcext:value-type="float">
            <text:p>19078384</text:p>
          </table:table-cell>
          <table:table-cell office:value-type="float" office:value="10397840" calcext:value-type="float">
            <text:p>10397840</text:p>
          </table:table-cell>
          <table:table-cell table:number-columns-repeated="3"/>
        </table:table-row>
        <table:table-row table:style-name="ro1">
          <table:table-cell office:value-type="float" office:value="18962752" calcext:value-type="float">
            <text:p>18962752</text:p>
          </table:table-cell>
          <table:table-cell office:value-type="float" office:value="9966376" calcext:value-type="float">
            <text:p>9966376</text:p>
          </table:table-cell>
          <table:table-cell table:number-columns-repeated="3"/>
        </table:table-row>
        <table:table-row table:style-name="ro1">
          <table:table-cell office:value-type="float" office:value="19132056" calcext:value-type="float">
            <text:p>19132056</text:p>
          </table:table-cell>
          <table:table-cell office:value-type="float" office:value="10305112" calcext:value-type="float">
            <text:p>10305112</text:p>
          </table:table-cell>
          <table:table-cell table:number-columns-repeated="3"/>
        </table:table-row>
        <table:table-row table:style-name="ro1">
          <table:table-cell office:value-type="float" office:value="26839648" calcext:value-type="float">
            <text:p>26839648</text:p>
          </table:table-cell>
          <table:table-cell office:value-type="float" office:value="10145336" calcext:value-type="float">
            <text:p>10145336</text:p>
          </table:table-cell>
          <table:table-cell table:number-columns-repeated="3"/>
        </table:table-row>
        <table:table-row table:style-name="ro1">
          <table:table-cell office:value-type="float" office:value="18920128" calcext:value-type="float">
            <text:p>18920128</text:p>
          </table:table-cell>
          <table:table-cell office:value-type="float" office:value="10037192" calcext:value-type="float">
            <text:p>10037192</text:p>
          </table:table-cell>
          <table:table-cell table:number-columns-repeated="3"/>
        </table:table-row>
        <table:table-row table:style-name="ro1">
          <table:table-cell office:value-type="float" office:value="19077888" calcext:value-type="float">
            <text:p>19077888</text:p>
          </table:table-cell>
          <table:table-cell office:value-type="float" office:value="9809760" calcext:value-type="float">
            <text:p>9809760</text:p>
          </table:table-cell>
          <table:table-cell table:number-columns-repeated="3"/>
        </table:table-row>
        <table:table-row table:style-name="ro1">
          <table:table-cell office:value-type="float" office:value="19120080" calcext:value-type="float">
            <text:p>19120080</text:p>
          </table:table-cell>
          <table:table-cell office:value-type="float" office:value="9880832" calcext:value-type="float">
            <text:p>9880832</text:p>
          </table:table-cell>
          <table:table-cell table:number-columns-repeated="3"/>
        </table:table-row>
        <table:table-row table:style-name="ro1">
          <table:table-cell office:value-type="float" office:value="18949952" calcext:value-type="float">
            <text:p>18949952</text:p>
          </table:table-cell>
          <table:table-cell office:value-type="float" office:value="15348808" calcext:value-type="float">
            <text:p>15348808</text:p>
          </table:table-cell>
          <table:table-cell table:number-columns-repeated="3"/>
        </table:table-row>
        <table:table-row table:style-name="ro1">
          <table:table-cell office:value-type="float" office:value="18999888" calcext:value-type="float">
            <text:p>18999888</text:p>
          </table:table-cell>
          <table:table-cell office:value-type="float" office:value="12178944" calcext:value-type="float">
            <text:p>12178944</text:p>
          </table:table-cell>
          <table:table-cell table:number-columns-repeated="3"/>
        </table:table-row>
        <table:table-row table:style-name="ro1">
          <table:table-cell office:value-type="float" office:value="19016640" calcext:value-type="float">
            <text:p>19016640</text:p>
          </table:table-cell>
          <table:table-cell office:value-type="float" office:value="10124408" calcext:value-type="float">
            <text:p>10124408</text:p>
          </table:table-cell>
          <table:table-cell table:number-columns-repeated="3"/>
        </table:table-row>
        <table:table-row table:style-name="ro1">
          <table:table-cell office:value-type="float" office:value="18996032" calcext:value-type="float">
            <text:p>18996032</text:p>
          </table:table-cell>
          <table:table-cell office:value-type="float" office:value="13513800" calcext:value-type="float">
            <text:p>13513800</text:p>
          </table:table-cell>
          <table:table-cell table:number-columns-repeated="3"/>
        </table:table-row>
        <table:table-row table:style-name="ro1">
          <table:table-cell office:value-type="float" office:value="19581640" calcext:value-type="float">
            <text:p>19581640</text:p>
          </table:table-cell>
          <table:table-cell office:value-type="float" office:value="10016112" calcext:value-type="float">
            <text:p>10016112</text:p>
          </table:table-cell>
          <table:table-cell table:number-columns-repeated="3"/>
        </table:table-row>
        <table:table-row table:style-name="ro1">
          <table:table-cell office:value-type="float" office:value="20964496" calcext:value-type="float">
            <text:p>20964496</text:p>
          </table:table-cell>
          <table:table-cell office:value-type="float" office:value="10007656" calcext:value-type="float">
            <text:p>10007656</text:p>
          </table:table-cell>
          <table:table-cell table:number-columns-repeated="3"/>
        </table:table-row>
        <table:table-row table:style-name="ro1">
          <table:table-cell office:value-type="float" office:value="19048792" calcext:value-type="float">
            <text:p>19048792</text:p>
          </table:table-cell>
          <table:table-cell office:value-type="float" office:value="9936520" calcext:value-type="float">
            <text:p>9936520</text:p>
          </table:table-cell>
          <table:table-cell table:number-columns-repeated="3"/>
        </table:table-row>
        <table:table-row table:style-name="ro1">
          <table:table-cell office:value-type="float" office:value="19601832" calcext:value-type="float">
            <text:p>19601832</text:p>
          </table:table-cell>
          <table:table-cell office:value-type="float" office:value="9758944" calcext:value-type="float">
            <text:p>9758944</text:p>
          </table:table-cell>
          <table:table-cell table:number-columns-repeated="3"/>
        </table:table-row>
        <table:table-row table:style-name="ro1">
          <table:table-cell office:value-type="float" office:value="19013864" calcext:value-type="float">
            <text:p>19013864</text:p>
          </table:table-cell>
          <table:table-cell office:value-type="float" office:value="10009824" calcext:value-type="float">
            <text:p>10009824</text:p>
          </table:table-cell>
          <table:table-cell table:number-columns-repeated="3"/>
        </table:table-row>
        <table:table-row table:style-name="ro1">
          <table:table-cell office:value-type="float" office:value="23324664" calcext:value-type="float">
            <text:p>23324664</text:p>
          </table:table-cell>
          <table:table-cell office:value-type="float" office:value="9781840" calcext:value-type="float">
            <text:p>9781840</text:p>
          </table:table-cell>
          <table:table-cell table:number-columns-repeated="3"/>
        </table:table-row>
        <table:table-row table:style-name="ro1">
          <table:table-cell office:value-type="float" office:value="18847256" calcext:value-type="float">
            <text:p>18847256</text:p>
          </table:table-cell>
          <table:table-cell office:value-type="float" office:value="25006216" calcext:value-type="float">
            <text:p>25006216</text:p>
          </table:table-cell>
          <table:table-cell table:number-columns-repeated="3"/>
        </table:table-row>
        <table:table-row table:style-name="ro1">
          <table:table-cell office:value-type="float" office:value="33431104" calcext:value-type="float">
            <text:p>33431104</text:p>
          </table:table-cell>
          <table:table-cell office:value-type="float" office:value="12902320" calcext:value-type="float">
            <text:p>12902320</text:p>
          </table:table-cell>
          <table:table-cell table:number-columns-repeated="3"/>
        </table:table-row>
        <table:table-row table:style-name="ro1">
          <table:table-cell office:value-type="float" office:value="24032688" calcext:value-type="float">
            <text:p>24032688</text:p>
          </table:table-cell>
          <table:table-cell office:value-type="float" office:value="9911888" calcext:value-type="float">
            <text:p>9911888</text:p>
          </table:table-cell>
          <table:table-cell table:number-columns-repeated="3"/>
        </table:table-row>
        <table:table-row table:style-name="ro1">
          <table:table-cell office:value-type="float" office:value="19229968" calcext:value-type="float">
            <text:p>19229968</text:p>
          </table:table-cell>
          <table:table-cell office:value-type="float" office:value="9888392" calcext:value-type="float">
            <text:p>9888392</text:p>
          </table:table-cell>
          <table:table-cell table:number-columns-repeated="3"/>
        </table:table-row>
        <table:table-row table:style-name="ro1">
          <table:table-cell office:value-type="float" office:value="18911192" calcext:value-type="float">
            <text:p>18911192</text:p>
          </table:table-cell>
          <table:table-cell office:value-type="float" office:value="10777696" calcext:value-type="float">
            <text:p>10777696</text:p>
          </table:table-cell>
          <table:table-cell table:number-columns-repeated="3"/>
        </table:table-row>
        <table:table-row table:style-name="ro1">
          <table:table-cell office:value-type="float" office:value="18933200" calcext:value-type="float">
            <text:p>18933200</text:p>
          </table:table-cell>
          <table:table-cell office:value-type="float" office:value="9824856" calcext:value-type="float">
            <text:p>9824856</text:p>
          </table:table-cell>
          <table:table-cell table:number-columns-repeated="3"/>
        </table:table-row>
        <table:table-row table:style-name="ro1">
          <table:table-cell office:value-type="float" office:value="18995896" calcext:value-type="float">
            <text:p>18995896</text:p>
          </table:table-cell>
          <table:table-cell office:value-type="float" office:value="10048488" calcext:value-type="float">
            <text:p>10048488</text:p>
          </table:table-cell>
          <table:table-cell table:number-columns-repeated="3"/>
        </table:table-row>
        <table:table-row table:style-name="ro1">
          <table:table-cell office:value-type="float" office:value="18883064" calcext:value-type="float">
            <text:p>18883064</text:p>
          </table:table-cell>
          <table:table-cell office:value-type="float" office:value="9739056" calcext:value-type="float">
            <text:p>9739056</text:p>
          </table:table-cell>
          <table:table-cell table:number-columns-repeated="3"/>
        </table:table-row>
        <table:table-row table:style-name="ro1">
          <table:table-cell office:value-type="float" office:value="27892176" calcext:value-type="float">
            <text:p>27892176</text:p>
          </table:table-cell>
          <table:table-cell office:value-type="float" office:value="18821912" calcext:value-type="float">
            <text:p>18821912</text:p>
          </table:table-cell>
          <table:table-cell table:number-columns-repeated="3"/>
        </table:table-row>
        <table:table-row table:style-name="ro1">
          <table:table-cell office:value-type="float" office:value="32299000" calcext:value-type="float">
            <text:p>32299000</text:p>
          </table:table-cell>
          <table:table-cell office:value-type="float" office:value="10115120" calcext:value-type="float">
            <text:p>10115120</text:p>
          </table:table-cell>
          <table:table-cell table:number-columns-repeated="3"/>
        </table:table-row>
        <table:table-row table:style-name="ro1">
          <table:table-cell office:value-type="float" office:value="19448704" calcext:value-type="float">
            <text:p>19448704</text:p>
          </table:table-cell>
          <table:table-cell office:value-type="float" office:value="9861544" calcext:value-type="float">
            <text:p>9861544</text:p>
          </table:table-cell>
          <table:table-cell table:number-columns-repeated="3"/>
        </table:table-row>
        <table:table-row table:style-name="ro1">
          <table:table-cell office:value-type="float" office:value="18961568" calcext:value-type="float">
            <text:p>18961568</text:p>
          </table:table-cell>
          <table:table-cell office:value-type="float" office:value="14557160" calcext:value-type="float">
            <text:p>14557160</text:p>
          </table:table-cell>
          <table:table-cell table:number-columns-repeated="3"/>
        </table:table-row>
        <table:table-row table:style-name="ro1">
          <table:table-cell office:value-type="float" office:value="19120352" calcext:value-type="float">
            <text:p>19120352</text:p>
          </table:table-cell>
          <table:table-cell office:value-type="float" office:value="12824904" calcext:value-type="float">
            <text:p>12824904</text:p>
          </table:table-cell>
          <table:table-cell table:number-columns-repeated="3"/>
        </table:table-row>
        <table:table-row table:style-name="ro1">
          <table:table-cell office:value-type="float" office:value="26331128" calcext:value-type="float">
            <text:p>26331128</text:p>
          </table:table-cell>
          <table:table-cell office:value-type="float" office:value="12445824" calcext:value-type="float">
            <text:p>12445824</text:p>
          </table:table-cell>
          <table:table-cell table:number-columns-repeated="3"/>
        </table:table-row>
        <table:table-row table:style-name="ro1">
          <table:table-cell office:value-type="float" office:value="18838080" calcext:value-type="float">
            <text:p>18838080</text:p>
          </table:table-cell>
          <table:table-cell office:value-type="float" office:value="14069328" calcext:value-type="float">
            <text:p>14069328</text:p>
          </table:table-cell>
          <table:table-cell table:number-columns-repeated="3"/>
        </table:table-row>
        <table:table-row table:style-name="ro1">
          <table:table-cell office:value-type="float" office:value="18901744" calcext:value-type="float">
            <text:p>18901744</text:p>
          </table:table-cell>
          <table:table-cell office:value-type="float" office:value="9964888" calcext:value-type="float">
            <text:p>9964888</text:p>
          </table:table-cell>
          <table:table-cell table:number-columns-repeated="3"/>
        </table:table-row>
        <table:table-row table:style-name="ro1">
          <table:table-cell office:value-type="float" office:value="18844704" calcext:value-type="float">
            <text:p>18844704</text:p>
          </table:table-cell>
          <table:table-cell office:value-type="float" office:value="9938960" calcext:value-type="float">
            <text:p>9938960</text:p>
          </table:table-cell>
          <table:table-cell table:number-columns-repeated="3"/>
        </table:table-row>
        <table:table-row table:style-name="ro1">
          <table:table-cell office:value-type="float" office:value="18985432" calcext:value-type="float">
            <text:p>18985432</text:p>
          </table:table-cell>
          <table:table-cell office:value-type="float" office:value="9927800" calcext:value-type="float">
            <text:p>9927800</text:p>
          </table:table-cell>
          <table:table-cell table:number-columns-repeated="3"/>
        </table:table-row>
        <table:table-row table:style-name="ro1">
          <table:table-cell office:value-type="float" office:value="19775496" calcext:value-type="float">
            <text:p>19775496</text:p>
          </table:table-cell>
          <table:table-cell office:value-type="float" office:value="10822776" calcext:value-type="float">
            <text:p>10822776</text:p>
          </table:table-cell>
          <table:table-cell table:number-columns-repeated="3"/>
        </table:table-row>
        <table:table-row table:style-name="ro1">
          <table:table-cell office:value-type="float" office:value="18969736" calcext:value-type="float">
            <text:p>18969736</text:p>
          </table:table-cell>
          <table:table-cell office:value-type="float" office:value="10510352" calcext:value-type="float">
            <text:p>10510352</text:p>
          </table:table-cell>
          <table:table-cell table:number-columns-repeated="3"/>
        </table:table-row>
        <table:table-row table:style-name="ro1">
          <table:table-cell office:value-type="float" office:value="18881072" calcext:value-type="float">
            <text:p>18881072</text:p>
          </table:table-cell>
          <table:table-cell office:value-type="float" office:value="10584880" calcext:value-type="float">
            <text:p>10584880</text:p>
          </table:table-cell>
          <table:table-cell table:number-columns-repeated="3"/>
        </table:table-row>
        <table:table-row table:style-name="ro1">
          <table:table-cell office:value-type="float" office:value="27223256" calcext:value-type="float">
            <text:p>27223256</text:p>
          </table:table-cell>
          <table:table-cell office:value-type="float" office:value="9916664" calcext:value-type="float">
            <text:p>9916664</text:p>
          </table:table-cell>
          <table:table-cell table:number-columns-repeated="3"/>
        </table:table-row>
        <table:table-row table:style-name="ro1">
          <table:table-cell office:value-type="float" office:value="19410736" calcext:value-type="float">
            <text:p>19410736</text:p>
          </table:table-cell>
          <table:table-cell office:value-type="float" office:value="19272512" calcext:value-type="float">
            <text:p>19272512</text:p>
          </table:table-cell>
          <table:table-cell table:number-columns-repeated="3"/>
        </table:table-row>
        <table:table-row table:style-name="ro1">
          <table:table-cell office:value-type="float" office:value="19242816" calcext:value-type="float">
            <text:p>19242816</text:p>
          </table:table-cell>
          <table:table-cell office:value-type="float" office:value="10520264" calcext:value-type="float">
            <text:p>10520264</text:p>
          </table:table-cell>
          <table:table-cell table:number-columns-repeated="3"/>
        </table:table-row>
        <table:table-row table:style-name="ro1">
          <table:table-cell office:value-type="float" office:value="23452952" calcext:value-type="float">
            <text:p>23452952</text:p>
          </table:table-cell>
          <table:table-cell office:value-type="float" office:value="9785752" calcext:value-type="float">
            <text:p>9785752</text:p>
          </table:table-cell>
          <table:table-cell table:number-columns-repeated="3"/>
        </table:table-row>
        <table:table-row table:style-name="ro1">
          <table:table-cell office:value-type="float" office:value="22942800" calcext:value-type="float">
            <text:p>22942800</text:p>
          </table:table-cell>
          <table:table-cell office:value-type="float" office:value="9976248" calcext:value-type="float">
            <text:p>9976248</text:p>
          </table:table-cell>
          <table:table-cell table:number-columns-repeated="3"/>
        </table:table-row>
        <table:table-row table:style-name="ro1">
          <table:table-cell office:value-type="float" office:value="23094808" calcext:value-type="float">
            <text:p>23094808</text:p>
          </table:table-cell>
          <table:table-cell office:value-type="float" office:value="10095280" calcext:value-type="float">
            <text:p>10095280</text:p>
          </table:table-cell>
          <table:table-cell table:number-columns-repeated="3"/>
        </table:table-row>
        <table:table-row table:style-name="ro1">
          <table:table-cell office:value-type="float" office:value="19093464" calcext:value-type="float">
            <text:p>19093464</text:p>
          </table:table-cell>
          <table:table-cell office:value-type="float" office:value="9735504" calcext:value-type="float">
            <text:p>9735504</text:p>
          </table:table-cell>
          <table:table-cell table:number-columns-repeated="3"/>
        </table:table-row>
        <table:table-row table:style-name="ro1">
          <table:table-cell office:value-type="float" office:value="18992816" calcext:value-type="float">
            <text:p>18992816</text:p>
          </table:table-cell>
          <table:table-cell office:value-type="float" office:value="10603984" calcext:value-type="float">
            <text:p>10603984</text:p>
          </table:table-cell>
          <table:table-cell table:number-columns-repeated="3"/>
        </table:table-row>
        <table:table-row table:style-name="ro1">
          <table:table-cell office:value-type="float" office:value="18963136" calcext:value-type="float">
            <text:p>18963136</text:p>
          </table:table-cell>
          <table:table-cell office:value-type="float" office:value="10389224" calcext:value-type="float">
            <text:p>10389224</text:p>
          </table:table-cell>
          <table:table-cell table:number-columns-repeated="3"/>
        </table:table-row>
        <table:table-row table:style-name="ro1">
          <table:table-cell office:value-type="float" office:value="25622400" calcext:value-type="float">
            <text:p>25622400</text:p>
          </table:table-cell>
          <table:table-cell office:value-type="float" office:value="9827360" calcext:value-type="float">
            <text:p>9827360</text:p>
          </table:table-cell>
          <table:table-cell table:number-columns-repeated="3"/>
        </table:table-row>
        <table:table-row table:style-name="ro1">
          <table:table-cell office:value-type="float" office:value="19072736" calcext:value-type="float">
            <text:p>19072736</text:p>
          </table:table-cell>
          <table:table-cell office:value-type="float" office:value="10220416" calcext:value-type="float">
            <text:p>10220416</text:p>
          </table:table-cell>
          <table:table-cell table:number-columns-repeated="3"/>
        </table:table-row>
        <table:table-row table:style-name="ro1">
          <table:table-cell office:value-type="float" office:value="18831392" calcext:value-type="float">
            <text:p>18831392</text:p>
          </table:table-cell>
          <table:table-cell office:value-type="float" office:value="10033504" calcext:value-type="float">
            <text:p>10033504</text:p>
          </table:table-cell>
          <table:table-cell table:number-columns-repeated="3"/>
        </table:table-row>
        <table:table-row table:style-name="ro1">
          <table:table-cell office:value-type="float" office:value="19124296" calcext:value-type="float">
            <text:p>19124296</text:p>
          </table:table-cell>
          <table:table-cell office:value-type="float" office:value="10182696" calcext:value-type="float">
            <text:p>10182696</text:p>
          </table:table-cell>
          <table:table-cell table:number-columns-repeated="3"/>
        </table:table-row>
        <table:table-row table:style-name="ro1">
          <table:table-cell office:value-type="float" office:value="19636856" calcext:value-type="float">
            <text:p>19636856</text:p>
          </table:table-cell>
          <table:table-cell office:value-type="float" office:value="11130648" calcext:value-type="float">
            <text:p>11130648</text:p>
          </table:table-cell>
          <table:table-cell table:number-columns-repeated="3"/>
        </table:table-row>
        <table:table-row table:style-name="ro1">
          <table:table-cell office:value-type="float" office:value="18875464" calcext:value-type="float">
            <text:p>18875464</text:p>
          </table:table-cell>
          <table:table-cell office:value-type="float" office:value="19565568" calcext:value-type="float">
            <text:p>19565568</text:p>
          </table:table-cell>
          <table:table-cell table:number-columns-repeated="3"/>
        </table:table-row>
        <table:table-row table:style-name="ro1">
          <table:table-cell office:value-type="float" office:value="18986296" calcext:value-type="float">
            <text:p>18986296</text:p>
          </table:table-cell>
          <table:table-cell office:value-type="float" office:value="9912960" calcext:value-type="float">
            <text:p>9912960</text:p>
          </table:table-cell>
          <table:table-cell table:number-columns-repeated="3"/>
        </table:table-row>
        <table:table-row table:style-name="ro1">
          <table:table-cell office:value-type="float" office:value="18964024" calcext:value-type="float">
            <text:p>18964024</text:p>
          </table:table-cell>
          <table:table-cell office:value-type="float" office:value="10025192" calcext:value-type="float">
            <text:p>10025192</text:p>
          </table:table-cell>
          <table:table-cell table:number-columns-repeated="3"/>
        </table:table-row>
        <table:table-row table:style-name="ro1">
          <table:table-cell office:value-type="float" office:value="19319624" calcext:value-type="float">
            <text:p>19319624</text:p>
          </table:table-cell>
          <table:table-cell office:value-type="float" office:value="10467968" calcext:value-type="float">
            <text:p>10467968</text:p>
          </table:table-cell>
          <table:table-cell table:number-columns-repeated="3"/>
        </table:table-row>
        <table:table-row table:style-name="ro1">
          <table:table-cell office:value-type="float" office:value="19051840" calcext:value-type="float">
            <text:p>19051840</text:p>
          </table:table-cell>
          <table:table-cell office:value-type="float" office:value="9959016" calcext:value-type="float">
            <text:p>9959016</text:p>
          </table:table-cell>
          <table:table-cell table:number-columns-repeated="3"/>
        </table:table-row>
        <table:table-row table:style-name="ro1">
          <table:table-cell office:value-type="float" office:value="22514872" calcext:value-type="float">
            <text:p>22514872</text:p>
          </table:table-cell>
          <table:table-cell office:value-type="float" office:value="9907304" calcext:value-type="float">
            <text:p>9907304</text:p>
          </table:table-cell>
          <table:table-cell table:number-columns-repeated="3"/>
        </table:table-row>
        <table:table-row table:style-name="ro1">
          <table:table-cell office:value-type="float" office:value="21761864" calcext:value-type="float">
            <text:p>21761864</text:p>
          </table:table-cell>
          <table:table-cell office:value-type="float" office:value="12051112" calcext:value-type="float">
            <text:p>12051112</text:p>
          </table:table-cell>
          <table:table-cell table:number-columns-repeated="3"/>
        </table:table-row>
        <table:table-row table:style-name="ro1">
          <table:table-cell office:value-type="float" office:value="19457328" calcext:value-type="float">
            <text:p>19457328</text:p>
          </table:table-cell>
          <table:table-cell office:value-type="float" office:value="10470328" calcext:value-type="float">
            <text:p>10470328</text:p>
          </table:table-cell>
          <table:table-cell table:number-columns-repeated="3"/>
        </table:table-row>
        <table:table-row table:style-name="ro1">
          <table:table-cell office:value-type="float" office:value="18985232" calcext:value-type="float">
            <text:p>18985232</text:p>
          </table:table-cell>
          <table:table-cell office:value-type="float" office:value="10237848" calcext:value-type="float">
            <text:p>10237848</text:p>
          </table:table-cell>
          <table:table-cell table:number-columns-repeated="3"/>
        </table:table-row>
        <table:table-row table:style-name="ro1">
          <table:table-cell office:value-type="float" office:value="18844608" calcext:value-type="float">
            <text:p>18844608</text:p>
          </table:table-cell>
          <table:table-cell office:value-type="float" office:value="11372624" calcext:value-type="float">
            <text:p>11372624</text:p>
          </table:table-cell>
          <table:table-cell table:number-columns-repeated="3"/>
        </table:table-row>
        <table:table-row table:style-name="ro1">
          <table:table-cell office:value-type="float" office:value="19171968" calcext:value-type="float">
            <text:p>19171968</text:p>
          </table:table-cell>
          <table:table-cell office:value-type="float" office:value="11449840" calcext:value-type="float">
            <text:p>11449840</text:p>
          </table:table-cell>
          <table:table-cell table:number-columns-repeated="3"/>
        </table:table-row>
        <table:table-row table:style-name="ro1">
          <table:table-cell office:value-type="float" office:value="18970304" calcext:value-type="float">
            <text:p>18970304</text:p>
          </table:table-cell>
          <table:table-cell office:value-type="float" office:value="9981576" calcext:value-type="float">
            <text:p>9981576</text:p>
          </table:table-cell>
          <table:table-cell table:number-columns-repeated="3"/>
        </table:table-row>
        <table:table-row table:style-name="ro1">
          <table:table-cell office:value-type="float" office:value="19067280" calcext:value-type="float">
            <text:p>19067280</text:p>
          </table:table-cell>
          <table:table-cell office:value-type="float" office:value="9697984" calcext:value-type="float">
            <text:p>9697984</text:p>
          </table:table-cell>
          <table:table-cell table:number-columns-repeated="3"/>
        </table:table-row>
        <table:table-row table:style-name="ro1">
          <table:table-cell office:value-type="float" office:value="19389936" calcext:value-type="float">
            <text:p>19389936</text:p>
          </table:table-cell>
          <table:table-cell office:value-type="float" office:value="9723016" calcext:value-type="float">
            <text:p>9723016</text:p>
          </table:table-cell>
          <table:table-cell table:number-columns-repeated="3"/>
        </table:table-row>
        <table:table-row table:style-name="ro1">
          <table:table-cell office:value-type="float" office:value="19500088" calcext:value-type="float">
            <text:p>19500088</text:p>
          </table:table-cell>
          <table:table-cell office:value-type="float" office:value="9926504" calcext:value-type="float">
            <text:p>9926504</text:p>
          </table:table-cell>
          <table:table-cell table:number-columns-repeated="3"/>
        </table:table-row>
        <table:table-row table:style-name="ro1">
          <table:table-cell office:value-type="float" office:value="22526608" calcext:value-type="float">
            <text:p>22526608</text:p>
          </table:table-cell>
          <table:table-cell office:value-type="float" office:value="16213840" calcext:value-type="float">
            <text:p>16213840</text:p>
          </table:table-cell>
          <table:table-cell table:number-columns-repeated="3"/>
        </table:table-row>
        <table:table-row table:style-name="ro1">
          <table:table-cell office:value-type="float" office:value="19194728" calcext:value-type="float">
            <text:p>19194728</text:p>
          </table:table-cell>
          <table:table-cell office:value-type="float" office:value="9961704" calcext:value-type="float">
            <text:p>9961704</text:p>
          </table:table-cell>
          <table:table-cell table:number-columns-repeated="3"/>
        </table:table-row>
        <table:table-row table:style-name="ro1">
          <table:table-cell office:value-type="float" office:value="19265528" calcext:value-type="float">
            <text:p>19265528</text:p>
          </table:table-cell>
          <table:table-cell office:value-type="float" office:value="9985176" calcext:value-type="float">
            <text:p>9985176</text:p>
          </table:table-cell>
          <table:table-cell table:number-columns-repeated="3"/>
        </table:table-row>
        <table:table-row table:style-name="ro1">
          <table:table-cell office:value-type="float" office:value="21840184" calcext:value-type="float">
            <text:p>21840184</text:p>
          </table:table-cell>
          <table:table-cell office:value-type="float" office:value="9710448" calcext:value-type="float">
            <text:p>9710448</text:p>
          </table:table-cell>
          <table:table-cell table:number-columns-repeated="3"/>
        </table:table-row>
        <table:table-row table:style-name="ro1">
          <table:table-cell office:value-type="float" office:value="32177264" calcext:value-type="float">
            <text:p>32177264</text:p>
          </table:table-cell>
          <table:table-cell office:value-type="float" office:value="18692704" calcext:value-type="float">
            <text:p>18692704</text:p>
          </table:table-cell>
          <table:table-cell table:number-columns-repeated="3"/>
        </table:table-row>
        <table:table-row table:style-name="ro1">
          <table:table-cell office:value-type="float" office:value="19001752" calcext:value-type="float">
            <text:p>19001752</text:p>
          </table:table-cell>
          <table:table-cell office:value-type="float" office:value="18790528" calcext:value-type="float">
            <text:p>18790528</text:p>
          </table:table-cell>
          <table:table-cell table:number-columns-repeated="3"/>
        </table:table-row>
        <table:table-row table:style-name="ro1">
          <table:table-cell office:value-type="float" office:value="26106240" calcext:value-type="float">
            <text:p>26106240</text:p>
          </table:table-cell>
          <table:table-cell office:value-type="float" office:value="11027984" calcext:value-type="float">
            <text:p>11027984</text:p>
          </table:table-cell>
          <table:table-cell table:number-columns-repeated="3"/>
        </table:table-row>
        <table:table-row table:style-name="ro1">
          <table:table-cell office:value-type="float" office:value="18828440" calcext:value-type="float">
            <text:p>18828440</text:p>
          </table:table-cell>
          <table:table-cell office:value-type="float" office:value="10133616" calcext:value-type="float">
            <text:p>10133616</text:p>
          </table:table-cell>
          <table:table-cell table:number-columns-repeated="3"/>
        </table:table-row>
        <table:table-row table:style-name="ro1">
          <table:table-cell office:value-type="float" office:value="18852160" calcext:value-type="float">
            <text:p>18852160</text:p>
          </table:table-cell>
          <table:table-cell office:value-type="float" office:value="10339408" calcext:value-type="float">
            <text:p>10339408</text:p>
          </table:table-cell>
          <table:table-cell table:number-columns-repeated="3"/>
        </table:table-row>
        <table:table-row table:style-name="ro1">
          <table:table-cell office:value-type="float" office:value="18991320" calcext:value-type="float">
            <text:p>18991320</text:p>
          </table:table-cell>
          <table:table-cell office:value-type="float" office:value="17907760" calcext:value-type="float">
            <text:p>17907760</text:p>
          </table:table-cell>
          <table:table-cell table:number-columns-repeated="3"/>
        </table:table-row>
        <table:table-row table:style-name="ro1">
          <table:table-cell office:value-type="float" office:value="18977616" calcext:value-type="float">
            <text:p>18977616</text:p>
          </table:table-cell>
          <table:table-cell office:value-type="float" office:value="10210032" calcext:value-type="float">
            <text:p>10210032</text:p>
          </table:table-cell>
          <table:table-cell table:number-columns-repeated="3"/>
        </table:table-row>
        <table:table-row table:style-name="ro1">
          <table:table-cell office:value-type="float" office:value="18981080" calcext:value-type="float">
            <text:p>18981080</text:p>
          </table:table-cell>
          <table:table-cell office:value-type="float" office:value="9609176" calcext:value-type="float">
            <text:p>9609176</text:p>
          </table:table-cell>
          <table:table-cell table:number-columns-repeated="3"/>
        </table:table-row>
        <table:table-row table:style-name="ro1">
          <table:table-cell office:value-type="float" office:value="18824128" calcext:value-type="float">
            <text:p>18824128</text:p>
          </table:table-cell>
          <table:table-cell office:value-type="float" office:value="14784680" calcext:value-type="float">
            <text:p>14784680</text:p>
          </table:table-cell>
          <table:table-cell table:number-columns-repeated="3"/>
        </table:table-row>
        <table:table-row table:style-name="ro1">
          <table:table-cell office:value-type="float" office:value="19181224" calcext:value-type="float">
            <text:p>19181224</text:p>
          </table:table-cell>
          <table:table-cell office:value-type="float" office:value="9634728" calcext:value-type="float">
            <text:p>9634728</text:p>
          </table:table-cell>
          <table:table-cell table:number-columns-repeated="3"/>
        </table:table-row>
        <table:table-row table:style-name="ro1">
          <table:table-cell office:value-type="float" office:value="23287128" calcext:value-type="float">
            <text:p>23287128</text:p>
          </table:table-cell>
          <table:table-cell office:value-type="float" office:value="15215288" calcext:value-type="float">
            <text:p>15215288</text:p>
          </table:table-cell>
          <table:table-cell table:number-columns-repeated="3"/>
        </table:table-row>
        <table:table-row table:style-name="ro1">
          <table:table-cell office:value-type="float" office:value="18895768" calcext:value-type="float">
            <text:p>18895768</text:p>
          </table:table-cell>
          <table:table-cell office:value-type="float" office:value="10461200" calcext:value-type="float">
            <text:p>10461200</text:p>
          </table:table-cell>
          <table:table-cell table:number-columns-repeated="3"/>
        </table:table-row>
        <table:table-row table:style-name="ro1">
          <table:table-cell office:value-type="float" office:value="19426200" calcext:value-type="float">
            <text:p>19426200</text:p>
          </table:table-cell>
          <table:table-cell office:value-type="float" office:value="10123264" calcext:value-type="float">
            <text:p>10123264</text:p>
          </table:table-cell>
          <table:table-cell table:number-columns-repeated="3"/>
        </table:table-row>
        <table:table-row table:style-name="ro1">
          <table:table-cell office:value-type="float" office:value="18866712" calcext:value-type="float">
            <text:p>18866712</text:p>
          </table:table-cell>
          <table:table-cell office:value-type="float" office:value="9881944" calcext:value-type="float">
            <text:p>9881944</text:p>
          </table:table-cell>
          <table:table-cell table:number-columns-repeated="3"/>
        </table:table-row>
        <table:table-row table:style-name="ro1">
          <table:table-cell office:value-type="float" office:value="19108440" calcext:value-type="float">
            <text:p>19108440</text:p>
          </table:table-cell>
          <table:table-cell office:value-type="float" office:value="9726568" calcext:value-type="float">
            <text:p>9726568</text:p>
          </table:table-cell>
          <table:table-cell table:number-columns-repeated="3"/>
        </table:table-row>
        <table:table-row table:style-name="ro1">
          <table:table-cell office:value-type="float" office:value="18953144" calcext:value-type="float">
            <text:p>18953144</text:p>
          </table:table-cell>
          <table:table-cell office:value-type="float" office:value="9901752" calcext:value-type="float">
            <text:p>9901752</text:p>
          </table:table-cell>
          <table:table-cell table:number-columns-repeated="3"/>
        </table:table-row>
        <table:table-row table:style-name="ro1">
          <table:table-cell office:value-type="float" office:value="18848728" calcext:value-type="float">
            <text:p>18848728</text:p>
          </table:table-cell>
          <table:table-cell office:value-type="float" office:value="10378256" calcext:value-type="float">
            <text:p>10378256</text:p>
          </table:table-cell>
          <table:table-cell table:number-columns-repeated="3"/>
        </table:table-row>
        <table:table-row table:style-name="ro1">
          <table:table-cell office:value-type="float" office:value="19103704" calcext:value-type="float">
            <text:p>19103704</text:p>
          </table:table-cell>
          <table:table-cell office:value-type="float" office:value="11925512" calcext:value-type="float">
            <text:p>11925512</text:p>
          </table:table-cell>
          <table:table-cell table:number-columns-repeated="3"/>
        </table:table-row>
        <table:table-row table:style-name="ro1">
          <table:table-cell office:value-type="float" office:value="18953488" calcext:value-type="float">
            <text:p>18953488</text:p>
          </table:table-cell>
          <table:table-cell office:value-type="float" office:value="10179584" calcext:value-type="float">
            <text:p>10179584</text:p>
          </table:table-cell>
          <table:table-cell table:number-columns-repeated="3"/>
        </table:table-row>
        <table:table-row table:style-name="ro1">
          <table:table-cell office:value-type="float" office:value="18924168" calcext:value-type="float">
            <text:p>18924168</text:p>
          </table:table-cell>
          <table:table-cell office:value-type="float" office:value="10627544" calcext:value-type="float">
            <text:p>10627544</text:p>
          </table:table-cell>
          <table:table-cell table:number-columns-repeated="3"/>
        </table:table-row>
        <table:table-row table:style-name="ro1">
          <table:table-cell office:value-type="float" office:value="22103368" calcext:value-type="float">
            <text:p>22103368</text:p>
          </table:table-cell>
          <table:table-cell office:value-type="float" office:value="17587792" calcext:value-type="float">
            <text:p>17587792</text:p>
          </table:table-cell>
          <table:table-cell table:number-columns-repeated="3"/>
        </table:table-row>
        <table:table-row table:style-name="ro1">
          <table:table-cell office:value-type="float" office:value="19077832" calcext:value-type="float">
            <text:p>19077832</text:p>
          </table:table-cell>
          <table:table-cell office:value-type="float" office:value="17183984" calcext:value-type="float">
            <text:p>17183984</text:p>
          </table:table-cell>
          <table:table-cell table:number-columns-repeated="3"/>
        </table:table-row>
        <table:table-row table:style-name="ro1">
          <table:table-cell office:value-type="float" office:value="19066904" calcext:value-type="float">
            <text:p>19066904</text:p>
          </table:table-cell>
          <table:table-cell office:value-type="float" office:value="10418272" calcext:value-type="float">
            <text:p>10418272</text:p>
          </table:table-cell>
          <table:table-cell table:number-columns-repeated="3"/>
        </table:table-row>
        <table:table-row table:style-name="ro1">
          <table:table-cell office:value-type="float" office:value="18962744" calcext:value-type="float">
            <text:p>18962744</text:p>
          </table:table-cell>
          <table:table-cell office:value-type="float" office:value="9753560" calcext:value-type="float">
            <text:p>9753560</text:p>
          </table:table-cell>
          <table:table-cell table:number-columns-repeated="3"/>
        </table:table-row>
        <table:table-row table:style-name="ro1">
          <table:table-cell office:value-type="float" office:value="27959152" calcext:value-type="float">
            <text:p>27959152</text:p>
          </table:table-cell>
          <table:table-cell office:value-type="float" office:value="11540344" calcext:value-type="float">
            <text:p>11540344</text:p>
          </table:table-cell>
          <table:table-cell table:number-columns-repeated="3"/>
        </table:table-row>
        <table:table-row table:style-name="ro1">
          <table:table-cell office:value-type="float" office:value="21698336" calcext:value-type="float">
            <text:p>21698336</text:p>
          </table:table-cell>
          <table:table-cell office:value-type="float" office:value="10382328" calcext:value-type="float">
            <text:p>10382328</text:p>
          </table:table-cell>
          <table:table-cell table:number-columns-repeated="3"/>
        </table:table-row>
        <table:table-row table:style-name="ro1">
          <table:table-cell office:value-type="float" office:value="19167960" calcext:value-type="float">
            <text:p>19167960</text:p>
          </table:table-cell>
          <table:table-cell office:value-type="float" office:value="12826576" calcext:value-type="float">
            <text:p>12826576</text:p>
          </table:table-cell>
          <table:table-cell table:number-columns-repeated="3"/>
        </table:table-row>
        <table:table-row table:style-name="ro1">
          <table:table-cell office:value-type="float" office:value="18997680" calcext:value-type="float">
            <text:p>18997680</text:p>
          </table:table-cell>
          <table:table-cell office:value-type="float" office:value="11363864" calcext:value-type="float">
            <text:p>11363864</text:p>
          </table:table-cell>
          <table:table-cell table:number-columns-repeated="3"/>
        </table:table-row>
        <table:table-row table:style-name="ro1">
          <table:table-cell office:value-type="float" office:value="19445920" calcext:value-type="float">
            <text:p>19445920</text:p>
          </table:table-cell>
          <table:table-cell office:value-type="float" office:value="10692888" calcext:value-type="float">
            <text:p>10692888</text:p>
          </table:table-cell>
          <table:table-cell table:number-columns-repeated="3"/>
        </table:table-row>
        <table:table-row table:style-name="ro1">
          <table:table-cell office:value-type="float" office:value="18934616" calcext:value-type="float">
            <text:p>18934616</text:p>
          </table:table-cell>
          <table:table-cell office:value-type="float" office:value="9930512" calcext:value-type="float">
            <text:p>9930512</text:p>
          </table:table-cell>
          <table:table-cell table:number-columns-repeated="3"/>
        </table:table-row>
        <table:table-row table:style-name="ro1">
          <table:table-cell office:value-type="float" office:value="19308168" calcext:value-type="float">
            <text:p>19308168</text:p>
          </table:table-cell>
          <table:table-cell office:value-type="float" office:value="10007520" calcext:value-type="float">
            <text:p>10007520</text:p>
          </table:table-cell>
          <table:table-cell table:number-columns-repeated="3"/>
        </table:table-row>
        <table:table-row table:style-name="ro1">
          <table:table-cell office:value-type="float" office:value="27143800" calcext:value-type="float">
            <text:p>27143800</text:p>
          </table:table-cell>
          <table:table-cell office:value-type="float" office:value="13212728" calcext:value-type="float">
            <text:p>13212728</text:p>
          </table:table-cell>
          <table:table-cell table:number-columns-repeated="3"/>
        </table:table-row>
        <table:table-row table:style-name="ro1">
          <table:table-cell office:value-type="float" office:value="18899840" calcext:value-type="float">
            <text:p>18899840</text:p>
          </table:table-cell>
          <table:table-cell office:value-type="float" office:value="10504688" calcext:value-type="float">
            <text:p>10504688</text:p>
          </table:table-cell>
          <table:table-cell table:number-columns-repeated="3"/>
        </table:table-row>
        <table:table-row table:style-name="ro1">
          <table:table-cell office:value-type="float" office:value="19387672" calcext:value-type="float">
            <text:p>19387672</text:p>
          </table:table-cell>
          <table:table-cell office:value-type="float" office:value="10590064" calcext:value-type="float">
            <text:p>10590064</text:p>
          </table:table-cell>
          <table:table-cell table:number-columns-repeated="3"/>
        </table:table-row>
        <table:table-row table:style-name="ro1">
          <table:table-cell office:value-type="float" office:value="18955856" calcext:value-type="float">
            <text:p>18955856</text:p>
          </table:table-cell>
          <table:table-cell office:value-type="float" office:value="21212528" calcext:value-type="float">
            <text:p>21212528</text:p>
          </table:table-cell>
          <table:table-cell table:number-columns-repeated="3"/>
        </table:table-row>
        <table:table-row table:style-name="ro1">
          <table:table-cell office:value-type="float" office:value="19010160" calcext:value-type="float">
            <text:p>19010160</text:p>
          </table:table-cell>
          <table:table-cell office:value-type="float" office:value="9673984" calcext:value-type="float">
            <text:p>9673984</text:p>
          </table:table-cell>
          <table:table-cell table:number-columns-repeated="3"/>
        </table:table-row>
        <table:table-row table:style-name="ro1">
          <table:table-cell office:value-type="float" office:value="19304624" calcext:value-type="float">
            <text:p>19304624</text:p>
          </table:table-cell>
          <table:table-cell office:value-type="float" office:value="14923592" calcext:value-type="float">
            <text:p>14923592</text:p>
          </table:table-cell>
          <table:table-cell table:number-columns-repeated="3"/>
        </table:table-row>
        <table:table-row table:style-name="ro1">
          <table:table-cell office:value-type="float" office:value="20576840" calcext:value-type="float">
            <text:p>20576840</text:p>
          </table:table-cell>
          <table:table-cell office:value-type="float" office:value="17410736" calcext:value-type="float">
            <text:p>17410736</text:p>
          </table:table-cell>
          <table:table-cell table:number-columns-repeated="3"/>
        </table:table-row>
        <table:table-row table:style-name="ro1">
          <table:table-cell office:value-type="float" office:value="28842224" calcext:value-type="float">
            <text:p>28842224</text:p>
          </table:table-cell>
          <table:table-cell office:value-type="float" office:value="11283016" calcext:value-type="float">
            <text:p>11283016</text:p>
          </table:table-cell>
          <table:table-cell table:number-columns-repeated="3"/>
        </table:table-row>
        <table:table-row table:style-name="ro1">
          <table:table-cell office:value-type="float" office:value="19103648" calcext:value-type="float">
            <text:p>19103648</text:p>
          </table:table-cell>
          <table:table-cell office:value-type="float" office:value="18708328" calcext:value-type="float">
            <text:p>18708328</text:p>
          </table:table-cell>
          <table:table-cell table:number-columns-repeated="3"/>
        </table:table-row>
        <table:table-row table:style-name="ro1">
          <table:table-cell office:value-type="float" office:value="18961088" calcext:value-type="float">
            <text:p>18961088</text:p>
          </table:table-cell>
          <table:table-cell office:value-type="float" office:value="11367896" calcext:value-type="float">
            <text:p>11367896</text:p>
          </table:table-cell>
          <table:table-cell table:number-columns-repeated="3"/>
        </table:table-row>
        <table:table-row table:style-name="ro1">
          <table:table-cell office:value-type="float" office:value="29672840" calcext:value-type="float">
            <text:p>29672840</text:p>
          </table:table-cell>
          <table:table-cell office:value-type="float" office:value="11909648" calcext:value-type="float">
            <text:p>11909648</text:p>
          </table:table-cell>
          <table:table-cell table:number-columns-repeated="3"/>
        </table:table-row>
        <table:table-row table:style-name="ro1">
          <table:table-cell office:value-type="float" office:value="18959040" calcext:value-type="float">
            <text:p>18959040</text:p>
          </table:table-cell>
          <table:table-cell office:value-type="float" office:value="15502656" calcext:value-type="float">
            <text:p>15502656</text:p>
          </table:table-cell>
          <table:table-cell table:number-columns-repeated="3"/>
        </table:table-row>
        <table:table-row table:style-name="ro1">
          <table:table-cell office:value-type="float" office:value="23464264" calcext:value-type="float">
            <text:p>23464264</text:p>
          </table:table-cell>
          <table:table-cell office:value-type="float" office:value="9872504" calcext:value-type="float">
            <text:p>9872504</text:p>
          </table:table-cell>
          <table:table-cell table:number-columns-repeated="3"/>
        </table:table-row>
        <table:table-row table:style-name="ro1">
          <table:table-cell office:value-type="float" office:value="18887200" calcext:value-type="float">
            <text:p>18887200</text:p>
          </table:table-cell>
          <table:table-cell office:value-type="float" office:value="10566024" calcext:value-type="float">
            <text:p>10566024</text:p>
          </table:table-cell>
          <table:table-cell table:number-columns-repeated="3"/>
        </table:table-row>
        <table:table-row table:style-name="ro1">
          <table:table-cell office:value-type="float" office:value="19009120" calcext:value-type="float">
            <text:p>19009120</text:p>
          </table:table-cell>
          <table:table-cell office:value-type="float" office:value="10459328" calcext:value-type="float">
            <text:p>10459328</text:p>
          </table:table-cell>
          <table:table-cell table:number-columns-repeated="3"/>
        </table:table-row>
        <table:table-row table:style-name="ro1">
          <table:table-cell office:value-type="float" office:value="18945312" calcext:value-type="float">
            <text:p>18945312</text:p>
          </table:table-cell>
          <table:table-cell office:value-type="float" office:value="9668368" calcext:value-type="float">
            <text:p>9668368</text:p>
          </table:table-cell>
          <table:table-cell table:number-columns-repeated="3"/>
        </table:table-row>
        <table:table-row table:style-name="ro1">
          <table:table-cell office:value-type="float" office:value="23983312" calcext:value-type="float">
            <text:p>23983312</text:p>
          </table:table-cell>
          <table:table-cell office:value-type="float" office:value="9751648" calcext:value-type="float">
            <text:p>9751648</text:p>
          </table:table-cell>
          <table:table-cell table:number-columns-repeated="3"/>
        </table:table-row>
        <table:table-row table:style-name="ro1">
          <table:table-cell office:value-type="float" office:value="19069176" calcext:value-type="float">
            <text:p>19069176</text:p>
          </table:table-cell>
          <table:table-cell office:value-type="float" office:value="9871416" calcext:value-type="float">
            <text:p>9871416</text:p>
          </table:table-cell>
          <table:table-cell table:number-columns-repeated="3"/>
        </table:table-row>
        <table:table-row table:style-name="ro1">
          <table:table-cell office:value-type="float" office:value="18949280" calcext:value-type="float">
            <text:p>18949280</text:p>
          </table:table-cell>
          <table:table-cell office:value-type="float" office:value="13513752" calcext:value-type="float">
            <text:p>13513752</text:p>
          </table:table-cell>
          <table:table-cell table:number-columns-repeated="3"/>
        </table:table-row>
        <table:table-row table:style-name="ro1">
          <table:table-cell office:value-type="float" office:value="19002896" calcext:value-type="float">
            <text:p>19002896</text:p>
          </table:table-cell>
          <table:table-cell office:value-type="float" office:value="9981592" calcext:value-type="float">
            <text:p>9981592</text:p>
          </table:table-cell>
          <table:table-cell table:number-columns-repeated="3"/>
        </table:table-row>
        <table:table-row table:style-name="ro1">
          <table:table-cell office:value-type="float" office:value="19039640" calcext:value-type="float">
            <text:p>19039640</text:p>
          </table:table-cell>
          <table:table-cell office:value-type="float" office:value="14102184" calcext:value-type="float">
            <text:p>14102184</text:p>
          </table:table-cell>
          <table:table-cell table:number-columns-repeated="3"/>
        </table:table-row>
        <table:table-row table:style-name="ro1">
          <table:table-cell office:value-type="float" office:value="19208760" calcext:value-type="float">
            <text:p>19208760</text:p>
          </table:table-cell>
          <table:table-cell office:value-type="float" office:value="9722408" calcext:value-type="float">
            <text:p>9722408</text:p>
          </table:table-cell>
          <table:table-cell table:number-columns-repeated="3"/>
        </table:table-row>
        <table:table-row table:style-name="ro1">
          <table:table-cell office:value-type="float" office:value="27094000" calcext:value-type="float">
            <text:p>27094000</text:p>
          </table:table-cell>
          <table:table-cell office:value-type="float" office:value="10469208" calcext:value-type="float">
            <text:p>10469208</text:p>
          </table:table-cell>
          <table:table-cell table:number-columns-repeated="3"/>
        </table:table-row>
        <table:table-row table:style-name="ro1">
          <table:table-cell office:value-type="float" office:value="18840456" calcext:value-type="float">
            <text:p>18840456</text:p>
          </table:table-cell>
          <table:table-cell office:value-type="float" office:value="9979336" calcext:value-type="float">
            <text:p>9979336</text:p>
          </table:table-cell>
          <table:table-cell table:number-columns-repeated="3"/>
        </table:table-row>
        <table:table-row table:style-name="ro1">
          <table:table-cell office:value-type="float" office:value="19051480" calcext:value-type="float">
            <text:p>19051480</text:p>
          </table:table-cell>
          <table:table-cell office:value-type="float" office:value="10149144" calcext:value-type="float">
            <text:p>10149144</text:p>
          </table:table-cell>
          <table:table-cell table:number-columns-repeated="3"/>
        </table:table-row>
        <table:table-row table:style-name="ro1">
          <table:table-cell office:value-type="float" office:value="22922936" calcext:value-type="float">
            <text:p>22922936</text:p>
          </table:table-cell>
          <table:table-cell office:value-type="float" office:value="10484840" calcext:value-type="float">
            <text:p>10484840</text:p>
          </table:table-cell>
          <table:table-cell table:number-columns-repeated="3"/>
        </table:table-row>
        <table:table-row table:style-name="ro1">
          <table:table-cell office:value-type="float" office:value="18866192" calcext:value-type="float">
            <text:p>18866192</text:p>
          </table:table-cell>
          <table:table-cell office:value-type="float" office:value="9934624" calcext:value-type="float">
            <text:p>9934624</text:p>
          </table:table-cell>
          <table:table-cell table:number-columns-repeated="3"/>
        </table:table-row>
        <table:table-row table:style-name="ro1">
          <table:table-cell office:value-type="float" office:value="20557224" calcext:value-type="float">
            <text:p>20557224</text:p>
          </table:table-cell>
          <table:table-cell office:value-type="float" office:value="11979768" calcext:value-type="float">
            <text:p>11979768</text:p>
          </table:table-cell>
          <table:table-cell table:number-columns-repeated="3"/>
        </table:table-row>
        <table:table-row table:style-name="ro1">
          <table:table-cell office:value-type="float" office:value="19019592" calcext:value-type="float">
            <text:p>19019592</text:p>
          </table:table-cell>
          <table:table-cell office:value-type="float" office:value="9918432" calcext:value-type="float">
            <text:p>9918432</text:p>
          </table:table-cell>
          <table:table-cell table:number-columns-repeated="3"/>
        </table:table-row>
        <table:table-row table:style-name="ro1">
          <table:table-cell office:value-type="float" office:value="21458096" calcext:value-type="float">
            <text:p>21458096</text:p>
          </table:table-cell>
          <table:table-cell office:value-type="float" office:value="10022464" calcext:value-type="float">
            <text:p>10022464</text:p>
          </table:table-cell>
          <table:table-cell table:number-columns-repeated="3"/>
        </table:table-row>
        <table:table-row table:style-name="ro1">
          <table:table-cell office:value-type="float" office:value="19038464" calcext:value-type="float">
            <text:p>19038464</text:p>
          </table:table-cell>
          <table:table-cell office:value-type="float" office:value="9727056" calcext:value-type="float">
            <text:p>9727056</text:p>
          </table:table-cell>
          <table:table-cell table:number-columns-repeated="3"/>
        </table:table-row>
        <table:table-row table:style-name="ro1">
          <table:table-cell office:value-type="float" office:value="18887928" calcext:value-type="float">
            <text:p>18887928</text:p>
          </table:table-cell>
          <table:table-cell office:value-type="float" office:value="20174648" calcext:value-type="float">
            <text:p>20174648</text:p>
          </table:table-cell>
          <table:table-cell table:number-columns-repeated="3"/>
        </table:table-row>
        <table:table-row table:style-name="ro1">
          <table:table-cell office:value-type="float" office:value="19334368" calcext:value-type="float">
            <text:p>19334368</text:p>
          </table:table-cell>
          <table:table-cell office:value-type="float" office:value="9953752" calcext:value-type="float">
            <text:p>9953752</text:p>
          </table:table-cell>
          <table:table-cell table:number-columns-repeated="3"/>
        </table:table-row>
        <table:table-row table:style-name="ro1">
          <table:table-cell office:value-type="float" office:value="19288192" calcext:value-type="float">
            <text:p>19288192</text:p>
          </table:table-cell>
          <table:table-cell office:value-type="float" office:value="10082520" calcext:value-type="float">
            <text:p>10082520</text:p>
          </table:table-cell>
          <table:table-cell table:number-columns-repeated="3"/>
        </table:table-row>
        <table:table-row table:style-name="ro1">
          <table:table-cell office:value-type="float" office:value="19024496" calcext:value-type="float">
            <text:p>19024496</text:p>
          </table:table-cell>
          <table:table-cell office:value-type="float" office:value="9946480" calcext:value-type="float">
            <text:p>9946480</text:p>
          </table:table-cell>
          <table:table-cell table:number-columns-repeated="3"/>
        </table:table-row>
        <table:table-row table:style-name="ro1">
          <table:table-cell office:value-type="float" office:value="18947912" calcext:value-type="float">
            <text:p>18947912</text:p>
          </table:table-cell>
          <table:table-cell office:value-type="float" office:value="10159088" calcext:value-type="float">
            <text:p>10159088</text:p>
          </table:table-cell>
          <table:table-cell table:number-columns-repeated="3"/>
        </table:table-row>
        <table:table-row table:style-name="ro1">
          <table:table-cell office:value-type="float" office:value="18851336" calcext:value-type="float">
            <text:p>18851336</text:p>
          </table:table-cell>
          <table:table-cell office:value-type="float" office:value="10061128" calcext:value-type="float">
            <text:p>10061128</text:p>
          </table:table-cell>
          <table:table-cell table:number-columns-repeated="3"/>
        </table:table-row>
        <table:table-row table:style-name="ro1">
          <table:table-cell office:value-type="float" office:value="21787592" calcext:value-type="float">
            <text:p>21787592</text:p>
          </table:table-cell>
          <table:table-cell office:value-type="float" office:value="9752808" calcext:value-type="float">
            <text:p>9752808</text:p>
          </table:table-cell>
          <table:table-cell table:number-columns-repeated="3"/>
        </table:table-row>
        <table:table-row table:style-name="ro1">
          <table:table-cell office:value-type="float" office:value="27911424" calcext:value-type="float">
            <text:p>27911424</text:p>
          </table:table-cell>
          <table:table-cell office:value-type="float" office:value="13247648" calcext:value-type="float">
            <text:p>13247648</text:p>
          </table:table-cell>
          <table:table-cell table:number-columns-repeated="3"/>
        </table:table-row>
        <table:table-row table:style-name="ro1">
          <table:table-cell office:value-type="float" office:value="31556424" calcext:value-type="float">
            <text:p>31556424</text:p>
          </table:table-cell>
          <table:table-cell office:value-type="float" office:value="10221888" calcext:value-type="float">
            <text:p>10221888</text:p>
          </table:table-cell>
          <table:table-cell table:number-columns-repeated="3"/>
        </table:table-row>
        <table:table-row table:style-name="ro1">
          <table:table-cell office:value-type="float" office:value="19025664" calcext:value-type="float">
            <text:p>19025664</text:p>
          </table:table-cell>
          <table:table-cell office:value-type="float" office:value="9982976" calcext:value-type="float">
            <text:p>9982976</text:p>
          </table:table-cell>
          <table:table-cell table:number-columns-repeated="3"/>
        </table:table-row>
        <table:table-row table:style-name="ro1">
          <table:table-cell office:value-type="float" office:value="19180744" calcext:value-type="float">
            <text:p>19180744</text:p>
          </table:table-cell>
          <table:table-cell office:value-type="float" office:value="10923904" calcext:value-type="float">
            <text:p>10923904</text:p>
          </table:table-cell>
          <table:table-cell table:number-columns-repeated="3"/>
        </table:table-row>
        <table:table-row table:style-name="ro1">
          <table:table-cell office:value-type="float" office:value="25397112" calcext:value-type="float">
            <text:p>25397112</text:p>
          </table:table-cell>
          <table:table-cell office:value-type="float" office:value="19051328" calcext:value-type="float">
            <text:p>19051328</text:p>
          </table:table-cell>
          <table:table-cell table:number-columns-repeated="3"/>
        </table:table-row>
        <table:table-row table:style-name="ro1">
          <table:table-cell office:value-type="float" office:value="18906000" calcext:value-type="float">
            <text:p>18906000</text:p>
          </table:table-cell>
          <table:table-cell office:value-type="float" office:value="10524608" calcext:value-type="float">
            <text:p>10524608</text:p>
          </table:table-cell>
          <table:table-cell table:number-columns-repeated="3"/>
        </table:table-row>
        <table:table-row table:style-name="ro1">
          <table:table-cell office:value-type="float" office:value="18898080" calcext:value-type="float">
            <text:p>18898080</text:p>
          </table:table-cell>
          <table:table-cell office:value-type="float" office:value="12095056" calcext:value-type="float">
            <text:p>12095056</text:p>
          </table:table-cell>
          <table:table-cell table:number-columns-repeated="3"/>
        </table:table-row>
        <table:table-row table:style-name="ro1">
          <table:table-cell office:value-type="float" office:value="21769872" calcext:value-type="float">
            <text:p>21769872</text:p>
          </table:table-cell>
          <table:table-cell office:value-type="float" office:value="14478736" calcext:value-type="float">
            <text:p>14478736</text:p>
          </table:table-cell>
          <table:table-cell table:number-columns-repeated="3"/>
        </table:table-row>
        <table:table-row table:style-name="ro1">
          <table:table-cell office:value-type="float" office:value="23688344" calcext:value-type="float">
            <text:p>23688344</text:p>
          </table:table-cell>
          <table:table-cell office:value-type="float" office:value="16301648" calcext:value-type="float">
            <text:p>16301648</text:p>
          </table:table-cell>
          <table:table-cell table:number-columns-repeated="3"/>
        </table:table-row>
        <table:table-row table:style-name="ro1">
          <table:table-cell office:value-type="float" office:value="19288200" calcext:value-type="float">
            <text:p>19288200</text:p>
          </table:table-cell>
          <table:table-cell office:value-type="float" office:value="10206360" calcext:value-type="float">
            <text:p>10206360</text:p>
          </table:table-cell>
          <table:table-cell table:number-columns-repeated="3"/>
        </table:table-row>
        <table:table-row table:style-name="ro1">
          <table:table-cell office:value-type="float" office:value="18850080" calcext:value-type="float">
            <text:p>18850080</text:p>
          </table:table-cell>
          <table:table-cell office:value-type="float" office:value="10068296" calcext:value-type="float">
            <text:p>10068296</text:p>
          </table:table-cell>
          <table:table-cell table:number-columns-repeated="3"/>
        </table:table-row>
        <table:table-row table:style-name="ro1">
          <table:table-cell office:value-type="float" office:value="18786728" calcext:value-type="float">
            <text:p>18786728</text:p>
          </table:table-cell>
          <table:table-cell office:value-type="float" office:value="12622304" calcext:value-type="float">
            <text:p>12622304</text:p>
          </table:table-cell>
          <table:table-cell table:number-columns-repeated="3"/>
        </table:table-row>
        <table:table-row table:style-name="ro1">
          <table:table-cell office:value-type="float" office:value="18938328" calcext:value-type="float">
            <text:p>18938328</text:p>
          </table:table-cell>
          <table:table-cell office:value-type="float" office:value="16808280" calcext:value-type="float">
            <text:p>16808280</text:p>
          </table:table-cell>
          <table:table-cell table:number-columns-repeated="3"/>
        </table:table-row>
        <table:table-row table:style-name="ro1">
          <table:table-cell office:value-type="float" office:value="25543592" calcext:value-type="float">
            <text:p>25543592</text:p>
          </table:table-cell>
          <table:table-cell office:value-type="float" office:value="10738640" calcext:value-type="float">
            <text:p>10738640</text:p>
          </table:table-cell>
          <table:table-cell table:number-columns-repeated="3"/>
        </table:table-row>
        <table:table-row table:style-name="ro1">
          <table:table-cell office:value-type="float" office:value="18897904" calcext:value-type="float">
            <text:p>18897904</text:p>
          </table:table-cell>
          <table:table-cell office:value-type="float" office:value="11168392" calcext:value-type="float">
            <text:p>11168392</text:p>
          </table:table-cell>
          <table:table-cell table:number-columns-repeated="3"/>
        </table:table-row>
        <table:table-row table:style-name="ro1">
          <table:table-cell office:value-type="float" office:value="19455656" calcext:value-type="float">
            <text:p>19455656</text:p>
          </table:table-cell>
          <table:table-cell office:value-type="float" office:value="10480536" calcext:value-type="float">
            <text:p>10480536</text:p>
          </table:table-cell>
          <table:table-cell table:number-columns-repeated="3"/>
        </table:table-row>
        <table:table-row table:style-name="ro1">
          <table:table-cell office:value-type="float" office:value="18965472" calcext:value-type="float">
            <text:p>18965472</text:p>
          </table:table-cell>
          <table:table-cell office:value-type="float" office:value="9826448" calcext:value-type="float">
            <text:p>9826448</text:p>
          </table:table-cell>
          <table:table-cell table:number-columns-repeated="3"/>
        </table:table-row>
        <table:table-row table:style-name="ro1">
          <table:table-cell office:value-type="float" office:value="19110680" calcext:value-type="float">
            <text:p>19110680</text:p>
          </table:table-cell>
          <table:table-cell office:value-type="float" office:value="10242680" calcext:value-type="float">
            <text:p>10242680</text:p>
          </table:table-cell>
          <table:table-cell table:number-columns-repeated="3"/>
        </table:table-row>
        <table:table-row table:style-name="ro1">
          <table:table-cell office:value-type="float" office:value="22622456" calcext:value-type="float">
            <text:p>22622456</text:p>
          </table:table-cell>
          <table:table-cell office:value-type="float" office:value="9723512" calcext:value-type="float">
            <text:p>9723512</text:p>
          </table:table-cell>
          <table:table-cell table:number-columns-repeated="3"/>
        </table:table-row>
        <table:table-row table:style-name="ro1">
          <table:table-cell office:value-type="float" office:value="19351928" calcext:value-type="float">
            <text:p>19351928</text:p>
          </table:table-cell>
          <table:table-cell office:value-type="float" office:value="9789216" calcext:value-type="float">
            <text:p>9789216</text:p>
          </table:table-cell>
          <table:table-cell table:number-columns-repeated="3"/>
        </table:table-row>
        <table:table-row table:style-name="ro1">
          <table:table-cell office:value-type="float" office:value="21398416" calcext:value-type="float">
            <text:p>21398416</text:p>
          </table:table-cell>
          <table:table-cell office:value-type="float" office:value="10030848" calcext:value-type="float">
            <text:p>10030848</text:p>
          </table:table-cell>
          <table:table-cell table:number-columns-repeated="3"/>
        </table:table-row>
        <table:table-row table:style-name="ro1">
          <table:table-cell office:value-type="float" office:value="19623648" calcext:value-type="float">
            <text:p>19623648</text:p>
          </table:table-cell>
          <table:table-cell office:value-type="float" office:value="9879160" calcext:value-type="float">
            <text:p>9879160</text:p>
          </table:table-cell>
          <table:table-cell table:number-columns-repeated="3"/>
        </table:table-row>
        <table:table-row table:style-name="ro1">
          <table:table-cell office:value-type="float" office:value="19331568" calcext:value-type="float">
            <text:p>19331568</text:p>
          </table:table-cell>
          <table:table-cell office:value-type="float" office:value="9733976" calcext:value-type="float">
            <text:p>9733976</text:p>
          </table:table-cell>
          <table:table-cell table:number-columns-repeated="3"/>
        </table:table-row>
        <table:table-row table:style-name="ro1">
          <table:table-cell office:value-type="float" office:value="20324312" calcext:value-type="float">
            <text:p>20324312</text:p>
          </table:table-cell>
          <table:table-cell office:value-type="float" office:value="11530128" calcext:value-type="float">
            <text:p>11530128</text:p>
          </table:table-cell>
          <table:table-cell table:number-columns-repeated="3"/>
        </table:table-row>
        <table:table-row table:style-name="ro1">
          <table:table-cell office:value-type="float" office:value="20332184" calcext:value-type="float">
            <text:p>20332184</text:p>
          </table:table-cell>
          <table:table-cell office:value-type="float" office:value="9753568" calcext:value-type="float">
            <text:p>9753568</text:p>
          </table:table-cell>
          <table:table-cell table:number-columns-repeated="3"/>
        </table:table-row>
        <table:table-row table:style-name="ro1">
          <table:table-cell office:value-type="float" office:value="19524944" calcext:value-type="float">
            <text:p>19524944</text:p>
          </table:table-cell>
          <table:table-cell office:value-type="float" office:value="10160472" calcext:value-type="float">
            <text:p>10160472</text:p>
          </table:table-cell>
          <table:table-cell table:number-columns-repeated="3"/>
        </table:table-row>
        <table:table-row table:style-name="ro1">
          <table:table-cell office:value-type="float" office:value="21397336" calcext:value-type="float">
            <text:p>21397336</text:p>
          </table:table-cell>
          <table:table-cell office:value-type="float" office:value="10658080" calcext:value-type="float">
            <text:p>10658080</text:p>
          </table:table-cell>
          <table:table-cell table:number-columns-repeated="3"/>
        </table:table-row>
        <table:table-row table:style-name="ro1">
          <table:table-cell office:value-type="float" office:value="19177408" calcext:value-type="float">
            <text:p>19177408</text:p>
          </table:table-cell>
          <table:table-cell office:value-type="float" office:value="22471968" calcext:value-type="float">
            <text:p>22471968</text:p>
          </table:table-cell>
          <table:table-cell table:number-columns-repeated="3"/>
        </table:table-row>
        <table:table-row table:style-name="ro1">
          <table:table-cell office:value-type="float" office:value="26974112" calcext:value-type="float">
            <text:p>26974112</text:p>
          </table:table-cell>
          <table:table-cell office:value-type="float" office:value="9834592" calcext:value-type="float">
            <text:p>9834592</text:p>
          </table:table-cell>
          <table:table-cell table:number-columns-repeated="3"/>
        </table:table-row>
        <table:table-row table:style-name="ro1">
          <table:table-cell office:value-type="float" office:value="19093088" calcext:value-type="float">
            <text:p>19093088</text:p>
          </table:table-cell>
          <table:table-cell office:value-type="float" office:value="10662080" calcext:value-type="float">
            <text:p>10662080</text:p>
          </table:table-cell>
          <table:table-cell table:number-columns-repeated="3"/>
        </table:table-row>
        <table:table-row table:style-name="ro1">
          <table:table-cell office:value-type="float" office:value="25468504" calcext:value-type="float">
            <text:p>25468504</text:p>
          </table:table-cell>
          <table:table-cell office:value-type="float" office:value="9787192" calcext:value-type="float">
            <text:p>9787192</text:p>
          </table:table-cell>
          <table:table-cell table:number-columns-repeated="3"/>
        </table:table-row>
        <table:table-row table:style-name="ro1">
          <table:table-cell office:value-type="float" office:value="19228464" calcext:value-type="float">
            <text:p>19228464</text:p>
          </table:table-cell>
          <table:table-cell office:value-type="float" office:value="9794232" calcext:value-type="float">
            <text:p>9794232</text:p>
          </table:table-cell>
          <table:table-cell table:number-columns-repeated="3"/>
        </table:table-row>
        <table:table-row table:style-name="ro1">
          <table:table-cell office:value-type="float" office:value="22621976" calcext:value-type="float">
            <text:p>22621976</text:p>
          </table:table-cell>
          <table:table-cell office:value-type="float" office:value="9787008" calcext:value-type="float">
            <text:p>9787008</text:p>
          </table:table-cell>
          <table:table-cell table:number-columns-repeated="3"/>
        </table:table-row>
        <table:table-row table:style-name="ro1">
          <table:table-cell office:value-type="float" office:value="20944296" calcext:value-type="float">
            <text:p>20944296</text:p>
          </table:table-cell>
          <table:table-cell office:value-type="float" office:value="10957744" calcext:value-type="float">
            <text:p>10957744</text:p>
          </table:table-cell>
          <table:table-cell table:number-columns-repeated="3"/>
        </table:table-row>
        <table:table-row table:style-name="ro1">
          <table:table-cell office:value-type="float" office:value="21690568" calcext:value-type="float">
            <text:p>21690568</text:p>
          </table:table-cell>
          <table:table-cell office:value-type="float" office:value="11497968" calcext:value-type="float">
            <text:p>11497968</text:p>
          </table:table-cell>
          <table:table-cell table:number-columns-repeated="3"/>
        </table:table-row>
        <table:table-row table:style-name="ro1">
          <table:table-cell office:value-type="float" office:value="21037256" calcext:value-type="float">
            <text:p>21037256</text:p>
          </table:table-cell>
          <table:table-cell office:value-type="float" office:value="10434768" calcext:value-type="float">
            <text:p>10434768</text:p>
          </table:table-cell>
          <table:table-cell table:number-columns-repeated="3"/>
        </table:table-row>
        <table:table-row table:style-name="ro1">
          <table:table-cell office:value-type="float" office:value="19674992" calcext:value-type="float">
            <text:p>19674992</text:p>
          </table:table-cell>
          <table:table-cell office:value-type="float" office:value="10224848" calcext:value-type="float">
            <text:p>10224848</text:p>
          </table:table-cell>
          <table:table-cell table:number-columns-repeated="3"/>
        </table:table-row>
        <table:table-row table:style-name="ro1">
          <table:table-cell office:value-type="float" office:value="19010168" calcext:value-type="float">
            <text:p>19010168</text:p>
          </table:table-cell>
          <table:table-cell office:value-type="float" office:value="10369064" calcext:value-type="float">
            <text:p>10369064</text:p>
          </table:table-cell>
          <table:table-cell table:number-columns-repeated="3"/>
        </table:table-row>
        <table:table-row table:style-name="ro1">
          <table:table-cell office:value-type="float" office:value="19270976" calcext:value-type="float">
            <text:p>19270976</text:p>
          </table:table-cell>
          <table:table-cell office:value-type="float" office:value="9941648" calcext:value-type="float">
            <text:p>9941648</text:p>
          </table:table-cell>
          <table:table-cell table:number-columns-repeated="3"/>
        </table:table-row>
        <table:table-row table:style-name="ro1">
          <table:table-cell office:value-type="float" office:value="27415680" calcext:value-type="float">
            <text:p>27415680</text:p>
          </table:table-cell>
          <table:table-cell office:value-type="float" office:value="12855968" calcext:value-type="float">
            <text:p>12855968</text:p>
          </table:table-cell>
          <table:table-cell table:number-columns-repeated="3"/>
        </table:table-row>
        <table:table-row table:style-name="ro1">
          <table:table-cell office:value-type="float" office:value="19843392" calcext:value-type="float">
            <text:p>19843392</text:p>
          </table:table-cell>
          <table:table-cell office:value-type="float" office:value="9686696" calcext:value-type="float">
            <text:p>9686696</text:p>
          </table:table-cell>
          <table:table-cell table:number-columns-repeated="3"/>
        </table:table-row>
        <table:table-row table:style-name="ro1">
          <table:table-cell office:value-type="float" office:value="25232096" calcext:value-type="float">
            <text:p>25232096</text:p>
          </table:table-cell>
          <table:table-cell office:value-type="float" office:value="9997616" calcext:value-type="float">
            <text:p>9997616</text:p>
          </table:table-cell>
          <table:table-cell table:number-columns-repeated="3"/>
        </table:table-row>
        <table:table-row table:style-name="ro1">
          <table:table-cell office:value-type="float" office:value="18991488" calcext:value-type="float">
            <text:p>18991488</text:p>
          </table:table-cell>
          <table:table-cell office:value-type="float" office:value="10159336" calcext:value-type="float">
            <text:p>10159336</text:p>
          </table:table-cell>
          <table:table-cell table:number-columns-repeated="3"/>
        </table:table-row>
        <table:table-row table:style-name="ro1">
          <table:table-cell office:value-type="float" office:value="19158696" calcext:value-type="float">
            <text:p>19158696</text:p>
          </table:table-cell>
          <table:table-cell office:value-type="float" office:value="9997000" calcext:value-type="float">
            <text:p>9997000</text:p>
          </table:table-cell>
          <table:table-cell table:number-columns-repeated="3"/>
        </table:table-row>
        <table:table-row table:style-name="ro1">
          <table:table-cell office:value-type="float" office:value="19453776" calcext:value-type="float">
            <text:p>19453776</text:p>
          </table:table-cell>
          <table:table-cell office:value-type="float" office:value="12205528" calcext:value-type="float">
            <text:p>12205528</text:p>
          </table:table-cell>
          <table:table-cell table:number-columns-repeated="3"/>
        </table:table-row>
        <table:table-row table:style-name="ro1">
          <table:table-cell office:value-type="float" office:value="26003888" calcext:value-type="float">
            <text:p>26003888</text:p>
          </table:table-cell>
          <table:table-cell office:value-type="float" office:value="22715680" calcext:value-type="float">
            <text:p>22715680</text:p>
          </table:table-cell>
          <table:table-cell table:number-columns-repeated="3"/>
        </table:table-row>
        <table:table-row table:style-name="ro1">
          <table:table-cell office:value-type="float" office:value="19776400" calcext:value-type="float">
            <text:p>19776400</text:p>
          </table:table-cell>
          <table:table-cell office:value-type="float" office:value="10066320" calcext:value-type="float">
            <text:p>10066320</text:p>
          </table:table-cell>
          <table:table-cell table:number-columns-repeated="3"/>
        </table:table-row>
        <table:table-row table:style-name="ro1">
          <table:table-cell office:value-type="float" office:value="34614976" calcext:value-type="float">
            <text:p>34614976</text:p>
          </table:table-cell>
          <table:table-cell office:value-type="float" office:value="10259056" calcext:value-type="float">
            <text:p>10259056</text:p>
          </table:table-cell>
          <table:table-cell table:number-columns-repeated="3"/>
        </table:table-row>
        <table:table-row table:style-name="ro1">
          <table:table-cell office:value-type="float" office:value="19390264" calcext:value-type="float">
            <text:p>19390264</text:p>
          </table:table-cell>
          <table:table-cell office:value-type="float" office:value="10370752" calcext:value-type="float">
            <text:p>10370752</text:p>
          </table:table-cell>
          <table:table-cell table:number-columns-repeated="3"/>
        </table:table-row>
        <table:table-row table:style-name="ro1">
          <table:table-cell office:value-type="float" office:value="21709032" calcext:value-type="float">
            <text:p>21709032</text:p>
          </table:table-cell>
          <table:table-cell office:value-type="float" office:value="9657368" calcext:value-type="float">
            <text:p>9657368</text:p>
          </table:table-cell>
          <table:table-cell table:number-columns-repeated="3"/>
        </table:table-row>
        <table:table-row table:style-name="ro1">
          <table:table-cell office:value-type="float" office:value="19574696" calcext:value-type="float">
            <text:p>19574696</text:p>
          </table:table-cell>
          <table:table-cell office:value-type="float" office:value="10025720" calcext:value-type="float">
            <text:p>10025720</text:p>
          </table:table-cell>
          <table:table-cell table:number-columns-repeated="3"/>
        </table:table-row>
        <table:table-row table:style-name="ro1">
          <table:table-cell office:value-type="float" office:value="19236168" calcext:value-type="float">
            <text:p>19236168</text:p>
          </table:table-cell>
          <table:table-cell office:value-type="float" office:value="10048800" calcext:value-type="float">
            <text:p>10048800</text:p>
          </table:table-cell>
          <table:table-cell table:number-columns-repeated="3"/>
        </table:table-row>
        <table:table-row table:style-name="ro1">
          <table:table-cell office:value-type="float" office:value="19009984" calcext:value-type="float">
            <text:p>19009984</text:p>
          </table:table-cell>
          <table:table-cell office:value-type="float" office:value="10133128" calcext:value-type="float">
            <text:p>10133128</text:p>
          </table:table-cell>
          <table:table-cell table:number-columns-repeated="3"/>
        </table:table-row>
        <table:table-row table:style-name="ro1">
          <table:table-cell office:value-type="float" office:value="19336632" calcext:value-type="float">
            <text:p>19336632</text:p>
          </table:table-cell>
          <table:table-cell office:value-type="float" office:value="9839392" calcext:value-type="float">
            <text:p>9839392</text:p>
          </table:table-cell>
          <table:table-cell table:number-columns-repeated="3"/>
        </table:table-row>
        <table:table-row table:style-name="ro1">
          <table:table-cell office:value-type="float" office:value="23228072" calcext:value-type="float">
            <text:p>23228072</text:p>
          </table:table-cell>
          <table:table-cell office:value-type="float" office:value="14557576" calcext:value-type="float">
            <text:p>14557576</text:p>
          </table:table-cell>
          <table:table-cell table:number-columns-repeated="3"/>
        </table:table-row>
        <table:table-row table:style-name="ro1">
          <table:table-cell office:value-type="float" office:value="23503440" calcext:value-type="float">
            <text:p>23503440</text:p>
          </table:table-cell>
          <table:table-cell office:value-type="float" office:value="9682808" calcext:value-type="float">
            <text:p>9682808</text:p>
          </table:table-cell>
          <table:table-cell table:number-columns-repeated="3"/>
        </table:table-row>
        <table:table-row table:style-name="ro1">
          <table:table-cell office:value-type="float" office:value="21189632" calcext:value-type="float">
            <text:p>21189632</text:p>
          </table:table-cell>
          <table:table-cell office:value-type="float" office:value="15141008" calcext:value-type="float">
            <text:p>15141008</text:p>
          </table:table-cell>
          <table:table-cell table:number-columns-repeated="3"/>
        </table:table-row>
        <table:table-row table:style-name="ro1">
          <table:table-cell office:value-type="float" office:value="19761336" calcext:value-type="float">
            <text:p>19761336</text:p>
          </table:table-cell>
          <table:table-cell office:value-type="float" office:value="13011240" calcext:value-type="float">
            <text:p>13011240</text:p>
          </table:table-cell>
          <table:table-cell table:number-columns-repeated="3"/>
        </table:table-row>
        <table:table-row table:style-name="ro1">
          <table:table-cell office:value-type="float" office:value="19090712" calcext:value-type="float">
            <text:p>19090712</text:p>
          </table:table-cell>
          <table:table-cell office:value-type="float" office:value="11286024" calcext:value-type="float">
            <text:p>11286024</text:p>
          </table:table-cell>
          <table:table-cell table:number-columns-repeated="3"/>
        </table:table-row>
        <table:table-row table:style-name="ro1">
          <table:table-cell office:value-type="float" office:value="19985584" calcext:value-type="float">
            <text:p>19985584</text:p>
          </table:table-cell>
          <table:table-cell office:value-type="float" office:value="12706720" calcext:value-type="float">
            <text:p>12706720</text:p>
          </table:table-cell>
          <table:table-cell table:number-columns-repeated="3"/>
        </table:table-row>
        <table:table-row table:style-name="ro1">
          <table:table-cell office:value-type="float" office:value="19358472" calcext:value-type="float">
            <text:p>19358472</text:p>
          </table:table-cell>
          <table:table-cell office:value-type="float" office:value="11205088" calcext:value-type="float">
            <text:p>11205088</text:p>
          </table:table-cell>
          <table:table-cell table:number-columns-repeated="3"/>
        </table:table-row>
        <table:table-row table:style-name="ro1">
          <table:table-cell office:value-type="float" office:value="20310432" calcext:value-type="float">
            <text:p>20310432</text:p>
          </table:table-cell>
          <table:table-cell office:value-type="float" office:value="10639736" calcext:value-type="float">
            <text:p>10639736</text:p>
          </table:table-cell>
          <table:table-cell table:number-columns-repeated="3"/>
        </table:table-row>
        <table:table-row table:style-name="ro1">
          <table:table-cell office:value-type="float" office:value="19533200" calcext:value-type="float">
            <text:p>19533200</text:p>
          </table:table-cell>
          <table:table-cell office:value-type="float" office:value="9788480" calcext:value-type="float">
            <text:p>9788480</text:p>
          </table:table-cell>
          <table:table-cell table:number-columns-repeated="3"/>
        </table:table-row>
        <table:table-row table:style-name="ro1">
          <table:table-cell office:value-type="float" office:value="19285056" calcext:value-type="float">
            <text:p>19285056</text:p>
          </table:table-cell>
          <table:table-cell office:value-type="float" office:value="10108560" calcext:value-type="float">
            <text:p>10108560</text:p>
          </table:table-cell>
          <table:table-cell table:number-columns-repeated="3"/>
        </table:table-row>
        <table:table-row table:style-name="ro1">
          <table:table-cell office:value-type="float" office:value="19734544" calcext:value-type="float">
            <text:p>19734544</text:p>
          </table:table-cell>
          <table:table-cell office:value-type="float" office:value="9598152" calcext:value-type="float">
            <text:p>9598152</text:p>
          </table:table-cell>
          <table:table-cell table:number-columns-repeated="3"/>
        </table:table-row>
        <table:table-row table:style-name="ro1">
          <table:table-cell office:value-type="float" office:value="19630424" calcext:value-type="float">
            <text:p>19630424</text:p>
          </table:table-cell>
          <table:table-cell office:value-type="float" office:value="10307512" calcext:value-type="float">
            <text:p>10307512</text:p>
          </table:table-cell>
          <table:table-cell table:number-columns-repeated="3"/>
        </table:table-row>
        <table:table-row table:style-name="ro1">
          <table:table-cell office:value-type="float" office:value="19166488" calcext:value-type="float">
            <text:p>19166488</text:p>
          </table:table-cell>
          <table:table-cell office:value-type="float" office:value="10064280" calcext:value-type="float">
            <text:p>10064280</text:p>
          </table:table-cell>
          <table:table-cell table:number-columns-repeated="3"/>
        </table:table-row>
        <table:table-row table:style-name="ro1">
          <table:table-cell office:value-type="float" office:value="19034768" calcext:value-type="float">
            <text:p>19034768</text:p>
          </table:table-cell>
          <table:table-cell office:value-type="float" office:value="9938176" calcext:value-type="float">
            <text:p>9938176</text:p>
          </table:table-cell>
          <table:table-cell table:number-columns-repeated="3"/>
        </table:table-row>
        <table:table-row table:style-name="ro1">
          <table:table-cell office:value-type="float" office:value="22687736" calcext:value-type="float">
            <text:p>22687736</text:p>
          </table:table-cell>
          <table:table-cell office:value-type="float" office:value="9893176" calcext:value-type="float">
            <text:p>9893176</text:p>
          </table:table-cell>
          <table:table-cell table:number-columns-repeated="3"/>
        </table:table-row>
        <table:table-row table:style-name="ro1">
          <table:table-cell office:value-type="float" office:value="19239304" calcext:value-type="float">
            <text:p>19239304</text:p>
          </table:table-cell>
          <table:table-cell office:value-type="float" office:value="11237856" calcext:value-type="float">
            <text:p>11237856</text:p>
          </table:table-cell>
          <table:table-cell table:number-columns-repeated="3"/>
        </table:table-row>
        <table:table-row table:style-name="ro1">
          <table:table-cell office:value-type="float" office:value="18901288" calcext:value-type="float">
            <text:p>18901288</text:p>
          </table:table-cell>
          <table:table-cell office:value-type="float" office:value="9983224" calcext:value-type="float">
            <text:p>9983224</text:p>
          </table:table-cell>
          <table:table-cell table:number-columns-repeated="3"/>
        </table:table-row>
        <table:table-row table:style-name="ro1">
          <table:table-cell office:value-type="float" office:value="19729160" calcext:value-type="float">
            <text:p>19729160</text:p>
          </table:table-cell>
          <table:table-cell office:value-type="float" office:value="10342944" calcext:value-type="float">
            <text:p>10342944</text:p>
          </table:table-cell>
          <table:table-cell table:number-columns-repeated="3"/>
        </table:table-row>
        <table:table-row table:style-name="ro1">
          <table:table-cell office:value-type="float" office:value="19276136" calcext:value-type="float">
            <text:p>19276136</text:p>
          </table:table-cell>
          <table:table-cell office:value-type="float" office:value="13700144" calcext:value-type="float">
            <text:p>13700144</text:p>
          </table:table-cell>
          <table:table-cell table:number-columns-repeated="3"/>
        </table:table-row>
        <table:table-row table:style-name="ro1">
          <table:table-cell office:value-type="float" office:value="19356336" calcext:value-type="float">
            <text:p>19356336</text:p>
          </table:table-cell>
          <table:table-cell office:value-type="float" office:value="10290952" calcext:value-type="float">
            <text:p>10290952</text:p>
          </table:table-cell>
          <table:table-cell table:number-columns-repeated="3"/>
        </table:table-row>
        <table:table-row table:style-name="ro1">
          <table:table-cell office:value-type="float" office:value="26309256" calcext:value-type="float">
            <text:p>26309256</text:p>
          </table:table-cell>
          <table:table-cell office:value-type="float" office:value="11895096" calcext:value-type="float">
            <text:p>11895096</text:p>
          </table:table-cell>
          <table:table-cell table:number-columns-repeated="3"/>
        </table:table-row>
        <table:table-row table:style-name="ro1">
          <table:table-cell office:value-type="float" office:value="19423616" calcext:value-type="float">
            <text:p>19423616</text:p>
          </table:table-cell>
          <table:table-cell office:value-type="float" office:value="9756176" calcext:value-type="float">
            <text:p>9756176</text:p>
          </table:table-cell>
          <table:table-cell table:number-columns-repeated="3"/>
        </table:table-row>
        <table:table-row table:style-name="ro1">
          <table:table-cell office:value-type="float" office:value="19153544" calcext:value-type="float">
            <text:p>19153544</text:p>
          </table:table-cell>
          <table:table-cell office:value-type="float" office:value="10249824" calcext:value-type="float">
            <text:p>10249824</text:p>
          </table:table-cell>
          <table:table-cell table:number-columns-repeated="3"/>
        </table:table-row>
        <table:table-row table:style-name="ro1">
          <table:table-cell office:value-type="float" office:value="19459936" calcext:value-type="float">
            <text:p>19459936</text:p>
          </table:table-cell>
          <table:table-cell office:value-type="float" office:value="14293184" calcext:value-type="float">
            <text:p>14293184</text:p>
          </table:table-cell>
          <table:table-cell table:number-columns-repeated="3"/>
        </table:table-row>
        <table:table-row table:style-name="ro1">
          <table:table-cell office:value-type="float" office:value="19508712" calcext:value-type="float">
            <text:p>19508712</text:p>
          </table:table-cell>
          <table:table-cell office:value-type="float" office:value="10652664" calcext:value-type="float">
            <text:p>10652664</text:p>
          </table:table-cell>
          <table:table-cell table:number-columns-repeated="3"/>
        </table:table-row>
        <table:table-row table:style-name="ro1">
          <table:table-cell office:value-type="float" office:value="19147776" calcext:value-type="float">
            <text:p>19147776</text:p>
          </table:table-cell>
          <table:table-cell office:value-type="float" office:value="12582208" calcext:value-type="float">
            <text:p>12582208</text:p>
          </table:table-cell>
          <table:table-cell table:number-columns-repeated="3"/>
        </table:table-row>
        <table:table-row table:style-name="ro1">
          <table:table-cell office:value-type="float" office:value="19021368" calcext:value-type="float">
            <text:p>19021368</text:p>
          </table:table-cell>
          <table:table-cell office:value-type="float" office:value="9953952" calcext:value-type="float">
            <text:p>9953952</text:p>
          </table:table-cell>
          <table:table-cell table:number-columns-repeated="3"/>
        </table:table-row>
        <table:table-row table:style-name="ro1">
          <table:table-cell office:value-type="float" office:value="19335712" calcext:value-type="float">
            <text:p>19335712</text:p>
          </table:table-cell>
          <table:table-cell office:value-type="float" office:value="9738688" calcext:value-type="float">
            <text:p>9738688</text:p>
          </table:table-cell>
          <table:table-cell table:number-columns-repeated="3"/>
        </table:table-row>
        <table:table-row table:style-name="ro1">
          <table:table-cell office:value-type="float" office:value="21825704" calcext:value-type="float">
            <text:p>21825704</text:p>
          </table:table-cell>
          <table:table-cell office:value-type="float" office:value="16730736" calcext:value-type="float">
            <text:p>16730736</text:p>
          </table:table-cell>
          <table:table-cell table:number-columns-repeated="3"/>
        </table:table-row>
        <table:table-row table:style-name="ro1">
          <table:table-cell office:value-type="float" office:value="18946696" calcext:value-type="float">
            <text:p>18946696</text:p>
          </table:table-cell>
          <table:table-cell office:value-type="float" office:value="11364576" calcext:value-type="float">
            <text:p>11364576</text:p>
          </table:table-cell>
          <table:table-cell table:number-columns-repeated="3"/>
        </table:table-row>
        <table:table-row table:style-name="ro1">
          <table:table-cell office:value-type="float" office:value="19199944" calcext:value-type="float">
            <text:p>19199944</text:p>
          </table:table-cell>
          <table:table-cell office:value-type="float" office:value="9946224" calcext:value-type="float">
            <text:p>9946224</text:p>
          </table:table-cell>
          <table:table-cell table:number-columns-repeated="3"/>
        </table:table-row>
        <table:table-row table:style-name="ro1">
          <table:table-cell office:value-type="float" office:value="19738752" calcext:value-type="float">
            <text:p>19738752</text:p>
          </table:table-cell>
          <table:table-cell office:value-type="float" office:value="10244816" calcext:value-type="float">
            <text:p>10244816</text:p>
          </table:table-cell>
          <table:table-cell table:number-columns-repeated="3"/>
        </table:table-row>
        <table:table-row table:style-name="ro1">
          <table:table-cell office:value-type="float" office:value="19247336" calcext:value-type="float">
            <text:p>19247336</text:p>
          </table:table-cell>
          <table:table-cell office:value-type="float" office:value="10461240" calcext:value-type="float">
            <text:p>10461240</text:p>
          </table:table-cell>
          <table:table-cell table:number-columns-repeated="3"/>
        </table:table-row>
        <table:table-row table:style-name="ro1">
          <table:table-cell office:value-type="float" office:value="26623128" calcext:value-type="float">
            <text:p>26623128</text:p>
          </table:table-cell>
          <table:table-cell office:value-type="float" office:value="9882568" calcext:value-type="float">
            <text:p>9882568</text:p>
          </table:table-cell>
          <table:table-cell table:number-columns-repeated="3"/>
        </table:table-row>
        <table:table-row table:style-name="ro1">
          <table:table-cell office:value-type="float" office:value="28933200" calcext:value-type="float">
            <text:p>28933200</text:p>
          </table:table-cell>
          <table:table-cell office:value-type="float" office:value="13024328" calcext:value-type="float">
            <text:p>13024328</text:p>
          </table:table-cell>
          <table:table-cell table:number-columns-repeated="3"/>
        </table:table-row>
        <table:table-row table:style-name="ro1">
          <table:table-cell office:value-type="float" office:value="25418944" calcext:value-type="float">
            <text:p>25418944</text:p>
          </table:table-cell>
          <table:table-cell office:value-type="float" office:value="9958432" calcext:value-type="float">
            <text:p>9958432</text:p>
          </table:table-cell>
          <table:table-cell table:number-columns-repeated="3"/>
        </table:table-row>
        <table:table-row table:style-name="ro1">
          <table:table-cell office:value-type="float" office:value="30332888" calcext:value-type="float">
            <text:p>30332888</text:p>
          </table:table-cell>
          <table:table-cell office:value-type="float" office:value="9714016" calcext:value-type="float">
            <text:p>9714016</text:p>
          </table:table-cell>
          <table:table-cell table:number-columns-repeated="3"/>
        </table:table-row>
        <table:table-row table:style-name="ro1">
          <table:table-cell office:value-type="float" office:value="19938544" calcext:value-type="float">
            <text:p>19938544</text:p>
          </table:table-cell>
          <table:table-cell office:value-type="float" office:value="11733128" calcext:value-type="float">
            <text:p>11733128</text:p>
          </table:table-cell>
          <table:table-cell table:number-columns-repeated="3"/>
        </table:table-row>
        <table:table-row table:style-name="ro1">
          <table:table-cell office:value-type="float" office:value="22718656" calcext:value-type="float">
            <text:p>22718656</text:p>
          </table:table-cell>
          <table:table-cell office:value-type="float" office:value="9769296" calcext:value-type="float">
            <text:p>9769296</text:p>
          </table:table-cell>
          <table:table-cell table:number-columns-repeated="3"/>
        </table:table-row>
        <table:table-row table:style-name="ro1">
          <table:table-cell office:value-type="float" office:value="23221768" calcext:value-type="float">
            <text:p>23221768</text:p>
          </table:table-cell>
          <table:table-cell office:value-type="float" office:value="13891464" calcext:value-type="float">
            <text:p>13891464</text:p>
          </table:table-cell>
          <table:table-cell table:number-columns-repeated="3"/>
        </table:table-row>
        <table:table-row table:style-name="ro1">
          <table:table-cell office:value-type="float" office:value="19893848" calcext:value-type="float">
            <text:p>19893848</text:p>
          </table:table-cell>
          <table:table-cell office:value-type="float" office:value="10022464" calcext:value-type="float">
            <text:p>10022464</text:p>
          </table:table-cell>
          <table:table-cell table:number-columns-repeated="3"/>
        </table:table-row>
        <table:table-row table:style-name="ro1">
          <table:table-cell office:value-type="float" office:value="19232904" calcext:value-type="float">
            <text:p>19232904</text:p>
          </table:table-cell>
          <table:table-cell office:value-type="float" office:value="10039488" calcext:value-type="float">
            <text:p>10039488</text:p>
          </table:table-cell>
          <table:table-cell table:number-columns-repeated="3"/>
        </table:table-row>
        <table:table-row table:style-name="ro1">
          <table:table-cell office:value-type="float" office:value="19217792" calcext:value-type="float">
            <text:p>19217792</text:p>
          </table:table-cell>
          <table:table-cell office:value-type="float" office:value="10057224" calcext:value-type="float">
            <text:p>10057224</text:p>
          </table:table-cell>
          <table:table-cell table:number-columns-repeated="3"/>
        </table:table-row>
        <table:table-row table:style-name="ro1">
          <table:table-cell office:value-type="float" office:value="19429360" calcext:value-type="float">
            <text:p>19429360</text:p>
          </table:table-cell>
          <table:table-cell office:value-type="float" office:value="10724936" calcext:value-type="float">
            <text:p>10724936</text:p>
          </table:table-cell>
          <table:table-cell table:number-columns-repeated="3"/>
        </table:table-row>
        <table:table-row table:style-name="ro1">
          <table:table-cell office:value-type="float" office:value="27517264" calcext:value-type="float">
            <text:p>27517264</text:p>
          </table:table-cell>
          <table:table-cell office:value-type="float" office:value="9679296" calcext:value-type="float">
            <text:p>9679296</text:p>
          </table:table-cell>
          <table:table-cell table:number-columns-repeated="3"/>
        </table:table-row>
        <table:table-row table:style-name="ro1">
          <table:table-cell office:value-type="float" office:value="19420464" calcext:value-type="float">
            <text:p>19420464</text:p>
          </table:table-cell>
          <table:table-cell office:value-type="float" office:value="19781008" calcext:value-type="float">
            <text:p>19781008</text:p>
          </table:table-cell>
          <table:table-cell table:number-columns-repeated="3"/>
        </table:table-row>
        <table:table-row table:style-name="ro1">
          <table:table-cell office:value-type="float" office:value="21617856" calcext:value-type="float">
            <text:p>21617856</text:p>
          </table:table-cell>
          <table:table-cell office:value-type="float" office:value="10224288" calcext:value-type="float">
            <text:p>10224288</text:p>
          </table:table-cell>
          <table:table-cell table:number-columns-repeated="3"/>
        </table:table-row>
        <table:table-row table:style-name="ro1">
          <table:table-cell office:value-type="float" office:value="19498256" calcext:value-type="float">
            <text:p>19498256</text:p>
          </table:table-cell>
          <table:table-cell office:value-type="float" office:value="10250640" calcext:value-type="float">
            <text:p>10250640</text:p>
          </table:table-cell>
          <table:table-cell table:number-columns-repeated="3"/>
        </table:table-row>
        <table:table-row table:style-name="ro1">
          <table:table-cell office:value-type="float" office:value="19290232" calcext:value-type="float">
            <text:p>19290232</text:p>
          </table:table-cell>
          <table:table-cell office:value-type="float" office:value="9585456" calcext:value-type="float">
            <text:p>9585456</text:p>
          </table:table-cell>
          <table:table-cell table:number-columns-repeated="3"/>
        </table:table-row>
        <table:table-row table:style-name="ro1">
          <table:table-cell office:value-type="float" office:value="20398520" calcext:value-type="float">
            <text:p>20398520</text:p>
          </table:table-cell>
          <table:table-cell office:value-type="float" office:value="9592928" calcext:value-type="float">
            <text:p>9592928</text:p>
          </table:table-cell>
          <table:table-cell table:number-columns-repeated="3"/>
        </table:table-row>
        <table:table-row table:style-name="ro1">
          <table:table-cell office:value-type="float" office:value="20638312" calcext:value-type="float">
            <text:p>20638312</text:p>
          </table:table-cell>
          <table:table-cell office:value-type="float" office:value="11441104" calcext:value-type="float">
            <text:p>11441104</text:p>
          </table:table-cell>
          <table:table-cell table:number-columns-repeated="3"/>
        </table:table-row>
        <table:table-row table:style-name="ro1">
          <table:table-cell office:value-type="float" office:value="23529600" calcext:value-type="float">
            <text:p>23529600</text:p>
          </table:table-cell>
          <table:table-cell office:value-type="float" office:value="9831360" calcext:value-type="float">
            <text:p>9831360</text:p>
          </table:table-cell>
          <table:table-cell table:number-columns-repeated="3"/>
        </table:table-row>
        <table:table-row table:style-name="ro1">
          <table:table-cell office:value-type="float" office:value="19340712" calcext:value-type="float">
            <text:p>19340712</text:p>
          </table:table-cell>
          <table:table-cell office:value-type="float" office:value="9948616" calcext:value-type="float">
            <text:p>9948616</text:p>
          </table:table-cell>
          <table:table-cell table:number-columns-repeated="3"/>
        </table:table-row>
        <table:table-row table:style-name="ro1">
          <table:table-cell office:value-type="float" office:value="18875960" calcext:value-type="float">
            <text:p>18875960</text:p>
          </table:table-cell>
          <table:table-cell office:value-type="float" office:value="14479600" calcext:value-type="float">
            <text:p>14479600</text:p>
          </table:table-cell>
          <table:table-cell table:number-columns-repeated="3"/>
        </table:table-row>
        <table:table-row table:style-name="ro1">
          <table:table-cell office:value-type="float" office:value="19027616" calcext:value-type="float">
            <text:p>19027616</text:p>
          </table:table-cell>
          <table:table-cell office:value-type="float" office:value="10163128" calcext:value-type="float">
            <text:p>10163128</text:p>
          </table:table-cell>
          <table:table-cell table:number-columns-repeated="3"/>
        </table:table-row>
        <table:table-row table:style-name="ro1">
          <table:table-cell office:value-type="float" office:value="25755776" calcext:value-type="float">
            <text:p>25755776</text:p>
          </table:table-cell>
          <table:table-cell office:value-type="float" office:value="10321328" calcext:value-type="float">
            <text:p>10321328</text:p>
          </table:table-cell>
          <table:table-cell table:number-columns-repeated="3"/>
        </table:table-row>
        <table:table-row table:style-name="ro1">
          <table:table-cell office:value-type="float" office:value="19459864" calcext:value-type="float">
            <text:p>19459864</text:p>
          </table:table-cell>
          <table:table-cell office:value-type="float" office:value="11138720" calcext:value-type="float">
            <text:p>11138720</text:p>
          </table:table-cell>
          <table:table-cell table:number-columns-repeated="3"/>
        </table:table-row>
        <table:table-row table:style-name="ro1">
          <table:table-cell office:value-type="float" office:value="20580272" calcext:value-type="float">
            <text:p>20580272</text:p>
          </table:table-cell>
          <table:table-cell office:value-type="float" office:value="10255488" calcext:value-type="float">
            <text:p>10255488</text:p>
          </table:table-cell>
          <table:table-cell table:number-columns-repeated="3"/>
        </table:table-row>
        <table:table-row table:style-name="ro1">
          <table:table-cell office:value-type="float" office:value="20430264" calcext:value-type="float">
            <text:p>20430264</text:p>
          </table:table-cell>
          <table:table-cell office:value-type="float" office:value="10082760" calcext:value-type="float">
            <text:p>10082760</text:p>
          </table:table-cell>
          <table:table-cell table:number-columns-repeated="3"/>
        </table:table-row>
        <table:table-row table:style-name="ro1">
          <table:table-cell office:value-type="float" office:value="25091080" calcext:value-type="float">
            <text:p>25091080</text:p>
          </table:table-cell>
          <table:table-cell office:value-type="float" office:value="9911568" calcext:value-type="float">
            <text:p>9911568</text:p>
          </table:table-cell>
          <table:table-cell table:number-columns-repeated="3"/>
        </table:table-row>
        <table:table-row table:style-name="ro1">
          <table:table-cell office:value-type="float" office:value="19720240" calcext:value-type="float">
            <text:p>19720240</text:p>
          </table:table-cell>
          <table:table-cell office:value-type="float" office:value="9957232" calcext:value-type="float">
            <text:p>9957232</text:p>
          </table:table-cell>
          <table:table-cell table:number-columns-repeated="3"/>
        </table:table-row>
        <table:table-row table:style-name="ro1">
          <table:table-cell office:value-type="float" office:value="19316928" calcext:value-type="float">
            <text:p>19316928</text:p>
          </table:table-cell>
          <table:table-cell office:value-type="float" office:value="9883808" calcext:value-type="float">
            <text:p>9883808</text:p>
          </table:table-cell>
          <table:table-cell table:number-columns-repeated="3"/>
        </table:table-row>
        <table:table-row table:style-name="ro1">
          <table:table-cell office:value-type="float" office:value="25062624" calcext:value-type="float">
            <text:p>25062624</text:p>
          </table:table-cell>
          <table:table-cell office:value-type="float" office:value="14375520" calcext:value-type="float">
            <text:p>14375520</text:p>
          </table:table-cell>
          <table:table-cell table:number-columns-repeated="3"/>
        </table:table-row>
        <table:table-row table:style-name="ro1">
          <table:table-cell office:value-type="float" office:value="19784896" calcext:value-type="float">
            <text:p>19784896</text:p>
          </table:table-cell>
          <table:table-cell office:value-type="float" office:value="9962088" calcext:value-type="float">
            <text:p>9962088</text:p>
          </table:table-cell>
          <table:table-cell table:number-columns-repeated="3"/>
        </table:table-row>
        <table:table-row table:style-name="ro1">
          <table:table-cell office:value-type="float" office:value="18891032" calcext:value-type="float">
            <text:p>18891032</text:p>
          </table:table-cell>
          <table:table-cell office:value-type="float" office:value="9939824" calcext:value-type="float">
            <text:p>9939824</text:p>
          </table:table-cell>
          <table:table-cell table:number-columns-repeated="3"/>
        </table:table-row>
        <table:table-row table:style-name="ro1">
          <table:table-cell office:value-type="float" office:value="24911808" calcext:value-type="float">
            <text:p>24911808</text:p>
          </table:table-cell>
          <table:table-cell office:value-type="float" office:value="12006696" calcext:value-type="float">
            <text:p>12006696</text:p>
          </table:table-cell>
          <table:table-cell table:number-columns-repeated="3"/>
        </table:table-row>
        <table:table-row table:style-name="ro1">
          <table:table-cell office:value-type="float" office:value="18964600" calcext:value-type="float">
            <text:p>18964600</text:p>
          </table:table-cell>
          <table:table-cell office:value-type="float" office:value="10269080" calcext:value-type="float">
            <text:p>10269080</text:p>
          </table:table-cell>
          <table:table-cell table:number-columns-repeated="3"/>
        </table:table-row>
        <table:table-row table:style-name="ro1">
          <table:table-cell office:value-type="float" office:value="21884384" calcext:value-type="float">
            <text:p>21884384</text:p>
          </table:table-cell>
          <table:table-cell office:value-type="float" office:value="10139344" calcext:value-type="float">
            <text:p>10139344</text:p>
          </table:table-cell>
          <table:table-cell table:number-columns-repeated="3"/>
        </table:table-row>
        <table:table-row table:style-name="ro1">
          <table:table-cell office:value-type="float" office:value="20161248" calcext:value-type="float">
            <text:p>20161248</text:p>
          </table:table-cell>
          <table:table-cell office:value-type="float" office:value="9798048" calcext:value-type="float">
            <text:p>9798048</text:p>
          </table:table-cell>
          <table:table-cell table:number-columns-repeated="3"/>
        </table:table-row>
        <table:table-row table:style-name="ro1">
          <table:table-cell office:value-type="float" office:value="19858440" calcext:value-type="float">
            <text:p>19858440</text:p>
          </table:table-cell>
          <table:table-cell office:value-type="float" office:value="10156776" calcext:value-type="float">
            <text:p>10156776</text:p>
          </table:table-cell>
          <table:table-cell table:number-columns-repeated="3"/>
        </table:table-row>
        <table:table-row table:style-name="ro1">
          <table:table-cell office:value-type="float" office:value="35368928" calcext:value-type="float">
            <text:p>35368928</text:p>
          </table:table-cell>
          <table:table-cell office:value-type="float" office:value="10519088" calcext:value-type="float">
            <text:p>10519088</text:p>
          </table:table-cell>
          <table:table-cell table:number-columns-repeated="3"/>
        </table:table-row>
        <table:table-row table:style-name="ro1">
          <table:table-cell office:value-type="float" office:value="19296392" calcext:value-type="float">
            <text:p>19296392</text:p>
          </table:table-cell>
          <table:table-cell office:value-type="float" office:value="9950824" calcext:value-type="float">
            <text:p>9950824</text:p>
          </table:table-cell>
          <table:table-cell table:number-columns-repeated="3"/>
        </table:table-row>
        <table:table-row table:style-name="ro1">
          <table:table-cell office:value-type="float" office:value="19839368" calcext:value-type="float">
            <text:p>19839368</text:p>
          </table:table-cell>
          <table:table-cell office:value-type="float" office:value="10159120" calcext:value-type="float">
            <text:p>10159120</text:p>
          </table:table-cell>
          <table:table-cell table:number-columns-repeated="3"/>
        </table:table-row>
        <table:table-row table:style-name="ro1">
          <table:table-cell office:value-type="float" office:value="19102408" calcext:value-type="float">
            <text:p>19102408</text:p>
          </table:table-cell>
          <table:table-cell office:value-type="float" office:value="12857576" calcext:value-type="float">
            <text:p>12857576</text:p>
          </table:table-cell>
          <table:table-cell table:number-columns-repeated="3"/>
        </table:table-row>
        <table:table-row table:style-name="ro1">
          <table:table-cell office:value-type="float" office:value="19485008" calcext:value-type="float">
            <text:p>19485008</text:p>
          </table:table-cell>
          <table:table-cell office:value-type="float" office:value="9971272" calcext:value-type="float">
            <text:p>9971272</text:p>
          </table:table-cell>
          <table:table-cell table:number-columns-repeated="3"/>
        </table:table-row>
        <table:table-row table:style-name="ro1">
          <table:table-cell office:value-type="float" office:value="20415048" calcext:value-type="float">
            <text:p>20415048</text:p>
          </table:table-cell>
          <table:table-cell office:value-type="float" office:value="10417696" calcext:value-type="float">
            <text:p>10417696</text:p>
          </table:table-cell>
          <table:table-cell table:number-columns-repeated="3"/>
        </table:table-row>
        <table:table-row table:style-name="ro1">
          <table:table-cell office:value-type="float" office:value="21406080" calcext:value-type="float">
            <text:p>21406080</text:p>
          </table:table-cell>
          <table:table-cell office:value-type="float" office:value="10765840" calcext:value-type="float">
            <text:p>10765840</text:p>
          </table:table-cell>
          <table:table-cell table:number-columns-repeated="3"/>
        </table:table-row>
        <table:table-row table:style-name="ro1">
          <table:table-cell office:value-type="float" office:value="23534664" calcext:value-type="float">
            <text:p>23534664</text:p>
          </table:table-cell>
          <table:table-cell office:value-type="float" office:value="9951720" calcext:value-type="float">
            <text:p>9951720</text:p>
          </table:table-cell>
          <table:table-cell table:number-columns-repeated="3"/>
        </table:table-row>
        <table:table-row table:style-name="ro1">
          <table:table-cell office:value-type="float" office:value="19450952" calcext:value-type="float">
            <text:p>19450952</text:p>
          </table:table-cell>
          <table:table-cell office:value-type="float" office:value="10186064" calcext:value-type="float">
            <text:p>10186064</text:p>
          </table:table-cell>
          <table:table-cell table:number-columns-repeated="3"/>
        </table:table-row>
        <table:table-row table:style-name="ro1">
          <table:table-cell office:value-type="float" office:value="21812688" calcext:value-type="float">
            <text:p>21812688</text:p>
          </table:table-cell>
          <table:table-cell office:value-type="float" office:value="10389704" calcext:value-type="float">
            <text:p>10389704</text:p>
          </table:table-cell>
          <table:table-cell table:number-columns-repeated="3"/>
        </table:table-row>
        <table:table-row table:style-name="ro1">
          <table:table-cell office:value-type="float" office:value="19336728" calcext:value-type="float">
            <text:p>19336728</text:p>
          </table:table-cell>
          <table:table-cell office:value-type="float" office:value="15246344" calcext:value-type="float">
            <text:p>15246344</text:p>
          </table:table-cell>
          <table:table-cell table:number-columns-repeated="3"/>
        </table:table-row>
        <table:table-row table:style-name="ro1">
          <table:table-cell office:value-type="float" office:value="18827560" calcext:value-type="float">
            <text:p>18827560</text:p>
          </table:table-cell>
          <table:table-cell office:value-type="float" office:value="10666640" calcext:value-type="float">
            <text:p>10666640</text:p>
          </table:table-cell>
          <table:table-cell table:number-columns-repeated="3"/>
        </table:table-row>
        <table:table-row table:style-name="ro1">
          <table:table-cell office:value-type="float" office:value="19247736" calcext:value-type="float">
            <text:p>19247736</text:p>
          </table:table-cell>
          <table:table-cell office:value-type="float" office:value="10316552" calcext:value-type="float">
            <text:p>10316552</text:p>
          </table:table-cell>
          <table:table-cell table:number-columns-repeated="3"/>
        </table:table-row>
        <table:table-row table:style-name="ro1">
          <table:table-cell office:value-type="float" office:value="21128464" calcext:value-type="float">
            <text:p>21128464</text:p>
          </table:table-cell>
          <table:table-cell office:value-type="float" office:value="10327368" calcext:value-type="float">
            <text:p>10327368</text:p>
          </table:table-cell>
          <table:table-cell table:number-columns-repeated="3"/>
        </table:table-row>
        <table:table-row table:style-name="ro1">
          <table:table-cell office:value-type="float" office:value="19136464" calcext:value-type="float">
            <text:p>19136464</text:p>
          </table:table-cell>
          <table:table-cell office:value-type="float" office:value="11334456" calcext:value-type="float">
            <text:p>11334456</text:p>
          </table:table-cell>
          <table:table-cell table:number-columns-repeated="3"/>
        </table:table-row>
        <table:table-row table:style-name="ro1">
          <table:table-cell office:value-type="float" office:value="19095616" calcext:value-type="float">
            <text:p>19095616</text:p>
          </table:table-cell>
          <table:table-cell office:value-type="float" office:value="9624832" calcext:value-type="float">
            <text:p>9624832</text:p>
          </table:table-cell>
          <table:table-cell table:number-columns-repeated="3"/>
        </table:table-row>
        <table:table-row table:style-name="ro1">
          <table:table-cell office:value-type="float" office:value="22823752" calcext:value-type="float">
            <text:p>22823752</text:p>
          </table:table-cell>
          <table:table-cell office:value-type="float" office:value="9937056" calcext:value-type="float">
            <text:p>9937056</text:p>
          </table:table-cell>
          <table:table-cell table:number-columns-repeated="3"/>
        </table:table-row>
        <table:table-row table:style-name="ro1">
          <table:table-cell office:value-type="float" office:value="22026712" calcext:value-type="float">
            <text:p>22026712</text:p>
          </table:table-cell>
          <table:table-cell office:value-type="float" office:value="9869296" calcext:value-type="float">
            <text:p>9869296</text:p>
          </table:table-cell>
          <table:table-cell table:number-columns-repeated="3"/>
        </table:table-row>
        <table:table-row table:style-name="ro1">
          <table:table-cell office:value-type="float" office:value="19404744" calcext:value-type="float">
            <text:p>19404744</text:p>
          </table:table-cell>
          <table:table-cell office:value-type="float" office:value="10222168" calcext:value-type="float">
            <text:p>10222168</text:p>
          </table:table-cell>
          <table:table-cell table:number-columns-repeated="3"/>
        </table:table-row>
        <table:table-row table:style-name="ro1">
          <table:table-cell office:value-type="float" office:value="19480232" calcext:value-type="float">
            <text:p>19480232</text:p>
          </table:table-cell>
          <table:table-cell office:value-type="float" office:value="10025712" calcext:value-type="float">
            <text:p>10025712</text:p>
          </table:table-cell>
          <table:table-cell table:number-columns-repeated="3"/>
        </table:table-row>
        <table:table-row table:style-name="ro1">
          <table:table-cell office:value-type="float" office:value="19546336" calcext:value-type="float">
            <text:p>19546336</text:p>
          </table:table-cell>
          <table:table-cell office:value-type="float" office:value="11020624" calcext:value-type="float">
            <text:p>11020624</text:p>
          </table:table-cell>
          <table:table-cell table:number-columns-repeated="3"/>
        </table:table-row>
        <table:table-row table:style-name="ro1">
          <table:table-cell office:value-type="float" office:value="20616520" calcext:value-type="float">
            <text:p>20616520</text:p>
          </table:table-cell>
          <table:table-cell office:value-type="float" office:value="10161296" calcext:value-type="float">
            <text:p>10161296</text:p>
          </table:table-cell>
          <table:table-cell table:number-columns-repeated="3"/>
        </table:table-row>
        <table:table-row table:style-name="ro1">
          <table:table-cell office:value-type="float" office:value="19370544" calcext:value-type="float">
            <text:p>19370544</text:p>
          </table:table-cell>
          <table:table-cell office:value-type="float" office:value="9690056" calcext:value-type="float">
            <text:p>9690056</text:p>
          </table:table-cell>
          <table:table-cell table:number-columns-repeated="3"/>
        </table:table-row>
        <table:table-row table:style-name="ro1">
          <table:table-cell office:value-type="float" office:value="24362728" calcext:value-type="float">
            <text:p>24362728</text:p>
          </table:table-cell>
          <table:table-cell office:value-type="float" office:value="10697552" calcext:value-type="float">
            <text:p>10697552</text:p>
          </table:table-cell>
          <table:table-cell table:number-columns-repeated="3"/>
        </table:table-row>
        <table:table-row table:style-name="ro1">
          <table:table-cell office:value-type="float" office:value="20560376" calcext:value-type="float">
            <text:p>20560376</text:p>
          </table:table-cell>
          <table:table-cell office:value-type="float" office:value="10036520" calcext:value-type="float">
            <text:p>10036520</text:p>
          </table:table-cell>
          <table:table-cell table:number-columns-repeated="3"/>
        </table:table-row>
        <table:table-row table:style-name="ro1">
          <table:table-cell office:value-type="float" office:value="19672768" calcext:value-type="float">
            <text:p>19672768</text:p>
          </table:table-cell>
          <table:table-cell office:value-type="float" office:value="12749208" calcext:value-type="float">
            <text:p>12749208</text:p>
          </table:table-cell>
          <table:table-cell table:number-columns-repeated="3"/>
        </table:table-row>
        <table:table-row table:style-name="ro1">
          <table:table-cell office:value-type="float" office:value="19328584" calcext:value-type="float">
            <text:p>19328584</text:p>
          </table:table-cell>
          <table:table-cell office:value-type="float" office:value="25367048" calcext:value-type="float">
            <text:p>25367048</text:p>
          </table:table-cell>
          <table:table-cell table:number-columns-repeated="3"/>
        </table:table-row>
        <table:table-row table:style-name="ro1">
          <table:table-cell office:value-type="float" office:value="19361432" calcext:value-type="float">
            <text:p>19361432</text:p>
          </table:table-cell>
          <table:table-cell office:value-type="float" office:value="11600216" calcext:value-type="float">
            <text:p>11600216</text:p>
          </table:table-cell>
          <table:table-cell table:number-columns-repeated="3"/>
        </table:table-row>
        <table:table-row table:style-name="ro1">
          <table:table-cell office:value-type="float" office:value="21024688" calcext:value-type="float">
            <text:p>21024688</text:p>
          </table:table-cell>
          <table:table-cell office:value-type="float" office:value="13532848" calcext:value-type="float">
            <text:p>13532848</text:p>
          </table:table-cell>
          <table:table-cell table:number-columns-repeated="3"/>
        </table:table-row>
        <table:table-row table:style-name="ro1">
          <table:table-cell office:value-type="float" office:value="19292768" calcext:value-type="float">
            <text:p>19292768</text:p>
          </table:table-cell>
          <table:table-cell office:value-type="float" office:value="9693640" calcext:value-type="float">
            <text:p>9693640</text:p>
          </table:table-cell>
          <table:table-cell table:number-columns-repeated="3"/>
        </table:table-row>
        <table:table-row table:style-name="ro1">
          <table:table-cell office:value-type="float" office:value="22643536" calcext:value-type="float">
            <text:p>22643536</text:p>
          </table:table-cell>
          <table:table-cell office:value-type="float" office:value="11913520" calcext:value-type="float">
            <text:p>11913520</text:p>
          </table:table-cell>
          <table:table-cell table:number-columns-repeated="3"/>
        </table:table-row>
        <table:table-row table:style-name="ro1">
          <table:table-cell office:value-type="float" office:value="23599944" calcext:value-type="float">
            <text:p>23599944</text:p>
          </table:table-cell>
          <table:table-cell office:value-type="float" office:value="10106120" calcext:value-type="float">
            <text:p>10106120</text:p>
          </table:table-cell>
          <table:table-cell table:number-columns-repeated="3"/>
        </table:table-row>
        <table:table-row table:style-name="ro1">
          <table:table-cell office:value-type="float" office:value="26281720" calcext:value-type="float">
            <text:p>26281720</text:p>
          </table:table-cell>
          <table:table-cell office:value-type="float" office:value="11329040" calcext:value-type="float">
            <text:p>11329040</text:p>
          </table:table-cell>
          <table:table-cell table:number-columns-repeated="3"/>
        </table:table-row>
        <table:table-row table:style-name="ro1">
          <table:table-cell office:value-type="float" office:value="20430616" calcext:value-type="float">
            <text:p>20430616</text:p>
          </table:table-cell>
          <table:table-cell office:value-type="float" office:value="10527368" calcext:value-type="float">
            <text:p>10527368</text:p>
          </table:table-cell>
          <table:table-cell table:number-columns-repeated="3"/>
        </table:table-row>
        <table:table-row table:style-name="ro1">
          <table:table-cell office:value-type="float" office:value="19674896" calcext:value-type="float">
            <text:p>19674896</text:p>
          </table:table-cell>
          <table:table-cell office:value-type="float" office:value="9928744" calcext:value-type="float">
            <text:p>9928744</text:p>
          </table:table-cell>
          <table:table-cell table:number-columns-repeated="3"/>
        </table:table-row>
        <table:table-row table:style-name="ro1">
          <table:table-cell office:value-type="float" office:value="21983816" calcext:value-type="float">
            <text:p>21983816</text:p>
          </table:table-cell>
          <table:table-cell office:value-type="float" office:value="10029320" calcext:value-type="float">
            <text:p>10029320</text:p>
          </table:table-cell>
          <table:table-cell table:number-columns-repeated="3"/>
        </table:table-row>
        <table:table-row table:style-name="ro1">
          <table:table-cell office:value-type="float" office:value="21402248" calcext:value-type="float">
            <text:p>21402248</text:p>
          </table:table-cell>
          <table:table-cell office:value-type="float" office:value="10665176" calcext:value-type="float">
            <text:p>10665176</text:p>
          </table:table-cell>
          <table:table-cell table:number-columns-repeated="3"/>
        </table:table-row>
        <table:table-row table:style-name="ro1">
          <table:table-cell office:value-type="float" office:value="19372328" calcext:value-type="float">
            <text:p>19372328</text:p>
          </table:table-cell>
          <table:table-cell office:value-type="float" office:value="10343496" calcext:value-type="float">
            <text:p>10343496</text:p>
          </table:table-cell>
          <table:table-cell table:number-columns-repeated="3"/>
        </table:table-row>
        <table:table-row table:style-name="ro1">
          <table:table-cell office:value-type="float" office:value="20842624" calcext:value-type="float">
            <text:p>20842624</text:p>
          </table:table-cell>
          <table:table-cell office:value-type="float" office:value="17316832" calcext:value-type="float">
            <text:p>17316832</text:p>
          </table:table-cell>
          <table:table-cell table:number-columns-repeated="3"/>
        </table:table-row>
        <table:table-row table:style-name="ro1">
          <table:table-cell office:value-type="float" office:value="21742720" calcext:value-type="float">
            <text:p>21742720</text:p>
          </table:table-cell>
          <table:table-cell office:value-type="float" office:value="10221480" calcext:value-type="float">
            <text:p>10221480</text:p>
          </table:table-cell>
          <table:table-cell table:number-columns-repeated="3"/>
        </table:table-row>
        <table:table-row table:style-name="ro1">
          <table:table-cell office:value-type="float" office:value="25308032" calcext:value-type="float">
            <text:p>25308032</text:p>
          </table:table-cell>
          <table:table-cell office:value-type="float" office:value="10280632" calcext:value-type="float">
            <text:p>10280632</text:p>
          </table:table-cell>
          <table:table-cell table:number-columns-repeated="3"/>
        </table:table-row>
        <table:table-row table:style-name="ro1">
          <table:table-cell office:value-type="float" office:value="19685576" calcext:value-type="float">
            <text:p>19685576</text:p>
          </table:table-cell>
          <table:table-cell office:value-type="float" office:value="19551040" calcext:value-type="float">
            <text:p>19551040</text:p>
          </table:table-cell>
          <table:table-cell table:number-columns-repeated="3"/>
        </table:table-row>
        <table:table-row table:style-name="ro1">
          <table:table-cell office:value-type="float" office:value="23859856" calcext:value-type="float">
            <text:p>23859856</text:p>
          </table:table-cell>
          <table:table-cell office:value-type="float" office:value="10931952" calcext:value-type="float">
            <text:p>10931952</text:p>
          </table:table-cell>
          <table:table-cell table:number-columns-repeated="3"/>
        </table:table-row>
        <table:table-row table:style-name="ro1">
          <table:table-cell office:value-type="float" office:value="19100328" calcext:value-type="float">
            <text:p>19100328</text:p>
          </table:table-cell>
          <table:table-cell office:value-type="float" office:value="10395392" calcext:value-type="float">
            <text:p>10395392</text:p>
          </table:table-cell>
          <table:table-cell table:number-columns-repeated="3"/>
        </table:table-row>
        <table:table-row table:style-name="ro1">
          <table:table-cell office:value-type="float" office:value="19743352" calcext:value-type="float">
            <text:p>19743352</text:p>
          </table:table-cell>
          <table:table-cell office:value-type="float" office:value="9892744" calcext:value-type="float">
            <text:p>9892744</text:p>
          </table:table-cell>
          <table:table-cell table:number-columns-repeated="3"/>
        </table:table-row>
        <table:table-row table:style-name="ro1">
          <table:table-cell office:value-type="float" office:value="19024832" calcext:value-type="float">
            <text:p>19024832</text:p>
          </table:table-cell>
          <table:table-cell office:value-type="float" office:value="9622648" calcext:value-type="float">
            <text:p>9622648</text:p>
          </table:table-cell>
          <table:table-cell table:number-columns-repeated="3"/>
        </table:table-row>
        <table:table-row table:style-name="ro1">
          <table:table-cell office:value-type="float" office:value="19205696" calcext:value-type="float">
            <text:p>19205696</text:p>
          </table:table-cell>
          <table:table-cell office:value-type="float" office:value="10592048" calcext:value-type="float">
            <text:p>10592048</text:p>
          </table:table-cell>
          <table:table-cell table:number-columns-repeated="3"/>
        </table:table-row>
        <table:table-row table:style-name="ro1">
          <table:table-cell office:value-type="float" office:value="19968216" calcext:value-type="float">
            <text:p>19968216</text:p>
          </table:table-cell>
          <table:table-cell office:value-type="float" office:value="13265784" calcext:value-type="float">
            <text:p>13265784</text:p>
          </table:table-cell>
          <table:table-cell table:number-columns-repeated="3"/>
        </table:table-row>
        <table:table-row table:style-name="ro1">
          <table:table-cell office:value-type="float" office:value="19352248" calcext:value-type="float">
            <text:p>19352248</text:p>
          </table:table-cell>
          <table:table-cell office:value-type="float" office:value="9638192" calcext:value-type="float">
            <text:p>9638192</text:p>
          </table:table-cell>
          <table:table-cell table:number-columns-repeated="3"/>
        </table:table-row>
        <table:table-row table:style-name="ro1">
          <table:table-cell office:value-type="float" office:value="19926480" calcext:value-type="float">
            <text:p>19926480</text:p>
          </table:table-cell>
          <table:table-cell office:value-type="float" office:value="9813864" calcext:value-type="float">
            <text:p>9813864</text:p>
          </table:table-cell>
          <table:table-cell table:number-columns-repeated="3"/>
        </table:table-row>
        <table:table-row table:style-name="ro1">
          <table:table-cell office:value-type="float" office:value="19746816" calcext:value-type="float">
            <text:p>19746816</text:p>
          </table:table-cell>
          <table:table-cell office:value-type="float" office:value="9620504" calcext:value-type="float">
            <text:p>9620504</text:p>
          </table:table-cell>
          <table:table-cell table:number-columns-repeated="3"/>
        </table:table-row>
        <table:table-row table:style-name="ro1">
          <table:table-cell office:value-type="float" office:value="19065432" calcext:value-type="float">
            <text:p>19065432</text:p>
          </table:table-cell>
          <table:table-cell office:value-type="float" office:value="11344792" calcext:value-type="float">
            <text:p>11344792</text:p>
          </table:table-cell>
          <table:table-cell table:number-columns-repeated="3"/>
        </table:table-row>
        <table:table-row table:style-name="ro1">
          <table:table-cell office:value-type="float" office:value="21658816" calcext:value-type="float">
            <text:p>21658816</text:p>
          </table:table-cell>
          <table:table-cell office:value-type="float" office:value="9919600" calcext:value-type="float">
            <text:p>9919600</text:p>
          </table:table-cell>
          <table:table-cell table:number-columns-repeated="3"/>
        </table:table-row>
        <table:table-row table:style-name="ro1">
          <table:table-cell office:value-type="float" office:value="23502952" calcext:value-type="float">
            <text:p>23502952</text:p>
          </table:table-cell>
          <table:table-cell office:value-type="float" office:value="11832144" calcext:value-type="float">
            <text:p>11832144</text:p>
          </table:table-cell>
          <table:table-cell table:number-columns-repeated="3"/>
        </table:table-row>
        <table:table-row table:style-name="ro1">
          <table:table-cell office:value-type="float" office:value="19716928" calcext:value-type="float">
            <text:p>19716928</text:p>
          </table:table-cell>
          <table:table-cell office:value-type="float" office:value="20023024" calcext:value-type="float">
            <text:p>20023024</text:p>
          </table:table-cell>
          <table:table-cell table:number-columns-repeated="3"/>
        </table:table-row>
        <table:table-row table:style-name="ro1">
          <table:table-cell office:value-type="float" office:value="18881632" calcext:value-type="float">
            <text:p>18881632</text:p>
          </table:table-cell>
          <table:table-cell office:value-type="float" office:value="14819304" calcext:value-type="float">
            <text:p>14819304</text:p>
          </table:table-cell>
          <table:table-cell table:number-columns-repeated="3"/>
        </table:table-row>
        <table:table-row table:style-name="ro1">
          <table:table-cell office:value-type="float" office:value="19390464" calcext:value-type="float">
            <text:p>19390464</text:p>
          </table:table-cell>
          <table:table-cell office:value-type="float" office:value="9783032" calcext:value-type="float">
            <text:p>9783032</text:p>
          </table:table-cell>
          <table:table-cell table:number-columns-repeated="3"/>
        </table:table-row>
        <table:table-row table:style-name="ro1">
          <table:table-cell office:value-type="float" office:value="18999616" calcext:value-type="float">
            <text:p>18999616</text:p>
          </table:table-cell>
          <table:table-cell office:value-type="float" office:value="9905496" calcext:value-type="float">
            <text:p>9905496</text:p>
          </table:table-cell>
          <table:table-cell table:number-columns-repeated="3"/>
        </table:table-row>
        <table:table-row table:style-name="ro1">
          <table:table-cell office:value-type="float" office:value="21074176" calcext:value-type="float">
            <text:p>21074176</text:p>
          </table:table-cell>
          <table:table-cell office:value-type="float" office:value="9829568" calcext:value-type="float">
            <text:p>9829568</text:p>
          </table:table-cell>
          <table:table-cell table:number-columns-repeated="3"/>
        </table:table-row>
        <table:table-row table:style-name="ro1">
          <table:table-cell office:value-type="float" office:value="26036040" calcext:value-type="float">
            <text:p>26036040</text:p>
          </table:table-cell>
          <table:table-cell office:value-type="float" office:value="10270240" calcext:value-type="float">
            <text:p>10270240</text:p>
          </table:table-cell>
          <table:table-cell table:number-columns-repeated="3"/>
        </table:table-row>
        <table:table-row table:style-name="ro1">
          <table:table-cell office:value-type="float" office:value="21245888" calcext:value-type="float">
            <text:p>21245888</text:p>
          </table:table-cell>
          <table:table-cell office:value-type="float" office:value="9902112" calcext:value-type="float">
            <text:p>9902112</text:p>
          </table:table-cell>
          <table:table-cell table:number-columns-repeated="3"/>
        </table:table-row>
        <table:table-row table:style-name="ro1">
          <table:table-cell office:value-type="float" office:value="24750384" calcext:value-type="float">
            <text:p>24750384</text:p>
          </table:table-cell>
          <table:table-cell office:value-type="float" office:value="9861592" calcext:value-type="float">
            <text:p>9861592</text:p>
          </table:table-cell>
          <table:table-cell table:number-columns-repeated="3"/>
        </table:table-row>
        <table:table-row table:style-name="ro1">
          <table:table-cell office:value-type="float" office:value="26974632" calcext:value-type="float">
            <text:p>26974632</text:p>
          </table:table-cell>
          <table:table-cell office:value-type="float" office:value="9734704" calcext:value-type="float">
            <text:p>9734704</text:p>
          </table:table-cell>
          <table:table-cell table:number-columns-repeated="3"/>
        </table:table-row>
        <table:table-row table:style-name="ro1">
          <table:table-cell office:value-type="float" office:value="19148056" calcext:value-type="float">
            <text:p>19148056</text:p>
          </table:table-cell>
          <table:table-cell office:value-type="float" office:value="9811432" calcext:value-type="float">
            <text:p>9811432</text:p>
          </table:table-cell>
          <table:table-cell table:number-columns-repeated="3"/>
        </table:table-row>
        <table:table-row table:style-name="ro1">
          <table:table-cell office:value-type="float" office:value="23456744" calcext:value-type="float">
            <text:p>23456744</text:p>
          </table:table-cell>
          <table:table-cell office:value-type="float" office:value="15931584" calcext:value-type="float">
            <text:p>15931584</text:p>
          </table:table-cell>
          <table:table-cell table:number-columns-repeated="3"/>
        </table:table-row>
        <table:table-row table:style-name="ro1">
          <table:table-cell office:value-type="float" office:value="29897648" calcext:value-type="float">
            <text:p>29897648</text:p>
          </table:table-cell>
          <table:table-cell office:value-type="float" office:value="9889928" calcext:value-type="float">
            <text:p>9889928</text:p>
          </table:table-cell>
          <table:table-cell table:number-columns-repeated="3"/>
        </table:table-row>
        <table:table-row table:style-name="ro1">
          <table:table-cell office:value-type="float" office:value="19904536" calcext:value-type="float">
            <text:p>19904536</text:p>
          </table:table-cell>
          <table:table-cell office:value-type="float" office:value="10155568" calcext:value-type="float">
            <text:p>10155568</text:p>
          </table:table-cell>
          <table:table-cell table:number-columns-repeated="3"/>
        </table:table-row>
        <table:table-row table:style-name="ro1">
          <table:table-cell office:value-type="float" office:value="29483608" calcext:value-type="float">
            <text:p>29483608</text:p>
          </table:table-cell>
          <table:table-cell office:value-type="float" office:value="10052216" calcext:value-type="float">
            <text:p>10052216</text:p>
          </table:table-cell>
          <table:table-cell table:number-columns-repeated="3"/>
        </table:table-row>
        <table:table-row table:style-name="ro1">
          <table:table-cell office:value-type="float" office:value="25744352" calcext:value-type="float">
            <text:p>25744352</text:p>
          </table:table-cell>
          <table:table-cell office:value-type="float" office:value="11898800" calcext:value-type="float">
            <text:p>11898800</text:p>
          </table:table-cell>
          <table:table-cell table:number-columns-repeated="3"/>
        </table:table-row>
        <table:table-row table:style-name="ro1">
          <table:table-cell office:value-type="float" office:value="18913712" calcext:value-type="float">
            <text:p>18913712</text:p>
          </table:table-cell>
          <table:table-cell office:value-type="float" office:value="10078904" calcext:value-type="float">
            <text:p>10078904</text:p>
          </table:table-cell>
          <table:table-cell table:number-columns-repeated="3"/>
        </table:table-row>
        <table:table-row table:style-name="ro1">
          <table:table-cell office:value-type="float" office:value="22692744" calcext:value-type="float">
            <text:p>22692744</text:p>
          </table:table-cell>
          <table:table-cell office:value-type="float" office:value="10224232" calcext:value-type="float">
            <text:p>10224232</text:p>
          </table:table-cell>
          <table:table-cell table:number-columns-repeated="3"/>
        </table:table-row>
        <table:table-row table:style-name="ro1">
          <table:table-cell office:value-type="float" office:value="20699712" calcext:value-type="float">
            <text:p>20699712</text:p>
          </table:table-cell>
          <table:table-cell office:value-type="float" office:value="11863320" calcext:value-type="float">
            <text:p>11863320</text:p>
          </table:table-cell>
          <table:table-cell table:number-columns-repeated="3"/>
        </table:table-row>
        <table:table-row table:style-name="ro1">
          <table:table-cell office:value-type="float" office:value="19183064" calcext:value-type="float">
            <text:p>19183064</text:p>
          </table:table-cell>
          <table:table-cell office:value-type="float" office:value="9644744" calcext:value-type="float">
            <text:p>9644744</text:p>
          </table:table-cell>
          <table:table-cell table:number-columns-repeated="3"/>
        </table:table-row>
        <table:table-row table:style-name="ro1">
          <table:table-cell office:value-type="float" office:value="20444656" calcext:value-type="float">
            <text:p>20444656</text:p>
          </table:table-cell>
          <table:table-cell office:value-type="float" office:value="10466392" calcext:value-type="float">
            <text:p>10466392</text:p>
          </table:table-cell>
          <table:table-cell table:number-columns-repeated="3"/>
        </table:table-row>
        <table:table-row table:style-name="ro1">
          <table:table-cell office:value-type="float" office:value="24280944" calcext:value-type="float">
            <text:p>24280944</text:p>
          </table:table-cell>
          <table:table-cell office:value-type="float" office:value="10104776" calcext:value-type="float">
            <text:p>10104776</text:p>
          </table:table-cell>
          <table:table-cell table:number-columns-repeated="3"/>
        </table:table-row>
        <table:table-row table:style-name="ro1">
          <table:table-cell office:value-type="float" office:value="18950432" calcext:value-type="float">
            <text:p>18950432</text:p>
          </table:table-cell>
          <table:table-cell office:value-type="float" office:value="10070600" calcext:value-type="float">
            <text:p>10070600</text:p>
          </table:table-cell>
          <table:table-cell table:number-columns-repeated="3"/>
        </table:table-row>
        <table:table-row table:style-name="ro1">
          <table:table-cell office:value-type="float" office:value="19336552" calcext:value-type="float">
            <text:p>19336552</text:p>
          </table:table-cell>
          <table:table-cell office:value-type="float" office:value="9967216" calcext:value-type="float">
            <text:p>9967216</text:p>
          </table:table-cell>
          <table:table-cell table:number-columns-repeated="3"/>
        </table:table-row>
        <table:table-row table:style-name="ro1">
          <table:table-cell office:value-type="float" office:value="19322744" calcext:value-type="float">
            <text:p>19322744</text:p>
          </table:table-cell>
          <table:table-cell office:value-type="float" office:value="9721920" calcext:value-type="float">
            <text:p>9721920</text:p>
          </table:table-cell>
          <table:table-cell table:number-columns-repeated="3"/>
        </table:table-row>
        <table:table-row table:style-name="ro1">
          <table:table-cell office:value-type="float" office:value="20443728" calcext:value-type="float">
            <text:p>20443728</text:p>
          </table:table-cell>
          <table:table-cell office:value-type="float" office:value="17220704" calcext:value-type="float">
            <text:p>17220704</text:p>
          </table:table-cell>
          <table:table-cell table:number-columns-repeated="3"/>
        </table:table-row>
        <table:table-row table:style-name="ro1">
          <table:table-cell office:value-type="float" office:value="22307112" calcext:value-type="float">
            <text:p>22307112</text:p>
          </table:table-cell>
          <table:table-cell office:value-type="float" office:value="9872808" calcext:value-type="float">
            <text:p>9872808</text:p>
          </table:table-cell>
          <table:table-cell table:number-columns-repeated="3"/>
        </table:table-row>
        <table:table-row table:style-name="ro1">
          <table:table-cell office:value-type="float" office:value="19184400" calcext:value-type="float">
            <text:p>19184400</text:p>
          </table:table-cell>
          <table:table-cell office:value-type="float" office:value="17745304" calcext:value-type="float">
            <text:p>17745304</text:p>
          </table:table-cell>
          <table:table-cell table:number-columns-repeated="3"/>
        </table:table-row>
        <table:table-row table:style-name="ro1">
          <table:table-cell office:value-type="float" office:value="20892568" calcext:value-type="float">
            <text:p>20892568</text:p>
          </table:table-cell>
          <table:table-cell office:value-type="float" office:value="16016520" calcext:value-type="float">
            <text:p>16016520</text:p>
          </table:table-cell>
          <table:table-cell table:number-columns-repeated="3"/>
        </table:table-row>
        <table:table-row table:style-name="ro1">
          <table:table-cell office:value-type="float" office:value="20833648" calcext:value-type="float">
            <text:p>20833648</text:p>
          </table:table-cell>
          <table:table-cell office:value-type="float" office:value="11419048" calcext:value-type="float">
            <text:p>11419048</text:p>
          </table:table-cell>
          <table:table-cell table:number-columns-repeated="3"/>
        </table:table-row>
        <table:table-row table:style-name="ro1">
          <table:table-cell office:value-type="float" office:value="19479000" calcext:value-type="float">
            <text:p>19479000</text:p>
          </table:table-cell>
          <table:table-cell office:value-type="float" office:value="24577976" calcext:value-type="float">
            <text:p>24577976</text:p>
          </table:table-cell>
          <table:table-cell table:number-columns-repeated="3"/>
        </table:table-row>
        <table:table-row table:style-name="ro1">
          <table:table-cell office:value-type="float" office:value="19687552" calcext:value-type="float">
            <text:p>19687552</text:p>
          </table:table-cell>
          <table:table-cell office:value-type="float" office:value="15175536" calcext:value-type="float">
            <text:p>15175536</text:p>
          </table:table-cell>
          <table:table-cell table:number-columns-repeated="3"/>
        </table:table-row>
        <table:table-row table:style-name="ro1">
          <table:table-cell office:value-type="float" office:value="19760128" calcext:value-type="float">
            <text:p>19760128</text:p>
          </table:table-cell>
          <table:table-cell office:value-type="float" office:value="14595568" calcext:value-type="float">
            <text:p>14595568</text:p>
          </table:table-cell>
          <table:table-cell table:number-columns-repeated="3"/>
        </table:table-row>
        <table:table-row table:style-name="ro1">
          <table:table-cell office:value-type="float" office:value="19375264" calcext:value-type="float">
            <text:p>19375264</text:p>
          </table:table-cell>
          <table:table-cell office:value-type="float" office:value="10168232" calcext:value-type="float">
            <text:p>10168232</text:p>
          </table:table-cell>
          <table:table-cell table:number-columns-repeated="3"/>
        </table:table-row>
        <table:table-row table:style-name="ro1">
          <table:table-cell office:value-type="float" office:value="19211408" calcext:value-type="float">
            <text:p>19211408</text:p>
          </table:table-cell>
          <table:table-cell office:value-type="float" office:value="10715536" calcext:value-type="float">
            <text:p>10715536</text:p>
          </table:table-cell>
          <table:table-cell table:number-columns-repeated="3"/>
        </table:table-row>
        <table:table-row table:style-name="ro1">
          <table:table-cell office:value-type="float" office:value="19747992" calcext:value-type="float">
            <text:p>19747992</text:p>
          </table:table-cell>
          <table:table-cell office:value-type="float" office:value="22457456" calcext:value-type="float">
            <text:p>22457456</text:p>
          </table:table-cell>
          <table:table-cell table:number-columns-repeated="3"/>
        </table:table-row>
        <table:table-row table:style-name="ro1">
          <table:table-cell office:value-type="float" office:value="20903072" calcext:value-type="float">
            <text:p>20903072</text:p>
          </table:table-cell>
          <table:table-cell office:value-type="float" office:value="9777792" calcext:value-type="float">
            <text:p>9777792</text:p>
          </table:table-cell>
          <table:table-cell table:number-columns-repeated="3"/>
        </table:table-row>
        <table:table-row table:style-name="ro1">
          <table:table-cell office:value-type="float" office:value="19151720" calcext:value-type="float">
            <text:p>19151720</text:p>
          </table:table-cell>
          <table:table-cell office:value-type="float" office:value="9755184" calcext:value-type="float">
            <text:p>9755184</text:p>
          </table:table-cell>
          <table:table-cell table:number-columns-repeated="3"/>
        </table:table-row>
        <table:table-row table:style-name="ro1">
          <table:table-cell office:value-type="float" office:value="20182792" calcext:value-type="float">
            <text:p>20182792</text:p>
          </table:table-cell>
          <table:table-cell office:value-type="float" office:value="15809152" calcext:value-type="float">
            <text:p>15809152</text:p>
          </table:table-cell>
          <table:table-cell table:number-columns-repeated="3"/>
        </table:table-row>
        <table:table-row table:style-name="ro1">
          <table:table-cell office:value-type="float" office:value="19673440" calcext:value-type="float">
            <text:p>19673440</text:p>
          </table:table-cell>
          <table:table-cell office:value-type="float" office:value="15415504" calcext:value-type="float">
            <text:p>15415504</text:p>
          </table:table-cell>
          <table:table-cell table:number-columns-repeated="3"/>
        </table:table-row>
        <table:table-row table:style-name="ro1">
          <table:table-cell office:value-type="float" office:value="24252888" calcext:value-type="float">
            <text:p>24252888</text:p>
          </table:table-cell>
          <table:table-cell office:value-type="float" office:value="9569888" calcext:value-type="float">
            <text:p>9569888</text:p>
          </table:table-cell>
          <table:table-cell table:number-columns-repeated="3"/>
        </table:table-row>
        <table:table-row table:style-name="ro1">
          <table:table-cell office:value-type="float" office:value="19410672" calcext:value-type="float">
            <text:p>19410672</text:p>
          </table:table-cell>
          <table:table-cell office:value-type="float" office:value="10146216" calcext:value-type="float">
            <text:p>10146216</text:p>
          </table:table-cell>
          <table:table-cell table:number-columns-repeated="3"/>
        </table:table-row>
        <table:table-row table:style-name="ro1">
          <table:table-cell office:value-type="float" office:value="22016992" calcext:value-type="float">
            <text:p>22016992</text:p>
          </table:table-cell>
          <table:table-cell office:value-type="float" office:value="10620248" calcext:value-type="float">
            <text:p>10620248</text:p>
          </table:table-cell>
          <table:table-cell table:number-columns-repeated="3"/>
        </table:table-row>
        <table:table-row table:style-name="ro1">
          <table:table-cell office:value-type="float" office:value="20060936" calcext:value-type="float">
            <text:p>20060936</text:p>
          </table:table-cell>
          <table:table-cell office:value-type="float" office:value="9829624" calcext:value-type="float">
            <text:p>9829624</text:p>
          </table:table-cell>
          <table:table-cell table:number-columns-repeated="3"/>
        </table:table-row>
        <table:table-row table:style-name="ro1">
          <table:table-cell office:value-type="float" office:value="19237056" calcext:value-type="float">
            <text:p>19237056</text:p>
          </table:table-cell>
          <table:table-cell office:value-type="float" office:value="9698256" calcext:value-type="float">
            <text:p>9698256</text:p>
          </table:table-cell>
          <table:table-cell table:number-columns-repeated="3"/>
        </table:table-row>
        <table:table-row table:style-name="ro1">
          <table:table-cell office:value-type="float" office:value="19728424" calcext:value-type="float">
            <text:p>19728424</text:p>
          </table:table-cell>
          <table:table-cell office:value-type="float" office:value="9911784" calcext:value-type="float">
            <text:p>9911784</text:p>
          </table:table-cell>
          <table:table-cell table:number-columns-repeated="3"/>
        </table:table-row>
        <table:table-row table:style-name="ro1">
          <table:table-cell office:value-type="float" office:value="19160232" calcext:value-type="float">
            <text:p>19160232</text:p>
          </table:table-cell>
          <table:table-cell office:value-type="float" office:value="9838824" calcext:value-type="float">
            <text:p>9838824</text:p>
          </table:table-cell>
          <table:table-cell table:number-columns-repeated="3"/>
        </table:table-row>
        <table:table-row table:style-name="ro1">
          <table:table-cell office:value-type="float" office:value="19145584" calcext:value-type="float">
            <text:p>19145584</text:p>
          </table:table-cell>
          <table:table-cell office:value-type="float" office:value="22787016" calcext:value-type="float">
            <text:p>22787016</text:p>
          </table:table-cell>
          <table:table-cell table:number-columns-repeated="3"/>
        </table:table-row>
        <table:table-row table:style-name="ro1">
          <table:table-cell office:value-type="float" office:value="23920360" calcext:value-type="float">
            <text:p>23920360</text:p>
          </table:table-cell>
          <table:table-cell office:value-type="float" office:value="11820576" calcext:value-type="float">
            <text:p>11820576</text:p>
          </table:table-cell>
          <table:table-cell table:number-columns-repeated="3"/>
        </table:table-row>
        <table:table-row table:style-name="ro1">
          <table:table-cell office:value-type="float" office:value="19354904" calcext:value-type="float">
            <text:p>19354904</text:p>
          </table:table-cell>
          <table:table-cell office:value-type="float" office:value="9999136" calcext:value-type="float">
            <text:p>9999136</text:p>
          </table:table-cell>
          <table:table-cell table:number-columns-repeated="3"/>
        </table:table-row>
        <table:table-row table:style-name="ro1">
          <table:table-cell office:value-type="float" office:value="26923264" calcext:value-type="float">
            <text:p>26923264</text:p>
          </table:table-cell>
          <table:table-cell office:value-type="float" office:value="21696784" calcext:value-type="float">
            <text:p>21696784</text:p>
          </table:table-cell>
          <table:table-cell table:number-columns-repeated="3"/>
        </table:table-row>
        <table:table-row table:style-name="ro1">
          <table:table-cell office:value-type="float" office:value="19230824" calcext:value-type="float">
            <text:p>19230824</text:p>
          </table:table-cell>
          <table:table-cell office:value-type="float" office:value="17847488" calcext:value-type="float">
            <text:p>17847488</text:p>
          </table:table-cell>
          <table:table-cell table:number-columns-repeated="3"/>
        </table:table-row>
        <table:table-row table:style-name="ro1">
          <table:table-cell office:value-type="float" office:value="19380056" calcext:value-type="float">
            <text:p>19380056</text:p>
          </table:table-cell>
          <table:table-cell office:value-type="float" office:value="9856920" calcext:value-type="float">
            <text:p>9856920</text:p>
          </table:table-cell>
          <table:table-cell table:number-columns-repeated="3"/>
        </table:table-row>
        <table:table-row table:style-name="ro1">
          <table:table-cell office:value-type="float" office:value="19092992" calcext:value-type="float">
            <text:p>19092992</text:p>
          </table:table-cell>
          <table:table-cell office:value-type="float" office:value="9799040" calcext:value-type="float">
            <text:p>9799040</text:p>
          </table:table-cell>
          <table:table-cell table:number-columns-repeated="3"/>
        </table:table-row>
        <table:table-row table:style-name="ro1">
          <table:table-cell office:value-type="float" office:value="24017640" calcext:value-type="float">
            <text:p>24017640</text:p>
          </table:table-cell>
          <table:table-cell office:value-type="float" office:value="16678384" calcext:value-type="float">
            <text:p>16678384</text:p>
          </table:table-cell>
          <table:table-cell table:number-columns-repeated="3"/>
        </table:table-row>
        <table:table-row table:style-name="ro1">
          <table:table-cell office:value-type="float" office:value="18974096" calcext:value-type="float">
            <text:p>18974096</text:p>
          </table:table-cell>
          <table:table-cell office:value-type="float" office:value="11284104" calcext:value-type="float">
            <text:p>11284104</text:p>
          </table:table-cell>
          <table:table-cell table:number-columns-repeated="3"/>
        </table:table-row>
        <table:table-row table:style-name="ro1">
          <table:table-cell office:value-type="float" office:value="19778720" calcext:value-type="float">
            <text:p>19778720</text:p>
          </table:table-cell>
          <table:table-cell office:value-type="float" office:value="10075480" calcext:value-type="float">
            <text:p>10075480</text:p>
          </table:table-cell>
          <table:table-cell table:number-columns-repeated="3"/>
        </table:table-row>
        <table:table-row table:style-name="ro1">
          <table:table-cell office:value-type="float" office:value="19195800" calcext:value-type="float">
            <text:p>19195800</text:p>
          </table:table-cell>
          <table:table-cell office:value-type="float" office:value="9689184" calcext:value-type="float">
            <text:p>9689184</text:p>
          </table:table-cell>
          <table:table-cell table:number-columns-repeated="3"/>
        </table:table-row>
        <table:table-row table:style-name="ro1">
          <table:table-cell office:value-type="float" office:value="20645360" calcext:value-type="float">
            <text:p>20645360</text:p>
          </table:table-cell>
          <table:table-cell office:value-type="float" office:value="19231072" calcext:value-type="float">
            <text:p>19231072</text:p>
          </table:table-cell>
          <table:table-cell table:number-columns-repeated="3"/>
        </table:table-row>
        <table:table-row table:style-name="ro1">
          <table:table-cell office:value-type="float" office:value="20075520" calcext:value-type="float">
            <text:p>20075520</text:p>
          </table:table-cell>
          <table:table-cell office:value-type="float" office:value="12919472" calcext:value-type="float">
            <text:p>12919472</text:p>
          </table:table-cell>
          <table:table-cell table:number-columns-repeated="3"/>
        </table:table-row>
        <table:table-row table:style-name="ro1">
          <table:table-cell office:value-type="float" office:value="18966872" calcext:value-type="float">
            <text:p>18966872</text:p>
          </table:table-cell>
          <table:table-cell office:value-type="float" office:value="9944832" calcext:value-type="float">
            <text:p>9944832</text:p>
          </table:table-cell>
          <table:table-cell table:number-columns-repeated="3"/>
        </table:table-row>
        <table:table-row table:style-name="ro1">
          <table:table-cell office:value-type="float" office:value="22987520" calcext:value-type="float">
            <text:p>22987520</text:p>
          </table:table-cell>
          <table:table-cell office:value-type="float" office:value="10174448" calcext:value-type="float">
            <text:p>10174448</text:p>
          </table:table-cell>
          <table:table-cell table:number-columns-repeated="3"/>
        </table:table-row>
        <table:table-row table:style-name="ro1">
          <table:table-cell office:value-type="float" office:value="19348296" calcext:value-type="float">
            <text:p>19348296</text:p>
          </table:table-cell>
          <table:table-cell office:value-type="float" office:value="9883624" calcext:value-type="float">
            <text:p>9883624</text:p>
          </table:table-cell>
          <table:table-cell table:number-columns-repeated="3"/>
        </table:table-row>
        <table:table-row table:style-name="ro1">
          <table:table-cell office:value-type="float" office:value="19234104" calcext:value-type="float">
            <text:p>19234104</text:p>
          </table:table-cell>
          <table:table-cell office:value-type="float" office:value="9991160" calcext:value-type="float">
            <text:p>9991160</text:p>
          </table:table-cell>
          <table:table-cell table:number-columns-repeated="3"/>
        </table:table-row>
        <table:table-row table:style-name="ro1">
          <table:table-cell office:value-type="float" office:value="19498896" calcext:value-type="float">
            <text:p>19498896</text:p>
          </table:table-cell>
          <table:table-cell office:value-type="float" office:value="9979864" calcext:value-type="float">
            <text:p>9979864</text:p>
          </table:table-cell>
          <table:table-cell table:number-columns-repeated="3"/>
        </table:table-row>
        <table:table-row table:style-name="ro1">
          <table:table-cell office:value-type="float" office:value="19037184" calcext:value-type="float">
            <text:p>19037184</text:p>
          </table:table-cell>
          <table:table-cell office:value-type="float" office:value="10524064" calcext:value-type="float">
            <text:p>10524064</text:p>
          </table:table-cell>
          <table:table-cell table:number-columns-repeated="3"/>
        </table:table-row>
        <table:table-row table:style-name="ro1">
          <table:table-cell office:value-type="float" office:value="19503568" calcext:value-type="float">
            <text:p>19503568</text:p>
          </table:table-cell>
          <table:table-cell office:value-type="float" office:value="12192592" calcext:value-type="float">
            <text:p>12192592</text:p>
          </table:table-cell>
          <table:table-cell table:number-columns-repeated="3"/>
        </table:table-row>
        <table:table-row table:style-name="ro1">
          <table:table-cell office:value-type="float" office:value="21559936" calcext:value-type="float">
            <text:p>21559936</text:p>
          </table:table-cell>
          <table:table-cell office:value-type="float" office:value="9800712" calcext:value-type="float">
            <text:p>9800712</text:p>
          </table:table-cell>
          <table:table-cell table:number-columns-repeated="3"/>
        </table:table-row>
        <table:table-row table:style-name="ro1">
          <table:table-cell office:value-type="float" office:value="18989720" calcext:value-type="float">
            <text:p>18989720</text:p>
          </table:table-cell>
          <table:table-cell office:value-type="float" office:value="10933992" calcext:value-type="float">
            <text:p>10933992</text:p>
          </table:table-cell>
          <table:table-cell table:number-columns-repeated="3"/>
        </table:table-row>
        <table:table-row table:style-name="ro1">
          <table:table-cell office:value-type="float" office:value="19383768" calcext:value-type="float">
            <text:p>19383768</text:p>
          </table:table-cell>
          <table:table-cell office:value-type="float" office:value="9614112" calcext:value-type="float">
            <text:p>9614112</text:p>
          </table:table-cell>
          <table:table-cell table:number-columns-repeated="3"/>
        </table:table-row>
        <table:table-row table:style-name="ro1">
          <table:table-cell office:value-type="float" office:value="19200352" calcext:value-type="float">
            <text:p>19200352</text:p>
          </table:table-cell>
          <table:table-cell office:value-type="float" office:value="11968360" calcext:value-type="float">
            <text:p>11968360</text:p>
          </table:table-cell>
          <table:table-cell table:number-columns-repeated="3"/>
        </table:table-row>
        <table:table-row table:style-name="ro1">
          <table:table-cell office:value-type="float" office:value="19159360" calcext:value-type="float">
            <text:p>19159360</text:p>
          </table:table-cell>
          <table:table-cell office:value-type="float" office:value="9708848" calcext:value-type="float">
            <text:p>9708848</text:p>
          </table:table-cell>
          <table:table-cell table:number-columns-repeated="3"/>
        </table:table-row>
        <table:table-row table:style-name="ro1">
          <table:table-cell office:value-type="float" office:value="19669184" calcext:value-type="float">
            <text:p>19669184</text:p>
          </table:table-cell>
          <table:table-cell office:value-type="float" office:value="9768056" calcext:value-type="float">
            <text:p>9768056</text:p>
          </table:table-cell>
          <table:table-cell table:number-columns-repeated="3"/>
        </table:table-row>
        <table:table-row table:style-name="ro1">
          <table:table-cell office:value-type="float" office:value="18865952" calcext:value-type="float">
            <text:p>18865952</text:p>
          </table:table-cell>
          <table:table-cell office:value-type="float" office:value="9692696" calcext:value-type="float">
            <text:p>9692696</text:p>
          </table:table-cell>
          <table:table-cell table:number-columns-repeated="3"/>
        </table:table-row>
        <table:table-row table:style-name="ro1">
          <table:table-cell office:value-type="float" office:value="19248296" calcext:value-type="float">
            <text:p>19248296</text:p>
          </table:table-cell>
          <table:table-cell office:value-type="float" office:value="10023016" calcext:value-type="float">
            <text:p>10023016</text:p>
          </table:table-cell>
          <table:table-cell table:number-columns-repeated="3"/>
        </table:table-row>
        <table:table-row table:style-name="ro1">
          <table:table-cell office:value-type="float" office:value="23243504" calcext:value-type="float">
            <text:p>23243504</text:p>
          </table:table-cell>
          <table:table-cell office:value-type="float" office:value="9668928" calcext:value-type="float">
            <text:p>9668928</text:p>
          </table:table-cell>
          <table:table-cell table:number-columns-repeated="3"/>
        </table:table-row>
        <table:table-row table:style-name="ro1">
          <table:table-cell office:value-type="float" office:value="19204880" calcext:value-type="float">
            <text:p>19204880</text:p>
          </table:table-cell>
          <table:table-cell office:value-type="float" office:value="9954848" calcext:value-type="float">
            <text:p>9954848</text:p>
          </table:table-cell>
          <table:table-cell table:number-columns-repeated="3"/>
        </table:table-row>
        <table:table-row table:style-name="ro1">
          <table:table-cell office:value-type="float" office:value="19027064" calcext:value-type="float">
            <text:p>19027064</text:p>
          </table:table-cell>
          <table:table-cell office:value-type="float" office:value="9719320" calcext:value-type="float">
            <text:p>9719320</text:p>
          </table:table-cell>
          <table:table-cell table:number-columns-repeated="3"/>
        </table:table-row>
        <table:table-row table:style-name="ro1">
          <table:table-cell office:value-type="float" office:value="22411408" calcext:value-type="float">
            <text:p>22411408</text:p>
          </table:table-cell>
          <table:table-cell office:value-type="float" office:value="10025736" calcext:value-type="float">
            <text:p>10025736</text:p>
          </table:table-cell>
          <table:table-cell table:number-columns-repeated="3"/>
        </table:table-row>
        <table:table-row table:style-name="ro1">
          <table:table-cell office:value-type="float" office:value="21060256" calcext:value-type="float">
            <text:p>21060256</text:p>
          </table:table-cell>
          <table:table-cell office:value-type="float" office:value="14351232" calcext:value-type="float">
            <text:p>14351232</text:p>
          </table:table-cell>
          <table:table-cell table:number-columns-repeated="3"/>
        </table:table-row>
        <table:table-row table:style-name="ro1">
          <table:table-cell office:value-type="float" office:value="19241184" calcext:value-type="float">
            <text:p>19241184</text:p>
          </table:table-cell>
          <table:table-cell office:value-type="float" office:value="9714360" calcext:value-type="float">
            <text:p>9714360</text:p>
          </table:table-cell>
          <table:table-cell table:number-columns-repeated="3"/>
        </table:table-row>
        <table:table-row table:style-name="ro1">
          <table:table-cell office:value-type="float" office:value="19074504" calcext:value-type="float">
            <text:p>19074504</text:p>
          </table:table-cell>
          <table:table-cell office:value-type="float" office:value="9876456" calcext:value-type="float">
            <text:p>9876456</text:p>
          </table:table-cell>
          <table:table-cell table:number-columns-repeated="3"/>
        </table:table-row>
        <table:table-row table:style-name="ro1">
          <table:table-cell office:value-type="float" office:value="19022376" calcext:value-type="float">
            <text:p>19022376</text:p>
          </table:table-cell>
          <table:table-cell office:value-type="float" office:value="22116736" calcext:value-type="float">
            <text:p>22116736</text:p>
          </table:table-cell>
          <table:table-cell table:number-columns-repeated="3"/>
        </table:table-row>
        <table:table-row table:style-name="ro1">
          <table:table-cell office:value-type="float" office:value="20372072" calcext:value-type="float">
            <text:p>20372072</text:p>
          </table:table-cell>
          <table:table-cell office:value-type="float" office:value="9910744" calcext:value-type="float">
            <text:p>9910744</text:p>
          </table:table-cell>
          <table:table-cell table:number-columns-repeated="3"/>
        </table:table-row>
        <table:table-row table:style-name="ro1">
          <table:table-cell office:value-type="float" office:value="21268840" calcext:value-type="float">
            <text:p>21268840</text:p>
          </table:table-cell>
          <table:table-cell office:value-type="float" office:value="9879064" calcext:value-type="float">
            <text:p>9879064</text:p>
          </table:table-cell>
          <table:table-cell table:number-columns-repeated="3"/>
        </table:table-row>
        <table:table-row table:style-name="ro1">
          <table:table-cell office:value-type="float" office:value="19268056" calcext:value-type="float">
            <text:p>19268056</text:p>
          </table:table-cell>
          <table:table-cell office:value-type="float" office:value="9862584" calcext:value-type="float">
            <text:p>9862584</text:p>
          </table:table-cell>
          <table:table-cell table:number-columns-repeated="3"/>
        </table:table-row>
        <table:table-row table:style-name="ro1">
          <table:table-cell office:value-type="float" office:value="19907776" calcext:value-type="float">
            <text:p>19907776</text:p>
          </table:table-cell>
          <table:table-cell office:value-type="float" office:value="10127512" calcext:value-type="float">
            <text:p>10127512</text:p>
          </table:table-cell>
          <table:table-cell table:number-columns-repeated="3"/>
        </table:table-row>
        <table:table-row table:style-name="ro1">
          <table:table-cell office:value-type="float" office:value="19220344" calcext:value-type="float">
            <text:p>19220344</text:p>
          </table:table-cell>
          <table:table-cell office:value-type="float" office:value="9643760" calcext:value-type="float">
            <text:p>9643760</text:p>
          </table:table-cell>
          <table:table-cell table:number-columns-repeated="3"/>
        </table:table-row>
        <table:table-row table:style-name="ro1">
          <table:table-cell office:value-type="float" office:value="21843896" calcext:value-type="float">
            <text:p>21843896</text:p>
          </table:table-cell>
          <table:table-cell office:value-type="float" office:value="9802336" calcext:value-type="float">
            <text:p>9802336</text:p>
          </table:table-cell>
          <table:table-cell table:number-columns-repeated="3"/>
        </table:table-row>
        <table:table-row table:style-name="ro1">
          <table:table-cell office:value-type="float" office:value="19632064" calcext:value-type="float">
            <text:p>19632064</text:p>
          </table:table-cell>
          <table:table-cell office:value-type="float" office:value="9855464" calcext:value-type="float">
            <text:p>9855464</text:p>
          </table:table-cell>
          <table:table-cell table:number-columns-repeated="3"/>
        </table:table-row>
        <table:table-row table:style-name="ro1">
          <table:table-cell office:value-type="float" office:value="19337376" calcext:value-type="float">
            <text:p>19337376</text:p>
          </table:table-cell>
          <table:table-cell office:value-type="float" office:value="10671296" calcext:value-type="float">
            <text:p>10671296</text:p>
          </table:table-cell>
          <table:table-cell table:number-columns-repeated="3"/>
        </table:table-row>
        <table:table-row table:style-name="ro1">
          <table:table-cell office:value-type="float" office:value="27585856" calcext:value-type="float">
            <text:p>27585856</text:p>
          </table:table-cell>
          <table:table-cell office:value-type="float" office:value="14169952" calcext:value-type="float">
            <text:p>14169952</text:p>
          </table:table-cell>
          <table:table-cell table:number-columns-repeated="3"/>
        </table:table-row>
        <table:table-row table:style-name="ro1">
          <table:table-cell office:value-type="float" office:value="19454472" calcext:value-type="float">
            <text:p>19454472</text:p>
          </table:table-cell>
          <table:table-cell office:value-type="float" office:value="9639464" calcext:value-type="float">
            <text:p>9639464</text:p>
          </table:table-cell>
          <table:table-cell table:number-columns-repeated="3"/>
        </table:table-row>
        <table:table-row table:style-name="ro1">
          <table:table-cell office:value-type="float" office:value="19593856" calcext:value-type="float">
            <text:p>19593856</text:p>
          </table:table-cell>
          <table:table-cell office:value-type="float" office:value="9652024" calcext:value-type="float">
            <text:p>9652024</text:p>
          </table:table-cell>
          <table:table-cell table:number-columns-repeated="3"/>
        </table:table-row>
        <table:table-row table:style-name="ro1">
          <table:table-cell office:value-type="float" office:value="19169400" calcext:value-type="float">
            <text:p>19169400</text:p>
          </table:table-cell>
          <table:table-cell office:value-type="float" office:value="10071856" calcext:value-type="float">
            <text:p>10071856</text:p>
          </table:table-cell>
          <table:table-cell table:number-columns-repeated="3"/>
        </table:table-row>
        <table:table-row table:style-name="ro1">
          <table:table-cell office:value-type="float" office:value="19287648" calcext:value-type="float">
            <text:p>19287648</text:p>
          </table:table-cell>
          <table:table-cell office:value-type="float" office:value="9742576" calcext:value-type="float">
            <text:p>9742576</text:p>
          </table:table-cell>
          <table:table-cell table:number-columns-repeated="3"/>
        </table:table-row>
        <table:table-row table:style-name="ro1">
          <table:table-cell office:value-type="float" office:value="19007600" calcext:value-type="float">
            <text:p>19007600</text:p>
          </table:table-cell>
          <table:table-cell office:value-type="float" office:value="10471296" calcext:value-type="float">
            <text:p>10471296</text:p>
          </table:table-cell>
          <table:table-cell table:number-columns-repeated="3"/>
        </table:table-row>
        <table:table-row table:style-name="ro1">
          <table:table-cell office:value-type="float" office:value="19194968" calcext:value-type="float">
            <text:p>19194968</text:p>
          </table:table-cell>
          <table:table-cell office:value-type="float" office:value="9911456" calcext:value-type="float">
            <text:p>9911456</text:p>
          </table:table-cell>
          <table:table-cell table:number-columns-repeated="3"/>
        </table:table-row>
        <table:table-row table:style-name="ro1">
          <table:table-cell office:value-type="float" office:value="20543832" calcext:value-type="float">
            <text:p>20543832</text:p>
          </table:table-cell>
          <table:table-cell office:value-type="float" office:value="10385024" calcext:value-type="float">
            <text:p>10385024</text:p>
          </table:table-cell>
          <table:table-cell table:number-columns-repeated="3"/>
        </table:table-row>
        <table:table-row table:style-name="ro1">
          <table:table-cell office:value-type="float" office:value="18960672" calcext:value-type="float">
            <text:p>18960672</text:p>
          </table:table-cell>
          <table:table-cell office:value-type="float" office:value="9822024" calcext:value-type="float">
            <text:p>9822024</text:p>
          </table:table-cell>
          <table:table-cell table:number-columns-repeated="3"/>
        </table:table-row>
        <table:table-row table:style-name="ro1">
          <table:table-cell office:value-type="float" office:value="21908000" calcext:value-type="float">
            <text:p>21908000</text:p>
          </table:table-cell>
          <table:table-cell office:value-type="float" office:value="9752608" calcext:value-type="float">
            <text:p>9752608</text:p>
          </table:table-cell>
          <table:table-cell table:number-columns-repeated="3"/>
        </table:table-row>
        <table:table-row table:style-name="ro1">
          <table:table-cell office:value-type="float" office:value="21253904" calcext:value-type="float">
            <text:p>21253904</text:p>
          </table:table-cell>
          <table:table-cell office:value-type="float" office:value="9882928" calcext:value-type="float">
            <text:p>9882928</text:p>
          </table:table-cell>
          <table:table-cell table:number-columns-repeated="3"/>
        </table:table-row>
        <table:table-row table:style-name="ro1">
          <table:table-cell office:value-type="float" office:value="22550864" calcext:value-type="float">
            <text:p>22550864</text:p>
          </table:table-cell>
          <table:table-cell office:value-type="float" office:value="9782296" calcext:value-type="float">
            <text:p>9782296</text:p>
          </table:table-cell>
          <table:table-cell table:number-columns-repeated="3"/>
        </table:table-row>
        <table:table-row table:style-name="ro1">
          <table:table-cell office:value-type="float" office:value="18991760" calcext:value-type="float">
            <text:p>18991760</text:p>
          </table:table-cell>
          <table:table-cell office:value-type="float" office:value="9614240" calcext:value-type="float">
            <text:p>9614240</text:p>
          </table:table-cell>
          <table:table-cell table:number-columns-repeated="3"/>
        </table:table-row>
        <table:table-row table:style-name="ro1">
          <table:table-cell office:value-type="float" office:value="21823824" calcext:value-type="float">
            <text:p>21823824</text:p>
          </table:table-cell>
          <table:table-cell office:value-type="float" office:value="9868488" calcext:value-type="float">
            <text:p>9868488</text:p>
          </table:table-cell>
          <table:table-cell table:number-columns-repeated="3"/>
        </table:table-row>
        <table:table-row table:style-name="ro1">
          <table:table-cell office:value-type="float" office:value="19002160" calcext:value-type="float">
            <text:p>19002160</text:p>
          </table:table-cell>
          <table:table-cell office:value-type="float" office:value="9698360" calcext:value-type="float">
            <text:p>9698360</text:p>
          </table:table-cell>
          <table:table-cell table:number-columns-repeated="3"/>
        </table:table-row>
        <table:table-row table:style-name="ro1">
          <table:table-cell office:value-type="float" office:value="22659016" calcext:value-type="float">
            <text:p>22659016</text:p>
          </table:table-cell>
          <table:table-cell office:value-type="float" office:value="9628064" calcext:value-type="float">
            <text:p>9628064</text:p>
          </table:table-cell>
          <table:table-cell table:number-columns-repeated="3"/>
        </table:table-row>
        <table:table-row table:style-name="ro1">
          <table:table-cell office:value-type="float" office:value="19042880" calcext:value-type="float">
            <text:p>19042880</text:p>
          </table:table-cell>
          <table:table-cell office:value-type="float" office:value="9712152" calcext:value-type="float">
            <text:p>9712152</text:p>
          </table:table-cell>
          <table:table-cell table:number-columns-repeated="3"/>
        </table:table-row>
        <table:table-row table:style-name="ro1">
          <table:table-cell office:value-type="float" office:value="19467320" calcext:value-type="float">
            <text:p>19467320</text:p>
          </table:table-cell>
          <table:table-cell office:value-type="float" office:value="9615856" calcext:value-type="float">
            <text:p>9615856</text:p>
          </table:table-cell>
          <table:table-cell table:number-columns-repeated="3"/>
        </table:table-row>
        <table:table-row table:style-name="ro1">
          <table:table-cell office:value-type="float" office:value="19482392" calcext:value-type="float">
            <text:p>19482392</text:p>
          </table:table-cell>
          <table:table-cell office:value-type="float" office:value="9772592" calcext:value-type="float">
            <text:p>9772592</text:p>
          </table:table-cell>
          <table:table-cell table:number-columns-repeated="3"/>
        </table:table-row>
        <table:table-row table:style-name="ro1">
          <table:table-cell office:value-type="float" office:value="19219952" calcext:value-type="float">
            <text:p>19219952</text:p>
          </table:table-cell>
          <table:table-cell office:value-type="float" office:value="9766312" calcext:value-type="float">
            <text:p>9766312</text:p>
          </table:table-cell>
          <table:table-cell table:number-columns-repeated="3"/>
        </table:table-row>
        <table:table-row table:style-name="ro1">
          <table:table-cell office:value-type="float" office:value="18948752" calcext:value-type="float">
            <text:p>18948752</text:p>
          </table:table-cell>
          <table:table-cell office:value-type="float" office:value="9671208" calcext:value-type="float">
            <text:p>9671208</text:p>
          </table:table-cell>
          <table:table-cell table:number-columns-repeated="3"/>
        </table:table-row>
        <table:table-row table:style-name="ro1">
          <table:table-cell office:value-type="float" office:value="21076472" calcext:value-type="float">
            <text:p>21076472</text:p>
          </table:table-cell>
          <table:table-cell office:value-type="float" office:value="9634096" calcext:value-type="float">
            <text:p>9634096</text:p>
          </table:table-cell>
          <table:table-cell table:number-columns-repeated="3"/>
        </table:table-row>
        <table:table-row table:style-name="ro1">
          <table:table-cell office:value-type="float" office:value="20443832" calcext:value-type="float">
            <text:p>20443832</text:p>
          </table:table-cell>
          <table:table-cell office:value-type="float" office:value="10277304" calcext:value-type="float">
            <text:p>10277304</text:p>
          </table:table-cell>
          <table:table-cell table:number-columns-repeated="3"/>
        </table:table-row>
        <table:table-row table:style-name="ro1">
          <table:table-cell office:value-type="float" office:value="18989104" calcext:value-type="float">
            <text:p>18989104</text:p>
          </table:table-cell>
          <table:table-cell office:value-type="float" office:value="10074824" calcext:value-type="float">
            <text:p>10074824</text:p>
          </table:table-cell>
          <table:table-cell table:number-columns-repeated="3"/>
        </table:table-row>
        <table:table-row table:style-name="ro1">
          <table:table-cell office:value-type="float" office:value="19383296" calcext:value-type="float">
            <text:p>19383296</text:p>
          </table:table-cell>
          <table:table-cell office:value-type="float" office:value="10954544" calcext:value-type="float">
            <text:p>10954544</text:p>
          </table:table-cell>
          <table:table-cell table:number-columns-repeated="3"/>
        </table:table-row>
        <table:table-row table:style-name="ro1">
          <table:table-cell office:value-type="float" office:value="19066384" calcext:value-type="float">
            <text:p>19066384</text:p>
          </table:table-cell>
          <table:table-cell office:value-type="float" office:value="10296448" calcext:value-type="float">
            <text:p>10296448</text:p>
          </table:table-cell>
          <table:table-cell table:number-columns-repeated="3"/>
        </table:table-row>
        <table:table-row table:style-name="ro1">
          <table:table-cell office:value-type="float" office:value="20619096" calcext:value-type="float">
            <text:p>20619096</text:p>
          </table:table-cell>
          <table:table-cell office:value-type="float" office:value="10294760" calcext:value-type="float">
            <text:p>10294760</text:p>
          </table:table-cell>
          <table:table-cell table:number-columns-repeated="3"/>
        </table:table-row>
        <table:table-row table:style-name="ro1">
          <table:table-cell office:value-type="float" office:value="21306632" calcext:value-type="float">
            <text:p>21306632</text:p>
          </table:table-cell>
          <table:table-cell office:value-type="float" office:value="12133832" calcext:value-type="float">
            <text:p>12133832</text:p>
          </table:table-cell>
          <table:table-cell table:number-columns-repeated="3"/>
        </table:table-row>
        <table:table-row table:style-name="ro1">
          <table:table-cell office:value-type="float" office:value="19945080" calcext:value-type="float">
            <text:p>19945080</text:p>
          </table:table-cell>
          <table:table-cell office:value-type="float" office:value="11851360" calcext:value-type="float">
            <text:p>11851360</text:p>
          </table:table-cell>
          <table:table-cell table:number-columns-repeated="3"/>
        </table:table-row>
        <table:table-row table:style-name="ro1">
          <table:table-cell office:value-type="float" office:value="19349656" calcext:value-type="float">
            <text:p>19349656</text:p>
          </table:table-cell>
          <table:table-cell office:value-type="float" office:value="11217640" calcext:value-type="float">
            <text:p>11217640</text:p>
          </table:table-cell>
          <table:table-cell table:number-columns-repeated="3"/>
        </table:table-row>
        <table:table-row table:style-name="ro1">
          <table:table-cell office:value-type="float" office:value="19253968" calcext:value-type="float">
            <text:p>19253968</text:p>
          </table:table-cell>
          <table:table-cell office:value-type="float" office:value="9972792" calcext:value-type="float">
            <text:p>9972792</text:p>
          </table:table-cell>
          <table:table-cell table:number-columns-repeated="3"/>
        </table:table-row>
        <table:table-row table:style-name="ro1">
          <table:table-cell office:value-type="float" office:value="18953496" calcext:value-type="float">
            <text:p>18953496</text:p>
          </table:table-cell>
          <table:table-cell office:value-type="float" office:value="9693176" calcext:value-type="float">
            <text:p>9693176</text:p>
          </table:table-cell>
          <table:table-cell table:number-columns-repeated="3"/>
        </table:table-row>
        <table:table-row table:style-name="ro1">
          <table:table-cell office:value-type="float" office:value="21332568" calcext:value-type="float">
            <text:p>21332568</text:p>
          </table:table-cell>
          <table:table-cell office:value-type="float" office:value="11323672" calcext:value-type="float">
            <text:p>11323672</text:p>
          </table:table-cell>
          <table:table-cell table:number-columns-repeated="3"/>
        </table:table-row>
        <table:table-row table:style-name="ro1">
          <table:table-cell office:value-type="float" office:value="19096488" calcext:value-type="float">
            <text:p>19096488</text:p>
          </table:table-cell>
          <table:table-cell office:value-type="float" office:value="12989808" calcext:value-type="float">
            <text:p>12989808</text:p>
          </table:table-cell>
          <table:table-cell table:number-columns-repeated="3"/>
        </table:table-row>
        <table:table-row table:style-name="ro1">
          <table:table-cell office:value-type="float" office:value="19942080" calcext:value-type="float">
            <text:p>19942080</text:p>
          </table:table-cell>
          <table:table-cell office:value-type="float" office:value="10074488" calcext:value-type="float">
            <text:p>10074488</text:p>
          </table:table-cell>
          <table:table-cell table:number-columns-repeated="3"/>
        </table:table-row>
        <table:table-row table:style-name="ro1">
          <table:table-cell office:value-type="float" office:value="19693192" calcext:value-type="float">
            <text:p>19693192</text:p>
          </table:table-cell>
          <table:table-cell office:value-type="float" office:value="12313984" calcext:value-type="float">
            <text:p>12313984</text:p>
          </table:table-cell>
          <table:table-cell table:number-columns-repeated="3"/>
        </table:table-row>
        <table:table-row table:style-name="ro1">
          <table:table-cell office:value-type="float" office:value="19048672" calcext:value-type="float">
            <text:p>19048672</text:p>
          </table:table-cell>
          <table:table-cell office:value-type="float" office:value="9928328" calcext:value-type="float">
            <text:p>9928328</text:p>
          </table:table-cell>
          <table:table-cell table:number-columns-repeated="3"/>
        </table:table-row>
        <table:table-row table:style-name="ro1">
          <table:table-cell office:value-type="float" office:value="19355072" calcext:value-type="float">
            <text:p>19355072</text:p>
          </table:table-cell>
          <table:table-cell office:value-type="float" office:value="10140184" calcext:value-type="float">
            <text:p>10140184</text:p>
          </table:table-cell>
          <table:table-cell table:number-columns-repeated="3"/>
        </table:table-row>
        <table:table-row table:style-name="ro1">
          <table:table-cell office:value-type="float" office:value="19112528" calcext:value-type="float">
            <text:p>19112528</text:p>
          </table:table-cell>
          <table:table-cell office:value-type="float" office:value="15174392" calcext:value-type="float">
            <text:p>15174392</text:p>
          </table:table-cell>
          <table:table-cell table:number-columns-repeated="3"/>
        </table:table-row>
        <table:table-row table:style-name="ro1">
          <table:table-cell office:value-type="float" office:value="19145320" calcext:value-type="float">
            <text:p>19145320</text:p>
          </table:table-cell>
          <table:table-cell office:value-type="float" office:value="12179984" calcext:value-type="float">
            <text:p>12179984</text:p>
          </table:table-cell>
          <table:table-cell table:number-columns-repeated="3"/>
        </table:table-row>
        <table:table-row table:style-name="ro1">
          <table:table-cell office:value-type="float" office:value="21125432" calcext:value-type="float">
            <text:p>21125432</text:p>
          </table:table-cell>
          <table:table-cell office:value-type="float" office:value="10239096" calcext:value-type="float">
            <text:p>10239096</text:p>
          </table:table-cell>
          <table:table-cell table:number-columns-repeated="3"/>
        </table:table-row>
        <table:table-row table:style-name="ro1">
          <table:table-cell office:value-type="float" office:value="19883784" calcext:value-type="float">
            <text:p>19883784</text:p>
          </table:table-cell>
          <table:table-cell office:value-type="float" office:value="9967744" calcext:value-type="float">
            <text:p>9967744</text:p>
          </table:table-cell>
          <table:table-cell table:number-columns-repeated="3"/>
        </table:table-row>
        <table:table-row table:style-name="ro1">
          <table:table-cell office:value-type="float" office:value="19060864" calcext:value-type="float">
            <text:p>19060864</text:p>
          </table:table-cell>
          <table:table-cell office:value-type="float" office:value="10526256" calcext:value-type="float">
            <text:p>10526256</text:p>
          </table:table-cell>
          <table:table-cell table:number-columns-repeated="3"/>
        </table:table-row>
        <table:table-row table:style-name="ro1">
          <table:table-cell office:value-type="float" office:value="19786760" calcext:value-type="float">
            <text:p>19786760</text:p>
          </table:table-cell>
          <table:table-cell office:value-type="float" office:value="10042048" calcext:value-type="float">
            <text:p>10042048</text:p>
          </table:table-cell>
          <table:table-cell table:number-columns-repeated="3"/>
        </table:table-row>
        <table:table-row table:style-name="ro1">
          <table:table-cell office:value-type="float" office:value="31462192" calcext:value-type="float">
            <text:p>31462192</text:p>
          </table:table-cell>
          <table:table-cell office:value-type="float" office:value="11542448" calcext:value-type="float">
            <text:p>11542448</text:p>
          </table:table-cell>
          <table:table-cell table:number-columns-repeated="3"/>
        </table:table-row>
        <table:table-row table:style-name="ro1">
          <table:table-cell office:value-type="float" office:value="18986872" calcext:value-type="float">
            <text:p>18986872</text:p>
          </table:table-cell>
          <table:table-cell office:value-type="float" office:value="10012744" calcext:value-type="float">
            <text:p>10012744</text:p>
          </table:table-cell>
          <table:table-cell table:number-columns-repeated="3"/>
        </table:table-row>
        <table:table-row table:style-name="ro1">
          <table:table-cell office:value-type="float" office:value="28285696" calcext:value-type="float">
            <text:p>28285696</text:p>
          </table:table-cell>
          <table:table-cell office:value-type="float" office:value="9868792" calcext:value-type="float">
            <text:p>9868792</text:p>
          </table:table-cell>
          <table:table-cell table:number-columns-repeated="3"/>
        </table:table-row>
        <table:table-row table:style-name="ro1">
          <table:table-cell office:value-type="float" office:value="19172632" calcext:value-type="float">
            <text:p>19172632</text:p>
          </table:table-cell>
          <table:table-cell office:value-type="float" office:value="10623840" calcext:value-type="float">
            <text:p>10623840</text:p>
          </table:table-cell>
          <table:table-cell table:number-columns-repeated="3"/>
        </table:table-row>
        <table:table-row table:style-name="ro1">
          <table:table-cell office:value-type="float" office:value="28903168" calcext:value-type="float">
            <text:p>28903168</text:p>
          </table:table-cell>
          <table:table-cell office:value-type="float" office:value="10229816" calcext:value-type="float">
            <text:p>10229816</text:p>
          </table:table-cell>
          <table:table-cell table:number-columns-repeated="3"/>
        </table:table-row>
        <table:table-row table:style-name="ro1">
          <table:table-cell office:value-type="float" office:value="28653352" calcext:value-type="float">
            <text:p>28653352</text:p>
          </table:table-cell>
          <table:table-cell office:value-type="float" office:value="18394312" calcext:value-type="float">
            <text:p>18394312</text:p>
          </table:table-cell>
          <table:table-cell table:number-columns-repeated="3"/>
        </table:table-row>
        <table:table-row table:style-name="ro1">
          <table:table-cell office:value-type="float" office:value="28357376" calcext:value-type="float">
            <text:p>28357376</text:p>
          </table:table-cell>
          <table:table-cell office:value-type="float" office:value="10083216" calcext:value-type="float">
            <text:p>10083216</text:p>
          </table:table-cell>
          <table:table-cell table:number-columns-repeated="3"/>
        </table:table-row>
        <table:table-row table:style-name="ro1">
          <table:table-cell office:value-type="float" office:value="19440176" calcext:value-type="float">
            <text:p>19440176</text:p>
          </table:table-cell>
          <table:table-cell office:value-type="float" office:value="9835608" calcext:value-type="float">
            <text:p>9835608</text:p>
          </table:table-cell>
          <table:table-cell table:number-columns-repeated="3"/>
        </table:table-row>
        <table:table-row table:style-name="ro1">
          <table:table-cell office:value-type="float" office:value="19482320" calcext:value-type="float">
            <text:p>19482320</text:p>
          </table:table-cell>
          <table:table-cell office:value-type="float" office:value="9866016" calcext:value-type="float">
            <text:p>9866016</text:p>
          </table:table-cell>
          <table:table-cell table:number-columns-repeated="3"/>
        </table:table-row>
        <table:table-row table:style-name="ro1">
          <table:table-cell office:value-type="float" office:value="19857040" calcext:value-type="float">
            <text:p>19857040</text:p>
          </table:table-cell>
          <table:table-cell office:value-type="float" office:value="10122848" calcext:value-type="float">
            <text:p>10122848</text:p>
          </table:table-cell>
          <table:table-cell table:number-columns-repeated="3"/>
        </table:table-row>
        <table:table-row table:style-name="ro1">
          <table:table-cell office:value-type="float" office:value="19452648" calcext:value-type="float">
            <text:p>19452648</text:p>
          </table:table-cell>
          <table:table-cell office:value-type="float" office:value="13408928" calcext:value-type="float">
            <text:p>13408928</text:p>
          </table:table-cell>
          <table:table-cell table:number-columns-repeated="3"/>
        </table:table-row>
        <table:table-row table:style-name="ro1">
          <table:table-cell office:value-type="float" office:value="20041320" calcext:value-type="float">
            <text:p>20041320</text:p>
          </table:table-cell>
          <table:table-cell office:value-type="float" office:value="10001848" calcext:value-type="float">
            <text:p>10001848</text:p>
          </table:table-cell>
          <table:table-cell table:number-columns-repeated="3"/>
        </table:table-row>
        <table:table-row table:style-name="ro1">
          <table:table-cell office:value-type="float" office:value="20903256" calcext:value-type="float">
            <text:p>20903256</text:p>
          </table:table-cell>
          <table:table-cell office:value-type="float" office:value="11344584" calcext:value-type="float">
            <text:p>11344584</text:p>
          </table:table-cell>
          <table:table-cell table:number-columns-repeated="3"/>
        </table:table-row>
        <table:table-row table:style-name="ro1">
          <table:table-cell office:value-type="float" office:value="19478048" calcext:value-type="float">
            <text:p>19478048</text:p>
          </table:table-cell>
          <table:table-cell office:value-type="float" office:value="11741288" calcext:value-type="float">
            <text:p>11741288</text:p>
          </table:table-cell>
          <table:table-cell table:number-columns-repeated="3"/>
        </table:table-row>
        <table:table-row table:style-name="ro1">
          <table:table-cell office:value-type="float" office:value="23969904" calcext:value-type="float">
            <text:p>23969904</text:p>
          </table:table-cell>
          <table:table-cell office:value-type="float" office:value="9642192" calcext:value-type="float">
            <text:p>9642192</text:p>
          </table:table-cell>
          <table:table-cell table:number-columns-repeated="3"/>
        </table:table-row>
        <table:table-row table:style-name="ro1">
          <table:table-cell office:value-type="float" office:value="25431008" calcext:value-type="float">
            <text:p>25431008</text:p>
          </table:table-cell>
          <table:table-cell office:value-type="float" office:value="13150504" calcext:value-type="float">
            <text:p>13150504</text:p>
          </table:table-cell>
          <table:table-cell table:number-columns-repeated="3"/>
        </table:table-row>
        <table:table-row table:style-name="ro1">
          <table:table-cell office:value-type="float" office:value="20982704" calcext:value-type="float">
            <text:p>20982704</text:p>
          </table:table-cell>
          <table:table-cell office:value-type="float" office:value="10265208" calcext:value-type="float">
            <text:p>10265208</text:p>
          </table:table-cell>
          <table:table-cell table:number-columns-repeated="3"/>
        </table:table-row>
        <table:table-row table:style-name="ro1">
          <table:table-cell office:value-type="float" office:value="20270704" calcext:value-type="float">
            <text:p>20270704</text:p>
          </table:table-cell>
          <table:table-cell office:value-type="float" office:value="10354216" calcext:value-type="float">
            <text:p>10354216</text:p>
          </table:table-cell>
          <table:table-cell table:number-columns-repeated="3"/>
        </table:table-row>
        <table:table-row table:style-name="ro1">
          <table:table-cell office:value-type="float" office:value="19098264" calcext:value-type="float">
            <text:p>19098264</text:p>
          </table:table-cell>
          <table:table-cell office:value-type="float" office:value="10273984" calcext:value-type="float">
            <text:p>10273984</text:p>
          </table:table-cell>
          <table:table-cell table:number-columns-repeated="3"/>
        </table:table-row>
        <table:table-row table:style-name="ro1">
          <table:table-cell office:value-type="float" office:value="30844344" calcext:value-type="float">
            <text:p>30844344</text:p>
          </table:table-cell>
          <table:table-cell office:value-type="float" office:value="9854320" calcext:value-type="float">
            <text:p>9854320</text:p>
          </table:table-cell>
          <table:table-cell table:number-columns-repeated="3"/>
        </table:table-row>
        <table:table-row table:style-name="ro1">
          <table:table-cell office:value-type="float" office:value="19392136" calcext:value-type="float">
            <text:p>19392136</text:p>
          </table:table-cell>
          <table:table-cell office:value-type="float" office:value="9998064" calcext:value-type="float">
            <text:p>9998064</text:p>
          </table:table-cell>
          <table:table-cell table:number-columns-repeated="3"/>
        </table:table-row>
        <table:table-row table:style-name="ro1">
          <table:table-cell office:value-type="float" office:value="20159360" calcext:value-type="float">
            <text:p>20159360</text:p>
          </table:table-cell>
          <table:table-cell office:value-type="float" office:value="9669976" calcext:value-type="float">
            <text:p>9669976</text:p>
          </table:table-cell>
          <table:table-cell table:number-columns-repeated="3"/>
        </table:table-row>
        <table:table-row table:style-name="ro1">
          <table:table-cell office:value-type="float" office:value="18983992" calcext:value-type="float">
            <text:p>18983992</text:p>
          </table:table-cell>
          <table:table-cell office:value-type="float" office:value="19789456" calcext:value-type="float">
            <text:p>19789456</text:p>
          </table:table-cell>
          <table:table-cell table:number-columns-repeated="3"/>
        </table:table-row>
        <table:table-row table:style-name="ro1">
          <table:table-cell office:value-type="float" office:value="24928824" calcext:value-type="float">
            <text:p>24928824</text:p>
          </table:table-cell>
          <table:table-cell office:value-type="float" office:value="17334960" calcext:value-type="float">
            <text:p>17334960</text:p>
          </table:table-cell>
          <table:table-cell table:number-columns-repeated="3"/>
        </table:table-row>
        <table:table-row table:style-name="ro1">
          <table:table-cell office:value-type="float" office:value="19456448" calcext:value-type="float">
            <text:p>19456448</text:p>
          </table:table-cell>
          <table:table-cell office:value-type="float" office:value="10194648" calcext:value-type="float">
            <text:p>10194648</text:p>
          </table:table-cell>
          <table:table-cell table:number-columns-repeated="3"/>
        </table:table-row>
        <table:table-row table:style-name="ro1">
          <table:table-cell office:value-type="float" office:value="19249600" calcext:value-type="float">
            <text:p>19249600</text:p>
          </table:table-cell>
          <table:table-cell office:value-type="float" office:value="11726744" calcext:value-type="float">
            <text:p>11726744</text:p>
          </table:table-cell>
          <table:table-cell table:number-columns-repeated="3"/>
        </table:table-row>
        <table:table-row table:style-name="ro1">
          <table:table-cell office:value-type="float" office:value="19392608" calcext:value-type="float">
            <text:p>19392608</text:p>
          </table:table-cell>
          <table:table-cell office:value-type="float" office:value="9970352" calcext:value-type="float">
            <text:p>9970352</text:p>
          </table:table-cell>
          <table:table-cell table:number-columns-repeated="3"/>
        </table:table-row>
        <table:table-row table:style-name="ro1">
          <table:table-cell office:value-type="float" office:value="20072744" calcext:value-type="float">
            <text:p>20072744</text:p>
          </table:table-cell>
          <table:table-cell office:value-type="float" office:value="11519992" calcext:value-type="float">
            <text:p>11519992</text:p>
          </table:table-cell>
          <table:table-cell table:number-columns-repeated="3"/>
        </table:table-row>
        <table:table-row table:style-name="ro1">
          <table:table-cell office:value-type="float" office:value="19090992" calcext:value-type="float">
            <text:p>19090992</text:p>
          </table:table-cell>
          <table:table-cell office:value-type="float" office:value="9892264" calcext:value-type="float">
            <text:p>9892264</text:p>
          </table:table-cell>
          <table:table-cell table:number-columns-repeated="3"/>
        </table:table-row>
        <table:table-row table:style-name="ro1">
          <table:table-cell office:value-type="float" office:value="24228720" calcext:value-type="float">
            <text:p>24228720</text:p>
          </table:table-cell>
          <table:table-cell office:value-type="float" office:value="10087664" calcext:value-type="float">
            <text:p>10087664</text:p>
          </table:table-cell>
          <table:table-cell table:number-columns-repeated="3"/>
        </table:table-row>
        <table:table-row table:style-name="ro1">
          <table:table-cell office:value-type="float" office:value="21167808" calcext:value-type="float">
            <text:p>21167808</text:p>
          </table:table-cell>
          <table:table-cell office:value-type="float" office:value="9881648" calcext:value-type="float">
            <text:p>9881648</text:p>
          </table:table-cell>
          <table:table-cell table:number-columns-repeated="3"/>
        </table:table-row>
        <table:table-row table:style-name="ro1">
          <table:table-cell office:value-type="float" office:value="19325904" calcext:value-type="float">
            <text:p>19325904</text:p>
          </table:table-cell>
          <table:table-cell office:value-type="float" office:value="9813032" calcext:value-type="float">
            <text:p>9813032</text:p>
          </table:table-cell>
          <table:table-cell table:number-columns-repeated="3"/>
        </table:table-row>
        <table:table-row table:style-name="ro1">
          <table:table-cell office:value-type="float" office:value="31164048" calcext:value-type="float">
            <text:p>31164048</text:p>
          </table:table-cell>
          <table:table-cell office:value-type="float" office:value="9872976" calcext:value-type="float">
            <text:p>9872976</text:p>
          </table:table-cell>
          <table:table-cell table:number-columns-repeated="3"/>
        </table:table-row>
        <table:table-row table:style-name="ro1">
          <table:table-cell office:value-type="float" office:value="19024560" calcext:value-type="float">
            <text:p>19024560</text:p>
          </table:table-cell>
          <table:table-cell office:value-type="float" office:value="9758064" calcext:value-type="float">
            <text:p>9758064</text:p>
          </table:table-cell>
          <table:table-cell table:number-columns-repeated="3"/>
        </table:table-row>
        <table:table-row table:style-name="ro1">
          <table:table-cell office:value-type="float" office:value="19200536" calcext:value-type="float">
            <text:p>19200536</text:p>
          </table:table-cell>
          <table:table-cell office:value-type="float" office:value="17355304" calcext:value-type="float">
            <text:p>17355304</text:p>
          </table:table-cell>
          <table:table-cell table:number-columns-repeated="3"/>
        </table:table-row>
        <table:table-row table:style-name="ro1">
          <table:table-cell office:value-type="float" office:value="19648912" calcext:value-type="float">
            <text:p>19648912</text:p>
          </table:table-cell>
          <table:table-cell office:value-type="float" office:value="9866896" calcext:value-type="float">
            <text:p>9866896</text:p>
          </table:table-cell>
          <table:table-cell table:number-columns-repeated="3"/>
        </table:table-row>
        <table:table-row table:style-name="ro1">
          <table:table-cell office:value-type="float" office:value="24939600" calcext:value-type="float">
            <text:p>24939600</text:p>
          </table:table-cell>
          <table:table-cell office:value-type="float" office:value="9927056" calcext:value-type="float">
            <text:p>9927056</text:p>
          </table:table-cell>
          <table:table-cell table:number-columns-repeated="3"/>
        </table:table-row>
        <table:table-row table:style-name="ro1">
          <table:table-cell office:value-type="float" office:value="19494424" calcext:value-type="float">
            <text:p>19494424</text:p>
          </table:table-cell>
          <table:table-cell office:value-type="float" office:value="9624280" calcext:value-type="float">
            <text:p>9624280</text:p>
          </table:table-cell>
          <table:table-cell table:number-columns-repeated="3"/>
        </table:table-row>
        <table:table-row table:style-name="ro1">
          <table:table-cell office:value-type="float" office:value="19116472" calcext:value-type="float">
            <text:p>19116472</text:p>
          </table:table-cell>
          <table:table-cell office:value-type="float" office:value="12704480" calcext:value-type="float">
            <text:p>12704480</text:p>
          </table:table-cell>
          <table:table-cell table:number-columns-repeated="3"/>
        </table:table-row>
        <table:table-row table:style-name="ro1">
          <table:table-cell office:value-type="float" office:value="19189152" calcext:value-type="float">
            <text:p>19189152</text:p>
          </table:table-cell>
          <table:table-cell office:value-type="float" office:value="9918472" calcext:value-type="float">
            <text:p>9918472</text:p>
          </table:table-cell>
          <table:table-cell table:number-columns-repeated="3"/>
        </table:table-row>
        <table:table-row table:style-name="ro1">
          <table:table-cell office:value-type="float" office:value="21283536" calcext:value-type="float">
            <text:p>21283536</text:p>
          </table:table-cell>
          <table:table-cell office:value-type="float" office:value="13681024" calcext:value-type="float">
            <text:p>13681024</text:p>
          </table:table-cell>
          <table:table-cell table:number-columns-repeated="3"/>
        </table:table-row>
        <table:table-row table:style-name="ro1">
          <table:table-cell office:value-type="float" office:value="33532232" calcext:value-type="float">
            <text:p>33532232</text:p>
          </table:table-cell>
          <table:table-cell office:value-type="float" office:value="9833384" calcext:value-type="float">
            <text:p>9833384</text:p>
          </table:table-cell>
          <table:table-cell table:number-columns-repeated="3"/>
        </table:table-row>
        <table:table-row table:style-name="ro1">
          <table:table-cell office:value-type="float" office:value="22655984" calcext:value-type="float">
            <text:p>22655984</text:p>
          </table:table-cell>
          <table:table-cell office:value-type="float" office:value="9926936" calcext:value-type="float">
            <text:p>99269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7:46:36.904929494</dc:date>
    <meta:document-statistic meta:table-count="1" meta:cell-count="200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D3:Sheet1.E3" chart:error-lower-range="Sheet1.D3:Sheet1.E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D3:Sheet1.E3" chart:error-lower-range="Sheet1.D3:Sheet1.E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D3:Sheet1.E3" chart:error-lower-range="Sheet1.D3:Sheet1.E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88cm" svg:y="0.316cm" chart:style-name="ch2">
          <text:p>Variacion Performance Con y sin Ciclos</text:p>
        </chart:title>
        <chart:plot-area chart:style-name="ch3" table:cell-range-address="Sheet1.D1:Sheet1.E2" chart:data-source-has-labels="row" svg:x="1.331cm" svg:y="1.301cm" svg:width="14.349cm" svg:height="7.519cm">
          <chartooo:coordinate-region svg:x="3.064cm" svg:y="1.5cm" svg:width="12.616cm" svg:height="6.673cm"/>
          <chart:axis chart:dimension="x" chart:name="primary-x" chart:style-name="ch4" chartooo:axis-type="auto">
            <chartooo:date-scale/>
            <chart:categories table:cell-range-address="Sheet1.D1:Sheet1.E1"/>
          </chart:axis>
          <chart:axis chart:dimension="y" chart:name="primary-y" chart:style-name="ch5">
            <chart:title svg:x="0.451cm" svg:y="5.646cm" chart:style-name="ch6">
              <text:p>Tiempo</text:p>
            </chart:title>
            <chart:grid chart:style-name="ch7" chart:class="major"/>
          </chart:axis>
          <chart:series chart:style-name="ch8" chart:values-cell-range-address="Sheet1.D2:Sheet1.E2" chart:class="chart:bar">
            <chart:error-indicator chart:style-name="ch9" chart:dimension="y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Ciclos</text:p>
                <draw:g>
                  <svg:desc>Sheet1.D1:Sheet1.E1</svg:desc>
                </draw:g>
              </table:table-cell>
              <table:table-cell office:value-type="string">
                <text:p>Sin Cicl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0765764.8452579">
                <text:p>20765764.8452579</text:p>
                <draw:g>
                  <svg:desc>Sheet1.D2:Sheet1.E2</svg:desc>
                </draw:g>
              </table:table-cell>
              <table:table-cell office:value-type="float" office:value="11237865.8236273">
                <text:p>11237865.823627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051803.56303612">
                <text:p>3051803.56303612</text:p>
                <draw:g>
                  <svg:desc>Sheet1.D3:Sheet1.E3</svg:desc>
                </draw:g>
              </table:table-cell>
              <table:table-cell office:value-type="float" office:value="2504091.45827292">
                <text:p>2504091.4582729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051803.56303612">
                <text:p>3051803.56303612</text:p>
                <draw:g>
                  <svg:desc>Sheet1.D3:Sheet1.E3</svg:desc>
                </draw:g>
              </table:table-cell>
              <table:table-cell office:value-type="float" office:value="2504091.45827292">
                <text:p>2504091.45827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